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809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56cm"/>
    </style:style>
    <style:style style:name="Table1.C" style:family="table-column">
      <style:table-column-properties style:column-width="17.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624cm"/>
    </style:style>
    <style:style style:name="Table1.47" style:family="table-row">
      <style:table-row-properties style:min-row-height="0.794cm"/>
    </style:style>
    <style:style style:name="Table1.52" style:family="table-row">
      <style:table-row-properties style:min-row-height="0.693cm"/>
    </style:style>
    <style:style style:name="Table1.96" style:family="table-row">
      <style:table-row-properties style:min-row-height="0.741cm"/>
    </style:style>
    <style:style style:name="Table1.104" style:family="table-row">
      <style:table-row-properties style:min-row-height="0.63cm"/>
    </style:style>
    <style:style style:name="Table1.109" style:family="table-row">
      <style:table-row-properties style:min-row-height="0.561cm"/>
    </style:style>
    <style:style style:name="Table1.C11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28" style:family="table-row">
      <style:table-row-properties style:min-row-height="0.554cm"/>
    </style:style>
    <style:style style:name="Table1.130" style:family="table-row">
      <style:table-row-properties style:min-row-height="0.787cm"/>
    </style:style>
    <style:style style:name="Table1.132" style:family="table-row">
      <style:table-row-properties style:min-row-height="0.783cm"/>
    </style:style>
    <style:style style:name="Table1.133" style:family="table-row">
      <style:table-row-properties style:min-row-height="0.709cm"/>
    </style:style>
    <style:style style:name="Table1.135" style:family="table-row">
      <style:table-row-properties style:min-row-height="0.547cm"/>
    </style:style>
    <style:style style:name="Table1.167" style:family="table-row">
      <style:table-row-properties style:min-row-height="0.508cm"/>
    </style:style>
    <style:style style:name="Table1.201" style:family="table-row">
      <style:table-row-properties style:min-row-height="0.159cm"/>
    </style:style>
    <style:style style:name="Table1.212" style:family="table-row">
      <style:table-row-properties style:min-row-height="0.478cm"/>
    </style:style>
    <style:style style:name="Table1.225" style:family="table-row">
      <style:table-row-properties style:min-row-height="0.757cm"/>
    </style:style>
    <style:style style:name="Table1.271" style:family="table-row">
      <style:table-row-properties style:min-row-height="0.753cm"/>
    </style:style>
    <style:style style:name="Table1.291" style:family="table-row">
      <style:table-row-properties style:min-row-height="0.792cm"/>
    </style:style>
    <style:style style:name="Table1.299" style:family="table-row">
      <style:table-row-properties style:min-row-height="0.778cm"/>
    </style:style>
    <style:style style:name="Table1.322" style:family="table-row">
      <style:table-row-properties style:min-row-height="0.771cm"/>
    </style:style>
    <style:style style:name="Table1.334" style:family="table-row">
      <style:table-row-properties style:min-row-height="0.773cm"/>
    </style:style>
    <style:style style:name="Table1.348" style:family="table-row">
      <style:table-row-properties style:min-row-height="0.64cm"/>
    </style:style>
    <style:style style:name="Table1.361" style:family="table-row">
      <style:table-row-properties style:min-row-height="0.836cm"/>
    </style:style>
    <style:style style:name="Table1.624" style:family="table-row">
      <style:table-row-properties style:min-row-height="0.79cm"/>
    </style:style>
    <style:style style:name="P1" style:family="paragraph" style:parent-style-name="Table_20_Contents">
      <style:text-properties fo:color="#000000" fo:font-weight="normal" officeooo:rsid="01d80bbf" officeooo:paragraph-rsid="0242d1fc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1fdd79c" officeooo:paragraph-rsid="0240effd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20a61b3" officeooo:paragraph-rsid="023c25d4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36438e1" officeooo:paragraph-rsid="036438e1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365353a" officeooo:paragraph-rsid="0365353a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39f4aea" officeooo:paragraph-rsid="039f4aea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3a03764" officeooo:paragraph-rsid="03a03764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3a03764" officeooo:paragraph-rsid="03a216cf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3a216cf" officeooo:paragraph-rsid="03a216cf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3a33902" officeooo:paragraph-rsid="03a33902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3a4b30d" officeooo:paragraph-rsid="03a4b30d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3a4b30d" officeooo:paragraph-rsid="03bb3394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3a64a8d" officeooo:paragraph-rsid="03a64a8d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3a64a8d" officeooo:paragraph-rsid="03a88a06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3a88a06" officeooo:paragraph-rsid="03a88a06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3a88a06" officeooo:paragraph-rsid="03a9e46e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3a88c40" officeooo:paragraph-rsid="03a88c40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3a88c40" officeooo:paragraph-rsid="044a814e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3a9e46e" officeooo:paragraph-rsid="03a9e46e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3aa0ccc" officeooo:paragraph-rsid="03aa0ccc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3aa326e" officeooo:paragraph-rsid="03aa326e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3abb657" officeooo:paragraph-rsid="03abb657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3ace1ed" officeooo:paragraph-rsid="03ace1ed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3ad19e8" officeooo:paragraph-rsid="03ad19e8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3ae10c1" officeooo:paragraph-rsid="03ae10c1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3af186a" officeooo:paragraph-rsid="03af186a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3b048e0" officeooo:paragraph-rsid="03b048e0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3b06eea" officeooo:paragraph-rsid="03b06eea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3b1b786" officeooo:paragraph-rsid="03b1b786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3b2a907" officeooo:paragraph-rsid="03b2a907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3b40b54" officeooo:paragraph-rsid="03b40b54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3b559fa" officeooo:paragraph-rsid="03b559fa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3b5b9a4" officeooo:paragraph-rsid="03b5b9a4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3b77fdb" officeooo:paragraph-rsid="03b77fdb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3ca7cbb" officeooo:paragraph-rsid="03caef56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3ca7cbb" officeooo:paragraph-rsid="03cbbfe6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3ca7cbb" officeooo:paragraph-rsid="03ccc228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3ca7cbb" officeooo:paragraph-rsid="03dbbe8d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3ca7cbb" officeooo:paragraph-rsid="03dcf607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3ca7cbb" officeooo:paragraph-rsid="03de853f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3ca7cbb" officeooo:paragraph-rsid="04161e96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3ca7cbb" officeooo:paragraph-rsid="0428cb30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3ca7cbb" officeooo:paragraph-rsid="0429b340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3ca7cbb" officeooo:paragraph-rsid="042b339c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3ca7cbb" officeooo:paragraph-rsid="042c4358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3ca7cbb" officeooo:paragraph-rsid="042e19f2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3ca7cbb" officeooo:paragraph-rsid="043c3b57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3ca7cbb" officeooo:paragraph-rsid="0443e743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3ca7cbb" officeooo:paragraph-rsid="04472dab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3ca7cbb" officeooo:paragraph-rsid="04491fc9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3ca7cbb" officeooo:paragraph-rsid="045191dd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3ca7cbb" officeooo:paragraph-rsid="0452b47a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3ca7cbb" officeooo:paragraph-rsid="04671d07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3ca7cbb" officeooo:paragraph-rsid="04683b17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3ca7cbb" officeooo:paragraph-rsid="04685c16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3ca7cbb" officeooo:paragraph-rsid="047f9bc3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3ca7cbb" officeooo:paragraph-rsid="049460ba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3ca7cbb" officeooo:paragraph-rsid="04954489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3ca7cbb" officeooo:paragraph-rsid="0499d0d4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3d9e595" officeooo:paragraph-rsid="03d9e595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4161e96" officeooo:paragraph-rsid="04161e96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3f1cdb7" officeooo:paragraph-rsid="03f1cdb7" style:font-weight-asian="normal" style:font-weight-complex="normal"/>
    </style:style>
    <style:style style:name="P63" style:family="paragraph" style:parent-style-name="Table_20_Contents">
      <style:text-properties fo:color="#000000" fo:font-style="normal" fo:font-weight="normal" officeooo:rsid="0285c6dc" officeooo:paragraph-rsid="0287f7f0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color="#000000" fo:font-style="normal" fo:font-weight="normal" officeooo:rsid="0285c6dc" officeooo:paragraph-rsid="02af6cc9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color="#000000" fo:font-style="normal" fo:font-weight="normal" officeooo:rsid="0285c6dc" officeooo:paragraph-rsid="02bf9ad1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fo:color="#000000" fo:font-style="normal" fo:font-weight="normal" officeooo:rsid="0285c6dc" officeooo:paragraph-rsid="02cc62be" style:font-style-asian="normal" style:font-weight-asian="normal" style:font-style-complex="normal" style:font-weight-complex="normal"/>
    </style:style>
    <style:style style:name="P67" style:family="paragraph" style:parent-style-name="Table_20_Contents">
      <style:text-properties fo:color="#000000" fo:font-style="normal" fo:font-weight="normal" officeooo:rsid="0285c6dc" officeooo:paragraph-rsid="02dd2af1" style:font-style-asian="normal" style:font-weight-asian="normal" style:font-style-complex="normal" style:font-weight-complex="normal"/>
    </style:style>
    <style:style style:name="P68" style:family="paragraph" style:parent-style-name="Table_20_Contents">
      <style:text-properties fo:color="#000000" fo:font-style="normal" fo:font-weight="normal" officeooo:rsid="0285c6dc" officeooo:paragraph-rsid="02e69d5f" style:font-style-asian="normal" style:font-weight-asian="normal" style:font-style-complex="normal" style:font-weight-complex="normal"/>
    </style:style>
    <style:style style:name="P69" style:family="paragraph" style:parent-style-name="Table_20_Contents">
      <style:text-properties fo:color="#000000" fo:font-style="normal" fo:font-weight="normal" officeooo:rsid="0285c6dc" officeooo:paragraph-rsid="02f93086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color="#000000" fo:font-style="normal" fo:font-weight="normal" officeooo:rsid="0285c6dc" officeooo:paragraph-rsid="02fa48b2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fo:color="#000000" fo:font-style="normal" fo:font-weight="normal" officeooo:rsid="0285c6dc" officeooo:paragraph-rsid="02fc0e2a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fo:color="#000000" fo:font-style="normal" fo:font-weight="normal" officeooo:rsid="0285c6dc" officeooo:paragraph-rsid="02fd4380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fo:color="#000000" fo:font-style="normal" fo:font-weight="normal" officeooo:rsid="0285c6dc" officeooo:paragraph-rsid="02ff256e" style:font-style-asian="normal" style:font-weight-asian="normal" style:font-style-complex="normal" style:font-weight-complex="normal"/>
    </style:style>
    <style:style style:name="P74" style:family="paragraph" style:parent-style-name="Table_20_Contents">
      <style:text-properties fo:color="#000000" fo:font-style="normal" fo:font-weight="normal" officeooo:rsid="0285c6dc" officeooo:paragraph-rsid="0300feff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color="#000000" fo:font-style="normal" fo:font-weight="normal" officeooo:rsid="0285c6dc" officeooo:paragraph-rsid="02c776f1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color="#000000" fo:font-style="normal" fo:font-weight="normal" officeooo:rsid="0286a75f" officeooo:paragraph-rsid="02aa62b3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color="#000000" fo:font-style="normal" fo:font-weight="normal" officeooo:rsid="0286a75f" officeooo:paragraph-rsid="02af37ab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color="#000000" fo:font-style="normal" fo:font-weight="normal" officeooo:rsid="0286a75f" officeooo:paragraph-rsid="02dd2af1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color="#000000" fo:font-style="normal" fo:font-weight="normal" officeooo:rsid="0286a75f" officeooo:paragraph-rsid="02e69d5f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color="#000000" fo:font-style="normal" fo:font-weight="normal" officeooo:rsid="0286a75f" officeooo:paragraph-rsid="02fa48b2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color="#000000" fo:font-style="normal" fo:font-weight="normal" officeooo:rsid="028d3e89" officeooo:paragraph-rsid="02a647ad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color="#000000" fo:font-style="normal" fo:font-weight="normal" officeooo:rsid="028d3e89" officeooo:paragraph-rsid="02fa48b2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color="#000000" fo:font-style="normal" fo:font-weight="normal" officeooo:rsid="0298a2e2" officeooo:paragraph-rsid="0298a2e2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2bd59d7" officeooo:paragraph-rsid="02f93086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342ef37" officeooo:paragraph-rsid="0343fa62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color="#000000" fo:font-style="normal" fo:font-weight="normal" officeooo:rsid="0342ef37" officeooo:paragraph-rsid="03455491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342ef37" officeooo:paragraph-rsid="03468722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342ef37" officeooo:paragraph-rsid="034772d7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color="#000000" fo:font-style="normal" fo:font-weight="normal" officeooo:rsid="0342ef37" officeooo:paragraph-rsid="03487fc9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color="#000000" fo:font-style="normal" fo:font-weight="normal" officeooo:rsid="0342ef37" officeooo:paragraph-rsid="034a9090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color="#000000" fo:font-style="normal" fo:font-weight="normal" officeooo:rsid="0342ef37" officeooo:paragraph-rsid="034b43a2" style:font-style-asian="normal" style:font-weight-asian="normal" style:font-style-complex="normal" style:font-weight-complex="normal"/>
    </style:style>
    <style:style style:name="P92" style:family="paragraph" style:parent-style-name="Table_20_Contents">
      <style:text-properties fo:color="#000000" fo:font-style="normal" fo:font-weight="normal" officeooo:rsid="0342ef37" officeooo:paragraph-rsid="035ae2c4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fo:color="#000000" fo:font-style="normal" fo:font-weight="normal" officeooo:rsid="0342ef37" officeooo:paragraph-rsid="035bd76c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342ef37" officeooo:paragraph-rsid="035e4ec4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342ef37" officeooo:paragraph-rsid="035fb1af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342ef37" officeooo:paragraph-rsid="03605bb2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342ef37" officeooo:paragraph-rsid="03616d28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342ef37" officeooo:paragraph-rsid="0362dd63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342ef37" officeooo:paragraph-rsid="036f11d8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342ef37" officeooo:paragraph-rsid="037faecb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342ef37" officeooo:paragraph-rsid="03814c51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342ef37" officeooo:paragraph-rsid="0382efe2" style:font-style-asian="normal" style:font-weight-asian="normal" style:font-style-complex="normal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color="#000000" fo:font-style="normal" fo:font-weight="normal" officeooo:rsid="0342ef37" officeooo:paragraph-rsid="0343fa62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342ef37" officeooo:paragraph-rsid="03973ef5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3455491" officeooo:paragraph-rsid="03455491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365353a" officeooo:paragraph-rsid="0365353a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3973ef5" officeooo:paragraph-rsid="03973ef5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3ae10c1" officeooo:paragraph-rsid="03ae10c1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3bee5a6" officeooo:paragraph-rsid="03bf7aec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3bee5a6" officeooo:paragraph-rsid="03c1032e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3bee5a6" officeooo:paragraph-rsid="03c2fbfe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3bee5a6" officeooo:paragraph-rsid="03d4ee79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3bee5a6" officeooo:paragraph-rsid="03e3435b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3bee5a6" officeooo:paragraph-rsid="03e7f7e7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3bee5a6" officeooo:paragraph-rsid="03f5eb6f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3bee5a6" officeooo:paragraph-rsid="03fecc84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3bee5a6" officeooo:paragraph-rsid="0400b4af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3bee5a6" officeooo:paragraph-rsid="040268fb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3bee5a6" officeooo:paragraph-rsid="04038a78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3bee5a6" officeooo:paragraph-rsid="0403f174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3bee5a6" officeooo:paragraph-rsid="0404cfa6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3bee5a6" officeooo:paragraph-rsid="0406620b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3bee5a6" officeooo:paragraph-rsid="040c0659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3bee5a6" officeooo:paragraph-rsid="040dccd9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3bee5a6" officeooo:paragraph-rsid="040ee730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3bee5a6" officeooo:paragraph-rsid="041a4a09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3bee5a6" officeooo:paragraph-rsid="041c73a5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3bee5a6" officeooo:paragraph-rsid="04203b7f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3bee5a6" officeooo:paragraph-rsid="042075c5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3bee5a6" officeooo:paragraph-rsid="0427cb94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3bee5a6" officeooo:paragraph-rsid="0429dbf2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3bee5a6" officeooo:paragraph-rsid="04315ab6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3bee5a6" officeooo:paragraph-rsid="043e8b96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3bee5a6" officeooo:paragraph-rsid="043f6397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3bee5a6" officeooo:paragraph-rsid="044204ed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3bee5a6" officeooo:paragraph-rsid="044a5e5a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3bee5a6" officeooo:paragraph-rsid="044c8034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3bee5a6" officeooo:paragraph-rsid="044c963a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3bee5a6" officeooo:paragraph-rsid="045191dd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3bee5a6" officeooo:paragraph-rsid="04574a74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3bee5a6" officeooo:paragraph-rsid="045924c0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3bee5a6" officeooo:paragraph-rsid="045a879b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3bee5a6" officeooo:paragraph-rsid="045c24c1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3bee5a6" officeooo:paragraph-rsid="046b3e08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3bee5a6" officeooo:paragraph-rsid="046c0c6a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3bee5a6" officeooo:paragraph-rsid="046d66f6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3bee5a6" officeooo:paragraph-rsid="0484dd17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3bee5a6" officeooo:paragraph-rsid="0486cfd8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3bee5a6" officeooo:paragraph-rsid="04886ae1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3bee5a6" officeooo:paragraph-rsid="048b7728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3bf7aec" officeooo:paragraph-rsid="03bf7aec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3bf7aec" officeooo:paragraph-rsid="0486cfd8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3c45844" officeooo:paragraph-rsid="03c45844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3c45844" officeooo:paragraph-rsid="03c59a00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3c45844" officeooo:paragraph-rsid="03c740e0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3c45844" officeooo:paragraph-rsid="03c856fb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3c45844" officeooo:paragraph-rsid="03c8d50d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3c45844" officeooo:paragraph-rsid="03d7b9d9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3c45844" officeooo:paragraph-rsid="03d8df39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3c45844" officeooo:paragraph-rsid="03dcf607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3c45844" officeooo:paragraph-rsid="03dd6067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3c45844" officeooo:paragraph-rsid="03de853f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3c45844" officeooo:paragraph-rsid="03df0087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3c45844" officeooo:paragraph-rsid="03eb6a71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color="#000000" fo:font-style="normal" fo:font-weight="normal" officeooo:rsid="03c45844" officeooo:paragraph-rsid="03ecf2a7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3c45844" officeooo:paragraph-rsid="03ed6f7a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3c45844" officeooo:paragraph-rsid="03f1cdb7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3c45844" officeooo:paragraph-rsid="03f1d6ac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3c45844" officeooo:paragraph-rsid="03f2b22e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3c45844" officeooo:paragraph-rsid="04038a78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3c45844" officeooo:paragraph-rsid="0403f174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3c45844" officeooo:paragraph-rsid="0404cfa6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3c45844" officeooo:paragraph-rsid="04073f1f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3c45844" officeooo:paragraph-rsid="04107b5c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3c45844" officeooo:paragraph-rsid="04161e96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3c45844" officeooo:paragraph-rsid="0423155f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3c45844" officeooo:paragraph-rsid="042476ce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3c45844" officeooo:paragraph-rsid="04250980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3c45844" officeooo:paragraph-rsid="04260df3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3c45844" officeooo:paragraph-rsid="0428cb30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3c45844" officeooo:paragraph-rsid="0429b340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3c45844" officeooo:paragraph-rsid="0429dbf2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3c45844" officeooo:paragraph-rsid="042b339c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3c45844" officeooo:paragraph-rsid="042c4358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3c45844" officeooo:paragraph-rsid="042e19f2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3c45844" officeooo:paragraph-rsid="04388025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3c45844" officeooo:paragraph-rsid="04397b42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3c45844" officeooo:paragraph-rsid="043a0c8c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3c45844" officeooo:paragraph-rsid="043a81ae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3c45844" officeooo:paragraph-rsid="043c3b57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3c45844" officeooo:paragraph-rsid="0440ca4f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3c45844" officeooo:paragraph-rsid="044204ed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3c45844" officeooo:paragraph-rsid="04472dab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3c45844" officeooo:paragraph-rsid="044f5f70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3c45844" officeooo:paragraph-rsid="044f7911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3c45844" officeooo:paragraph-rsid="045035f3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3c45844" officeooo:paragraph-rsid="045176c5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3c45844" officeooo:paragraph-rsid="045191dd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3c45844" officeooo:paragraph-rsid="0452b47a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3c45844" officeooo:paragraph-rsid="04530570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3c45844" officeooo:paragraph-rsid="045e1295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3c45844" officeooo:paragraph-rsid="0460d121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3c45844" officeooo:paragraph-rsid="04629056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3c45844" officeooo:paragraph-rsid="046456c5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3c45844" officeooo:paragraph-rsid="04671d07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3c45844" officeooo:paragraph-rsid="04685c16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3c45844" officeooo:paragraph-rsid="04700c79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3c45844" officeooo:paragraph-rsid="0470b3c2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3c45844" officeooo:paragraph-rsid="0471931a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3c45844" officeooo:paragraph-rsid="04767329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3c45844" officeooo:paragraph-rsid="04770a7e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3c45844" officeooo:paragraph-rsid="0478a8e3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3c45844" officeooo:paragraph-rsid="047a6d0b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3c45844" officeooo:paragraph-rsid="047b98c9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style="normal" fo:font-weight="normal" officeooo:rsid="03c45844" officeooo:paragraph-rsid="047c6620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color="#000000" fo:font-style="normal" fo:font-weight="normal" officeooo:rsid="03c45844" officeooo:paragraph-rsid="047e1d5f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color="#000000" fo:font-style="normal" fo:font-weight="normal" officeooo:rsid="03c45844" officeooo:paragraph-rsid="047f9bc3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color="#000000" fo:font-style="normal" fo:font-weight="normal" officeooo:rsid="03c45844" officeooo:paragraph-rsid="0480a272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color="#000000" fo:font-style="normal" fo:font-weight="normal" officeooo:rsid="03c45844" officeooo:paragraph-rsid="048b7728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000000" fo:font-style="normal" fo:font-weight="normal" officeooo:rsid="03c45844" officeooo:paragraph-rsid="048b96bd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color="#000000" fo:font-style="normal" fo:font-weight="normal" officeooo:rsid="03c45844" officeooo:paragraph-rsid="048d4eda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color="#000000" fo:font-style="normal" fo:font-weight="normal" officeooo:rsid="03c45844" officeooo:paragraph-rsid="048d92c3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color="#000000" fo:font-style="normal" fo:font-weight="normal" officeooo:rsid="03c45844" officeooo:paragraph-rsid="048db16a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color="#000000" fo:font-style="normal" fo:font-weight="normal" officeooo:rsid="03c45844" officeooo:paragraph-rsid="048e11da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color="#000000" fo:font-style="normal" fo:font-weight="normal" officeooo:rsid="03c45844" officeooo:paragraph-rsid="048ec073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color="#000000" fo:font-style="normal" fo:font-weight="normal" officeooo:rsid="03c45844" officeooo:paragraph-rsid="049002fe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color="#000000" fo:font-style="normal" fo:font-weight="normal" officeooo:rsid="03c45844" officeooo:paragraph-rsid="049460ba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color="#000000" fo:font-style="normal" fo:font-weight="normal" officeooo:rsid="03c45844" officeooo:paragraph-rsid="0495bd6b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color="#000000" fo:font-style="normal" fo:font-weight="normal" officeooo:rsid="03c45844" officeooo:paragraph-rsid="04985425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color="#000000" fo:font-style="normal" fo:font-weight="normal" officeooo:rsid="03c45844" officeooo:paragraph-rsid="0499d0d4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color="#000000" fo:font-style="normal" fo:font-weight="normal" officeooo:rsid="03c45844" officeooo:paragraph-rsid="049a30eb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color="#000000" fo:font-style="normal" fo:font-weight="normal" officeooo:rsid="03c8d50d" officeooo:paragraph-rsid="03c8d50d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color="#000000" fo:font-style="normal" fo:font-weight="normal" officeooo:rsid="03ca7cbb" officeooo:paragraph-rsid="03caef56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color="#000000" fo:font-style="normal" fo:font-weight="normal" officeooo:rsid="03ca7cbb" officeooo:paragraph-rsid="03ccc228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color="#000000" fo:font-style="normal" fo:font-weight="normal" officeooo:rsid="03ca7cbb" officeooo:paragraph-rsid="040774ce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color="#000000" fo:font-style="normal" fo:font-weight="normal" officeooo:rsid="03ca7cbb" officeooo:paragraph-rsid="04161e96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color="#000000" fo:font-style="normal" fo:font-weight="normal" officeooo:rsid="03ca7cbb" officeooo:paragraph-rsid="042b339c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color="#000000" fo:font-style="normal" fo:font-weight="normal" officeooo:rsid="03ca7cbb" officeooo:paragraph-rsid="042c4358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color="#000000" fo:font-style="normal" fo:font-weight="normal" officeooo:rsid="03ca7cbb" officeooo:paragraph-rsid="04464bc7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color="#000000" fo:font-style="normal" fo:font-weight="normal" officeooo:rsid="03ca7cbb" officeooo:paragraph-rsid="04472dab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color="#000000" fo:font-style="normal" fo:font-weight="normal" officeooo:rsid="03ca7cbb" officeooo:paragraph-rsid="045191dd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color="#000000" fo:font-style="normal" fo:font-weight="normal" officeooo:rsid="03ca7cbb" officeooo:paragraph-rsid="0452b47a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color="#000000" fo:font-style="normal" fo:font-weight="normal" officeooo:rsid="03ca7cbb" officeooo:paragraph-rsid="04671d07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color="#000000" fo:font-style="normal" fo:font-weight="normal" officeooo:rsid="03ca7cbb" officeooo:paragraph-rsid="04683b17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color="#000000" fo:font-style="normal" fo:font-weight="normal" officeooo:rsid="03ca7cbb" officeooo:paragraph-rsid="04685c16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color="#000000" fo:font-style="normal" fo:font-weight="normal" officeooo:rsid="03ca7cbb" officeooo:paragraph-rsid="047e1d5f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color="#000000" fo:font-style="normal" fo:font-weight="normal" officeooo:rsid="03ca7cbb" officeooo:paragraph-rsid="047f9bc3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color="#000000" fo:font-style="normal" fo:font-weight="normal" officeooo:rsid="03ca7cbb" officeooo:paragraph-rsid="0499d0d4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color="#000000" fo:font-style="normal" fo:font-weight="normal" officeooo:rsid="03cebcbe" officeooo:paragraph-rsid="03cebcbe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color="#000000" fo:font-style="normal" fo:font-weight="normal" officeooo:rsid="03cebcbe" officeooo:paragraph-rsid="041bbdb1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color="#000000" fo:font-style="normal" fo:font-weight="normal" officeooo:rsid="03cebcbe" officeooo:paragraph-rsid="0432888f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color="#000000" fo:font-style="normal" fo:font-weight="normal" officeooo:rsid="03cebcbe" officeooo:paragraph-rsid="043f6397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color="#000000" fo:font-style="normal" fo:font-weight="normal" officeooo:rsid="03cebcbe" officeooo:paragraph-rsid="044a5e5a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color="#000000" fo:font-style="normal" fo:font-weight="normal" officeooo:rsid="03cebcbe" officeooo:paragraph-rsid="044a814e" style:font-style-asian="normal" style:font-weight-asian="normal" style:font-style-complex="normal" style:font-weight-complex="normal"/>
    </style:style>
    <style:style style:name="P255" style:family="paragraph" style:parent-style-name="Table_20_Contents">
      <style:text-properties fo:color="#000000" fo:font-style="normal" fo:font-weight="normal" officeooo:rsid="03cebcbe" officeooo:paragraph-rsid="044c8034" style:font-style-asian="normal" style:font-weight-asian="normal" style:font-style-complex="normal" style:font-weight-complex="normal"/>
    </style:style>
    <style:style style:name="P256" style:family="paragraph" style:parent-style-name="Table_20_Contents">
      <style:text-properties fo:color="#000000" fo:font-style="normal" fo:font-weight="normal" officeooo:rsid="03cebcbe" officeooo:paragraph-rsid="0455e23d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color="#000000" fo:font-style="normal" fo:font-weight="normal" officeooo:rsid="03cebcbe" officeooo:paragraph-rsid="04574a74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color="#000000" fo:font-style="normal" fo:font-weight="normal" officeooo:rsid="03cebcbe" officeooo:paragraph-rsid="045924c0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color="#000000" fo:font-style="normal" fo:font-weight="normal" officeooo:rsid="03cebcbe" officeooo:paragraph-rsid="045a879b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color="#000000" fo:font-style="normal" fo:font-weight="normal" officeooo:rsid="03cebcbe" officeooo:paragraph-rsid="045c24c1" style:font-style-asian="normal" style:font-weight-asian="normal" style:font-style-complex="normal" style:font-weight-complex="normal"/>
    </style:style>
    <style:style style:name="P261" style:family="paragraph" style:parent-style-name="Table_20_Contents">
      <style:text-properties fo:color="#000000" fo:font-style="normal" fo:font-weight="normal" officeooo:rsid="03cebcbe" officeooo:paragraph-rsid="045e1295" style:font-style-asian="normal" style:font-weight-asian="normal" style:font-style-complex="normal" style:font-weight-complex="normal"/>
    </style:style>
    <style:style style:name="P262" style:family="paragraph" style:parent-style-name="Table_20_Contents">
      <style:text-properties fo:color="#000000" fo:font-style="normal" fo:font-weight="normal" officeooo:rsid="03cebcbe" officeooo:paragraph-rsid="04629056" style:font-style-asian="normal" style:font-weight-asian="normal" style:font-style-complex="normal" style:font-weight-complex="normal"/>
    </style:style>
    <style:style style:name="P263" style:family="paragraph" style:parent-style-name="Table_20_Contents">
      <style:text-properties fo:color="#000000" fo:font-style="normal" fo:font-weight="normal" officeooo:rsid="03cebcbe" officeooo:paragraph-rsid="046b3e08" style:font-style-asian="normal" style:font-weight-asian="normal" style:font-style-complex="normal" style:font-weight-complex="normal"/>
    </style:style>
    <style:style style:name="P264" style:family="paragraph" style:parent-style-name="Table_20_Contents">
      <style:text-properties fo:color="#000000" fo:font-style="normal" fo:font-weight="normal" officeooo:rsid="03cebcbe" officeooo:paragraph-rsid="046c0c6a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color="#000000" fo:font-style="normal" fo:font-weight="normal" officeooo:rsid="03cebcbe" officeooo:paragraph-rsid="047b98c9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color="#000000" fo:font-style="normal" fo:font-weight="normal" officeooo:rsid="03cebcbe" officeooo:paragraph-rsid="047c6620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color="#000000" fo:font-style="normal" fo:font-weight="normal" officeooo:rsid="03cebcbe" officeooo:paragraph-rsid="04195e0e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color="#000000" fo:font-style="normal" fo:font-weight="normal" officeooo:rsid="03cebcbe" officeooo:paragraph-rsid="0484dd17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color="#000000" fo:font-style="normal" fo:font-weight="normal" officeooo:rsid="03cebcbe" officeooo:paragraph-rsid="0486cfd8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color="#000000" fo:font-style="normal" fo:font-weight="normal" officeooo:rsid="03d1afbe" officeooo:paragraph-rsid="03d2aed5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color="#000000" fo:font-style="normal" fo:font-weight="normal" officeooo:rsid="03d1afbe" officeooo:paragraph-rsid="03d2ef56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color="#000000" fo:font-style="normal" fo:font-weight="normal" officeooo:rsid="03d1afbe" officeooo:paragraph-rsid="03d357a2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color="#000000" fo:font-style="normal" fo:font-weight="normal" officeooo:rsid="03d1afbe" officeooo:paragraph-rsid="03d4ee79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color="#000000" fo:font-style="normal" fo:font-weight="normal" officeooo:rsid="03d1afbe" officeooo:paragraph-rsid="03d6730d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color="#000000" fo:font-style="normal" fo:font-weight="normal" officeooo:rsid="03d1afbe" officeooo:paragraph-rsid="03d7b9d9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color="#000000" fo:font-style="normal" fo:font-weight="normal" officeooo:rsid="03d1afbe" officeooo:paragraph-rsid="03d8df39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color="#000000" fo:font-style="normal" fo:font-weight="normal" officeooo:rsid="03d1afbe" officeooo:paragraph-rsid="03d9e595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color="#000000" fo:font-style="normal" fo:font-weight="normal" officeooo:rsid="03d1afbe" officeooo:paragraph-rsid="03e3435b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color="#000000" fo:font-style="normal" fo:font-weight="normal" officeooo:rsid="03d1afbe" officeooo:paragraph-rsid="03e917b2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color="#000000" fo:font-style="normal" fo:font-weight="normal" officeooo:rsid="03d1afbe" officeooo:paragraph-rsid="03ecf2a7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color="#000000" fo:font-style="normal" fo:font-weight="normal" officeooo:rsid="03d1afbe" officeooo:paragraph-rsid="03f1d6ac" style:font-style-asian="normal" style:font-weight-asian="normal" style:font-style-complex="normal" style:font-weight-complex="normal"/>
    </style:style>
    <style:style style:name="P282" style:family="paragraph" style:parent-style-name="Table_20_Contents">
      <style:text-properties fo:color="#000000" fo:font-style="normal" fo:font-weight="normal" officeooo:rsid="03d1afbe" officeooo:paragraph-rsid="03f2b22e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color="#000000" fo:font-style="normal" fo:font-weight="normal" officeooo:rsid="03d1afbe" officeooo:paragraph-rsid="03f385b5" style:font-style-asian="normal" style:font-weight-asian="normal" style:font-style-complex="normal" style:font-weight-complex="normal"/>
    </style:style>
    <style:style style:name="P284" style:family="paragraph" style:parent-style-name="Table_20_Contents">
      <style:text-properties fo:color="#000000" fo:font-style="normal" fo:font-weight="normal" officeooo:rsid="03d1afbe" officeooo:paragraph-rsid="03f42eb1" style:font-style-asian="normal" style:font-weight-asian="normal" style:font-style-complex="normal" style:font-weight-complex="normal"/>
    </style:style>
    <style:style style:name="P285" style:family="paragraph" style:parent-style-name="Table_20_Contents">
      <style:text-properties fo:color="#000000" fo:font-style="normal" fo:font-weight="normal" officeooo:rsid="03d1afbe" officeooo:paragraph-rsid="03f5eb6f" style:font-style-asian="normal" style:font-weight-asian="normal" style:font-style-complex="normal" style:font-weight-complex="normal"/>
    </style:style>
    <style:style style:name="P286" style:family="paragraph" style:parent-style-name="Table_20_Contents">
      <style:text-properties fo:color="#000000" fo:font-style="normal" fo:font-weight="normal" officeooo:rsid="03d1afbe" officeooo:paragraph-rsid="03f7b042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color="#000000" fo:font-style="normal" fo:font-weight="normal" officeooo:rsid="03d1afbe" officeooo:paragraph-rsid="03fa1046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color="#000000" fo:font-style="normal" fo:font-weight="normal" officeooo:rsid="03d1afbe" officeooo:paragraph-rsid="0400b4af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color="#000000" fo:font-style="normal" fo:font-weight="normal" officeooo:rsid="03d1afbe" officeooo:paragraph-rsid="0404cfa6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color="#000000" fo:font-style="normal" fo:font-weight="normal" officeooo:rsid="03d1afbe" officeooo:paragraph-rsid="04073f1f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color="#000000" fo:font-style="normal" fo:font-weight="normal" officeooo:rsid="03d1afbe" officeooo:paragraph-rsid="040799cf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color="#000000" fo:font-style="normal" fo:font-weight="normal" officeooo:rsid="03d1afbe" officeooo:paragraph-rsid="040affdb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color="#000000" fo:font-style="normal" fo:font-weight="normal" officeooo:rsid="03d1afbe" officeooo:paragraph-rsid="040d09fd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color="#000000" fo:font-style="normal" fo:font-weight="normal" officeooo:rsid="03d1afbe" officeooo:paragraph-rsid="041a4a09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color="#000000" fo:font-style="normal" fo:font-weight="normal" officeooo:rsid="03d1afbe" officeooo:paragraph-rsid="041bbdb1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color="#000000" fo:font-style="normal" fo:font-weight="normal" officeooo:rsid="03d1afbe" officeooo:paragraph-rsid="041e67f2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color="#000000" fo:font-style="normal" fo:font-weight="normal" officeooo:rsid="03d1afbe" officeooo:paragraph-rsid="041f3d0c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color="#000000" fo:font-style="normal" fo:font-weight="normal" officeooo:rsid="03d1afbe" officeooo:paragraph-rsid="04203b7f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color="#000000" fo:font-style="normal" fo:font-weight="normal" officeooo:rsid="03d1afbe" officeooo:paragraph-rsid="042075c5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color="#000000" fo:font-style="normal" fo:font-weight="normal" officeooo:rsid="03d1afbe" officeooo:paragraph-rsid="04226d8b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color="#000000" fo:font-style="normal" fo:font-weight="normal" officeooo:rsid="03d1afbe" officeooo:paragraph-rsid="0423155f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color="#000000" fo:font-style="normal" fo:font-weight="normal" officeooo:rsid="03d1afbe" officeooo:paragraph-rsid="042476ce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color="#000000" fo:font-style="normal" fo:font-weight="normal" officeooo:rsid="03d1afbe" officeooo:paragraph-rsid="04250980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color="#000000" fo:font-style="normal" fo:font-weight="normal" officeooo:rsid="03d1afbe" officeooo:paragraph-rsid="04260df3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color="#000000" fo:font-style="normal" fo:font-weight="normal" officeooo:rsid="03d1afbe" officeooo:paragraph-rsid="042ea5c9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color="#000000" fo:font-style="normal" fo:font-weight="normal" officeooo:rsid="03d1afbe" officeooo:paragraph-rsid="04347fd8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color="#000000" fo:font-style="normal" fo:font-weight="normal" officeooo:rsid="03d1afbe" officeooo:paragraph-rsid="04397b42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color="#000000" fo:font-style="normal" fo:font-weight="normal" officeooo:rsid="03d1afbe" officeooo:paragraph-rsid="043a81ae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color="#000000" fo:font-style="normal" fo:font-weight="normal" officeooo:rsid="03d1afbe" officeooo:paragraph-rsid="043e799a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color="#000000" fo:font-style="normal" fo:font-weight="normal" officeooo:rsid="03d1afbe" officeooo:paragraph-rsid="043f6397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color="#000000" fo:font-style="normal" fo:font-weight="normal" officeooo:rsid="03d1afbe" officeooo:paragraph-rsid="0440ca4f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color="#000000" fo:font-style="normal" fo:font-weight="normal" officeooo:rsid="03d1afbe" officeooo:paragraph-rsid="044204ed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color="#000000" fo:font-style="normal" fo:font-weight="normal" officeooo:rsid="03d1afbe" officeooo:paragraph-rsid="04496c28" style:font-style-asian="normal" style:font-weight-asian="normal" style:font-style-complex="normal" style:font-weight-complex="normal"/>
    </style:style>
    <style:style style:name="P314" style:family="paragraph" style:parent-style-name="Table_20_Contents">
      <style:text-properties fo:color="#000000" fo:font-style="normal" fo:font-weight="normal" officeooo:rsid="03d1afbe" officeooo:paragraph-rsid="044a5e5a" style:font-style-asian="normal" style:font-weight-asian="normal" style:font-style-complex="normal" style:font-weight-complex="normal"/>
    </style:style>
    <style:style style:name="P315" style:family="paragraph" style:parent-style-name="Table_20_Contents">
      <style:text-properties fo:color="#000000" fo:font-style="normal" fo:font-weight="normal" officeooo:rsid="03d1afbe" officeooo:paragraph-rsid="044a814e" style:font-style-asian="normal" style:font-weight-asian="normal" style:font-style-complex="normal" style:font-weight-complex="normal"/>
    </style:style>
    <style:style style:name="P316" style:family="paragraph" style:parent-style-name="Table_20_Contents">
      <style:text-properties fo:color="#000000" fo:font-style="normal" fo:font-weight="normal" officeooo:rsid="03d1afbe" officeooo:paragraph-rsid="044c8034" style:font-style-asian="normal" style:font-weight-asian="normal" style:font-style-complex="normal" style:font-weight-complex="normal"/>
    </style:style>
    <style:style style:name="P317" style:family="paragraph" style:parent-style-name="Table_20_Contents">
      <style:text-properties fo:color="#000000" fo:font-style="normal" fo:font-weight="normal" officeooo:rsid="03d1afbe" officeooo:paragraph-rsid="044c963a" style:font-style-asian="normal" style:font-weight-asian="normal" style:font-style-complex="normal" style:font-weight-complex="normal"/>
    </style:style>
    <style:style style:name="P318" style:family="paragraph" style:parent-style-name="Table_20_Contents">
      <style:text-properties fo:color="#000000" fo:font-style="normal" fo:font-weight="normal" officeooo:rsid="03d1afbe" officeooo:paragraph-rsid="044f5f70" style:font-style-asian="normal" style:font-weight-asian="normal" style:font-style-complex="normal" style:font-weight-complex="normal"/>
    </style:style>
    <style:style style:name="P319" style:family="paragraph" style:parent-style-name="Table_20_Contents">
      <style:text-properties fo:color="#000000" fo:font-style="normal" fo:font-weight="normal" officeooo:rsid="03d1afbe" officeooo:paragraph-rsid="044f7911" style:font-style-asian="normal" style:font-weight-asian="normal" style:font-style-complex="normal" style:font-weight-complex="normal"/>
    </style:style>
    <style:style style:name="P320" style:family="paragraph" style:parent-style-name="Table_20_Contents">
      <style:text-properties fo:color="#000000" fo:font-style="normal" fo:font-weight="normal" officeooo:rsid="03d1afbe" officeooo:paragraph-rsid="045035f3" style:font-style-asian="normal" style:font-weight-asian="normal" style:font-style-complex="normal" style:font-weight-complex="normal"/>
    </style:style>
    <style:style style:name="P321" style:family="paragraph" style:parent-style-name="Table_20_Contents">
      <style:text-properties fo:color="#000000" fo:font-style="normal" fo:font-weight="normal" officeooo:rsid="03d1afbe" officeooo:paragraph-rsid="045191dd" style:font-style-asian="normal" style:font-weight-asian="normal" style:font-style-complex="normal" style:font-weight-complex="normal"/>
    </style:style>
    <style:style style:name="P322" style:family="paragraph" style:parent-style-name="Table_20_Contents">
      <style:text-properties fo:color="#000000" fo:font-style="normal" fo:font-weight="normal" officeooo:rsid="03d1afbe" officeooo:paragraph-rsid="04530570" style:font-style-asian="normal" style:font-weight-asian="normal" style:font-style-complex="normal" style:font-weight-complex="normal"/>
    </style:style>
    <style:style style:name="P323" style:family="paragraph" style:parent-style-name="Table_20_Contents">
      <style:text-properties fo:color="#000000" fo:font-style="normal" fo:font-weight="normal" officeooo:rsid="03d1afbe" officeooo:paragraph-rsid="045a879b" style:font-style-asian="normal" style:font-weight-asian="normal" style:font-style-complex="normal" style:font-weight-complex="normal"/>
    </style:style>
    <style:style style:name="P324" style:family="paragraph" style:parent-style-name="Table_20_Contents">
      <style:text-properties fo:color="#000000" fo:font-style="normal" fo:font-weight="normal" officeooo:rsid="03d1afbe" officeooo:paragraph-rsid="045c24c1" style:font-style-asian="normal" style:font-weight-asian="normal" style:font-style-complex="normal" style:font-weight-complex="normal"/>
    </style:style>
    <style:style style:name="P325" style:family="paragraph" style:parent-style-name="Table_20_Contents">
      <style:text-properties fo:color="#000000" fo:font-style="normal" fo:font-weight="normal" officeooo:rsid="03d1afbe" officeooo:paragraph-rsid="045e1295" style:font-style-asian="normal" style:font-weight-asian="normal" style:font-style-complex="normal" style:font-weight-complex="normal"/>
    </style:style>
    <style:style style:name="P326" style:family="paragraph" style:parent-style-name="Table_20_Contents">
      <style:text-properties fo:color="#000000" fo:font-style="normal" fo:font-weight="normal" officeooo:rsid="03d1afbe" officeooo:paragraph-rsid="045176c5" style:font-style-asian="normal" style:font-weight-asian="normal" style:font-style-complex="normal" style:font-weight-complex="normal"/>
    </style:style>
    <style:style style:name="P327" style:family="paragraph" style:parent-style-name="Table_20_Contents">
      <style:text-properties fo:color="#000000" fo:font-style="normal" fo:font-weight="normal" officeooo:rsid="03d1afbe" officeooo:paragraph-rsid="046456c5" style:font-style-asian="normal" style:font-weight-asian="normal" style:font-style-complex="normal" style:font-weight-complex="normal"/>
    </style:style>
    <style:style style:name="P328" style:family="paragraph" style:parent-style-name="Table_20_Contents">
      <style:text-properties fo:color="#000000" fo:font-style="normal" fo:font-weight="normal" officeooo:rsid="03d1afbe" officeooo:paragraph-rsid="04683b17" style:font-style-asian="normal" style:font-weight-asian="normal" style:font-style-complex="normal" style:font-weight-complex="normal"/>
    </style:style>
    <style:style style:name="P329" style:family="paragraph" style:parent-style-name="Table_20_Contents">
      <style:text-properties fo:color="#000000" fo:font-style="normal" fo:font-weight="normal" officeooo:rsid="03d1afbe" officeooo:paragraph-rsid="046b36eb" style:font-style-asian="normal" style:font-weight-asian="normal" style:font-style-complex="normal" style:font-weight-complex="normal"/>
    </style:style>
    <style:style style:name="P330" style:family="paragraph" style:parent-style-name="Table_20_Contents">
      <style:text-properties fo:color="#000000" fo:font-style="normal" fo:font-weight="normal" officeooo:rsid="03d1afbe" officeooo:paragraph-rsid="046bf991" style:font-style-asian="normal" style:font-weight-asian="normal" style:font-style-complex="normal" style:font-weight-complex="normal"/>
    </style:style>
    <style:style style:name="P331" style:family="paragraph" style:parent-style-name="Table_20_Contents">
      <style:text-properties fo:color="#000000" fo:font-style="normal" fo:font-weight="normal" officeooo:rsid="03d1afbe" officeooo:paragraph-rsid="046c0c6a" style:font-style-asian="normal" style:font-weight-asian="normal" style:font-style-complex="normal" style:font-weight-complex="normal"/>
    </style:style>
    <style:style style:name="P332" style:family="paragraph" style:parent-style-name="Table_20_Contents">
      <style:text-properties fo:color="#000000" fo:font-style="normal" fo:font-weight="normal" officeooo:rsid="03d1afbe" officeooo:paragraph-rsid="04700c79" style:font-style-asian="normal" style:font-weight-asian="normal" style:font-style-complex="normal" style:font-weight-complex="normal"/>
    </style:style>
    <style:style style:name="P333" style:family="paragraph" style:parent-style-name="Table_20_Contents">
      <style:text-properties fo:color="#000000" fo:font-style="normal" fo:font-weight="normal" officeooo:rsid="03d1afbe" officeooo:paragraph-rsid="0470b3c2" style:font-style-asian="normal" style:font-weight-asian="normal" style:font-style-complex="normal" style:font-weight-complex="normal"/>
    </style:style>
    <style:style style:name="P334" style:family="paragraph" style:parent-style-name="Table_20_Contents">
      <style:text-properties fo:color="#000000" fo:font-style="normal" fo:font-weight="normal" officeooo:rsid="03d1afbe" officeooo:paragraph-rsid="04767329" style:font-style-asian="normal" style:font-weight-asian="normal" style:font-style-complex="normal" style:font-weight-complex="normal"/>
    </style:style>
    <style:style style:name="P335" style:family="paragraph" style:parent-style-name="Table_20_Contents">
      <style:text-properties fo:color="#000000" fo:font-style="normal" fo:font-weight="normal" officeooo:rsid="03d1afbe" officeooo:paragraph-rsid="047a6d0b" style:font-style-asian="normal" style:font-weight-asian="normal" style:font-style-complex="normal" style:font-weight-complex="normal"/>
    </style:style>
    <style:style style:name="P336" style:family="paragraph" style:parent-style-name="Table_20_Contents">
      <style:text-properties fo:color="#000000" fo:font-style="normal" fo:font-weight="normal" officeooo:rsid="03d1afbe" officeooo:paragraph-rsid="047c6620" style:font-style-asian="normal" style:font-weight-asian="normal" style:font-style-complex="normal" style:font-weight-complex="normal"/>
    </style:style>
    <style:style style:name="P337" style:family="paragraph" style:parent-style-name="Table_20_Contents">
      <style:text-properties fo:color="#000000" fo:font-style="normal" fo:font-weight="normal" officeooo:rsid="03d1afbe" officeooo:paragraph-rsid="047f9bc3" style:font-style-asian="normal" style:font-weight-asian="normal" style:font-style-complex="normal" style:font-weight-complex="normal"/>
    </style:style>
    <style:style style:name="P338" style:family="paragraph" style:parent-style-name="Table_20_Contents">
      <style:text-properties fo:color="#000000" fo:font-style="normal" fo:font-weight="normal" officeooo:rsid="03d1afbe" officeooo:paragraph-rsid="0482706d" style:font-style-asian="normal" style:font-weight-asian="normal" style:font-style-complex="normal" style:font-weight-complex="normal"/>
    </style:style>
    <style:style style:name="P339" style:family="paragraph" style:parent-style-name="Table_20_Contents">
      <style:text-properties fo:color="#000000" fo:font-style="normal" fo:font-weight="normal" officeooo:rsid="03d1afbe" officeooo:paragraph-rsid="0482b034" style:font-style-asian="normal" style:font-weight-asian="normal" style:font-style-complex="normal" style:font-weight-complex="normal"/>
    </style:style>
    <style:style style:name="P340" style:family="paragraph" style:parent-style-name="Table_20_Contents">
      <style:text-properties fo:color="#000000" fo:font-style="normal" fo:font-weight="normal" officeooo:rsid="03d1afbe" officeooo:paragraph-rsid="0483e661" style:font-style-asian="normal" style:font-weight-asian="normal" style:font-style-complex="normal" style:font-weight-complex="normal"/>
    </style:style>
    <style:style style:name="P341" style:family="paragraph" style:parent-style-name="Table_20_Contents">
      <style:text-properties fo:color="#000000" fo:font-style="normal" fo:font-weight="normal" officeooo:rsid="03d1afbe" officeooo:paragraph-rsid="0484dd17" style:font-style-asian="normal" style:font-weight-asian="normal" style:font-style-complex="normal" style:font-weight-complex="normal"/>
    </style:style>
    <style:style style:name="P342" style:family="paragraph" style:parent-style-name="Table_20_Contents">
      <style:text-properties fo:color="#000000" fo:font-style="normal" fo:font-weight="normal" officeooo:rsid="03d1afbe" officeooo:paragraph-rsid="0486cfd8" style:font-style-asian="normal" style:font-weight-asian="normal" style:font-style-complex="normal" style:font-weight-complex="normal"/>
    </style:style>
    <style:style style:name="P343" style:family="paragraph" style:parent-style-name="Table_20_Contents">
      <style:text-properties fo:color="#000000" fo:font-style="normal" fo:font-weight="normal" officeooo:rsid="03d1afbe" officeooo:paragraph-rsid="04886ae1" style:font-style-asian="normal" style:font-weight-asian="normal" style:font-style-complex="normal" style:font-weight-complex="normal"/>
    </style:style>
    <style:style style:name="P344" style:family="paragraph" style:parent-style-name="Table_20_Contents">
      <style:text-properties fo:color="#000000" fo:font-style="normal" fo:font-weight="normal" officeooo:rsid="03d1afbe" officeooo:paragraph-rsid="048b7728" style:font-style-asian="normal" style:font-weight-asian="normal" style:font-style-complex="normal" style:font-weight-complex="normal"/>
    </style:style>
    <style:style style:name="P345" style:family="paragraph" style:parent-style-name="Table_20_Contents">
      <style:text-properties fo:color="#000000" fo:font-style="normal" fo:font-weight="normal" officeooo:rsid="03d1afbe" officeooo:paragraph-rsid="048b96bd" style:font-style-asian="normal" style:font-weight-asian="normal" style:font-style-complex="normal" style:font-weight-complex="normal"/>
    </style:style>
    <style:style style:name="P346" style:family="paragraph" style:parent-style-name="Table_20_Contents">
      <style:text-properties fo:color="#000000" fo:font-style="normal" fo:font-weight="normal" officeooo:rsid="03d1afbe" officeooo:paragraph-rsid="048c39c5" style:font-style-asian="normal" style:font-weight-asian="normal" style:font-style-complex="normal" style:font-weight-complex="normal"/>
    </style:style>
    <style:style style:name="P347" style:family="paragraph" style:parent-style-name="Table_20_Contents">
      <style:text-properties fo:color="#000000" fo:font-style="normal" fo:font-weight="normal" officeooo:rsid="03d1afbe" officeooo:paragraph-rsid="048d92c3" style:font-style-asian="normal" style:font-weight-asian="normal" style:font-style-complex="normal" style:font-weight-complex="normal"/>
    </style:style>
    <style:style style:name="P348" style:family="paragraph" style:parent-style-name="Table_20_Contents">
      <style:text-properties fo:color="#000000" fo:font-style="normal" fo:font-weight="normal" officeooo:rsid="03d1afbe" officeooo:paragraph-rsid="048db16a" style:font-style-asian="normal" style:font-weight-asian="normal" style:font-style-complex="normal" style:font-weight-complex="normal"/>
    </style:style>
    <style:style style:name="P349" style:family="paragraph" style:parent-style-name="Table_20_Contents">
      <style:text-properties fo:color="#000000" fo:font-style="normal" fo:font-weight="normal" officeooo:rsid="03d1afbe" officeooo:paragraph-rsid="048e11da" style:font-style-asian="normal" style:font-weight-asian="normal" style:font-style-complex="normal" style:font-weight-complex="normal"/>
    </style:style>
    <style:style style:name="P350" style:family="paragraph" style:parent-style-name="Table_20_Contents">
      <style:text-properties fo:color="#000000" fo:font-style="normal" fo:font-weight="normal" officeooo:rsid="03d1afbe" officeooo:paragraph-rsid="04954489" style:font-style-asian="normal" style:font-weight-asian="normal" style:font-style-complex="normal" style:font-weight-complex="normal"/>
    </style:style>
    <style:style style:name="P351" style:family="paragraph" style:parent-style-name="Table_20_Contents">
      <style:text-properties fo:color="#000000" fo:font-style="normal" fo:font-weight="normal" officeooo:rsid="03d1afbe" officeooo:paragraph-rsid="04985425" style:font-style-asian="normal" style:font-weight-asian="normal" style:font-style-complex="normal" style:font-weight-complex="normal"/>
    </style:style>
    <style:style style:name="P352" style:family="paragraph" style:parent-style-name="Table_20_Contents">
      <style:text-properties fo:color="#000000" fo:font-style="normal" fo:font-weight="normal" officeooo:rsid="03d9e595" officeooo:paragraph-rsid="03d9e595" style:font-style-asian="normal" style:font-weight-asian="normal" style:font-style-complex="normal" style:font-weight-complex="normal"/>
    </style:style>
    <style:style style:name="P353" style:family="paragraph" style:parent-style-name="Table_20_Contents">
      <style:text-properties fo:color="#000000" fo:font-style="normal" fo:font-weight="normal" officeooo:rsid="03dcf607" officeooo:paragraph-rsid="03dcf607" style:font-style-asian="normal" style:font-weight-asian="normal" style:font-style-complex="normal" style:font-weight-complex="normal"/>
    </style:style>
    <style:style style:name="P354" style:family="paragraph" style:parent-style-name="Table_20_Contents">
      <style:text-properties fo:color="#000000" fo:font-style="normal" fo:font-weight="normal" officeooo:rsid="03e15391" officeooo:paragraph-rsid="03e15391" style:font-style-asian="normal" style:font-weight-asian="normal" style:font-style-complex="normal" style:font-weight-complex="normal"/>
    </style:style>
    <style:style style:name="P355" style:family="paragraph" style:parent-style-name="Table_20_Contents">
      <style:text-properties fo:color="#000000" fo:font-style="normal" fo:font-weight="normal" officeooo:rsid="03e15391" officeooo:paragraph-rsid="03e3435b" style:font-style-asian="normal" style:font-weight-asian="normal" style:font-style-complex="normal" style:font-weight-complex="normal"/>
    </style:style>
    <style:style style:name="P356" style:family="paragraph" style:parent-style-name="Table_20_Contents">
      <style:text-properties fo:color="#000000" fo:font-style="normal" fo:font-weight="normal" officeooo:rsid="03e15391" officeooo:paragraph-rsid="03f385b5" style:font-style-asian="normal" style:font-weight-asian="normal" style:font-style-complex="normal" style:font-weight-complex="normal"/>
    </style:style>
    <style:style style:name="P357" style:family="paragraph" style:parent-style-name="Table_20_Contents">
      <style:text-properties fo:color="#000000" fo:font-style="normal" fo:font-weight="normal" officeooo:rsid="03e15391" officeooo:paragraph-rsid="04195e0e" style:font-style-asian="normal" style:font-weight-asian="normal" style:font-style-complex="normal" style:font-weight-complex="normal"/>
    </style:style>
    <style:style style:name="P358" style:family="paragraph" style:parent-style-name="Table_20_Contents">
      <style:text-properties fo:color="#000000" fo:font-style="normal" fo:font-weight="normal" officeooo:rsid="03e15391" officeooo:paragraph-rsid="042ea5c9" style:font-style-asian="normal" style:font-weight-asian="normal" style:font-style-complex="normal" style:font-weight-complex="normal"/>
    </style:style>
    <style:style style:name="P359" style:family="paragraph" style:parent-style-name="Table_20_Contents">
      <style:text-properties fo:color="#000000" fo:font-style="normal" fo:font-weight="normal" officeooo:rsid="03e15391" officeooo:paragraph-rsid="044a5e5a" style:font-style-asian="normal" style:font-weight-asian="normal" style:font-style-complex="normal" style:font-weight-complex="normal"/>
    </style:style>
    <style:style style:name="P360" style:family="paragraph" style:parent-style-name="Table_20_Contents">
      <style:text-properties fo:color="#000000" fo:font-style="normal" fo:font-weight="normal" officeooo:rsid="03e5713f" officeooo:paragraph-rsid="03e5713f" style:font-style-asian="normal" style:font-weight-asian="normal" style:font-style-complex="normal" style:font-weight-complex="normal"/>
    </style:style>
    <style:style style:name="P361" style:family="paragraph" style:parent-style-name="Table_20_Contents">
      <style:text-properties fo:color="#000000" fo:font-style="normal" fo:font-weight="normal" officeooo:rsid="03e5713f" officeooo:paragraph-rsid="044c8034" style:font-style-asian="normal" style:font-weight-asian="normal" style:font-style-complex="normal" style:font-weight-complex="normal"/>
    </style:style>
    <style:style style:name="P362" style:family="paragraph" style:parent-style-name="Table_20_Contents">
      <style:text-properties fo:color="#000000" fo:font-style="normal" fo:font-weight="normal" officeooo:rsid="03e5713f" officeooo:paragraph-rsid="046c0c6a" style:font-style-asian="normal" style:font-weight-asian="normal" style:font-style-complex="normal" style:font-weight-complex="normal"/>
    </style:style>
    <style:style style:name="P363" style:family="paragraph" style:parent-style-name="Table_20_Contents">
      <style:text-properties fo:color="#000000" fo:font-style="normal" fo:font-weight="normal" officeooo:rsid="03e7f7e7" officeooo:paragraph-rsid="03e7f7e7" style:font-style-asian="normal" style:font-weight-asian="normal" style:font-style-complex="normal" style:font-weight-complex="normal"/>
    </style:style>
    <style:style style:name="P364" style:family="paragraph" style:parent-style-name="Table_20_Contents">
      <style:text-properties fo:color="#000000" fo:font-style="normal" fo:font-weight="normal" officeooo:rsid="03e7f7e7" officeooo:paragraph-rsid="042075c5" style:font-style-asian="normal" style:font-weight-asian="normal" style:font-style-complex="normal" style:font-weight-complex="normal"/>
    </style:style>
    <style:style style:name="P365" style:family="paragraph" style:parent-style-name="Table_20_Contents">
      <style:text-properties fo:color="#000000" fo:font-style="normal" fo:font-weight="normal" officeooo:rsid="03e7f7e7" officeooo:paragraph-rsid="043593a3" style:font-style-asian="normal" style:font-weight-asian="normal" style:font-style-complex="normal" style:font-weight-complex="normal"/>
    </style:style>
    <style:style style:name="P366" style:family="paragraph" style:parent-style-name="Table_20_Contents">
      <style:text-properties fo:color="#000000" fo:font-style="normal" fo:font-weight="normal" officeooo:rsid="03e7f7e7" officeooo:paragraph-rsid="043f6397" style:font-style-asian="normal" style:font-weight-asian="normal" style:font-style-complex="normal" style:font-weight-complex="normal"/>
    </style:style>
    <style:style style:name="P367" style:family="paragraph" style:parent-style-name="Table_20_Contents">
      <style:text-properties fo:color="#000000" fo:font-style="normal" fo:font-weight="normal" officeooo:rsid="03e7f7e7" officeooo:paragraph-rsid="046d66f6" style:font-style-asian="normal" style:font-weight-asian="normal" style:font-style-complex="normal" style:font-weight-complex="normal"/>
    </style:style>
    <style:style style:name="P368" style:family="paragraph" style:parent-style-name="Table_20_Contents">
      <style:text-properties fo:color="#000000" fo:font-style="normal" fo:font-weight="normal" officeooo:rsid="03e7f7e7" officeooo:paragraph-rsid="04700c79" style:font-style-asian="normal" style:font-weight-asian="normal" style:font-style-complex="normal" style:font-weight-complex="normal"/>
    </style:style>
    <style:style style:name="P369" style:family="paragraph" style:parent-style-name="Table_20_Contents">
      <style:text-properties fo:color="#000000" fo:font-style="normal" fo:font-weight="normal" officeooo:rsid="03e7f7e7" officeooo:paragraph-rsid="048b7728" style:font-style-asian="normal" style:font-weight-asian="normal" style:font-style-complex="normal" style:font-weight-complex="normal"/>
    </style:style>
    <style:style style:name="P370" style:family="paragraph" style:parent-style-name="Table_20_Contents">
      <style:text-properties fo:color="#000000" fo:font-style="normal" fo:font-weight="normal" officeooo:rsid="03e3970c" officeooo:paragraph-rsid="03e3d243" style:font-style-asian="normal" style:font-weight-asian="normal" style:font-style-complex="normal" style:font-weight-complex="normal"/>
    </style:style>
    <style:style style:name="P371" style:family="paragraph" style:parent-style-name="Table_20_Contents">
      <style:text-properties fo:color="#000000" fo:font-style="normal" fo:font-weight="normal" officeooo:rsid="03eb6a71" officeooo:paragraph-rsid="03eb6a71" style:font-style-asian="normal" style:font-weight-asian="normal" style:font-style-complex="normal" style:font-weight-complex="normal"/>
    </style:style>
    <style:style style:name="P372" style:family="paragraph" style:parent-style-name="Table_20_Contents">
      <style:text-properties fo:color="#000000" fo:font-style="normal" fo:font-weight="normal" officeooo:rsid="03eb6a71" officeooo:paragraph-rsid="0403f174" style:font-style-asian="normal" style:font-weight-asian="normal" style:font-style-complex="normal" style:font-weight-complex="normal"/>
    </style:style>
    <style:style style:name="P373" style:family="paragraph" style:parent-style-name="Table_20_Contents">
      <style:text-properties fo:color="#000000" fo:font-style="normal" fo:font-weight="normal" officeooo:rsid="03e9a82e" officeooo:paragraph-rsid="03e9a82e" style:font-style-asian="normal" style:font-weight-asian="normal" style:font-style-complex="normal" style:font-weight-complex="normal"/>
    </style:style>
    <style:style style:name="P374" style:family="paragraph" style:parent-style-name="Table_20_Contents">
      <style:text-properties fo:color="#000000" fo:font-style="normal" fo:font-weight="normal" officeooo:rsid="03e9a82e" officeooo:paragraph-rsid="0423155f" style:font-style-asian="normal" style:font-weight-asian="normal" style:font-style-complex="normal" style:font-weight-complex="normal"/>
    </style:style>
    <style:style style:name="P375" style:family="paragraph" style:parent-style-name="Table_20_Contents">
      <style:text-properties fo:color="#000000" fo:font-style="normal" fo:font-weight="normal" officeooo:rsid="03e9a82e" officeooo:paragraph-rsid="04388025" style:font-style-asian="normal" style:font-weight-asian="normal" style:font-style-complex="normal" style:font-weight-complex="normal"/>
    </style:style>
    <style:style style:name="P376" style:family="paragraph" style:parent-style-name="Table_20_Contents">
      <style:text-properties fo:color="#000000" fo:font-style="normal" fo:font-weight="normal" officeooo:rsid="03e9a82e" officeooo:paragraph-rsid="044f7911" style:font-style-asian="normal" style:font-weight-asian="normal" style:font-style-complex="normal" style:font-weight-complex="normal"/>
    </style:style>
    <style:style style:name="P377" style:family="paragraph" style:parent-style-name="Table_20_Contents">
      <style:text-properties fo:color="#000000" fo:font-style="normal" fo:font-weight="normal" officeooo:rsid="03e9a82e" officeooo:paragraph-rsid="048b96bd" style:font-style-asian="normal" style:font-weight-asian="normal" style:font-style-complex="normal" style:font-weight-complex="normal"/>
    </style:style>
    <style:style style:name="P378" style:family="paragraph" style:parent-style-name="Table_20_Contents">
      <style:text-properties fo:color="#000000" fo:font-style="normal" fo:font-weight="normal" officeooo:rsid="03f961b2" officeooo:paragraph-rsid="03f961b2" style:font-style-asian="normal" style:font-weight-asian="normal" style:font-style-complex="normal" style:font-weight-complex="normal"/>
    </style:style>
    <style:style style:name="P379" style:family="paragraph" style:parent-style-name="Table_20_Contents">
      <style:text-properties fo:color="#000000" fo:font-style="normal" fo:font-weight="normal" officeooo:rsid="03ed6f7a" officeooo:paragraph-rsid="03ed6f7a" style:font-style-asian="normal" style:font-weight-asian="normal" style:font-style-complex="normal" style:font-weight-complex="normal"/>
    </style:style>
    <style:style style:name="P380" style:family="paragraph" style:parent-style-name="Table_20_Contents">
      <style:text-properties fo:color="#000000" fo:font-style="normal" fo:font-weight="normal" officeooo:rsid="03ed6f7a" officeooo:paragraph-rsid="03ef5bc5" style:font-style-asian="normal" style:font-weight-asian="normal" style:font-style-complex="normal" style:font-weight-complex="normal"/>
    </style:style>
    <style:style style:name="P381" style:family="paragraph" style:parent-style-name="Table_20_Contents">
      <style:text-properties fo:color="#000000" fo:font-style="normal" fo:font-weight="normal" officeooo:rsid="03ed6f7a" officeooo:paragraph-rsid="03f1cdb7" style:font-style-asian="normal" style:font-weight-asian="normal" style:font-style-complex="normal" style:font-weight-complex="normal"/>
    </style:style>
    <style:style style:name="P382" style:family="paragraph" style:parent-style-name="Table_20_Contents">
      <style:text-properties fo:color="#000000" fo:font-style="normal" fo:font-weight="normal" officeooo:rsid="03ed6f7a" officeooo:paragraph-rsid="03f1d6ac" style:font-style-asian="normal" style:font-weight-asian="normal" style:font-style-complex="normal" style:font-weight-complex="normal"/>
    </style:style>
    <style:style style:name="P383" style:family="paragraph" style:parent-style-name="Table_20_Contents">
      <style:text-properties fo:color="#000000" fo:font-style="normal" fo:font-weight="normal" officeooo:rsid="03ed6f7a" officeooo:paragraph-rsid="03f2b22e" style:font-style-asian="normal" style:font-weight-asian="normal" style:font-style-complex="normal" style:font-weight-complex="normal"/>
    </style:style>
    <style:style style:name="P384" style:family="paragraph" style:parent-style-name="Table_20_Contents">
      <style:text-properties fo:color="#000000" fo:font-style="normal" fo:font-weight="normal" officeooo:rsid="03ed6f7a" officeooo:paragraph-rsid="045176c5" style:font-style-asian="normal" style:font-weight-asian="normal" style:font-style-complex="normal" style:font-weight-complex="normal"/>
    </style:style>
    <style:style style:name="P385" style:family="paragraph" style:parent-style-name="Table_20_Contents">
      <style:text-properties fo:color="#000000" fo:font-style="normal" fo:font-weight="normal" officeooo:rsid="03fecc84" officeooo:paragraph-rsid="0403f174" style:font-style-asian="normal" style:font-weight-asian="normal" style:font-style-complex="normal" style:font-weight-complex="normal"/>
    </style:style>
    <style:style style:name="P386" style:family="paragraph" style:parent-style-name="Table_20_Contents">
      <style:text-properties fo:color="#000000" fo:font-style="normal" fo:font-weight="normal" officeooo:rsid="03fecc84" officeooo:paragraph-rsid="0406620b" style:font-style-asian="normal" style:font-weight-asian="normal" style:font-style-complex="normal" style:font-weight-complex="normal"/>
    </style:style>
    <style:style style:name="P387" style:family="paragraph" style:parent-style-name="Table_20_Contents">
      <style:text-properties fo:color="#000000" fo:font-style="normal" fo:font-weight="normal" officeooo:rsid="03fecc84" officeooo:paragraph-rsid="0429b340" style:font-style-asian="normal" style:font-weight-asian="normal" style:font-style-complex="normal" style:font-weight-complex="normal"/>
    </style:style>
    <style:style style:name="P388" style:family="paragraph" style:parent-style-name="Table_20_Contents">
      <style:text-properties fo:color="#000000" fo:font-style="normal" fo:font-weight="normal" officeooo:rsid="03fecc84" officeooo:paragraph-rsid="03fecc84" style:font-style-asian="normal" style:font-weight-asian="normal" style:font-style-complex="normal" style:font-weight-complex="normal"/>
    </style:style>
    <style:style style:name="P389" style:family="paragraph" style:parent-style-name="Table_20_Contents">
      <style:text-properties fo:color="#000000" fo:font-style="normal" fo:font-weight="normal" officeooo:rsid="04038a78" officeooo:paragraph-rsid="04038a78" style:font-style-asian="normal" style:font-weight-asian="normal" style:font-style-complex="normal" style:font-weight-complex="normal"/>
    </style:style>
    <style:style style:name="P390" style:family="paragraph" style:parent-style-name="Table_20_Contents">
      <style:text-properties fo:color="#000000" fo:font-style="normal" fo:font-weight="normal" officeooo:rsid="03f1cdb7" officeooo:paragraph-rsid="03f1cdb7" style:font-style-asian="normal" style:font-weight-asian="normal" style:font-style-complex="normal" style:font-weight-complex="normal"/>
    </style:style>
    <style:style style:name="P391" style:family="paragraph" style:parent-style-name="Table_20_Contents">
      <style:text-properties fo:color="#000000" fo:font-style="normal" fo:font-weight="normal" officeooo:rsid="040dccd9" officeooo:paragraph-rsid="04107b5c" style:font-style-asian="normal" style:font-weight-asian="normal" style:font-style-complex="normal" style:font-weight-complex="normal"/>
    </style:style>
    <style:style style:name="P392" style:family="paragraph" style:parent-style-name="Table_20_Contents">
      <style:text-properties fo:color="#000000" fo:font-style="normal" fo:font-weight="normal" officeooo:rsid="040dccd9" officeooo:paragraph-rsid="04140edb" style:font-style-asian="normal" style:font-weight-asian="normal" style:font-style-complex="normal" style:font-weight-complex="normal"/>
    </style:style>
    <style:style style:name="P393" style:family="paragraph" style:parent-style-name="Table_20_Contents">
      <style:text-properties fo:color="#000000" fo:font-style="normal" fo:font-weight="normal" officeooo:rsid="040dccd9" officeooo:paragraph-rsid="041458c8" style:font-style-asian="normal" style:font-weight-asian="normal" style:font-style-complex="normal" style:font-weight-complex="normal"/>
    </style:style>
    <style:style style:name="P394" style:family="paragraph" style:parent-style-name="Table_20_Contents">
      <style:text-properties fo:color="#000000" fo:font-style="normal" fo:font-weight="normal" officeooo:rsid="040dccd9" officeooo:paragraph-rsid="04161e96" style:font-style-asian="normal" style:font-weight-asian="normal" style:font-style-complex="normal" style:font-weight-complex="normal"/>
    </style:style>
    <style:style style:name="P395" style:family="paragraph" style:parent-style-name="Table_20_Contents">
      <style:text-properties fo:color="#000000" fo:font-style="normal" fo:font-weight="normal" officeooo:rsid="040dccd9" officeooo:paragraph-rsid="041f3d0c" style:font-style-asian="normal" style:font-weight-asian="normal" style:font-style-complex="normal" style:font-weight-complex="normal"/>
    </style:style>
    <style:style style:name="P396" style:family="paragraph" style:parent-style-name="Table_20_Contents">
      <style:text-properties fo:color="#000000" fo:font-style="normal" fo:font-weight="normal" officeooo:rsid="040dccd9" officeooo:paragraph-rsid="044204ed" style:font-style-asian="normal" style:font-weight-asian="normal" style:font-style-complex="normal" style:font-weight-complex="normal"/>
    </style:style>
    <style:style style:name="P397" style:family="paragraph" style:parent-style-name="Table_20_Contents">
      <style:text-properties fo:color="#000000" fo:font-style="normal" fo:font-weight="normal" officeooo:rsid="040dccd9" officeooo:paragraph-rsid="045e1295" style:font-style-asian="normal" style:font-weight-asian="normal" style:font-style-complex="normal" style:font-weight-complex="normal"/>
    </style:style>
    <style:style style:name="P398" style:family="paragraph" style:parent-style-name="Table_20_Contents">
      <style:text-properties fo:color="#000000" fo:font-style="normal" fo:font-weight="normal" officeooo:rsid="040dccd9" officeooo:paragraph-rsid="04683b17" style:font-style-asian="normal" style:font-weight-asian="normal" style:font-style-complex="normal" style:font-weight-complex="normal"/>
    </style:style>
    <style:style style:name="P399" style:family="paragraph" style:parent-style-name="Table_20_Contents">
      <style:text-properties fo:color="#000000" fo:font-style="normal" fo:font-weight="normal" officeooo:rsid="040dccd9" officeooo:paragraph-rsid="048a4624" style:font-style-asian="normal" style:font-weight-asian="normal" style:font-style-complex="normal" style:font-weight-complex="normal"/>
    </style:style>
    <style:style style:name="P400" style:family="paragraph" style:parent-style-name="Table_20_Contents">
      <style:text-properties fo:color="#000000" fo:font-style="normal" fo:font-weight="normal" officeooo:rsid="040dccd9" officeooo:paragraph-rsid="049385fc" style:font-style-asian="normal" style:font-weight-asian="normal" style:font-style-complex="normal" style:font-weight-complex="normal"/>
    </style:style>
    <style:style style:name="P401" style:family="paragraph" style:parent-style-name="Table_20_Contents">
      <style:text-properties fo:color="#000000" fo:font-style="normal" fo:font-weight="normal" officeooo:rsid="04161e96" officeooo:paragraph-rsid="04161e96" style:font-style-asian="normal" style:font-weight-asian="normal" style:font-style-complex="normal" style:font-weight-complex="normal"/>
    </style:style>
    <style:style style:name="P402" style:family="paragraph" style:parent-style-name="Table_20_Contents">
      <style:text-properties fo:color="#000000" fo:font-style="normal" fo:font-weight="normal" officeooo:rsid="0423155f" officeooo:paragraph-rsid="0423155f" style:font-style-asian="normal" style:font-weight-asian="normal" style:font-style-complex="normal" style:font-weight-complex="normal"/>
    </style:style>
    <style:style style:name="P403" style:family="paragraph" style:parent-style-name="Table_20_Contents">
      <style:text-properties fo:color="#000000" fo:font-style="normal" fo:font-weight="normal" officeooo:rsid="03dbbe8d" officeooo:paragraph-rsid="0427cb94" style:font-style-asian="normal" style:font-weight-asian="normal" style:font-style-complex="normal" style:font-weight-complex="normal"/>
    </style:style>
    <style:style style:name="P404" style:family="paragraph" style:parent-style-name="Table_20_Contents">
      <style:text-properties fo:color="#000000" fo:font-style="normal" fo:font-weight="normal" officeooo:rsid="042ea5c9" officeooo:paragraph-rsid="042ea5c9" style:font-style-asian="normal" style:font-weight-asian="normal" style:font-style-complex="normal" style:font-weight-complex="normal"/>
    </style:style>
    <style:style style:name="P405" style:family="paragraph" style:parent-style-name="Table_20_Contents">
      <style:text-properties fo:color="#000000" fo:font-style="normal" fo:font-weight="normal" officeooo:rsid="042ea5c9" officeooo:paragraph-rsid="04347fd8" style:font-style-asian="normal" style:font-weight-asian="normal" style:font-style-complex="normal" style:font-weight-complex="normal"/>
    </style:style>
    <style:style style:name="P406" style:family="paragraph" style:parent-style-name="Table_20_Contents">
      <style:text-properties fo:color="#000000" fo:font-style="normal" fo:font-weight="normal" officeooo:rsid="043a81ae" officeooo:paragraph-rsid="043a81ae" style:font-style-asian="normal" style:font-weight-asian="normal" style:font-style-complex="normal" style:font-weight-complex="normal"/>
    </style:style>
    <style:style style:name="P407" style:family="paragraph" style:parent-style-name="Table_20_Contents">
      <style:text-properties fo:color="#000000" fo:font-style="normal" fo:font-weight="normal" officeooo:rsid="043a81ae" officeooo:paragraph-rsid="045191dd" style:font-style-asian="normal" style:font-weight-asian="normal" style:font-style-complex="normal" style:font-weight-complex="normal"/>
    </style:style>
    <style:style style:name="P408" style:family="paragraph" style:parent-style-name="Table_20_Contents">
      <style:text-properties fo:color="#000000" fo:font-style="normal" fo:font-weight="normal" officeooo:rsid="0444c5fb" officeooo:paragraph-rsid="04472dab" style:font-style-asian="normal" style:font-weight-asian="normal" style:font-style-complex="normal" style:font-weight-complex="normal"/>
    </style:style>
    <style:style style:name="P409" style:family="paragraph" style:parent-style-name="Table_20_Contents">
      <style:text-properties fo:color="#000000" fo:font-style="normal" fo:font-weight="normal" officeooo:rsid="0444c5fb" officeooo:paragraph-rsid="047e1d5f" style:font-style-asian="normal" style:font-weight-asian="normal" style:font-style-complex="normal" style:font-weight-complex="normal"/>
    </style:style>
    <style:style style:name="P410" style:family="paragraph" style:parent-style-name="Table_20_Contents">
      <style:text-properties fo:color="#000000" fo:font-style="normal" fo:font-weight="normal" officeooo:rsid="04496c28" officeooo:paragraph-rsid="04496c28" style:font-style-asian="normal" style:font-weight-asian="normal" style:font-style-complex="normal" style:font-weight-complex="normal"/>
    </style:style>
    <style:style style:name="P411" style:family="paragraph" style:parent-style-name="Table_20_Contents">
      <style:text-properties fo:color="#000000" fo:font-style="normal" fo:font-weight="normal" officeooo:rsid="044a5e5a" officeooo:paragraph-rsid="044a5e5a" style:font-style-asian="normal" style:font-weight-asian="normal" style:font-style-complex="normal" style:font-weight-complex="normal"/>
    </style:style>
    <style:style style:name="P412" style:family="paragraph" style:parent-style-name="Table_20_Contents">
      <style:text-properties fo:color="#000000" fo:font-style="normal" fo:font-weight="normal" officeooo:rsid="044a814e" officeooo:paragraph-rsid="044c8034" style:font-style-asian="normal" style:font-weight-asian="normal" style:font-style-complex="normal" style:font-weight-complex="normal"/>
    </style:style>
    <style:style style:name="P413" style:family="paragraph" style:parent-style-name="Table_20_Contents">
      <style:text-properties fo:color="#000000" fo:font-style="normal" fo:font-weight="normal" officeooo:rsid="044f5f70" officeooo:paragraph-rsid="044f5f70" style:font-style-asian="normal" style:font-weight-asian="normal" style:font-style-complex="normal" style:font-weight-complex="normal"/>
    </style:style>
    <style:style style:name="P414" style:family="paragraph" style:parent-style-name="Table_20_Contents">
      <style:text-properties fo:color="#000000" fo:font-style="normal" fo:font-weight="normal" officeooo:rsid="044f5f70" officeooo:paragraph-rsid="045035f3" style:font-style-asian="normal" style:font-weight-asian="normal" style:font-style-complex="normal" style:font-weight-complex="normal"/>
    </style:style>
    <style:style style:name="P415" style:family="paragraph" style:parent-style-name="Table_20_Contents">
      <style:text-properties fo:color="#000000" fo:font-style="normal" fo:font-weight="normal" officeooo:rsid="044f5f70" officeooo:paragraph-rsid="045191dd" style:font-style-asian="normal" style:font-weight-asian="normal" style:font-style-complex="normal" style:font-weight-complex="normal"/>
    </style:style>
    <style:style style:name="P416" style:family="paragraph" style:parent-style-name="Table_20_Contents">
      <style:text-properties fo:color="#000000" fo:font-style="normal" fo:font-weight="normal" officeooo:rsid="045924c0" officeooo:paragraph-rsid="045924c0" style:font-style-asian="normal" style:font-weight-asian="normal" style:font-style-complex="normal" style:font-weight-complex="normal"/>
    </style:style>
    <style:style style:name="P417" style:family="paragraph" style:parent-style-name="Table_20_Contents">
      <style:text-properties fo:color="#000000" fo:font-style="normal" fo:font-weight="normal" officeooo:rsid="045c24c1" officeooo:paragraph-rsid="045c24c1" style:font-style-asian="normal" style:font-weight-asian="normal" style:font-style-complex="normal" style:font-weight-complex="normal"/>
    </style:style>
    <style:style style:name="P418" style:family="paragraph" style:parent-style-name="Table_20_Contents">
      <style:text-properties fo:color="#000000" fo:font-style="normal" fo:font-weight="normal" officeooo:rsid="0455e23d" officeooo:paragraph-rsid="0455e23d" style:font-style-asian="normal" style:font-weight-asian="normal" style:font-style-complex="normal" style:font-weight-complex="normal"/>
    </style:style>
    <style:style style:name="P419" style:family="paragraph" style:parent-style-name="Table_20_Contents">
      <style:text-properties fo:color="#000000" fo:font-style="normal" fo:font-weight="normal" officeooo:rsid="0455e23d" officeooo:paragraph-rsid="045924c0" style:font-style-asian="normal" style:font-weight-asian="normal" style:font-style-complex="normal" style:font-weight-complex="normal"/>
    </style:style>
    <style:style style:name="P420" style:family="paragraph" style:parent-style-name="Table_20_Contents">
      <style:text-properties fo:color="#000000" fo:font-style="normal" fo:font-weight="normal" officeooo:rsid="0455e23d" officeooo:paragraph-rsid="045a879b" style:font-style-asian="normal" style:font-weight-asian="normal" style:font-style-complex="normal" style:font-weight-complex="normal"/>
    </style:style>
    <style:style style:name="P421" style:family="paragraph" style:parent-style-name="Table_20_Contents">
      <style:text-properties fo:color="#000000" fo:font-style="normal" fo:font-weight="normal" officeooo:rsid="0455e23d" officeooo:paragraph-rsid="04629056" style:font-style-asian="normal" style:font-weight-asian="normal" style:font-style-complex="normal" style:font-weight-complex="normal"/>
    </style:style>
    <style:style style:name="P422" style:family="paragraph" style:parent-style-name="Table_20_Contents">
      <style:text-properties fo:color="#000000" fo:font-style="normal" fo:font-weight="normal" officeooo:rsid="04629056" officeooo:paragraph-rsid="04629056" style:font-style-asian="normal" style:font-weight-asian="normal" style:font-style-complex="normal" style:font-weight-complex="normal"/>
    </style:style>
    <style:style style:name="P423" style:family="paragraph" style:parent-style-name="Table_20_Contents">
      <style:text-properties fo:color="#000000" fo:font-style="normal" fo:font-weight="normal" officeooo:rsid="04700c79" officeooo:paragraph-rsid="04700c79" style:font-style-asian="normal" style:font-weight-asian="normal" style:font-style-complex="normal" style:font-weight-complex="normal"/>
    </style:style>
    <style:style style:name="P424" style:family="paragraph" style:parent-style-name="Table_20_Contents">
      <style:text-properties fo:color="#000000" fo:font-style="normal" fo:font-weight="normal" officeooo:rsid="046b36eb" officeooo:paragraph-rsid="046b36eb" style:font-style-asian="normal" style:font-weight-asian="normal" style:font-style-complex="normal" style:font-weight-complex="normal"/>
    </style:style>
    <style:style style:name="P425" style:family="paragraph" style:parent-style-name="Table_20_Contents">
      <style:text-properties fo:color="#000000" fo:font-style="normal" fo:font-weight="normal" officeooo:rsid="046b36eb" officeooo:paragraph-rsid="046b3e08" style:font-style-asian="normal" style:font-weight-asian="normal" style:font-style-complex="normal" style:font-weight-complex="normal"/>
    </style:style>
    <style:style style:name="P426" style:family="paragraph" style:parent-style-name="Table_20_Contents">
      <style:text-properties fo:color="#000000" fo:font-style="normal" fo:font-weight="normal" officeooo:rsid="046b36eb" officeooo:paragraph-rsid="046c0c6a" style:font-style-asian="normal" style:font-weight-asian="normal" style:font-style-complex="normal" style:font-weight-complex="normal"/>
    </style:style>
    <style:style style:name="P427" style:family="paragraph" style:parent-style-name="Table_20_Contents">
      <style:text-properties fo:color="#000000" fo:font-style="normal" fo:font-weight="normal" officeooo:rsid="04767329" officeooo:paragraph-rsid="04767329" style:font-style-asian="normal" style:font-weight-asian="normal" style:font-style-complex="normal" style:font-weight-complex="normal"/>
    </style:style>
    <style:style style:name="P428" style:family="paragraph" style:parent-style-name="Table_20_Contents">
      <style:text-properties fo:color="#000000" fo:font-style="normal" fo:font-weight="normal" officeooo:rsid="0478a8e3" officeooo:paragraph-rsid="047f9bc3" style:font-style-asian="normal" style:font-weight-asian="normal" style:font-style-complex="normal" style:font-weight-complex="normal"/>
    </style:style>
    <style:style style:name="P429" style:family="paragraph" style:parent-style-name="Table_20_Contents">
      <style:text-properties fo:color="#000000" fo:font-style="normal" fo:font-weight="normal" officeooo:rsid="0486cfd8" officeooo:paragraph-rsid="0486cfd8" style:font-style-asian="normal" style:font-weight-asian="normal" style:font-style-complex="normal" style:font-weight-complex="normal"/>
    </style:style>
    <style:style style:name="P430" style:family="paragraph" style:parent-style-name="Table_20_Contents">
      <style:text-properties fo:color="#000000" fo:font-style="normal" fo:font-weight="normal" officeooo:rsid="048b7728" officeooo:paragraph-rsid="048b7728" style:font-style-asian="normal" style:font-weight-asian="normal" style:font-style-complex="normal" style:font-weight-complex="normal"/>
    </style:style>
    <style:style style:name="P431" style:family="paragraph" style:parent-style-name="Table_20_Contents">
      <style:text-properties fo:color="#000000" fo:font-style="normal" fo:font-weight="normal" officeooo:rsid="0482706d" officeooo:paragraph-rsid="0482706d" style:font-style-asian="normal" style:font-weight-asian="normal" style:font-style-complex="normal" style:font-weight-complex="normal"/>
    </style:style>
    <style:style style:name="P432" style:family="paragraph" style:parent-style-name="Table_20_Contents">
      <style:text-properties fo:color="#000000" fo:font-style="normal" fo:font-weight="normal" officeooo:rsid="0482706d" officeooo:paragraph-rsid="0486cfd8" style:font-style-asian="normal" style:font-weight-asian="normal" style:font-style-complex="normal" style:font-weight-complex="normal"/>
    </style:style>
    <style:style style:name="P433" style:family="paragraph" style:parent-style-name="Table_20_Contents">
      <style:text-properties fo:color="#000000" fo:font-style="normal" fo:font-weight="normal" officeooo:rsid="0482706d" officeooo:paragraph-rsid="04886ae1" style:font-style-asian="normal" style:font-weight-asian="normal" style:font-style-complex="normal" style:font-weight-complex="normal"/>
    </style:style>
    <style:style style:name="P43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3bb3394" style:font-style-asian="normal" style:font-weight-asian="normal" style:font-style-complex="normal" style:font-weight-complex="normal"/>
    </style:style>
    <style:style style:name="P43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3d1afbe" style:font-style-asian="normal" style:font-weight-asian="normal" style:font-style-complex="normal" style:font-weight-complex="normal"/>
    </style:style>
    <style:style style:name="P43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3f385b5" style:font-style-asian="normal" style:font-weight-asian="normal" style:font-style-complex="normal" style:font-weight-complex="normal"/>
    </style:style>
    <style:style style:name="P43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3f42eb1" style:font-style-asian="normal" style:font-weight-asian="normal" style:font-style-complex="normal" style:font-weight-complex="normal"/>
    </style:style>
    <style:style style:name="P43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095b12" style:font-style-asian="normal" style:font-weight-asian="normal" style:font-style-complex="normal" style:font-weight-complex="normal"/>
    </style:style>
    <style:style style:name="P43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0affdb" style:font-style-asian="normal" style:font-weight-asian="normal" style:font-style-complex="normal" style:font-weight-complex="normal"/>
    </style:style>
    <style:style style:name="P44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0d09fd" style:font-style-asian="normal" style:font-weight-asian="normal" style:font-style-complex="normal" style:font-weight-complex="normal"/>
    </style:style>
    <style:style style:name="P44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195e0e" style:font-style-asian="normal" style:font-weight-asian="normal" style:font-style-complex="normal" style:font-weight-complex="normal"/>
    </style:style>
    <style:style style:name="P44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496c28" style:font-style-asian="normal" style:font-weight-asian="normal" style:font-style-complex="normal" style:font-weight-complex="normal"/>
    </style:style>
    <style:style style:name="P44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4a814e" style:font-style-asian="normal" style:font-weight-asian="normal" style:font-style-complex="normal" style:font-weight-complex="normal"/>
    </style:style>
    <style:style style:name="P44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6b36eb" style:font-style-asian="normal" style:font-weight-asian="normal" style:font-style-complex="normal" style:font-weight-complex="normal"/>
    </style:style>
    <style:style style:name="P44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6b3e08" style:font-style-asian="normal" style:font-weight-asian="normal" style:font-style-complex="normal" style:font-weight-complex="normal"/>
    </style:style>
    <style:style style:name="P44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82b034" style:font-style-asian="normal" style:font-weight-asian="normal" style:font-style-complex="normal" style:font-weight-complex="normal"/>
    </style:style>
    <style:style style:name="P44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83e661" style:font-style-asian="normal" style:font-weight-asian="normal" style:font-style-complex="normal" style:font-weight-complex="normal"/>
    </style:style>
    <style:style style:name="P44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1afbe" officeooo:paragraph-rsid="03d1afbe" style:font-style-asian="normal" style:font-weight-asian="normal" style:font-style-complex="normal" style:font-weight-complex="normal"/>
    </style:style>
    <style:style style:name="P44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1afbe" officeooo:paragraph-rsid="046b36eb" style:font-style-asian="normal" style:font-weight-asian="normal" style:font-style-complex="normal" style:font-weight-complex="normal"/>
    </style:style>
    <style:style style:name="P45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1afbe" officeooo:paragraph-rsid="046bf991" style:font-style-asian="normal" style:font-weight-asian="normal" style:font-style-complex="normal" style:font-weight-complex="normal"/>
    </style:style>
    <style:style style:name="P45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1afbe" officeooo:paragraph-rsid="0482706d" style:font-style-asian="normal" style:font-weight-asian="normal" style:font-style-complex="normal" style:font-weight-complex="normal"/>
    </style:style>
    <style:style style:name="P45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e15391" officeooo:paragraph-rsid="03e15391" style:font-style-asian="normal" style:font-weight-asian="normal" style:font-style-complex="normal" style:font-weight-complex="normal"/>
    </style:style>
    <style:style style:name="P45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095b12" officeooo:paragraph-rsid="04095b12" style:font-style-asian="normal" style:font-weight-asian="normal" style:font-style-complex="normal" style:font-weight-complex="normal"/>
    </style:style>
    <style:style style:name="P45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095b12" officeooo:paragraph-rsid="04496c28" style:font-style-asian="normal" style:font-weight-asian="normal" style:font-style-complex="normal" style:font-weight-complex="normal"/>
    </style:style>
    <style:style style:name="P45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095b12" officeooo:paragraph-rsid="0482706d" style:font-style-asian="normal" style:font-weight-asian="normal" style:font-style-complex="normal" style:font-weight-complex="normal"/>
    </style:style>
    <style:style style:name="P45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ea5c9" officeooo:paragraph-rsid="042ea5c9" style:font-style-asian="normal" style:font-weight-asian="normal" style:font-style-complex="normal" style:font-weight-complex="normal"/>
    </style:style>
    <style:style style:name="P45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496c28" officeooo:paragraph-rsid="04496c28" style:font-style-asian="normal" style:font-weight-asian="normal" style:font-style-complex="normal" style:font-weight-complex="normal"/>
    </style:style>
    <style:style style:name="P45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496c28" officeooo:paragraph-rsid="046b36eb" style:font-style-asian="normal" style:font-weight-asian="normal" style:font-style-complex="normal" style:font-weight-complex="normal"/>
    </style:style>
    <style:style style:name="P45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6b36eb" officeooo:paragraph-rsid="046c0c6a" style:font-style-asian="normal" style:font-weight-asian="normal" style:font-style-complex="normal" style:font-weight-complex="normal"/>
    </style:style>
    <style:style style:name="P46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55e23d" officeooo:paragraph-rsid="0482706d" style:font-style-asian="normal" style:font-weight-asian="normal" style:font-style-complex="normal" style:font-weight-complex="normal"/>
    </style:style>
    <style:style style:name="P461" style:family="paragraph" style:parent-style-name="Table_20_Contents">
      <style:text-properties officeooo:paragraph-rsid="044a5e5a"/>
    </style:style>
    <style:style style:name="P462" style:family="paragraph" style:parent-style-name="Table_20_Contents">
      <style:text-properties officeooo:paragraph-rsid="044a814e"/>
    </style:style>
    <style:style style:name="P463" style:family="paragraph" style:parent-style-name="Table_20_Contents">
      <style:text-properties officeooo:rsid="044a814e" officeooo:paragraph-rsid="044a814e"/>
    </style:style>
    <style:style style:name="P464" style:family="paragraph" style:parent-style-name="Table_20_Contents">
      <style:text-properties officeooo:paragraph-rsid="03d357a2"/>
    </style:style>
    <style:style style:name="P465" style:family="paragraph" style:parent-style-name="Table_20_Contents">
      <style:text-properties officeooo:paragraph-rsid="045035f3"/>
    </style:style>
    <style:style style:name="P466" style:family="paragraph" style:parent-style-name="Table_20_Contents">
      <style:text-properties officeooo:paragraph-rsid="0452b47a"/>
    </style:style>
    <style:style style:name="P467" style:family="paragraph" style:parent-style-name="Text_20_body">
      <style:text-properties fo:color="#ffa07a" fo:font-weight="bold" officeooo:rsid="02b27c24" officeooo:paragraph-rsid="02b27c24" style:font-weight-asian="bold" style:font-weight-complex="bold"/>
    </style:style>
    <style:style style:name="P468" style:family="paragraph" style:parent-style-name="Standard">
      <style:text-properties officeooo:paragraph-rsid="033fbba9"/>
    </style:style>
    <style:style style:name="P469" style:family="paragraph" style:parent-style-name="Table_20_Contents">
      <style:text-properties fo:color="#000000" fo:font-style="normal" fo:font-weight="normal" officeooo:rsid="048c39c5" officeooo:paragraph-rsid="048c39c5" style:font-style-asian="normal" style:font-weight-asian="normal" style:font-style-complex="normal" style:font-weight-complex="normal"/>
    </style:style>
    <style:style style:name="P470" style:family="paragraph" style:parent-style-name="Table_20_Contents">
      <style:text-properties fo:color="#000000" fo:font-style="normal" fo:font-weight="normal" officeooo:rsid="03c45844" officeooo:paragraph-rsid="04baadba" style:font-style-asian="normal" style:font-weight-asian="normal" style:font-style-complex="normal" style:font-weight-complex="normal"/>
    </style:style>
    <style:style style:name="P471" style:family="paragraph" style:parent-style-name="Table_20_Contents">
      <style:text-properties fo:color="#000000" fo:font-weight="normal" officeooo:rsid="03b1b786" officeooo:paragraph-rsid="03b1b786" style:font-weight-asian="normal" style:font-weight-complex="normal"/>
    </style:style>
    <style:style style:name="P472" style:family="paragraph" style:parent-style-name="Table_20_Contents">
      <style:text-properties fo:color="#000000" fo:font-weight="normal" officeooo:rsid="03b2a907" officeooo:paragraph-rsid="03b2a907" style:font-weight-asian="normal" style:font-weight-complex="normal"/>
    </style:style>
    <style:style style:name="P473" style:family="paragraph" style:parent-style-name="Table_20_Contents">
      <style:text-properties fo:color="#000000" fo:font-weight="normal" officeooo:rsid="0444c5fb" officeooo:paragraph-rsid="04ad8e7f" style:font-weight-asian="normal" style:font-weight-complex="normal"/>
    </style:style>
    <style:style style:name="P474" style:family="paragraph" style:parent-style-name="Table_20_Contents">
      <style:text-properties fo:color="#000000" fo:font-weight="normal" officeooo:rsid="04ad8e7f" officeooo:paragraph-rsid="04ad8e7f" style:font-weight-asian="normal" style:font-weight-complex="normal"/>
    </style:style>
    <style:style style:name="P475" style:family="paragraph" style:parent-style-name="Table_20_Contents">
      <style:text-properties fo:color="#000000" fo:font-weight="normal" officeooo:rsid="03ca7cbb" officeooo:paragraph-rsid="04b31ae2" style:font-weight-asian="normal" style:font-weight-complex="normal"/>
    </style:style>
    <style:style style:name="T1" style:family="text">
      <style:text-properties officeooo:rsid="03a03764"/>
    </style:style>
    <style:style style:name="T2" style:family="text">
      <style:text-properties officeooo:rsid="03a216cf"/>
    </style:style>
    <style:style style:name="T3" style:family="text">
      <style:text-properties officeooo:rsid="03a4b30d"/>
    </style:style>
    <style:style style:name="T4" style:family="text">
      <style:text-properties officeooo:rsid="03a7aad0"/>
    </style:style>
    <style:style style:name="T5" style:family="text">
      <style:text-properties officeooo:rsid="03a88a06"/>
    </style:style>
    <style:style style:name="T6" style:family="text">
      <style:text-properties officeooo:rsid="03a9e46e"/>
    </style:style>
    <style:style style:name="T7" style:family="text">
      <style:text-properties officeooo:rsid="03aa0ccc"/>
    </style:style>
    <style:style style:name="T8" style:family="text">
      <style:text-properties officeooo:rsid="03ae10c1"/>
    </style:style>
    <style:style style:name="T9" style:family="text">
      <style:text-properties officeooo:rsid="03b5b9a4"/>
    </style:style>
    <style:style style:name="T10" style:family="text">
      <style:text-properties officeooo:rsid="03b77fdb"/>
    </style:style>
    <style:style style:name="T11" style:family="text">
      <style:text-properties officeooo:rsid="03bb3394"/>
    </style:style>
    <style:style style:name="T12" style:family="text">
      <style:text-properties officeooo:rsid="03bd2bce"/>
    </style:style>
    <style:style style:name="T13" style:family="text">
      <style:text-properties officeooo:rsid="03bee5a6"/>
    </style:style>
    <style:style style:name="T14" style:family="text">
      <style:text-properties officeooo:rsid="03bf7aec"/>
    </style:style>
    <style:style style:name="T15" style:family="text">
      <style:text-properties officeooo:rsid="03c1032e"/>
    </style:style>
    <style:style style:name="T16" style:family="text">
      <style:text-properties officeooo:rsid="03c2fbfe"/>
    </style:style>
    <style:style style:name="T17" style:family="text">
      <style:text-properties officeooo:rsid="03c45844"/>
    </style:style>
    <style:style style:name="T18" style:family="text">
      <style:text-properties officeooo:rsid="03c59a00"/>
    </style:style>
    <style:style style:name="T19" style:family="text">
      <style:text-properties officeooo:rsid="03c740e0"/>
    </style:style>
    <style:style style:name="T20" style:family="text">
      <style:text-properties officeooo:rsid="03c856fb"/>
    </style:style>
    <style:style style:name="T21" style:family="text">
      <style:text-properties officeooo:rsid="03c8d50d"/>
    </style:style>
    <style:style style:name="T22" style:family="text">
      <style:text-properties officeooo:rsid="03caef56"/>
    </style:style>
    <style:style style:name="T23" style:family="text">
      <style:text-properties officeooo:rsid="03cbbfe6"/>
    </style:style>
    <style:style style:name="T24" style:family="text">
      <style:text-properties officeooo:rsid="03ccc228"/>
    </style:style>
    <style:style style:name="T25" style:family="text">
      <style:text-properties officeooo:rsid="03cebcbe"/>
    </style:style>
    <style:style style:name="T26" style:family="text">
      <style:text-properties officeooo:rsid="03d07f80"/>
    </style:style>
    <style:style style:name="T27" style:family="text">
      <style:text-properties officeooo:rsid="03d1afbe"/>
    </style:style>
    <style:style style:name="T28" style:family="text">
      <style:text-properties officeooo:rsid="03d2aed5"/>
    </style:style>
    <style:style style:name="T29" style:family="text">
      <style:text-properties officeooo:rsid="03d2ef56"/>
    </style:style>
    <style:style style:name="T30" style:family="text">
      <style:text-properties officeooo:rsid="03d357a2"/>
    </style:style>
    <style:style style:name="T31" style:family="text">
      <style:text-properties officeooo:rsid="03d4ee79"/>
    </style:style>
    <style:style style:name="T32" style:family="text">
      <style:text-properties officeooo:rsid="03d6730d"/>
    </style:style>
    <style:style style:name="T33" style:family="text">
      <style:text-properties officeooo:rsid="03d7b9d9"/>
    </style:style>
    <style:style style:name="T34" style:family="text">
      <style:text-properties officeooo:rsid="03d8df39"/>
    </style:style>
    <style:style style:name="T35" style:family="text">
      <style:text-properties officeooo:rsid="03d9e595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3d1afbe" style:font-style-asian="normal" style:font-style-complex="normal"/>
    </style:style>
    <style:style style:name="T38" style:family="text">
      <style:text-properties fo:font-style="normal" officeooo:rsid="03dbbe8d" style:font-style-asian="normal" style:font-style-complex="normal"/>
    </style:style>
    <style:style style:name="T39" style:family="text">
      <style:text-properties fo:font-style="normal" officeooo:rsid="03dcf607" style:font-style-asian="normal" style:font-style-complex="normal"/>
    </style:style>
    <style:style style:name="T40" style:family="text">
      <style:text-properties fo:font-style="normal" officeooo:rsid="03dd6067" style:font-style-asian="normal" style:font-style-complex="normal"/>
    </style:style>
    <style:style style:name="T41" style:family="text">
      <style:text-properties fo:font-style="normal" officeooo:rsid="03de853f" style:font-style-asian="normal" style:font-style-complex="normal"/>
    </style:style>
    <style:style style:name="T42" style:family="text">
      <style:text-properties fo:font-style="normal" officeooo:rsid="03df0087" style:font-style-asian="normal" style:font-style-complex="normal"/>
    </style:style>
    <style:style style:name="T43" style:family="text">
      <style:text-properties fo:font-style="normal" officeooo:rsid="03ed6f7a" style:font-style-asian="normal" style:font-style-complex="normal"/>
    </style:style>
    <style:style style:name="T44" style:family="text">
      <style:text-properties fo:font-style="normal" officeooo:rsid="03f05648" style:font-style-asian="normal" style:font-style-complex="normal"/>
    </style:style>
    <style:style style:name="T45" style:family="text">
      <style:text-properties fo:font-style="normal" officeooo:rsid="03f1cdb7" style:font-style-asian="normal" style:font-style-complex="normal"/>
    </style:style>
    <style:style style:name="T46" style:family="text">
      <style:text-properties fo:font-style="normal" officeooo:rsid="03f1d6ac" style:font-style-asian="normal" style:font-style-complex="normal"/>
    </style:style>
    <style:style style:name="T47" style:family="text">
      <style:text-properties fo:font-style="normal" officeooo:rsid="03f2b22e" style:font-style-asian="normal" style:font-style-complex="normal"/>
    </style:style>
    <style:style style:name="T48" style:family="text">
      <style:text-properties fo:font-style="normal" officeooo:rsid="0404cfa6" style:font-style-asian="normal" style:font-style-complex="normal"/>
    </style:style>
    <style:style style:name="T49" style:family="text">
      <style:text-properties fo:font-style="normal" officeooo:rsid="03fecc84" style:font-style-asian="normal" style:font-style-complex="normal"/>
    </style:style>
    <style:style style:name="T50" style:family="text">
      <style:text-properties fo:font-style="normal" officeooo:rsid="0406620b" style:font-style-asian="normal" style:font-style-complex="normal"/>
    </style:style>
    <style:style style:name="T51" style:family="text">
      <style:text-properties fo:font-style="normal" officeooo:rsid="04073f1f" style:font-style-asian="normal" style:font-style-complex="normal"/>
    </style:style>
    <style:style style:name="T52" style:family="text">
      <style:text-properties fo:font-style="normal" officeooo:rsid="040774ce" style:font-style-asian="normal" style:font-style-complex="normal"/>
    </style:style>
    <style:style style:name="T53" style:family="text">
      <style:text-properties fo:font-style="normal" officeooo:rsid="040799cf" style:font-style-asian="normal" style:font-style-complex="normal"/>
    </style:style>
    <style:style style:name="T54" style:family="text">
      <style:text-properties fo:font-style="normal" officeooo:rsid="041458c8" style:font-style-asian="normal" style:font-style-complex="normal"/>
    </style:style>
    <style:style style:name="T55" style:family="text">
      <style:text-properties fo:font-style="normal" officeooo:rsid="040dccd9" style:font-style-asian="normal" style:font-style-complex="normal"/>
    </style:style>
    <style:style style:name="T56" style:family="text">
      <style:text-properties fo:font-style="normal" officeooo:rsid="04161e96" style:font-style-asian="normal" style:font-style-complex="normal"/>
    </style:style>
    <style:style style:name="T57" style:family="text">
      <style:text-properties fo:font-style="normal" officeooo:rsid="04173000" style:font-style-asian="normal" style:font-style-complex="normal"/>
    </style:style>
    <style:style style:name="T58" style:family="text">
      <style:text-properties fo:font-style="normal" officeooo:rsid="041e67f2" style:font-style-asian="normal" style:font-style-complex="normal"/>
    </style:style>
    <style:style style:name="T59" style:family="text">
      <style:text-properties fo:font-style="normal" officeooo:rsid="0427cb94" style:font-style-asian="normal" style:font-style-complex="normal"/>
    </style:style>
    <style:style style:name="T60" style:family="text">
      <style:text-properties fo:font-style="normal" officeooo:rsid="0428cb30" style:font-style-asian="normal" style:font-style-complex="normal"/>
    </style:style>
    <style:style style:name="T61" style:family="text">
      <style:text-properties fo:font-style="normal" officeooo:rsid="0429b340" style:font-style-asian="normal" style:font-style-complex="normal"/>
    </style:style>
    <style:style style:name="T62" style:family="text">
      <style:text-properties fo:font-style="normal" officeooo:rsid="0429dbf2" style:font-style-asian="normal" style:font-style-complex="normal"/>
    </style:style>
    <style:style style:name="T63" style:family="text">
      <style:text-properties fo:font-style="normal" officeooo:rsid="042b339c" style:font-style-asian="normal" style:font-style-complex="normal"/>
    </style:style>
    <style:style style:name="T64" style:family="text">
      <style:text-properties fo:font-style="normal" officeooo:rsid="042c4358" style:font-style-asian="normal" style:font-style-complex="normal"/>
    </style:style>
    <style:style style:name="T65" style:family="text">
      <style:text-properties fo:font-style="normal" officeooo:rsid="042e19f2" style:font-style-asian="normal" style:font-style-complex="normal"/>
    </style:style>
    <style:style style:name="T66" style:family="text">
      <style:text-properties fo:font-style="normal" officeooo:rsid="043a81ae" style:font-style-asian="normal" style:font-style-complex="normal"/>
    </style:style>
    <style:style style:name="T67" style:family="text">
      <style:text-properties fo:font-style="normal" officeooo:rsid="03c45844" style:font-style-asian="normal" style:font-style-complex="normal"/>
    </style:style>
    <style:style style:name="T68" style:family="text">
      <style:text-properties fo:font-style="normal" officeooo:rsid="04374588" style:font-style-asian="normal" style:font-style-complex="normal"/>
    </style:style>
    <style:style style:name="T69" style:family="text">
      <style:text-properties fo:font-style="normal" officeooo:rsid="043c3b57" style:font-style-asian="normal" style:font-style-complex="normal"/>
    </style:style>
    <style:style style:name="T70" style:family="text">
      <style:text-properties fo:font-style="normal" officeooo:rsid="043e799a" style:font-style-asian="normal" style:font-style-complex="normal"/>
    </style:style>
    <style:style style:name="T71" style:family="text">
      <style:text-properties fo:font-style="normal" officeooo:rsid="0443e743" style:font-style-asian="normal" style:font-style-complex="normal"/>
    </style:style>
    <style:style style:name="T72" style:family="text">
      <style:text-properties fo:font-style="normal" officeooo:rsid="0444c5fb" style:font-style-asian="normal" style:font-style-complex="normal"/>
    </style:style>
    <style:style style:name="T73" style:family="text">
      <style:text-properties fo:font-style="normal" officeooo:rsid="04464bc7" style:font-style-asian="normal" style:font-style-complex="normal"/>
    </style:style>
    <style:style style:name="T74" style:family="text">
      <style:text-properties fo:font-style="normal" officeooo:rsid="0446fb72" style:font-style-asian="normal" style:font-style-complex="normal"/>
    </style:style>
    <style:style style:name="T75" style:family="text">
      <style:text-properties fo:font-style="normal" officeooo:rsid="04472dab" style:font-style-asian="normal" style:font-style-complex="normal"/>
    </style:style>
    <style:style style:name="T76" style:family="text">
      <style:text-properties fo:font-style="normal" officeooo:rsid="04491fc9" style:font-style-asian="normal" style:font-style-complex="normal"/>
    </style:style>
    <style:style style:name="T77" style:family="text">
      <style:text-properties fo:font-style="normal" officeooo:rsid="045191dd" style:font-style-asian="normal" style:font-style-complex="normal"/>
    </style:style>
    <style:style style:name="T78" style:family="text">
      <style:text-properties fo:font-style="normal" officeooo:rsid="044f5f70" style:font-style-asian="normal" style:font-style-complex="normal"/>
    </style:style>
    <style:style style:name="T79" style:family="text">
      <style:text-properties fo:font-style="normal" officeooo:rsid="0452b47a" style:font-style-asian="normal" style:font-style-complex="normal"/>
    </style:style>
    <style:style style:name="T80" style:family="text">
      <style:text-properties fo:font-style="normal" officeooo:rsid="046456c5" style:font-style-asian="normal" style:font-style-complex="normal"/>
    </style:style>
    <style:style style:name="T81" style:family="text">
      <style:text-properties fo:font-style="normal" officeooo:rsid="0464c068" style:font-style-asian="normal" style:font-style-complex="normal"/>
    </style:style>
    <style:style style:name="T82" style:family="text">
      <style:text-properties fo:font-style="normal" officeooo:rsid="04671d07" style:font-style-asian="normal" style:font-style-complex="normal"/>
    </style:style>
    <style:style style:name="T83" style:family="text">
      <style:text-properties fo:font-style="normal" officeooo:rsid="0466cfd3" style:font-style-asian="normal" style:font-style-complex="normal"/>
    </style:style>
    <style:style style:name="T84" style:family="text">
      <style:text-properties fo:font-style="normal" officeooo:rsid="04683b17" style:font-style-asian="normal" style:font-style-complex="normal"/>
    </style:style>
    <style:style style:name="T85" style:family="text">
      <style:text-properties fo:font-style="normal" officeooo:rsid="04685c16" style:font-style-asian="normal" style:font-style-complex="normal"/>
    </style:style>
    <style:style style:name="T86" style:family="text">
      <style:text-properties fo:font-style="normal" officeooo:rsid="047c6620" style:font-style-asian="normal" style:font-style-complex="normal"/>
    </style:style>
    <style:style style:name="T87" style:family="text">
      <style:text-properties fo:font-style="normal" officeooo:rsid="047e1d5f" style:font-style-asian="normal" style:font-style-complex="normal"/>
    </style:style>
    <style:style style:name="T88" style:family="text">
      <style:text-properties fo:font-style="normal" officeooo:rsid="0478a8e3" style:font-style-asian="normal" style:font-style-complex="normal"/>
    </style:style>
    <style:style style:name="T89" style:family="text">
      <style:text-properties fo:font-style="normal" officeooo:rsid="047f9bc3" style:font-style-asian="normal" style:font-style-complex="normal"/>
    </style:style>
    <style:style style:name="T90" style:family="text">
      <style:text-properties fo:font-style="normal" officeooo:rsid="049385fc" style:font-style-asian="normal" style:font-style-complex="normal"/>
    </style:style>
    <style:style style:name="T91" style:family="text">
      <style:text-properties fo:font-style="normal" officeooo:rsid="048c39c5" style:font-style-asian="normal" style:font-style-complex="normal"/>
    </style:style>
    <style:style style:name="T92" style:family="text">
      <style:text-properties fo:font-style="normal" officeooo:rsid="049460ba" style:font-style-asian="normal" style:font-style-complex="normal"/>
    </style:style>
    <style:style style:name="T93" style:family="text">
      <style:text-properties fo:font-style="normal" officeooo:rsid="04954489" style:font-style-asian="normal" style:font-style-complex="normal"/>
    </style:style>
    <style:style style:name="T94" style:family="text">
      <style:text-properties fo:font-style="normal" officeooo:rsid="0495bd6b" style:font-style-asian="normal" style:font-style-complex="normal"/>
    </style:style>
    <style:style style:name="T95" style:family="text">
      <style:text-properties fo:font-style="normal" officeooo:rsid="04985425" style:font-style-asian="normal" style:font-style-complex="normal"/>
    </style:style>
    <style:style style:name="T96" style:family="text">
      <style:text-properties fo:font-style="normal" officeooo:rsid="0499d0d4" style:font-style-asian="normal" style:font-style-complex="normal"/>
    </style:style>
    <style:style style:name="T97" style:family="text">
      <style:text-properties fo:font-style="normal" officeooo:rsid="049a30eb" style:font-style-asian="normal" style:font-style-complex="normal"/>
    </style:style>
    <style:style style:name="T98" style:family="text">
      <style:text-properties fo:font-style="normal" officeooo:rsid="04b31ae2" style:font-style-asian="normal" style:font-style-complex="normal"/>
    </style:style>
    <style:style style:name="T99" style:family="text">
      <style:text-properties fo:font-style="normal" officeooo:rsid="04b39d6b" style:font-style-asian="normal" style:font-style-complex="normal"/>
    </style:style>
    <style:style style:name="T100" style:family="text">
      <style:text-properties fo:font-style="normal" officeooo:rsid="04baadba" style:font-style-asian="normal" style:font-style-complex="normal"/>
    </style:style>
    <style:style style:name="T101" style:family="text">
      <style:text-properties officeooo:rsid="03dbbe8d"/>
    </style:style>
    <style:style style:name="T102" style:family="text">
      <style:text-properties fo:color="#000000" fo:font-style="normal" fo:font-weight="normal" officeooo:rsid="03dbbe8d" style:font-style-asian="normal" style:font-weight-asian="normal" style:font-style-complex="normal" style:font-weight-complex="normal"/>
    </style:style>
    <style:style style:name="T103" style:family="text">
      <style:text-properties fo:color="#000000" fo:font-style="normal" fo:font-weight="normal" officeooo:rsid="03de853f" style:font-style-asian="normal" style:font-weight-asian="normal" style:font-style-complex="normal" style:font-weight-complex="normal"/>
    </style:style>
    <style:style style:name="T104" style:family="text">
      <style:text-properties fo:color="#000000" fo:font-style="normal" fo:font-weight="normal" officeooo:rsid="03ed6f7a" style:font-style-asian="normal" style:font-weight-asian="normal" style:font-style-complex="normal" style:font-weight-complex="normal"/>
    </style:style>
    <style:style style:name="T105" style:family="text">
      <style:text-properties fo:color="#000000" fo:font-style="normal" fo:font-weight="normal" officeooo:rsid="03f1d6ac" style:font-style-asian="normal" style:font-weight-asian="normal" style:font-style-complex="normal" style:font-weight-complex="normal"/>
    </style:style>
    <style:style style:name="T106" style:family="text">
      <style:text-properties fo:color="#000000" fo:font-style="normal" fo:font-weight="normal" officeooo:rsid="042b339c" style:font-style-asian="normal" style:font-weight-asian="normal" style:font-style-complex="normal" style:font-weight-complex="normal"/>
    </style:style>
    <style:style style:name="T107" style:family="text">
      <style:text-properties fo:color="#000000" fo:font-style="normal" fo:font-weight="normal" officeooo:rsid="03c45844" style:font-style-asian="normal" style:font-weight-asian="normal" style:font-style-complex="normal" style:font-weight-complex="normal"/>
    </style:style>
    <style:style style:name="T108" style:family="text">
      <style:text-properties fo:color="#000000" fo:font-style="normal" fo:font-weight="normal" officeooo:rsid="04374588" style:font-style-asian="normal" style:font-weight-asian="normal" style:font-style-complex="normal" style:font-weight-complex="normal"/>
    </style:style>
    <style:style style:name="T109" style:family="text">
      <style:text-properties fo:color="#000000" fo:font-style="normal" fo:font-weight="normal" officeooo:rsid="043c3b57" style:font-style-asian="normal" style:font-weight-asian="normal" style:font-style-complex="normal" style:font-weight-complex="normal"/>
    </style:style>
    <style:style style:name="T110" style:family="text">
      <style:text-properties fo:color="#000000" fo:font-style="normal" fo:font-weight="normal" officeooo:rsid="0444c5fb" style:font-style-asian="normal" style:font-weight-asian="normal" style:font-style-complex="normal" style:font-weight-complex="normal"/>
    </style:style>
    <style:style style:name="T111" style:family="text">
      <style:text-properties fo:color="#000000" fo:font-style="normal" fo:font-weight="normal" officeooo:rsid="04472dab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fo:font-weight="normal" officeooo:rsid="044a5e5a" style:font-style-asian="normal" style:font-weight-asian="normal" style:font-style-complex="normal" style:font-weight-complex="normal"/>
    </style:style>
    <style:style style:name="T113" style:family="text">
      <style:text-properties fo:color="#000000" fo:font-style="normal" fo:font-weight="normal" officeooo:rsid="03d1afbe" style:font-style-asian="normal" style:font-weight-asian="normal" style:font-style-complex="normal" style:font-weight-complex="normal"/>
    </style:style>
    <style:style style:name="T114" style:family="text">
      <style:text-properties fo:color="#000000" fo:font-style="normal" fo:font-weight="normal" officeooo:rsid="03e3435b" style:font-style-asian="normal" style:font-weight-asian="normal" style:font-style-complex="normal" style:font-weight-complex="normal"/>
    </style:style>
    <style:style style:name="T115" style:family="text">
      <style:text-properties fo:color="#000000" fo:font-style="normal" fo:font-weight="normal" officeooo:rsid="041e67f2" style:font-style-asian="normal" style:font-weight-asian="normal" style:font-style-complex="normal" style:font-weight-complex="normal"/>
    </style:style>
    <style:style style:name="T116" style:family="text">
      <style:text-properties fo:color="#000000" fo:font-style="normal" fo:font-weight="normal" officeooo:rsid="03d357a2" style:font-style-asian="normal" style:font-weight-asian="normal" style:font-style-complex="normal" style:font-weight-complex="normal"/>
    </style:style>
    <style:style style:name="T117" style:family="text">
      <style:text-properties fo:color="#000000" fo:font-style="normal" fo:font-weight="normal" officeooo:rsid="044f5f70" style:font-style-asian="normal" style:font-weight-asian="normal" style:font-style-complex="normal" style:font-weight-complex="normal"/>
    </style:style>
    <style:style style:name="T118" style:family="text">
      <style:text-properties fo:color="#000000" fo:font-style="normal" fo:font-weight="normal" officeooo:rsid="0452b47a" style:font-style-asian="normal" style:font-weight-asian="normal" style:font-style-complex="normal" style:font-weight-complex="normal"/>
    </style:style>
    <style:style style:name="T119" style:family="text">
      <style:text-properties fo:color="#000000" fo:font-style="normal" fo:font-weight="normal" officeooo:rsid="0486cfd8" style:font-style-asian="normal" style:font-weight-asian="normal" style:font-style-complex="normal" style:font-weight-complex="normal"/>
    </style:style>
    <style:style style:name="T120" style:family="text">
      <style:text-properties fo:color="#000000" fo:font-style="normal" fo:font-weight="normal" officeooo:rsid="0495bd6b" style:font-style-asian="normal" style:font-weight-asian="normal" style:font-style-complex="normal" style:font-weight-complex="normal"/>
    </style:style>
    <style:style style:name="T121" style:family="text">
      <style:text-properties officeooo:rsid="03dcf607"/>
    </style:style>
    <style:style style:name="T122" style:family="text">
      <style:text-properties officeooo:rsid="03dd6067"/>
    </style:style>
    <style:style style:name="T123" style:family="text">
      <style:text-properties officeooo:rsid="03de853f"/>
    </style:style>
    <style:style style:name="T124" style:family="text">
      <style:text-properties officeooo:rsid="03e15391"/>
    </style:style>
    <style:style style:name="T125" style:family="text">
      <style:text-properties officeooo:rsid="03e3435b"/>
    </style:style>
    <style:style style:name="T126" style:family="text">
      <style:text-properties officeooo:rsid="03e3970c"/>
    </style:style>
    <style:style style:name="T127" style:family="text">
      <style:text-properties officeooo:rsid="03e5713f"/>
    </style:style>
    <style:style style:name="T128" style:family="text">
      <style:text-properties officeooo:rsid="03e695e6"/>
    </style:style>
    <style:style style:name="T129" style:family="text">
      <style:text-properties officeooo:rsid="03e7f7e7"/>
    </style:style>
    <style:style style:name="T130" style:family="text">
      <style:text-properties officeooo:rsid="03e917b2"/>
    </style:style>
    <style:style style:name="T131" style:family="text">
      <style:text-properties officeooo:rsid="03e9a82e"/>
    </style:style>
    <style:style style:name="T132" style:family="text">
      <style:text-properties officeooo:rsid="03ed6f7a"/>
    </style:style>
    <style:style style:name="T133" style:family="text">
      <style:text-properties officeooo:rsid="03ef5bc5"/>
    </style:style>
    <style:style style:name="T134" style:family="text">
      <style:text-properties officeooo:rsid="03f05648"/>
    </style:style>
    <style:style style:name="T135" style:family="text">
      <style:text-properties officeooo:rsid="03f385b5"/>
    </style:style>
    <style:style style:name="T136" style:family="text">
      <style:text-properties officeooo:rsid="03f42eb1"/>
    </style:style>
    <style:style style:name="T137" style:family="text">
      <style:text-properties officeooo:rsid="03fc6401"/>
    </style:style>
    <style:style style:name="T138" style:family="text">
      <style:text-properties officeooo:rsid="03fecc84"/>
    </style:style>
    <style:style style:name="T139" style:family="text">
      <style:text-properties officeooo:rsid="0400b4af"/>
    </style:style>
    <style:style style:name="T140" style:family="text">
      <style:text-properties officeooo:rsid="040268fb"/>
    </style:style>
    <style:style style:name="T141" style:family="text">
      <style:text-properties officeooo:rsid="04038a78"/>
    </style:style>
    <style:style style:name="T142" style:family="text">
      <style:text-properties officeooo:rsid="0403f174"/>
    </style:style>
    <style:style style:name="T143" style:family="text">
      <style:text-properties officeooo:rsid="0404cfa6"/>
    </style:style>
    <style:style style:name="T144" style:family="text">
      <style:text-properties officeooo:rsid="0406620b"/>
    </style:style>
    <style:style style:name="T145" style:family="text">
      <style:text-properties officeooo:rsid="040799cf"/>
    </style:style>
    <style:style style:name="T146" style:family="text">
      <style:text-properties officeooo:rsid="04095b12"/>
    </style:style>
    <style:style style:name="T147" style:family="text">
      <style:text-properties fo:font-variant="normal" fo:text-transform="none" style:font-name="Liberation Serif" fo:font-size="12pt" fo:letter-spacing="normal"/>
    </style:style>
    <style:style style:name="T148" style:family="text">
      <style:text-properties fo:font-variant="normal" fo:text-transform="none" style:font-name="Liberation Serif" fo:font-size="12pt" fo:letter-spacing="normal" officeooo:rsid="04095b12"/>
    </style:style>
    <style:style style:name="T149" style:family="text">
      <style:text-properties fo:font-variant="normal" fo:text-transform="none" style:font-name="Liberation Serif" fo:font-size="12pt" fo:letter-spacing="normal" officeooo:rsid="040affdb"/>
    </style:style>
    <style:style style:name="T150" style:family="text">
      <style:text-properties fo:font-variant="normal" fo:text-transform="none" style:font-name="Liberation Serif" fo:font-size="12pt" fo:letter-spacing="normal" officeooo:rsid="040c0659"/>
    </style:style>
    <style:style style:name="T151" style:family="text">
      <style:text-properties fo:font-variant="normal" fo:text-transform="none" style:font-name="Liberation Serif" fo:font-size="12pt" fo:letter-spacing="normal" officeooo:rsid="040d09fd"/>
    </style:style>
    <style:style style:name="T152" style:family="text">
      <style:text-properties fo:font-variant="normal" fo:text-transform="none" style:font-name="Liberation Serif" fo:font-size="12pt" fo:letter-spacing="normal" officeooo:rsid="04195e0e"/>
    </style:style>
    <style:style style:name="T153" style:family="text">
      <style:text-properties fo:font-variant="normal" fo:text-transform="none" style:font-name="Liberation Serif" fo:font-size="12pt" fo:letter-spacing="normal" officeooo:rsid="03cebcbe"/>
    </style:style>
    <style:style style:name="T154" style:family="text">
      <style:text-properties fo:font-variant="normal" fo:text-transform="none" style:font-name="Liberation Serif" fo:font-size="12pt" fo:letter-spacing="normal" officeooo:rsid="041c73a5"/>
    </style:style>
    <style:style style:name="T155" style:family="text">
      <style:text-properties fo:font-variant="normal" fo:text-transform="none" style:font-name="Liberation Serif" fo:font-size="12pt" fo:letter-spacing="normal" officeooo:rsid="042ea5c9"/>
    </style:style>
    <style:style style:name="T156" style:family="text">
      <style:text-properties fo:font-variant="normal" fo:text-transform="none" style:font-name="Liberation Serif" fo:font-size="12pt" fo:letter-spacing="normal" officeooo:rsid="04315ab6"/>
    </style:style>
    <style:style style:name="T157" style:family="text">
      <style:text-properties fo:font-variant="normal" fo:text-transform="none" style:font-name="Liberation Serif" fo:font-size="12pt" fo:letter-spacing="normal" officeooo:rsid="0432888f"/>
    </style:style>
    <style:style style:name="T158" style:family="text">
      <style:text-properties fo:font-variant="normal" fo:text-transform="none" style:font-name="Liberation Serif" fo:font-size="12pt" fo:letter-spacing="normal" officeooo:rsid="043e8b96"/>
    </style:style>
    <style:style style:name="T159" style:family="text">
      <style:text-properties fo:font-variant="normal" fo:text-transform="none" style:font-name="Liberation Serif" fo:font-size="12pt" fo:letter-spacing="normal" officeooo:rsid="043e799a"/>
    </style:style>
    <style:style style:name="T160" style:family="text">
      <style:text-properties fo:font-variant="normal" fo:text-transform="none" style:font-name="Liberation Serif" fo:font-size="12pt" fo:letter-spacing="normal" officeooo:rsid="04496c28"/>
    </style:style>
    <style:style style:name="T161" style:family="text">
      <style:text-properties fo:font-variant="normal" fo:text-transform="none" style:font-name="Liberation Serif" fo:font-size="12pt" fo:letter-spacing="normal" officeooo:rsid="044a5e5a"/>
    </style:style>
    <style:style style:name="T162" style:family="text">
      <style:text-properties fo:font-variant="normal" fo:text-transform="none" style:font-name="Liberation Serif" fo:font-size="12pt" fo:letter-spacing="normal" officeooo:rsid="044a814e"/>
    </style:style>
    <style:style style:name="T163" style:family="text">
      <style:text-properties fo:font-variant="normal" fo:text-transform="none" style:font-name="Liberation Serif" fo:font-size="12pt" fo:letter-spacing="normal" officeooo:rsid="044c8034"/>
    </style:style>
    <style:style style:name="T164" style:family="text">
      <style:text-properties fo:font-variant="normal" fo:text-transform="none" style:font-name="Liberation Serif" fo:font-size="12pt" fo:letter-spacing="normal" officeooo:rsid="044c963a"/>
    </style:style>
    <style:style style:name="T165" style:family="text">
      <style:text-properties fo:font-variant="normal" fo:text-transform="none" style:font-name="Liberation Serif" fo:font-size="12pt" fo:letter-spacing="normal" officeooo:rsid="0455e23d"/>
    </style:style>
    <style:style style:name="T166" style:family="text">
      <style:text-properties fo:font-variant="normal" fo:text-transform="none" style:font-name="Liberation Serif" fo:font-size="12pt" fo:letter-spacing="normal" officeooo:rsid="04574a74"/>
    </style:style>
    <style:style style:name="T167" style:family="text">
      <style:text-properties fo:font-variant="normal" fo:text-transform="none" style:font-name="Liberation Serif" fo:font-size="12pt" fo:letter-spacing="normal" officeooo:rsid="045924c0"/>
    </style:style>
    <style:style style:name="T168" style:family="text">
      <style:text-properties fo:font-variant="normal" fo:text-transform="none" style:font-name="Liberation Serif" fo:font-size="12pt" fo:letter-spacing="normal" officeooo:rsid="045a879b"/>
    </style:style>
    <style:style style:name="T169" style:family="text">
      <style:text-properties fo:font-variant="normal" fo:text-transform="none" style:font-name="Liberation Serif" fo:font-size="12pt" fo:letter-spacing="normal" officeooo:rsid="045c24c1"/>
    </style:style>
    <style:style style:name="T170" style:family="text">
      <style:text-properties fo:font-variant="normal" fo:text-transform="none" style:font-name="Liberation Serif" fo:font-size="12pt" fo:letter-spacing="normal" officeooo:rsid="045e1295"/>
    </style:style>
    <style:style style:name="T171" style:family="text">
      <style:text-properties fo:font-variant="normal" fo:text-transform="none" style:font-name="Liberation Serif" fo:font-size="12pt" fo:letter-spacing="normal" officeooo:rsid="046b3e08"/>
    </style:style>
    <style:style style:name="T172" style:family="text">
      <style:text-properties fo:font-variant="normal" fo:text-transform="none" style:font-name="Liberation Serif" fo:font-size="12pt" fo:letter-spacing="normal" officeooo:rsid="046b36eb"/>
    </style:style>
    <style:style style:name="T173" style:family="text">
      <style:text-properties fo:font-variant="normal" fo:text-transform="none" style:font-name="Liberation Serif" fo:font-size="12pt" fo:letter-spacing="normal" officeooo:rsid="046c0c6a"/>
    </style:style>
    <style:style style:name="T174" style:family="text">
      <style:text-properties fo:font-variant="normal" fo:text-transform="none" style:font-name="Liberation Serif" fo:font-size="12pt" fo:letter-spacing="normal" officeooo:rsid="046d66f6"/>
    </style:style>
    <style:style style:name="T175" style:family="text">
      <style:text-properties fo:font-variant="normal" fo:text-transform="none" style:font-name="Liberation Serif" fo:font-size="12pt" fo:letter-spacing="normal" officeooo:rsid="0482b034"/>
    </style:style>
    <style:style style:name="T176" style:family="text">
      <style:text-properties fo:font-variant="normal" fo:text-transform="none" style:font-name="Liberation Serif" fo:font-size="12pt" fo:letter-spacing="normal" officeooo:rsid="0484dd17"/>
    </style:style>
    <style:style style:name="T177" style:family="text">
      <style:text-properties fo:font-variant="normal" fo:text-transform="none" style:font-name="Liberation Serif" fo:font-size="12pt" fo:letter-spacing="normal" officeooo:rsid="0482706d"/>
    </style:style>
    <style:style style:name="T178" style:family="text">
      <style:text-properties fo:font-variant="normal" fo:text-transform="none" style:font-name="Liberation Serif" fo:font-size="12pt" fo:letter-spacing="normal" officeooo:rsid="0486cfd8"/>
    </style:style>
    <style:style style:name="T179" style:family="text">
      <style:text-properties fo:font-variant="normal" fo:text-transform="none" style:font-name="Liberation Serif" fo:font-size="12pt" fo:letter-spacing="normal" officeooo:rsid="04886ae1"/>
    </style:style>
    <style:style style:name="T180" style:family="text">
      <style:text-properties fo:font-variant="normal" fo:text-transform="none" style:font-name="Liberation Serif" fo:font-size="12pt" fo:letter-spacing="normal" officeooo:rsid="048b7728"/>
    </style:style>
    <style:style style:name="T181" style:family="text">
      <style:text-properties fo:font-variant="normal" fo:text-transform="none" fo:color="#000000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82" style:family="text">
      <style:text-properties fo:font-variant="normal" fo:text-transform="none" fo:color="#000000" style:font-name="Liberation Serif" fo:font-size="12pt" fo:letter-spacing="normal" fo:font-style="normal" fo:font-weight="normal" officeooo:rsid="04496c28" style:font-style-asian="normal" style:font-weight-asian="normal" style:font-style-complex="normal" style:font-weight-complex="normal"/>
    </style:style>
    <style:style style:name="T183" style:family="text">
      <style:text-properties fo:font-variant="normal" fo:text-transform="none" fo:color="#000000" style:font-name="Liberation Serif" fo:font-size="12pt" fo:letter-spacing="normal" fo:font-style="normal" fo:font-weight="normal" officeooo:rsid="044a5e5a" style:font-style-asian="normal" style:font-weight-asian="normal" style:font-style-complex="normal" style:font-weight-complex="normal"/>
    </style:style>
    <style:style style:name="T184" style:family="text">
      <style:text-properties fo:font-variant="normal" fo:text-transform="none" fo:color="#000000" style:font-name="Liberation Serif" fo:font-size="12pt" fo:letter-spacing="normal" fo:font-style="normal" fo:font-weight="normal" officeooo:rsid="044a814e" style:font-style-asian="normal" style:font-weight-asian="normal" style:font-style-complex="normal" style:font-weight-complex="normal"/>
    </style:style>
    <style:style style:name="T185" style:family="text">
      <style:text-properties officeooo:rsid="040affdb"/>
    </style:style>
    <style:style style:name="T186" style:family="text">
      <style:text-properties officeooo:rsid="040c0659"/>
    </style:style>
    <style:style style:name="T187" style:family="text">
      <style:text-properties officeooo:rsid="040d09fd"/>
    </style:style>
    <style:style style:name="T188" style:family="text">
      <style:text-properties officeooo:rsid="040dccd9"/>
    </style:style>
    <style:style style:name="T189" style:family="text">
      <style:text-properties officeooo:rsid="040ee730"/>
    </style:style>
    <style:style style:name="T190" style:family="text">
      <style:text-properties officeooo:rsid="04107b5c"/>
    </style:style>
    <style:style style:name="T191" style:family="text">
      <style:text-properties officeooo:rsid="0410d257"/>
    </style:style>
    <style:style style:name="T192" style:family="text">
      <style:text-properties officeooo:rsid="04129295"/>
    </style:style>
    <style:style style:name="T193" style:family="text">
      <style:text-properties officeooo:rsid="04140edb"/>
    </style:style>
    <style:style style:name="T194" style:family="text">
      <style:text-properties officeooo:rsid="041458c8"/>
    </style:style>
    <style:style style:name="T195" style:family="text">
      <style:text-properties officeooo:rsid="04161e96"/>
    </style:style>
    <style:style style:name="T196" style:family="text">
      <style:text-properties officeooo:rsid="04173000"/>
    </style:style>
    <style:style style:name="T197" style:family="text">
      <style:text-properties officeooo:rsid="04195e0e"/>
    </style:style>
    <style:style style:name="T198" style:family="text">
      <style:text-properties officeooo:rsid="041a4a09"/>
    </style:style>
    <style:style style:name="T199" style:family="text">
      <style:text-properties officeooo:rsid="041bbdb1"/>
    </style:style>
    <style:style style:name="T200" style:family="text">
      <style:text-properties officeooo:rsid="041c73a5"/>
    </style:style>
    <style:style style:name="T201" style:family="text">
      <style:text-properties officeooo:rsid="041e67f2"/>
    </style:style>
    <style:style style:name="T202" style:family="text">
      <style:text-properties officeooo:rsid="041f3d0c"/>
    </style:style>
    <style:style style:name="T203" style:family="text">
      <style:text-properties officeooo:rsid="04203b7f"/>
    </style:style>
    <style:style style:name="T204" style:family="text">
      <style:text-properties officeooo:rsid="042075c5"/>
    </style:style>
    <style:style style:name="T205" style:family="text">
      <style:text-properties officeooo:rsid="04226d8b"/>
    </style:style>
    <style:style style:name="T206" style:family="text">
      <style:text-properties officeooo:rsid="0423155f"/>
    </style:style>
    <style:style style:name="T207" style:family="text">
      <style:text-properties officeooo:rsid="042476ce"/>
    </style:style>
    <style:style style:name="T208" style:family="text">
      <style:text-properties officeooo:rsid="04250980"/>
    </style:style>
    <style:style style:name="T209" style:family="text">
      <style:text-properties officeooo:rsid="04260df3"/>
    </style:style>
    <style:style style:name="T210" style:family="text">
      <style:text-properties officeooo:rsid="0427cb94"/>
    </style:style>
    <style:style style:name="T211" style:family="text">
      <style:text-properties officeooo:rsid="0428cb30"/>
    </style:style>
    <style:style style:name="T212" style:family="text">
      <style:text-properties officeooo:rsid="0429dbf2"/>
    </style:style>
    <style:style style:name="T213" style:family="text">
      <style:text-properties officeooo:rsid="042b339c"/>
    </style:style>
    <style:style style:name="T214" style:family="text">
      <style:text-properties officeooo:rsid="042e19f2"/>
    </style:style>
    <style:style style:name="T215" style:family="text">
      <style:text-properties officeooo:rsid="042ea5c9"/>
    </style:style>
    <style:style style:name="T216" style:family="text">
      <style:text-properties officeooo:rsid="04315ab6"/>
    </style:style>
    <style:style style:name="T217" style:family="text">
      <style:text-properties officeooo:rsid="04347fd8"/>
    </style:style>
    <style:style style:name="T218" style:family="text">
      <style:text-properties officeooo:rsid="043593a3"/>
    </style:style>
    <style:style style:name="T219" style:family="text">
      <style:text-properties officeooo:rsid="04374588"/>
    </style:style>
    <style:style style:name="T220" style:family="text">
      <style:text-properties officeooo:rsid="04388025"/>
    </style:style>
    <style:style style:name="T221" style:family="text">
      <style:text-properties officeooo:rsid="04397b42"/>
    </style:style>
    <style:style style:name="T222" style:family="text">
      <style:text-properties officeooo:rsid="043a0c8c"/>
    </style:style>
    <style:style style:name="T223" style:family="text">
      <style:text-properties officeooo:rsid="043a81ae"/>
    </style:style>
    <style:style style:name="T224" style:family="text">
      <style:text-properties officeooo:rsid="043c3b57"/>
    </style:style>
    <style:style style:name="T225" style:family="text">
      <style:text-properties officeooo:rsid="043e799a"/>
    </style:style>
    <style:style style:name="T226" style:family="text">
      <style:text-properties officeooo:rsid="043f6397"/>
    </style:style>
    <style:style style:name="T227" style:family="text">
      <style:text-properties officeooo:rsid="044204ed"/>
    </style:style>
    <style:style style:name="T228" style:family="text">
      <style:text-properties officeooo:rsid="0444c5fb"/>
    </style:style>
    <style:style style:name="T229" style:family="text">
      <style:text-properties officeooo:rsid="04464bc7"/>
    </style:style>
    <style:style style:name="T230" style:family="text">
      <style:text-properties officeooo:rsid="04472dab"/>
    </style:style>
    <style:style style:name="T231" style:family="text">
      <style:text-properties officeooo:rsid="04496c28"/>
    </style:style>
    <style:style style:name="T232" style:family="text">
      <style:text-properties officeooo:rsid="044a5e5a"/>
    </style:style>
    <style:style style:name="T233" style:family="text">
      <style:text-properties officeooo:rsid="044c8034"/>
    </style:style>
    <style:style style:name="T234" style:family="text">
      <style:text-properties officeooo:rsid="044c963a"/>
    </style:style>
    <style:style style:name="T235" style:family="text">
      <style:text-properties officeooo:rsid="044f5f70"/>
    </style:style>
    <style:style style:name="T236" style:family="text">
      <style:text-properties officeooo:rsid="045176c5"/>
    </style:style>
    <style:style style:name="T237" style:family="text">
      <style:text-properties officeooo:rsid="0455e23d"/>
    </style:style>
    <style:style style:name="T238" style:family="text">
      <style:text-properties officeooo:rsid="045a879b"/>
    </style:style>
    <style:style style:name="T239" style:family="text">
      <style:text-properties officeooo:rsid="045c24c1"/>
    </style:style>
    <style:style style:name="T240" style:family="text">
      <style:text-properties officeooo:rsid="0466cfd3"/>
    </style:style>
    <style:style style:name="T241" style:family="text">
      <style:text-properties officeooo:rsid="04671d07"/>
    </style:style>
    <style:style style:name="T242" style:family="text">
      <style:text-properties officeooo:rsid="04683b17"/>
    </style:style>
    <style:style style:name="T243" style:family="text">
      <style:text-properties officeooo:rsid="04685c16"/>
    </style:style>
    <style:style style:name="T244" style:family="text">
      <style:text-properties officeooo:rsid="046b36eb"/>
    </style:style>
    <style:style style:name="T245" style:family="text">
      <style:text-properties officeooo:rsid="046c0c6a"/>
    </style:style>
    <style:style style:name="T246" style:family="text">
      <style:text-properties officeooo:rsid="046e8f9b"/>
    </style:style>
    <style:style style:name="T247" style:family="text">
      <style:text-properties officeooo:rsid="0470b3c2"/>
    </style:style>
    <style:style style:name="T248" style:family="text">
      <style:text-properties officeooo:rsid="04767329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officeooo:rsid="04767329" style:font-weight-asian="bold" style:font-weight-complex="bold"/>
    </style:style>
    <style:style style:name="T251" style:family="text">
      <style:text-properties fo:font-weight="bold" officeooo:rsid="03d357a2" style:font-weight-asian="bold" style:font-weight-complex="bold"/>
    </style:style>
    <style:style style:name="T252" style:family="text">
      <style:text-properties fo:font-weight="bold" officeooo:rsid="03e15391" style:font-weight-asian="bold" style:font-weight-complex="bold"/>
    </style:style>
    <style:style style:name="T253" style:family="text">
      <style:text-properties officeooo:rsid="0478a8e3"/>
    </style:style>
    <style:style style:name="T254" style:family="text">
      <style:text-properties officeooo:rsid="047b98c9"/>
    </style:style>
    <style:style style:name="T255" style:family="text">
      <style:text-properties officeooo:rsid="047c6620"/>
    </style:style>
    <style:style style:name="T256" style:family="text">
      <style:text-properties officeooo:rsid="047f9bc3"/>
    </style:style>
    <style:style style:name="T257" style:family="text">
      <style:text-properties officeooo:rsid="0482706d"/>
    </style:style>
    <style:style style:name="T258" style:family="text">
      <style:text-properties officeooo:rsid="0484dd17"/>
    </style:style>
    <style:style style:name="T259" style:family="text">
      <style:text-properties officeooo:rsid="0486b30f"/>
    </style:style>
    <style:style style:name="T260" style:family="text">
      <style:text-properties officeooo:rsid="04886ae1"/>
    </style:style>
    <style:style style:name="T261" style:family="text">
      <style:text-properties officeooo:rsid="048b7728"/>
    </style:style>
    <style:style style:name="T262" style:family="text">
      <style:text-properties officeooo:rsid="048c39c5"/>
    </style:style>
    <style:style style:name="T263" style:family="text">
      <style:text-properties officeooo:rsid="048db16a"/>
    </style:style>
    <style:style style:name="T264" style:family="text">
      <style:text-properties officeooo:rsid="048ec073"/>
    </style:style>
    <style:style style:name="T265" style:family="text">
      <style:text-properties officeooo:rsid="049002fe"/>
    </style:style>
    <style:style style:name="T266" style:family="text">
      <style:text-properties officeooo:rsid="049460ba"/>
    </style:style>
    <style:style style:name="T267" style:family="text">
      <style:text-properties officeooo:rsid="0495bd6b"/>
    </style:style>
    <style:style style:name="T268" style:family="text">
      <style:text-properties officeooo:rsid="049bf550"/>
    </style:style>
    <style:style style:name="T269" style:family="text">
      <style:text-properties officeooo:rsid="049dcdba"/>
    </style:style>
    <style:style style:name="T270" style:family="text">
      <style:text-properties fo:color="#c9211e" fo:font-weight="bold" style:font-weight-asian="bold" style:font-weight-complex="bold"/>
    </style:style>
    <style:style style:name="T271" style:family="text">
      <style:text-properties fo:color="#c9211e" fo:font-weight="bold" officeooo:rsid="040dccd9" style:font-weight-asian="bold" style:font-weight-complex="bold"/>
    </style:style>
    <style:style style:name="T272" style:family="text">
      <style:text-properties fo:color="#c9211e" fo:font-weight="bold" officeooo:rsid="03d7b9d9" style:font-weight-asian="bold" style:font-weight-complex="bold"/>
    </style:style>
    <style:style style:name="T273" style:family="text">
      <style:text-properties fo:color="#c9211e" fo:font-weight="bold" officeooo:rsid="0427cb94" style:font-weight-asian="bold" style:font-weight-complex="bold"/>
    </style:style>
    <style:style style:name="T274" style:family="text">
      <style:text-properties fo:color="#c9211e" fo:font-weight="bold" officeooo:rsid="041458c8" style:font-weight-asian="bold" style:font-weight-complex="bold"/>
    </style:style>
    <style:style style:name="T275" style:family="text">
      <style:text-properties fo:color="#c9211e" officeooo:rsid="041458c8"/>
    </style:style>
    <style:style style:name="T276" style:family="text">
      <style:text-properties officeooo:rsid="04a43956"/>
    </style:style>
    <style:style style:name="T277" style:family="text">
      <style:text-properties officeooo:rsid="04a715df"/>
    </style:style>
    <style:style style:name="T278" style:family="text">
      <style:text-properties officeooo:rsid="04a8634a"/>
    </style:style>
    <style:style style:name="T279" style:family="text">
      <style:text-properties officeooo:rsid="04a9d472"/>
    </style:style>
    <style:style style:name="T280" style:family="text">
      <style:text-properties officeooo:rsid="04b31ae2"/>
    </style:style>
    <style:style style:name="T281" style:family="text">
      <style:text-properties officeooo:rsid="04b325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7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6465</text:p>
          </table:table-cell>
          <table:table-cell table:style-name="Table1.A1" office:value-type="string">
            <text:p text:style-name="P9">Camdiobras li rois d’Ongrie</text:p>
          </table:table-cell>
          <table:table-cell table:style-name="Table1.C1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6">6466</text:p>
          </table:table-cell>
          <table:table-cell table:style-name="Table1.A2" office:value-type="string">
            <text:p text:style-name="P9">Ot en la vile une espie</text:p>
          </table:table-cell>
          <table:table-cell table:style-name="Table1.C2" office:value-type="string">
            <text:p text:style-name="P249">B<text:span text:style-name="T124">DEH2</text:span>] Auoit...</text:p>
          </table:table-cell>
        </table:table-row>
        <table:table-row>
          <table:table-cell table:style-name="Table1.A2" office:value-type="string">
            <text:p text:style-name="P6">6467</text:p>
          </table:table-cell>
          <table:table-cell table:style-name="Table1.A2" office:value-type="string">
            <text:p text:style-name="P9">Qui ot aiques l’estre veu</text:p>
          </table:table-cell>
          <table:table-cell table:style-name="Table1.C2" office:value-type="string">
            <text:p text:style-name="P249">B] ...ot lestre… <text:s/><text:span text:style-name="T124">DH2] Que bien auoit… <text:s/>LW] Qui auques ot… <text:s/>T] ...sau <text:s text:c="2"/>K] Si ot...</text:span></text:p>
          </table:table-cell>
        </table:table-row>
        <table:table-row>
          <table:table-cell table:style-name="Table1.A2" office:value-type="string">
            <text:p text:style-name="P6">6468</text:p>
          </table:table-cell>
          <table:table-cell table:style-name="Table1.A2" office:value-type="string">
            <text:p text:style-name="P9">Del roi et del Povre Perdu</text:p>
          </table:table-cell>
          <table:table-cell table:style-name="Table1.C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">6469</text:p>
          </table:table-cell>
          <table:table-cell table:style-name="Table1.A2" office:value-type="string">
            <text:p text:style-name="P9">Mai le consoil ne sot il pas</text:p>
          </table:table-cell>
          <table:table-cell table:style-name="Table1.C2" office:value-type="string">
            <text:p text:style-name="P431">K] ...ni soit pas</text:p>
          </table:table-cell>
        </table:table-row>
        <table:table-row>
          <table:table-cell table:style-name="Table1.A2" office:value-type="string">
            <text:p text:style-name="P6">6470</text:p>
          </table:table-cell>
          <table:table-cell table:style-name="Table1.A2" office:value-type="string">
            <text:p text:style-name="P9">A son signor Qamdiobras</text:p>
          </table:table-cell>
          <table:table-cell table:style-name="Table1.C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6">647<text:span text:style-name="T1">1</text:span></text:p>
          </table:table-cell>
          <table:table-cell table:style-name="Table1.A2" office:value-type="string">
            <text:p text:style-name="P9">A Calocastro s’en ala</text:p>
          </table:table-cell>
          <table:table-cell table:style-name="Table1.C2" office:value-type="string">
            <text:p text:style-name="P431">K] ...si se nala</text:p>
          </table:table-cell>
        </table:table-row>
        <table:table-row>
          <table:table-cell table:style-name="Table1.A2" office:value-type="string">
            <text:p text:style-name="P6">647<text:span text:style-name="T1">2</text:span></text:p>
          </table:table-cell>
          <table:table-cell table:style-name="Table1.A2" office:value-type="string">
            <text:p text:style-name="P9">Li rois le vit si demanda</text:p>
          </table:table-cell>
          <table:table-cell table:style-name="Table1.C2" office:value-type="string">
            <text:p text:style-name="P451"><text:span text:style-name="T132">DE] ...si apela <text:s/>M] ...sel… <text:s/>K] ...les uoit...</text:span></text:p>
          </table:table-cell>
        </table:table-row>
        <table:table-row>
          <table:table-cell table:style-name="Table1.A2" office:value-type="string">
            <text:p text:style-name="P6">647<text:span text:style-name="T1">3</text:span></text:p>
          </table:table-cell>
          <table:table-cell table:style-name="Table1.A2" office:value-type="string">
            <text:p text:style-name="P9">Ses cheveliers et ses barons</text:p>
          </table:table-cell>
          <table:table-cell table:style-name="Table1.C2" office:value-type="string">
            <text:p text:style-name="P404">I] ...e les...</text:p>
          </table:table-cell>
        </table:table-row>
        <table:table-row>
          <table:table-cell table:style-name="Table1.A2" office:value-type="string">
            <text:p text:style-name="P6">647<text:span text:style-name="T1">4</text:span></text:p>
          </table:table-cell>
          <table:table-cell table:style-name="Table1.A2" office:value-type="string">
            <text:p text:style-name="P9">Et toz ses atres compaignons</text:p>
          </table:table-cell>
          <table:table-cell table:style-name="Table1.C2" office:value-type="string">
            <text:p text:style-name="P418">T] ...les...</text:p>
          </table:table-cell>
        </table:table-row>
        <table:table-row>
          <table:table-cell table:style-name="Table1.A2" office:value-type="string">
            <text:p text:style-name="P6">647<text:span text:style-name="T1">5</text:span></text:p>
          </table:table-cell>
          <table:table-cell table:style-name="Table1.A2" office:value-type="string">
            <text:p text:style-name="P9">Signor fet il venez veir</text:p>
          </table:table-cell>
          <table:table-cell table:style-name="Table1.C2" office:value-type="string">
            <text:p text:style-name="P438">A<text:span text:style-name="T25">BDEH2ILMTW</text:span>] ...oir <text:s/><text:span text:style-name="T146">GK] ...ueez uenir</text:span></text:p>
          </table:table-cell>
        </table:table-row>
        <table:table-row>
          <table:table-cell table:style-name="Table1.A2" office:value-type="string">
            <text:p text:style-name="P6">647<text:span text:style-name="T1">6</text:span></text:p>
          </table:table-cell>
          <table:table-cell table:style-name="Table1.A2" office:value-type="string">
            <text:p text:style-name="P9">M’espie que je voi venir</text:p>
          </table:table-cell>
          <table:table-cell table:style-name="Table1.C2" office:value-type="string">
            <text:p text:style-name="P453">G<text:span text:style-name="T257">K</text:span>] Lespie...</text:p>
          </table:table-cell>
        </table:table-row>
        <table:table-row>
          <table:table-cell table:style-name="Table1.A2" office:value-type="string">
            <text:p text:style-name="P6">647<text:span text:style-name="T1">7</text:span></text:p>
          </table:table-cell>
          <table:table-cell table:style-name="Table1.A2" office:value-type="string">
            <text:p text:style-name="P9">Il i sont tuit venu de gré</text:p>
          </table:table-cell>
          <table:table-cell table:style-name="Table1.C2" office:value-type="string">
            <text:p text:style-name="P460">T] ...de bon gre <text:s/><text:span text:style-name="T240">T] Jlz sont… <text:s/>K] Jl sont tuit...</text:span></text:p>
          </table:table-cell>
        </table:table-row>
        <table:table-row>
          <table:table-cell table:style-name="Table1.A2" office:value-type="string">
            <text:p text:style-name="P6">647<text:span text:style-name="T1">8</text:span></text:p>
          </table:table-cell>
          <table:table-cell table:style-name="Table1.A2" office:value-type="string">
            <text:p text:style-name="P9">Et li rois li a demandé</text:p>
          </table:table-cell>
          <table:table-cell table:style-name="Table1.C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">647<text:span text:style-name="T1">9</text:span></text:p>
          </table:table-cell>
          <table:table-cell table:style-name="Table1.A2" office:value-type="string">
            <text:p text:style-name="P9">Que mout veloit l’estre savoir</text:p>
          </table:table-cell>
          <table:table-cell table:style-name="Table1.C2" office:value-type="string">
            <text:p text:style-name="P441">A] ...uoudroit.. <text:s/><text:span text:style-name="T197">H2] Qui son vouloir vourra sauoir</text:span></text:p>
          </table:table-cell>
        </table:table-row>
        <table:table-row>
          <table:table-cell table:style-name="Table1.A2" office:value-type="string">
            <text:p text:style-name="P7">6480</text:p>
          </table:table-cell>
          <table:table-cell table:style-name="Table1.A2" office:value-type="string">
            <text:p text:style-name="P9">Amins fet il or me di voir</text:p>
          </table:table-cell>
          <table:table-cell table:style-name="Table1.C2" office:value-type="string">
            <text:p text:style-name="P458">M] ...il di moi de uoir <text:s/><text:span text:style-name="T240">T] ...ceoir</text:span></text:p>
          </table:table-cell>
        </table:table-row>
        <table:table-row>
          <table:table-cell table:style-name="Table1.A2" office:value-type="string">
            <text:p text:style-name="P8">648<text:span text:style-name="T2">1</text:span></text:p>
          </table:table-cell>
          <table:table-cell table:style-name="Table1.A2" office:value-type="string">
            <text:p text:style-name="P9">De la gent a roi Phelipon</text:p>
          </table:table-cell>
          <table:table-cell table:style-name="Table1.C2" office:value-type="string">
            <text:p text:style-name="P418">T] ...cort...</text:p>
          </table:table-cell>
        </table:table-row>
        <table:table-row>
          <table:table-cell table:style-name="Table1.A2" office:value-type="string">
            <text:p text:style-name="P8">648<text:span text:style-name="T2">2</text:span></text:p>
          </table:table-cell>
          <table:table-cell table:style-name="Table1.A2" office:value-type="string">
            <text:p text:style-name="P9">Sont or gaires sui compaignon</text:p>
          </table:table-cell>
          <table:table-cell table:style-name="Table1.C2" office:value-type="string">
            <text:p text:style-name="P256">B] ...<text:span text:style-name="T26">de baron <text:s/></text:span><text:span text:style-name="T148">G] ...gairez [.to]si conpagnon <text:s/></text:span><text:span text:style-name="T152">H2</text:span><text:span text:style-name="T147">] </text:span><text:span text:style-name="T152">Sont il auques de… <text:s/></text:span><text:span text:style-name="T160">M] Se il sont gaires conpaignon <text:s/></text:span><text:span text:style-name="T165">T] Asitu ueu nul/mil baron</text:span></text:p>
          </table:table-cell>
        </table:table-row>
        <table:table-row table:style-name="Table1.19">
          <table:table-cell table:style-name="Table1.A2" office:value-type="string">
            <text:p text:style-name="P8">648<text:span text:style-name="T2">3</text:span></text:p>
          </table:table-cell>
          <table:table-cell table:style-name="Table1.A2" office:value-type="string">
            <text:p text:style-name="P9">Poront se il de moi deffendre</text:p>
          </table:table-cell>
          <table:table-cell table:style-name="Table1.C2" office:value-type="string">
            <text:p text:style-name="P456">I] Poront se il domoi garir</text:p>
            <text:p text:style-name="P444">A] Poient… <text:s text:c="2"/><text:span text:style-name="T231">M] Se pront il de… <text:s/>T] Pora… <text:s/>T] Ce pourront ilz de me...</text:span></text:p>
          </table:table-cell>
        </table:table-row>
        <table:table-row>
          <table:table-cell table:style-name="Table1.A2" office:value-type="string">
            <text:p text:style-name="P8">648<text:span text:style-name="T2">4</text:span></text:p>
          </table:table-cell>
          <table:table-cell table:style-name="Table1.A2" office:value-type="string">
            <text:p text:style-name="P9">Sire bien vos cuident atendre</text:p>
          </table:table-cell>
          <table:table-cell table:style-name="Table1.C2" office:value-type="string">
            <text:p text:style-name="P404">I] ---</text:p>
            <text:p text:style-name="P418">T] ...cuide...</text:p>
          </table:table-cell>
        </table:table-row>
        <table:table-row>
          <table:table-cell table:style-name="Table1.A2" office:value-type="string">
            <text:p text:style-name="P8">648<text:span text:style-name="T2">5</text:span></text:p>
          </table:table-cell>
          <table:table-cell table:style-name="Table1.A2" office:value-type="string">
            <text:p text:style-name="P9">Qui les puet contre moi guerir</text:p>
          </table:table-cell>
          <table:table-cell table:style-name="Table1.C2" office:value-type="string">
            <text:p text:style-name="P456">I] ---</text:p>
            <text:p text:style-name="P455"><text:soft-page-break/>G] ...poroie… <text:s/><text:span text:style-name="T257">K] ...poroit… <text:s/></text:span><text:s/><text:span text:style-name="T197">H2] So puet il… <text:s/>M] ...vers moy garantir <text:s/>T] ...le...</text:span></text:p>
          </table:table-cell>
        </table:table-row>
        <table:table-row>
          <table:table-cell table:style-name="Table1.A2" office:value-type="string">
            <text:p text:style-name="P8">648<text:span text:style-name="T2">6</text:span></text:p>
          </table:table-cell>
          <table:table-cell table:style-name="Table1.A2" office:value-type="string">
            <text:p text:style-name="P9">Vos le vairez bien a pertir</text:p>
          </table:table-cell>
          <table:table-cell table:style-name="Table1.C2" office:value-type="string">
            <text:p text:style-name="P442">A] Vos sauroiz...departir <text:s/><text:span text:style-name="T197">H2] ...le verres au departir <text:s text:c="2"/>M] ...verrez ainz le partir</text:span></text:p>
          </table:table-cell>
        </table:table-row>
        <table:table-row>
          <table:table-cell table:style-name="Table1.A2" office:value-type="string">
            <text:p text:style-name="P8">648<text:span text:style-name="T2">7</text:span></text:p>
          </table:table-cell>
          <table:table-cell table:style-name="Table1.A2" office:value-type="string">
            <text:p text:style-name="P9">Uns cheveliers i est venus</text:p>
          </table:table-cell>
          <table:table-cell table:style-name="Table1.C2" office:value-type="string">
            <text:p text:style-name="P81"/>
          </table:table-cell>
        </table:table-row>
        <table:table-row>
          <table:table-cell table:style-name="Table1.A2" office:value-type="string">
            <text:p text:style-name="P8">648<text:span text:style-name="T2">8</text:span></text:p>
          </table:table-cell>
          <table:table-cell table:style-name="Table1.A2" office:value-type="string">
            <text:p text:style-name="P9">Qui est nomeis Povres Perdus</text:p>
          </table:table-cell>
          <table:table-cell table:style-name="Table1.C2" office:value-type="string">
            <text:p text:style-name="P453">G] Qau est...</text:p>
          </table:table-cell>
        </table:table-row>
        <table:table-row>
          <table:table-cell table:style-name="Table1.A2" office:value-type="string">
            <text:p text:style-name="P8">648<text:span text:style-name="T2">9</text:span></text:p>
          </table:table-cell>
          <table:table-cell table:style-name="Table1.A2" office:value-type="string">
            <text:p text:style-name="P10">Bien ait vissaige de baron</text:p>
          </table:table-cell>
          <table:table-cell table:style-name="Table1.C2" office:value-type="string">
            <text:p text:style-name="P283"><text:span text:style-name="T132">D] ...viaire...</text:span></text:p>
          </table:table-cell>
        </table:table-row>
        <table:table-row>
          <table:table-cell table:style-name="Table1.A2" office:value-type="string">
            <text:p text:style-name="P9">6490</text:p>
          </table:table-cell>
          <table:table-cell table:style-name="Table1.A2" office:value-type="string">
            <text:p text:style-name="P10">Prodome sont sui compaignon</text:p>
          </table:table-cell>
          <table:table-cell table:style-name="Table1.C2" office:value-type="string">
            <text:p text:style-name="P84"/>
          </table:table-cell>
        </table:table-row>
        <table:table-row>
          <table:table-cell table:style-name="Table1.A2" office:value-type="string">
            <text:p text:style-name="P9">6491</text:p>
          </table:table-cell>
          <table:table-cell table:style-name="Table1.A2" office:value-type="string">
            <text:p text:style-name="P10">Si est venus a roi aidier</text:p>
          </table:table-cell>
          <table:table-cell table:style-name="Table1.C2" office:value-type="string">
            <text:p text:style-name="P338">B<text:span text:style-name="T225">LMW</text:span>] ...au roi venus... <text:s text:c="2"/><text:span text:style-name="T257">K] ...sont uenuz...</text:span></text:p>
          </table:table-cell>
        </table:table-row>
        <table:table-row>
          <table:table-cell table:style-name="Table1.A2" office:value-type="string">
            <text:p text:style-name="P9">6492</text:p>
          </table:table-cell>
          <table:table-cell table:style-name="Table1.A2" office:value-type="string">
            <text:p text:style-name="P10">Ne sont que XIII chevelier</text:p>
          </table:table-cell>
          <table:table-cell table:style-name="Table1.C2" office:value-type="string">
            <text:p text:style-name="P267"><text:span text:style-name="T197">H2</text:span>] ...<text:span text:style-name="T197">viii...</text:span></text:p>
          </table:table-cell>
        </table:table-row>
        <table:table-row>
          <table:table-cell table:style-name="Table1.A2" office:value-type="string">
            <text:p text:style-name="P9">6493</text:p>
          </table:table-cell>
          <table:table-cell table:style-name="Table1.A2" office:value-type="string">
            <text:p text:style-name="P10">A la cort estet belement</text:p>
          </table:table-cell>
          <table:table-cell table:style-name="Table1.C2" office:value-type="string">
            <text:p text:style-name="P339">B] E...estat… <text:s/><text:span text:style-name="T124">D] ...est mlt gentement <text:s/>D] ...mais mlt largement <text:s/>H2M] ...esta… <text:s/>W] ...ce tient noblement <text:s text:c="2"/>K] Qa la...</text:span></text:p>
          </table:table-cell>
        </table:table-row>
        <table:table-row>
          <table:table-cell table:style-name="Table1.A2" office:value-type="string">
            <text:p text:style-name="P9">6494</text:p>
          </table:table-cell>
          <table:table-cell table:style-name="Table1.A2" office:value-type="string">
            <text:p text:style-name="P10">Son avoir i done et despent</text:p>
          </table:table-cell>
          <table:table-cell table:style-name="Table1.C2" office:value-type="string">
            <text:p text:style-name="P436">A<text:span text:style-name="T146">GIKLTW</text:span>] ...auoir done <text:span text:style-name="T215">(I dona)</text:span>… <text:s/><text:span text:style-name="T27">BL] ...auoir donne largement <text:s/>D] Donne son quoir...</text:span></text:p>
          </table:table-cell>
        </table:table-row>
        <table:table-row>
          <table:table-cell table:style-name="Table1.A2" office:value-type="string">
            <text:p text:style-name="P9">6495</text:p>
          </table:table-cell>
          <table:table-cell table:style-name="Table1.A2" office:value-type="string">
            <text:p text:style-name="P10">Il a donei as cheveliers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6496</text:p>
          </table:table-cell>
          <table:table-cell table:style-name="Table1.A2" office:value-type="string">
            <text:p text:style-name="P10">A toz <text:span text:style-name="T3">(H Trestoz)</text:span> et armes et destriers</text:p>
          </table:table-cell>
          <table:table-cell table:style-name="Table1.C2" office:value-type="string">
            <text:p text:style-name="P313">B] A dous… <text:s/><text:span text:style-name="T225">L] ...toz armes… <text:s/></text:span><text:span text:style-name="T160">M] ...trestoz armes...</text:span></text:p>
          </table:table-cell>
        </table:table-row>
        <table:table-row>
          <table:table-cell table:style-name="Table1.A2" office:value-type="string">
            <text:p text:style-name="P9">6497</text:p>
          </table:table-cell>
          <table:table-cell table:style-name="Table1.A2" office:value-type="string">
            <text:p text:style-name="P10">Mout ait <text:span text:style-name="T3">(H at li)</text:span> damoisiaus adobez</text:p>
          </table:table-cell>
          <table:table-cell table:style-name="Table1.C2" office:value-type="string">
            <text:p text:style-name="P458">M] --- <text:s/></text:p>
            <text:p text:style-name="P257"><text:span text:style-name="T197">H2</text:span>] ...chrs…<text:span text:style-name="T197"> <text:s/>T] ...descoiers...</text:span></text:p>
          </table:table-cell>
        </table:table-row>
        <table:table-row>
          <table:table-cell table:style-name="Table1.A2" office:value-type="string">
            <text:p text:style-name="P9">6498</text:p>
          </table:table-cell>
          <table:table-cell table:style-name="Table1.A2" office:value-type="string">
            <text:p text:style-name="P10">C’est en la ville mout amez</text:p>
          </table:table-cell>
          <table:table-cell table:style-name="Table1.C2" office:value-type="string">
            <text:p text:style-name="P457">M] ---</text:p>
            <text:p text:style-name="P452">D<text:span text:style-name="T197">H2</text:span>] Et riches garnemenz donez</text:p>
            <text:p text:style-name="P435">A<text:span text:style-name="T135">EGIKLTW</text:span>] En la uile est <text:span text:style-name="T135">(E rest)</text:span>… <text:s/><text:span text:style-name="T27">B] En la cort est forment...</text:span></text:p>
          </table:table-cell>
        </table:table-row>
        <table:table-row>
          <table:table-cell table:style-name="Table1.A2" office:value-type="string">
            <text:p text:style-name="P9">6499</text:p>
          </table:table-cell>
          <table:table-cell table:style-name="Table1.A2" office:value-type="string">
            <text:p text:style-name="P10">As dames donet a vestir</text:p>
          </table:table-cell>
          <table:table-cell table:style-name="Table1.C2" office:value-type="string">
            <text:p text:style-name="P354">D<text:span text:style-name="T197">H2M</text:span>] ---</text:p>
            <text:p text:style-name="P305">B] Et as… <text:s/><text:span text:style-name="T136">E] ...il a… <text:s/>I] ...dona...</text:span></text:p>
          </table:table-cell>
        </table:table-row>
        <table:table-row>
          <table:table-cell table:style-name="Table1.A2" office:value-type="string">
            <text:p text:style-name="P9">6500</text:p>
          </table:table-cell>
          <table:table-cell table:style-name="Table1.A2" office:value-type="string">
            <text:p text:style-name="P10">Mout se poengnet <text:span text:style-name="T3">(H painne)</text:span> del roi servir</text:p>
          </table:table-cell>
          <table:table-cell table:style-name="Table1.C2" office:value-type="string">
            <text:p text:style-name="P354">D<text:span text:style-name="T197">H2M</text:span>] ---</text:p>
          </table:table-cell>
        </table:table-row>
        <table:table-row>
          <table:table-cell table:style-name="Table1.A2" office:value-type="string">
            <text:p text:style-name="P9">6501</text:p>
          </table:table-cell>
          <table:table-cell table:style-name="Table1.A2" office:value-type="string">
            <text:p text:style-name="P10">Bien est amez en la contree</text:p>
          </table:table-cell>
          <table:table-cell table:style-name="Table1.C2" office:value-type="string">
            <text:p text:style-name="P356">D<text:span text:style-name="T197">H2M</text:span>] Mout… <text:s/><text:span text:style-name="T136">E] ...per la...</text:span></text:p>
          </table:table-cell>
        </table:table-row>
        <table:table-row>
          <table:table-cell table:style-name="Table1.A2" office:value-type="string">
            <text:p text:style-name="P9">6502</text:p>
          </table:table-cell>
          <table:table-cell table:style-name="Table1.A2" office:value-type="string">
            <text:p text:style-name="P11">Li rois l’a sa fille mostree</text:p>
          </table:table-cell>
          <table:table-cell table:style-name="Table1.C2" office:value-type="string">
            <text:p text:style-name="P313">B] Jl li a… <text:s/><text:span text:style-name="T124">D] Sa fille li a li rois… <text:s/>E] ...rois a… <text:s/>H2] La pucelle nest… <text:s/></text:span><text:span text:style-name="T160">M] ...roys sa fille la donne</text:span></text:p>
          </table:table-cell>
        </table:table-row>
        <table:table-row>
          <table:table-cell table:style-name="Table1.A2" office:value-type="string">
            <text:p text:style-name="P9">6503</text:p>
          </table:table-cell>
          <table:table-cell table:style-name="Table1.A2" office:value-type="string">
            <text:p text:style-name="P11">Por lui l’ont li autre veue</text:p>
          </table:table-cell>
          <table:table-cell table:style-name="Table1.C2" office:value-type="string">
            <text:p text:style-name="P448">B] ---</text:p>
            <text:p text:style-name="P437">A<text:span text:style-name="T146">EGIK</text:span>] Li autre lont por lui ueue <text:s/><text:span text:style-name="T136">E] Por lui li autre /2hd lont veue\</text:span></text:p>
          </table:table-cell>
        </table:table-row>
        <text:soft-page-break/>
        <table:table-row>
          <table:table-cell table:style-name="Table1.A2" office:value-type="string">
            <text:p text:style-name="P9">6504</text:p>
          </table:table-cell>
          <table:table-cell table:style-name="Table1.A2" office:value-type="string">
            <text:p text:style-name="P11">Se dient tu<text:span text:style-name="T27">i</text:span>t qu’ele est sa drue</text:p>
          </table:table-cell>
          <table:table-cell table:style-name="Table1.C2" office:value-type="string">
            <text:p text:style-name="P446">A<text:span text:style-name="T268">GBETW</text:span>] Se dit ia quelle est… <text:s/><text:span text:style-name="T136">DH2] Ce (H2 Ci) dient ia que ie (H2 cest) sa drue <text:s/>E] Jl dient ia… <text:s/>I] E dit ia que elle es… <text:s/>L] Ce dit lom quele… <text:s/>K] Si dit ici qe ellest...</text:span>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448">B] Lor amor est bien conneue</text:p>
          </table:table-cell>
        </table:table-row>
        <table:table-row>
          <table:table-cell table:style-name="Table1.A2" office:value-type="string">
            <text:p text:style-name="P9">6505</text:p>
          </table:table-cell>
          <table:table-cell table:style-name="Table1.A2" office:value-type="string">
            <text:p text:style-name="P11">Ne vos sai tot conter ne dire</text:p>
          </table:table-cell>
          <table:table-cell table:style-name="Table1.C2" office:value-type="string">
            <text:p text:style-name="P437">A] Se… <text:s/><text:span text:style-name="T124">DH2M] Nous (H2M Ne) uos estuet conter… <text:s/>E] ...plus conter...</text:span></text:p>
          </table:table-cell>
        </table:table-row>
        <table:table-row>
          <table:table-cell table:style-name="Table1.A2" office:value-type="string">
            <text:p text:style-name="P9">6506</text:p>
          </table:table-cell>
          <table:table-cell table:style-name="Table1.A2" office:value-type="string">
            <text:p text:style-name="P11">Mai de la cort a roi est sire</text:p>
          </table:table-cell>
          <table:table-cell table:style-name="Table1.C2" office:value-type="string">
            <text:p text:style-name="P441">A<text:span text:style-name="T146">EGKLMW</text:span>] ...del roi… <text:s/><text:span text:style-name="T124">D] Car il trestuit lapelent sire <text:s/>EH2] ...le roi… <text:s/>H2] Car...le roy...</text:span></text:p>
          </table:table-cell>
        </table:table-row>
        <table:table-row>
          <table:table-cell table:style-name="Table1.A2" office:value-type="string">
            <text:p text:style-name="P9">6507</text:p>
          </table:table-cell>
          <table:table-cell table:style-name="Table1.A2" office:value-type="string">
            <text:p text:style-name="P11">Et de doner fet grant despence</text:p>
          </table:table-cell>
          <table:table-cell table:style-name="Table1.C2" office:value-type="string">
            <text:p text:style-name="P357">D] Que de… <text:s/><text:span text:style-name="T197">H2] De...fait mlt gnt...</text:span></text:p>
          </table:table-cell>
        </table:table-row>
        <table:table-row>
          <table:table-cell table:style-name="Table1.A2" office:value-type="string">
            <text:p text:style-name="P9">6508</text:p>
          </table:table-cell>
          <table:table-cell table:style-name="Table1.A2" office:value-type="string">
            <text:p text:style-name="P11">Quant li rois l’ot forment i pence</text:p>
          </table:table-cell>
          <table:table-cell table:style-name="Table1.C2" office:value-type="string">
            <text:p text:style-name="P354">D<text:span text:style-name="T225">L</text:span>] ...lot li rois...</text:p>
          </table:table-cell>
        </table:table-row>
        <table:table-row>
          <table:table-cell table:style-name="Table1.A2" office:value-type="string">
            <text:p text:style-name="P9">6509</text:p>
          </table:table-cell>
          <table:table-cell table:style-name="Table1.A2" office:value-type="string">
            <text:p text:style-name="P11">Ce dist Quamdiobras li rois</text:p>
          </table:table-cell>
          <table:table-cell table:style-name="Table1.C2" office:value-type="string">
            <text:p text:style-name="P358">D] Et… <text:s/><text:span text:style-name="T215">I] Voir...</text:span></text:p>
          </table:table-cell>
        </table:table-row>
        <table:table-row table:style-name="Table1.47">
          <table:table-cell table:style-name="Table1.A2" office:value-type="string">
            <text:p text:style-name="P11">6510</text:p>
          </table:table-cell>
          <table:table-cell table:style-name="Table1.A2" office:value-type="string">
            <text:p text:style-name="P12">Se est aucun vilains cortoi<text:span text:style-name="T11">s</text:span></text:p>
          </table:table-cell>
          <table:table-cell table:style-name="Table1.C2" office:value-type="string">
            <text:p text:style-name="P442">A] ...est que… <text:s/><text:span text:style-name="T215">I] ...quel que… <text:s/>LW] ...quesque (W queque)… <text:s/>M] Or est quelque...</text:span></text:p>
          </table:table-cell>
        </table:table-row>
        <table:table-row>
          <table:table-cell table:style-name="Table1.A2" office:value-type="string">
            <text:p text:style-name="P11">6511</text:p>
          </table:table-cell>
          <table:table-cell table:style-name="Table1.A2" office:value-type="string">
            <text:p text:style-name="P11">Mout avoit or de loing atrait</text:p>
          </table:table-cell>
          <table:table-cell table:style-name="Table1.C2" office:value-type="string">
            <text:p text:style-name="P454">G] ...auoit de… <text:s/><text:span text:style-name="T197">H2] ...auoit de lonn tenps… <text:s/>M] Mlt a ores...</text:span></text:p>
          </table:table-cell>
        </table:table-row>
        <table:table-row>
          <table:table-cell table:style-name="Table1.A2" office:value-type="string">
            <text:p text:style-name="P11">6512</text:p>
          </table:table-cell>
          <table:table-cell table:style-name="Table1.A2" office:value-type="string">
            <text:p text:style-name="P11">L’avoir dont il moengnet tel plait</text:p>
          </table:table-cell>
          <table:table-cell table:style-name="Table1.C2" office:value-type="string">
            <text:p text:style-name="P99"/>
          </table:table-cell>
        </table:table-row>
        <table:table-row>
          <table:table-cell table:style-name="Table1.A2" office:value-type="string">
            <text:p text:style-name="P11">6513</text:p>
          </table:table-cell>
          <table:table-cell table:style-name="Table1.A2" office:value-type="string">
            <text:p text:style-name="P11">Repantrait li quant (H s’en quant) l’avrait mis</text:p>
          </table:table-cell>
          <table:table-cell table:style-name="Table1.C2" office:value-type="string">
            <text:p text:style-name="P449"><text:span text:style-name="T269">a</text:span>] Mlt auoit or… <text:s/>B] Mlt sen dorra quant… <text:s/><text:span text:style-name="T124">D] Dolanz sera quant… <text:s/>E] Corouciez iert quant… <text:s/>GK] Jl sen donra quant… <text:s/>H2] Peiera li… <text:s/>IT] Pentirasen quant… <text:s/>L] Jl senpentra… <text:s/>M] Pesera len… <text:s/>W] Sen repentira quant...</text:span></text:p>
          </table:table-cell>
        </table:table-row>
        <table:table-row>
          <table:table-cell table:style-name="Table1.A2" office:value-type="string">
            <text:p text:style-name="P11">6514</text:p>
          </table:table-cell>
          <table:table-cell table:style-name="Table1.A2" office:value-type="string">
            <text:p text:style-name="P11">Povres s’en irait del pais</text:p>
          </table:table-cell>
          <table:table-cell table:style-name="Table1.C2" office:value-type="string">
            <text:p text:style-name="P434">A] ---</text:p>
            <text:p text:style-name="P448">B] Poures rira...</text:p>
          </table:table-cell>
        </table:table-row>
        <table:table-row table:style-name="Table1.52">
          <table:table-cell table:style-name="Table1.A2" office:value-type="string">
            <text:p text:style-name="P11">6515</text:p>
          </table:table-cell>
          <table:table-cell table:style-name="Table1.A2" office:value-type="string">
            <text:p text:style-name="P11">Il fet le prout et (H si) fet que fols</text:p>
          </table:table-cell>
          <table:table-cell table:style-name="Table1.C2" office:value-type="string">
            <text:p text:style-name="P434">A<text:span text:style-name="T27">BDEGH2IKLTW</text:span>] ...que proz il <text:span text:style-name="T27">(BDEGH2IKLTW et)</text:span> fait...</text:p>
          </table:table-cell>
        </table:table-row>
        <table:table-row>
          <table:table-cell table:style-name="Table1.A2" office:value-type="string">
            <text:p text:style-name="P11">6516</text:p>
          </table:table-cell>
          <table:table-cell table:style-name="Table1.A2" office:value-type="string">
            <text:p text:style-name="P11">Maldehais ait ores mes cols (F mes cors)</text:p>
          </table:table-cell>
          <table:table-cell table:style-name="Table1.C2" office:value-type="string">
            <text:p text:style-name="P446">A] Me mandaaz or…. <text:s/><text:span text:style-name="T27">BDEGLMT] Mais mal (M mau) de (EG dehe, L dalz, M dehaz, T daz) hait (GLM ait)…(T cors) <text:s/>H2] Mal dehait ait… <text:s/>I] Mes mau dae SPACE me cous <text:s/>W] A son grant domage et corps <text:s/>K] Mais maudamaie ait or mes corz</text:span></text:p>
          </table:table-cell>
        </table:table-row>
        <table:table-row>
          <table:table-cell table:style-name="Table1.A2" office:value-type="string">
            <text:p text:style-name="P11">6517</text:p>
          </table:table-cell>
          <table:table-cell table:style-name="Table1.A2" office:value-type="string">
            <text:p text:style-name="P11">Se je ja mais le roi pris gaires</text:p>
          </table:table-cell>
          <table:table-cell table:style-name="Table1.C2" office:value-type="string">
            <text:p text:style-name="P329">B] ...ia nais… <text:s/><text:span text:style-name="T244">W] James le roy ne prise...</text:span></text:p>
          </table:table-cell>
        </table:table-row>
        <table:table-row>
          <table:table-cell table:style-name="Table1.A2" office:value-type="string">
            <text:p text:style-name="P11">6518</text:p>
          </table:table-cell>
          <table:table-cell table:style-name="Table1.A2" office:value-type="string">
            <text:p text:style-name="P11">Quant por avoir fet tel affaire</text:p>
          </table:table-cell>
          <table:table-cell table:style-name="Table1.C2" office:value-type="string">
            <text:p text:style-name="P284">B] ...tel plait faire <text:s/><text:span text:style-name="T136">E] Qui...</text:span></text:p>
          </table:table-cell>
        </table:table-row>
        <table:table-row>
          <table:table-cell table:style-name="Table1.A2" office:value-type="string">
            <text:p text:style-name="P11">6519</text:p>
          </table:table-cell>
          <table:table-cell table:style-name="Table1.A2" office:value-type="string">
            <text:p text:style-name="P11">Que sa fille mostret a toz</text:p>
          </table:table-cell>
          <table:table-cell table:style-name="Table1.C2" office:value-type="string">
            <text:p text:style-name="P410">INV <text:span text:style-name="T147">M] Or voy bien quil est audessous</text:span></text:p>
            <text:p text:style-name="P284">B] Puis que… <text:s/><text:span text:style-name="T124">DH2] Quant il sa… <text:s/>E] Qui moustree a sa fille...</text:span></text:p>
          </table:table-cell>
        </table:table-row>
        <table:table-row>
          <table:table-cell table:style-name="Table1.A2" office:value-type="string">
            <text:p text:style-name="P11">6520</text:p>
          </table:table-cell>
          <table:table-cell table:style-name="Table1.A2" office:value-type="string">
            <text:p text:style-name="P11">Or voi ge bien qu’il est desoz</text:p>
          </table:table-cell>
          <table:table-cell table:style-name="Table1.C2" office:value-type="string">
            <text:p text:style-name="P410">INV <text:span text:style-name="T147">M] Quant il sa fille moustre a tous</text:span></text:p>
            <text:p text:style-name="P309">B] <text:span text:style-name="T28">Voi..est au desous <text:s/>D] ...sai...audesouz <text:s/>E] Or croi bien quil est au desous <text:s/>H2] ...quest au dessouz <text:s/>L] ...quil de soz</text:span></text:p>
          </table:table-cell>
        </table:table-row>
        <text:soft-page-break/>
        <table:table-row>
          <table:table-cell table:style-name="Table1.A2" office:value-type="string">
            <text:p text:style-name="P11">6521</text:p>
          </table:table-cell>
          <table:table-cell table:style-name="Table1.A2" office:value-type="string">
            <text:p text:style-name="P11">Li rois dist a ses cheveliers</text:p>
          </table:table-cell>
          <table:table-cell table:style-name="Table1.C2" office:value-type="string">
            <text:p text:style-name="P439"><text:span text:style-name="T146">GK] ...a (K as) chiualiers</text:span></text:p>
          </table:table-cell>
        </table:table-row>
        <table:table-row>
          <table:table-cell table:style-name="Table1.A2" office:value-type="string">
            <text:p text:style-name="P11">6522</text:p>
          </table:table-cell>
          <table:table-cell table:style-name="Table1.A2" office:value-type="string">
            <text:p text:style-name="P11">Li rois Phelis est mout legiers</text:p>
          </table:table-cell>
          <table:table-cell table:style-name="Table1.C2" office:value-type="string">
            <text:p text:style-name="P437">A<text:span text:style-name="T232">M</text:span>] <text:span text:style-name="T12">Daut (M Dant)… <text:s/>BH2ILW] Daus (I Dans, LW Don)… <text:s/>D] Rois… <text:s/>EGK] Daus (GK Danz)...trop...</text:span></text:p>
          </table:table-cell>
        </table:table-row>
        <table:table-row>
          <table:table-cell table:style-name="Table1.A2" office:value-type="string">
            <text:p text:style-name="P11">6523</text:p>
          </table:table-cell>
          <table:table-cell table:style-name="Table1.A2" office:value-type="string">
            <text:p text:style-name="P11">Quant il fait tel plait por avoir</text:p>
          </table:table-cell>
          <table:table-cell table:style-name="Table1.C2" office:value-type="string">
            <text:p text:style-name="P439"><text:span text:style-name="T146">G] Que...</text:span></text:p>
          </table:table-cell>
        </table:table-row>
        <table:table-row>
          <table:table-cell table:style-name="Table1.A2" office:value-type="string">
            <text:p text:style-name="P11">6524</text:p>
          </table:table-cell>
          <table:table-cell table:style-name="Table1.A2" office:value-type="string">
            <text:p text:style-name="P11">La vostre part poez avoir</text:p>
          </table:table-cell>
          <table:table-cell table:style-name="Table1.C2" office:value-type="string">
            <text:p text:style-name="P292">B] <text:span text:style-name="T28">Mais vo part en deuez… <text:s/>D] ...nostre...poons… <text:s/></text:span><text:span text:style-name="T148">G</text:span><text:span text:style-name="T175">K</text:span><text:span text:style-name="T148">] </text:span><text:span text:style-name="T149">Vostre partie en poez...</text:span></text:p>
          </table:table-cell>
        </table:table-row>
        <table:table-row>
          <table:table-cell table:style-name="Table1.A2" office:value-type="string">
            <text:p text:style-name="P11">6525</text:p>
          </table:table-cell>
          <table:table-cell table:style-name="Table1.A2" office:value-type="string">
            <text:p text:style-name="P13">Alez demain la proie prendre</text:p>
          </table:table-cell>
          <table:table-cell table:style-name="Table1.C2" office:value-type="string">
            <text:p text:style-name="P411">INV <text:span text:style-name="T160">M] </text:span><text:span text:style-name="T147">Je croy qui la vouldroie deffendre</text:span></text:p>
            <text:p text:style-name="P359">D] Alons… <text:s/><text:span text:style-name="T215">I] ...lor...</text:span></text:p>
          </table:table-cell>
        </table:table-row>
        <table:table-row>
          <table:table-cell table:style-name="Table1.A2" office:value-type="string">
            <text:p text:style-name="P11">6526</text:p>
          </table:table-cell>
          <table:table-cell table:style-name="Table1.A2" office:value-type="string">
            <text:p text:style-name="P13">Je croi qu’il la vodrait deffendre</text:p>
          </table:table-cell>
          <table:table-cell table:style-name="Table1.C2" office:value-type="string">
            <text:p text:style-name="P461"><text:span text:style-name="T112">INV </text:span><text:span text:style-name="T182">M] </text:span><text:span text:style-name="T183">Qui la vouldroit a force prendre</text:span></text:p>
            <text:p text:style-name="P294">B<text:span text:style-name="T124">DEILW</text:span>] ...<text:span text:style-name="T244">(W cuide quil a)</text:span>...<text:span text:style-name="T28">voldront (E verront)… <text:s/>H2] ...qil se vourra...</text:span></text:p>
          </table:table-cell>
        </table:table-row>
        <table:table-row>
          <table:table-cell table:style-name="Table1.A2" office:value-type="string">
            <text:p text:style-name="P11">6527</text:p>
          </table:table-cell>
          <table:table-cell table:style-name="Table1.A2" office:value-type="string">
            <text:p text:style-name="P13">Cil vilains est chevalerous</text:p>
          </table:table-cell>
          <table:table-cell table:style-name="Table1.C2" office:value-type="string">
            <text:p text:style-name="P424">W] ...et...</text:p>
          </table:table-cell>
        </table:table-row>
        <table:table-row>
          <table:table-cell table:style-name="Table1.A2" office:value-type="string">
            <text:p text:style-name="P11">6528</text:p>
          </table:table-cell>
          <table:table-cell table:style-name="Table1.A2" office:value-type="string">
            <text:p text:style-name="P13">Et se il vient la fors a vos</text:p>
          </table:table-cell>
          <table:table-cell table:style-name="Table1.C2" office:value-type="string">
            <text:p text:style-name="P294">B] <text:span text:style-name="T28">Sil uenoit ca de fors… <text:s/>DEGIKLMT] ...cafors (G cha defors) a nous (EGIKT vous) <text:s/>H2] ...vient demain a vous</text:span></text:p>
          </table:table-cell>
        </table:table-row>
        <table:table-row>
          <table:table-cell table:style-name="Table1.A2" office:value-type="string">
            <text:p text:style-name="P11">6529</text:p>
          </table:table-cell>
          <table:table-cell table:style-name="Table1.A2" office:value-type="string">
            <text:p text:style-name="P13">A toz vos pris ne l’ociez</text:p>
          </table:table-cell>
          <table:table-cell table:style-name="Table1.C2" office:value-type="string">
            <text:p text:style-name="P253"><text:span text:style-name="T197">H2</text:span>] ...<text:span text:style-name="T198">touz pri que… <text:s/>I] ...uos ne locies <text:s/></text:span><text:span text:style-name="T160">M] </text:span><text:span text:style-name="T161">A trestos pri...</text:span></text:p>
          </table:table-cell>
        </table:table-row>
        <table:table-row>
          <table:table-cell table:style-name="Table1.A2" office:value-type="string">
            <text:p text:style-name="P13">6530</text:p>
          </table:table-cell>
          <table:table-cell table:style-name="Table1.A2" office:value-type="string">
            <text:p text:style-name="P13">Mai tot vif si le m’amenez</text:p>
          </table:table-cell>
          <table:table-cell table:style-name="Table1.C2" office:value-type="string">
            <text:p text:style-name="P447">A] ...<text:span text:style-name="T12">len amenez <text:s/>B] ...vif ca le… <text:s/>DGIL] ...le men amenez <text:s/>E] ...ca len amenez <text:s/>H2] ...que tout vif le manes <text:s/>M] Mes trestout vif le me rendiez <text:s/>W] ...vif le mainenez <text:s/>K] ...me lamenez</text:span></text:p>
          </table:table-cell>
        </table:table-row>
        <table:table-row>
          <table:table-cell table:style-name="Table1.A2" office:value-type="string">
            <text:p text:style-name="P13">6531</text:p>
          </table:table-cell>
          <table:table-cell table:style-name="Table1.A2" office:value-type="string">
            <text:p text:style-name="P13">Si li ferons conter sa vie</text:p>
          </table:table-cell>
          <table:table-cell table:style-name="Table1.C2" office:value-type="string">
            <text:p text:style-name="P103"/>
          </table:table-cell>
        </table:table-row>
        <table:table-row>
          <table:table-cell table:style-name="Table1.A2" office:value-type="string">
            <text:p text:style-name="P13">6532</text:p>
          </table:table-cell>
          <table:table-cell table:style-name="Table1.A2" office:value-type="string">
            <text:p text:style-name="P13">Se serait bone gaberie</text:p>
          </table:table-cell>
          <table:table-cell table:style-name="Table1.C2" office:value-type="string">
            <text:p text:style-name="P445">A] ...<text:span text:style-name="T12">de bele… <text:s/>B] Sen feront belle… <text:s/>DH2] Ce iert mlt bele… <text:s/>EGIKLMT] ...bele… <text:s text:c="2"/>W] Si ara...belle...</text:span></text:p>
          </table:table-cell>
        </table:table-row>
        <table:table-row>
          <table:table-cell table:style-name="Table1.A2" office:value-type="string">
            <text:p text:style-name="P13">6533</text:p>
          </table:table-cell>
          <table:table-cell table:style-name="Table1.A2" office:value-type="string">
            <text:p text:style-name="P13">Li espie respont a roi</text:p>
          </table:table-cell>
          <table:table-cell table:style-name="Table1.C2" office:value-type="string">
            <text:p text:style-name="P354">D<text:span text:style-name="T198">H2</text:span>] ...respondi...</text:p>
          </table:table-cell>
        </table:table-row>
        <table:table-row>
          <table:table-cell table:style-name="Table1.A2" office:value-type="string">
            <text:p text:style-name="P13">6534</text:p>
          </table:table-cell>
          <table:table-cell table:style-name="Table1.A2" office:value-type="string">
            <text:p text:style-name="P13">Sire je vos di en ma foi</text:p>
          </table:table-cell>
          <table:table-cell table:style-name="Table1.C2" office:value-type="string">
            <text:p text:style-name="P270">B<text:span text:style-name="T124">DH2M</text:span>] ...<text:span text:style-name="T28">par ma...</text:span></text:p>
          </table:table-cell>
        </table:table-row>
        <table:table-row>
          <table:table-cell table:style-name="Table1.A2" office:value-type="string">
            <text:p text:style-name="P13">6535</text:p>
          </table:table-cell>
          <table:table-cell table:style-name="Table1.A2" office:value-type="string">
            <text:p text:style-name="P13">Que cil qui le prendrait a plain</text:p>
          </table:table-cell>
          <table:table-cell table:style-name="Table1.C2" office:value-type="string">
            <text:p text:style-name="P340">B] ...<text:span text:style-name="T28">qui penre le volra <text:s/>DH2M] ...latendra (H2 quil ataindra, M le tendra)… <text:s/>E] ...cui il tendra au… <text:s/>I] ...que lera auplain <text:s/>K] ...quil prendra... </text:span></text:p>
          </table:table-cell>
        </table:table-row>
        <table:table-row>
          <table:table-cell table:style-name="Table1.A2" office:value-type="string">
            <text:p text:style-name="P13">6536</text:p>
          </table:table-cell>
          <table:table-cell table:style-name="Table1.A2" office:value-type="string">
            <text:p text:style-name="P13">Ne le tendrait jai por vilain</text:p>
          </table:table-cell>
          <table:table-cell table:style-name="Table1.C2" office:value-type="string">
            <text:p text:style-name="P340">B] <text:span text:style-name="T28">Ja por vilain ne le tenra <text:s/>DI] ...pas por… <text:s/>E] Ne le tendra mie a… <text:s/>H2] ...tenes pas pour… <text:s/>L] ...ie… <text:s/>K] ...tenra pas ia por...</text:span></text:p>
          </table:table-cell>
        </table:table-row>
        <table:table-row>
          <table:table-cell table:style-name="Table1.A2" office:value-type="string">
            <text:p text:style-name="P13">6537</text:p>
          </table:table-cell>
          <table:table-cell table:style-name="Table1.A2" office:value-type="string">
            <text:p text:style-name="P13">Se il est a cheval armez</text:p>
          </table:table-cell>
          <table:table-cell table:style-name="Table1.C2" office:value-type="string">
            <text:p text:style-name="P270">B<text:span text:style-name="T198">H2M</text:span>] …<text:span text:style-name="T28">montez</text:span></text:p>
          </table:table-cell>
        </table:table-row>
        <table:table-row>
          <table:table-cell table:style-name="Table1.A2" office:value-type="string">
            <text:p text:style-name="P13">6538</text:p>
          </table:table-cell>
          <table:table-cell table:style-name="Table1.A2" office:value-type="string">
            <text:p text:style-name="P13">Uns cheveliers vaurrait (H n’avrait) assez</text:p>
          </table:table-cell>
          <table:table-cell table:style-name="Table1.C2" office:value-type="string">
            <text:p text:style-name="P437">A<text:span text:style-name="T185">GIKLTW</text:span>] ...naura…<text:span text:style-name="T12"> <text:s/>B] Ou...aura… <text:s/>DH2] Vns uassax en aura… <text:s/>EM] ...aura...</text:span></text:p>
          </table:table-cell>
        </table:table-row>
        <text:soft-page-break/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285"><text:span text:style-name="T136">E] A faire quel vaudra conquerre</text:span>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285"><text:span text:style-name="T136">E] Na si vaillant en ceste terre</text:span></text:p>
          </table:table-cell>
        </table:table-row>
        <table:table-row>
          <table:table-cell table:style-name="Table1.A2" office:value-type="string">
            <text:p text:style-name="P13">6539</text:p>
          </table:table-cell>
          <table:table-cell table:style-name="Table1.A2" office:value-type="string">
            <text:p text:style-name="P13">Li rois respont Fui de si gars</text:p>
          </table:table-cell>
          <table:table-cell table:style-name="Table1.C2" office:value-type="string">
            <text:p text:style-name="P278">B] ...<text:span text:style-name="T29">rois a[...]dit… <text:s/>DH2] ...li dit...</text:span></text:p>
          </table:table-cell>
        </table:table-row>
        <table:table-row>
          <table:table-cell table:style-name="Table1.A2" office:value-type="string">
            <text:p text:style-name="P13">6540</text:p>
          </table:table-cell>
          <table:table-cell table:style-name="Table1.A2" office:value-type="string">
            <text:p text:style-name="P13">Mavais lichieres et coars</text:p>
          </table:table-cell>
          <table:table-cell table:style-name="Table1.C2" office:value-type="string">
            <text:p text:style-name="P85"/>
          </table:table-cell>
        </table:table-row>
        <table:table-row>
          <table:table-cell table:style-name="Table1.A2" office:value-type="string">
            <text:p text:style-name="P13">6541</text:p>
          </table:table-cell>
          <table:table-cell table:style-name="Table1.A2" office:value-type="string">
            <text:p text:style-name="P13">Cuides tu que tel nom eust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13">6542</text:p>
          </table:table-cell>
          <table:table-cell table:style-name="Table1.A2" office:value-type="string">
            <text:p text:style-name="P13">Se cheveliers ne proudons fust</text:p>
          </table:table-cell>
          <table:table-cell table:style-name="Table1.C2" office:value-type="string">
            <text:p text:style-name="P285"><text:span text:style-name="T136">EKM] ...et...</text:span></text:p>
          </table:table-cell>
        </table:table-row>
        <table:table-row>
          <table:table-cell table:style-name="Table1.A2" office:value-type="string">
            <text:p text:style-name="P13">6543</text:p>
          </table:table-cell>
          <table:table-cell table:style-name="Table1.A2" office:value-type="string">
            <text:p text:style-name="P13">Li rois si l’a lessié a tant</text:p>
          </table:table-cell>
          <table:table-cell table:style-name="Table1.C2" office:value-type="string">
            <text:p text:style-name="P140">A<text:span text:style-name="T29">BGK</text:span>] ...le laisa <text:span text:style-name="T258">(K leisse)</text:span> or atant <text:s/><text:span text:style-name="T124">DH2] ...lessa ce aitant <text:s/>E] Lors la laissie li rois… <text:s/>IL] ...so laisa or atant <text:s/></text:span><text:span text:style-name="T160">M] ...</text:span><text:span text:style-name="T161">si le lessa atant <text:s/></text:span><text:span text:style-name="T165">T] ...</text:span><text:span text:style-name="T166">soa...</text:span></text:p>
          </table:table-cell>
        </table:table-row>
        <table:table-row>
          <table:table-cell table:style-name="Table1.A2" office:value-type="string">
            <text:p text:style-name="P13">6544</text:p>
          </table:table-cell>
          <table:table-cell table:style-name="Table1.A2" office:value-type="string">
            <text:p text:style-name="P13">Bien matin a souloil levant</text:p>
          </table:table-cell>
          <table:table-cell table:style-name="Table1.C2" office:value-type="string">
            <text:p text:style-name="P314">B] <text:span text:style-name="T29">Lendemain a… <text:s text:c="2"/>D] Au matin au… <text:s/>H2] Le… <text:s/></text:span><text:span text:style-name="T160">M] ...</text:span><text:span text:style-name="T161">au iour aparant</text:span></text:p>
          </table:table-cell>
        </table:table-row>
        <table:table-row>
          <table:table-cell table:style-name="Table1.A2" office:value-type="string">
            <text:p text:style-name="P13">6545</text:p>
          </table:table-cell>
          <table:table-cell table:style-name="Table1.A2" office:value-type="string">
            <text:p text:style-name="P13">Li escuier ont encellei</text:p>
          </table:table-cell>
          <table:table-cell table:style-name="Table1.C2" office:value-type="string">
            <text:p text:style-name="P147">INV A<text:span text:style-name="T185">GI</text:span>] Li chr se sont arme <text:s/><text:span text:style-name="T257">K] Li chrs sen sont ale</text:span></text:p>
            <text:p text:style-name="P271">B] <text:span text:style-name="T29">Li cheual sont tout enselle </text:span></text:p>
          </table:table-cell>
        </table:table-row>
        <table:table-row>
          <table:table-cell table:style-name="Table1.A2" office:value-type="string">
            <text:p text:style-name="P13">6546</text:p>
          </table:table-cell>
          <table:table-cell table:style-name="Table1.A2" office:value-type="string">
            <text:p text:style-name="P13">Li chevelier se sont armei</text:p>
          </table:table-cell>
          <table:table-cell table:style-name="Table1.C2" office:value-type="string">
            <text:p text:style-name="P147">INV A<text:span text:style-name="T185">GI</text:span>] L<text:span text:style-name="T29">i</text:span> escuier ont en sele <text:s/><text:span text:style-name="T257">K] Li escuier ont enselle</text:span></text:p>
            <text:p text:style-name="P263"><text:span text:style-name="T124">DH2] Et li chr sont...(H2 monte) <text:s/>W] Ses...</text:span></text:p>
          </table:table-cell>
        </table:table-row>
        <table:table-row>
          <table:table-cell table:style-name="Table1.A2" office:value-type="string">
            <text:p text:style-name="P13">6547</text:p>
          </table:table-cell>
          <table:table-cell table:style-name="Table1.A2" office:value-type="string">
            <text:p text:style-name="P13">Ne furent pas tuit vavasor</text:p>
          </table:table-cell>
          <table:table-cell table:style-name="Table1.C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13">6548</text:p>
          </table:table-cell>
          <table:table-cell table:style-name="Table1.A2" office:value-type="string">
            <text:p text:style-name="P13">Mai riche baron li plusor</text:p>
          </table:table-cell>
          <table:table-cell table:style-name="Table1.C2" office:value-type="string">
            <text:p text:style-name="P268"><text:span text:style-name="T124">D] ...haut baron tuit… <text:s/>K] ...tuit li...</text:span></text:p>
          </table:table-cell>
        </table:table-row>
        <table:table-row>
          <table:table-cell table:style-name="Table1.A2" office:value-type="string">
            <text:p text:style-name="P13">6549</text:p>
          </table:table-cell>
          <table:table-cell table:style-name="Table1.A2" office:value-type="string">
            <text:p text:style-name="P13">Qui estoient a roi venu</text:p>
          </table:table-cell>
          <table:table-cell table:style-name="Table1.C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13">6550</text:p>
          </table:table-cell>
          <table:table-cell table:style-name="Table1.A2" office:value-type="string">
            <text:p text:style-name="P13">Vers Phelipople sont meu</text:p>
          </table:table-cell>
          <table:table-cell table:style-name="Table1.C2" office:value-type="string">
            <text:p text:style-name="P126">A] Sos felipoble… <text:s/><text:span text:style-name="T27">B] E contre phellipon meut <text:s/>H2M] ...venus</text:span></text:p>
          </table:table-cell>
        </table:table-row>
        <table:table-row>
          <table:table-cell table:style-name="Table1.A2" office:value-type="string">
            <text:p text:style-name="P13">6551</text:p>
          </table:table-cell>
          <table:table-cell table:style-name="Table1.A2" office:value-type="string">
            <text:p text:style-name="P13">Si en ont lor proie acullie</text:p>
          </table:table-cell>
          <table:table-cell table:style-name="Table1.C2" office:value-type="string">
            <text:p text:style-name="P115">A<text:span text:style-name="T185">GIKLMTW</text:span>] Se <text:span text:style-name="T232">(M Si en)</text:span> ont la… <text:s/><text:span text:style-name="T27">B] La proie ont toute… <text:s/>DH2] Si ont la gnt proe… <text:s/>E] Et si ont la...</text:span></text:p>
          </table:table-cell>
        </table:table-row>
        <table:table-row>
          <table:table-cell table:style-name="Table1.A2" office:value-type="string">
            <text:p text:style-name="P13">6552</text:p>
          </table:table-cell>
          <table:table-cell table:style-name="Table1.A2" office:value-type="string">
            <text:p text:style-name="P13">La cyté fut tote (H tost) estormie</text:p>
          </table:table-cell>
          <table:table-cell table:style-name="Table1.C2" office:value-type="string">
            <text:p text:style-name="P144">A<text:span text:style-name="T185">GIK</text:span>] ...en fu… <text:s/><text:span text:style-name="T27">BM] ...en est… <text:s/>E] ...tost… <text:s/>L] ...en fu estrumie <text:s/>W] ...en fut effraye</text:span></text:p>
          </table:table-cell>
        </table:table-row>
        <table:table-row>
          <table:table-cell table:style-name="Table1.A2" office:value-type="string">
            <text:p text:style-name="P13">6553</text:p>
          </table:table-cell>
          <table:table-cell table:style-name="Table1.A2" office:value-type="string">
            <text:p text:style-name="P13">En la cytei avoit grant cri</text:p>
          </table:table-cell>
          <table:table-cell table:style-name="Table1.C2" office:value-type="string">
            <text:p text:style-name="P314">B] ...<text:span text:style-name="T29">en ot… <text:s/>E] Puis la vile… <text:s/></text:span><text:span text:style-name="T160">M] ...</text:span><text:span text:style-name="T161">leua le cry</text:span></text:p>
          </table:table-cell>
        </table:table-row>
        <table:table-row>
          <table:table-cell table:style-name="Table1.A2" office:value-type="string">
            <text:p text:style-name="P13">6554</text:p>
          </table:table-cell>
          <table:table-cell table:style-name="Table1.A2" office:value-type="string">
            <text:p text:style-name="P13">Li Povres Perdus (F peus) l’ait oi</text:p>
          </table:table-cell>
          <table:table-cell table:style-name="Table1.C2" office:value-type="string">
            <text:p text:style-name="P268"><text:span text:style-name="T257">K] ...la bien oi</text:span></text:p>
          </table:table-cell>
        </table:table-row>
        <table:table-row>
          <table:table-cell table:style-name="Table1.A2" office:value-type="string">
            <text:p text:style-name="P13">6555</text:p>
          </table:table-cell>
          <table:table-cell table:style-name="Table1.A2" office:value-type="string">
            <text:p text:style-name="P13">A ses compaignons est alez</text:p>
          </table:table-cell>
          <table:table-cell table:style-name="Table1.C2" office:value-type="string">
            <text:p text:style-name="P268"><text:span text:style-name="T225">LT] ...nest… <text:s/>K] ...en est...</text:span></text:p>
          </table:table-cell>
        </table:table-row>
        <table:table-row>
          <table:table-cell table:style-name="Table1.A2" office:value-type="string">
            <text:p text:style-name="P13">6556</text:p>
          </table:table-cell>
          <table:table-cell table:style-name="Table1.A2" office:value-type="string">
            <text:p text:style-name="P13">Signors fet il car vos armez</text:p>
          </table:table-cell>
          <table:table-cell table:style-name="Table1.C2" office:value-type="string">
            <text:p text:style-name="P445"><text:span text:style-name="T146">G] ...tost… <text:s/>W] ...or...</text:span></text:p>
          </table:table-cell>
        </table:table-row>
        <table:table-row table:style-name="Table1.96">
          <table:table-cell table:style-name="Table1.A2" office:value-type="string">
            <text:p text:style-name="P13">6557</text:p>
          </table:table-cell>
          <table:table-cell table:style-name="Table1.A2" office:value-type="string">
            <text:p text:style-name="P13">Si irons la fors vers cel bru<text:span text:style-name="T29">i</text:span>t</text:p>
          </table:table-cell>
          <table:table-cell table:style-name="Table1.C2" office:value-type="string">
            <text:p text:style-name="P140">A] ..<text:span text:style-name="T14">le bruit <text:s/>B] Sen...a cel… <text:s/>EGH2IKLW] ...veoir (L ueir, W voir) le bruit <text:s/></text:span><text:span text:style-name="T160">M] ...</text:span><text:span text:style-name="T161">a ce gnt bruit <text:s/></text:span><text:span text:style-name="T165">T] ...</text:span><text:span text:style-name="T166">hoir le bruit</text:span></text:p>
          </table:table-cell>
        </table:table-row>
        <text:soft-page-break/>
        <table:table-row>
          <table:table-cell table:style-name="Table1.A2" office:value-type="string">
            <text:p text:style-name="P13">6558</text:p>
          </table:table-cell>
          <table:table-cell table:style-name="Table1.A2" office:value-type="string">
            <text:p text:style-name="P13">Permi la cyté s’arment tuit</text:p>
          </table:table-cell>
          <table:table-cell table:style-name="Table1.C2" office:value-type="string">
            <text:p text:style-name="P109">A<text:span text:style-name="T29">BDEH2IGKLTW</text:span>] ...<text:span text:style-name="T14">uile...</text:span></text:p>
          </table:table-cell>
        </table:table-row>
        <table:table-row>
          <table:table-cell table:style-name="Table1.A2" office:value-type="string">
            <text:p text:style-name="P13">6559</text:p>
          </table:table-cell>
          <table:table-cell table:style-name="Table1.A2" office:value-type="string">
            <text:p text:style-name="P13">Li princes dit Et je l’otroi</text:p>
          </table:table-cell>
          <table:table-cell table:style-name="Table1.C2" office:value-type="string">
            <text:p text:style-name="P271">B] ...<text:span text:style-name="T29">a dit ie...</text:span></text:p>
          </table:table-cell>
        </table:table-row>
        <table:table-row>
          <table:table-cell table:style-name="Table1.A2" office:value-type="string">
            <text:p text:style-name="P13">6560</text:p>
          </table:table-cell>
          <table:table-cell table:style-name="Table1.A2" office:value-type="string">
            <text:p text:style-name="P13">Mai nos n’avons ancor de coi</text:p>
          </table:table-cell>
          <table:table-cell table:style-name="Table1.C2" office:value-type="string">
            <text:p text:style-name="P82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285"><text:span text:style-name="T136">E] Nous seriemes tantost ale</text:span>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285"><text:span text:style-name="T136">E] Se nous estiemes aparelle [RIP DA 2hd]</text:span></text:p>
          </table:table-cell>
        </table:table-row>
        <table:table-row>
          <table:table-cell table:style-name="Table1.A2" office:value-type="string">
            <text:p text:style-name="P13">6561</text:p>
          </table:table-cell>
          <table:table-cell table:style-name="Table1.A2" office:value-type="string">
            <text:p text:style-name="P13">Delfis fut a l’ostel venus</text:p>
          </table:table-cell>
          <table:table-cell table:style-name="Table1.C2" office:value-type="string">
            <text:p text:style-name="P250"><text:span text:style-name="T197">H2</text:span>] <text:span text:style-name="T199">Dulphis...</text:span></text:p>
          </table:table-cell>
        </table:table-row>
        <table:table-row>
          <table:table-cell table:style-name="Table1.A2" office:value-type="string">
            <text:p text:style-name="P13">6562</text:p>
          </table:table-cell>
          <table:table-cell table:style-name="Table1.A2" office:value-type="string">
            <text:p text:style-name="P13">Ostes fait li Povres Perdus</text:p>
          </table:table-cell>
          <table:table-cell table:style-name="Table1.C2" office:value-type="string">
            <text:p text:style-name="P70"/>
          </table:table-cell>
        </table:table-row>
        <table:table-row table:style-name="Table1.104">
          <table:table-cell table:style-name="Table1.A2" office:value-type="string">
            <text:p text:style-name="P13">6563</text:p>
          </table:table-cell>
          <table:table-cell table:style-name="Table1.A2" office:value-type="string">
            <text:p text:style-name="P13">Aportez nos les armeures</text:p>
          </table:table-cell>
          <table:table-cell table:style-name="Table1.C2" office:value-type="string">
            <text:p text:style-name="P136">A<text:span text:style-name="T186">GT</text:span>] ...uos…<text:span text:style-name="T14"> <text:s/>B] ...tos… <text:s/></text:span><text:span text:style-name="T160">M] ...</text:span><text:span text:style-name="T161">nos nos armeures</text:span></text:p>
          </table:table-cell>
        </table:table-row>
        <table:table-row table:style-name="Table1.96">
          <table:table-cell table:style-name="Table1.A2" office:value-type="string">
            <text:p text:style-name="P13">6564</text:p>
          </table:table-cell>
          <table:table-cell table:style-name="Table1.A2" office:value-type="string">
            <text:p text:style-name="P13">Bones et beles non occures <text:span text:style-name="T4">(H oscures)</text:span></text:p>
          </table:table-cell>
          <table:table-cell table:style-name="Table1.C2" office:value-type="string">
            <text:p text:style-name="P123">A<text:span text:style-name="T29">BDH2IMTW</text:span>] <text:span text:style-name="T14">Bonnes et fors non pas (M et non)… <text:s/>E] Bonnes et fors et bien sevres </text:span><text:span text:style-name="T148"><text:s text:c="2"/>G</text:span><text:span text:style-name="T176">K</text:span><text:span text:style-name="T158">L</text:span><text:span text:style-name="T148">] ...</text:span><text:span text:style-name="T150">non pas oscures</text:span></text:p>
          </table:table-cell>
        </table:table-row>
        <table:table-row>
          <table:table-cell table:style-name="Table1.A2" office:value-type="string">
            <text:p text:style-name="P13">6565</text:p>
          </table:table-cell>
          <table:table-cell table:style-name="Table1.A2" office:value-type="string">
            <text:p text:style-name="P13">Si s’armeront cist chevelier</text:p>
          </table:table-cell>
          <table:table-cell table:style-name="Table1.C2" office:value-type="string">
            <text:p text:style-name="P286"><text:span text:style-name="T136">E] ….li...</text:span></text:p>
          </table:table-cell>
        </table:table-row>
        <table:table-row>
          <table:table-cell table:style-name="Table1.A2" office:value-type="string">
            <text:p text:style-name="P13">6566</text:p>
          </table:table-cell>
          <table:table-cell table:style-name="Table1.A2" office:value-type="string">
            <text:p text:style-name="P13">Delfi(l)s respont Mout volentiers</text:p>
          </table:table-cell>
          <table:table-cell table:style-name="Table1.C2" office:value-type="string">
            <text:p text:style-name="P286">B] ...<text:span text:style-name="T29">dist sire volentier <text:s/>E] ...a fait sans desrier</text:span></text:p>
          </table:table-cell>
        </table:table-row>
        <table:table-row>
          <table:table-cell table:style-name="Table1.A2" office:value-type="string">
            <text:p text:style-name="P13">6567</text:p>
          </table:table-cell>
          <table:table-cell table:style-name="Table1.A2" office:value-type="string">
            <text:p text:style-name="P13">Il les ait faites aporter</text:p>
          </table:table-cell>
          <table:table-cell table:style-name="Table1.C2" office:value-type="string">
            <text:p text:style-name="P286">B] <text:span text:style-name="T29">Lors… <text:s/>D] ...lor… <text:s/>E] Errant les armes...</text:span></text:p>
          </table:table-cell>
        </table:table-row>
        <table:table-row table:style-name="Table1.109">
          <table:table-cell table:style-name="Table1.A2" office:value-type="string">
            <text:p text:style-name="P13">6568</text:p>
          </table:table-cell>
          <table:table-cell table:style-name="Table1.A2" office:value-type="string">
            <text:p text:style-name="P13">Li chevelier se vont armer</text:p>
          </table:table-cell>
          <table:table-cell table:style-name="Table1.C2" office:value-type="string">
            <text:p text:style-name="P268"><text:span text:style-name="T197">H2L</text:span>] ...<text:span text:style-name="T199">sen sont arme <text:s/>K] ...se font...</text:span></text:p>
          </table:table-cell>
        </table:table-row>
        <table:table-row>
          <table:table-cell table:style-name="Table1.A2" office:value-type="string">
            <text:p text:style-name="P13">6569</text:p>
          </table:table-cell>
          <table:table-cell table:style-name="Table1.A2" office:value-type="string">
            <text:p text:style-name="P13">Sore dous tapis les ont traites</text:p>
          </table:table-cell>
          <table:table-cell table:style-name="Table1.C2" office:value-type="string">
            <text:p text:style-name="P250"><text:span text:style-name="T197">H2</text:span>] ---</text:p>
            <text:p text:style-name="P315">B] ...<text:span text:style-name="T29">biaus tapis… <text:s/>E] Sor tapis ont les armes… <text:s/>I] ...les li… <text:s/></text:span><text:span text:style-name="T160">M</text:span><text:span text:style-name="T171">W</text:span><text:span text:style-name="T160">] </text:span><text:span text:style-name="T162">Dessus...</text:span></text:p>
          </table:table-cell>
        </table:table-row>
        <table:table-row>
          <table:table-cell table:style-name="Table1.A2" office:value-type="string">
            <text:p text:style-name="P13">6570</text:p>
          </table:table-cell>
          <table:table-cell table:style-name="Table1.A2" office:value-type="string">
            <text:p text:style-name="P13">Cleires et fors et mout bien faites</text:p>
          </table:table-cell>
          <table:table-cell table:style-name="Table1.C2" office:value-type="string">
            <text:p text:style-name="P250"><text:span text:style-name="T197">H2</text:span>] ---</text:p>
            <text:p text:style-name="P341">B] <text:span text:style-name="T29">Belles et bonnes et bien… <text:s/>I] ...traites <text:s/>K] Jl crent fort emolt...</text:span></text:p>
          </table:table-cell>
        </table:table-row>
        <table:table-row>
          <table:table-cell table:style-name="Table1.A2" office:value-type="string">
            <text:p text:style-name="P14">657<text:span text:style-name="T5">1</text:span></text:p>
          </table:table-cell>
          <table:table-cell table:style-name="Table1.A2" office:value-type="string">
            <text:p text:style-name="P15">Chascun d’els en ait une prise</text:p>
          </table:table-cell>
          <table:table-cell table:style-name="Table1.C2" office:value-type="string">
            <text:p text:style-name="P295"><text:span text:style-name="T136">E] Chascuns a sarmevre prise <text:s/>H2] ...les armes a prinses</text:span></text:p>
          </table:table-cell>
        </table:table-row>
        <table:table-row>
          <table:table-cell table:style-name="Table1.A2" office:value-type="string">
            <text:p text:style-name="P14">657<text:span text:style-name="T5">2</text:span></text:p>
          </table:table-cell>
          <table:table-cell table:style-name="Table1.A2" office:value-type="string">
            <text:p text:style-name="P15">Si c’en est armez a sa guisse</text:p>
          </table:table-cell>
          <table:table-cell table:style-name="Table1.C2" office:value-type="string">
            <text:p text:style-name="P425">W] ---</text:p>
            <text:p text:style-name="P271">B<text:span text:style-name="T200">H2</text:span>] ...<text:span text:style-name="T29">sont...lor...</text:span></text:p>
          </table:table-cell>
        </table:table-row>
        <table:table-row>
          <table:table-cell table:style-name="Table1.A2" office:value-type="string">
            <text:p text:style-name="P14">657<text:span text:style-name="T5">3</text:span></text:p>
          </table:table-cell>
          <table:table-cell table:style-name="Table1.A2" office:value-type="string">
            <text:p text:style-name="P15">Chauses i ot helmes burnis</text:p>
          </table:table-cell>
          <table:table-cell table:style-name="Table1.C2" office:value-type="string">
            <text:p text:style-name="P425">W] ---</text:p>
            <text:p text:style-name="P315">B] <text:span text:style-name="T29">Haubers chauces helmes brunis <text:s/>E] Chauces de fer elmes… <text:s/></text:span><text:span text:style-name="T148">G] ...</text:span><text:span text:style-name="T150">et haumes… <text:s/></text:span><text:span text:style-name="T152">H2</text:span><text:span text:style-name="T153">] </text:span><text:span text:style-name="T154">Chascuns yout… <text:s/></text:span><text:span text:style-name="T155">I] </text:span><text:span text:style-name="T156">Chauces iunt… <text:s/></text:span><text:span text:style-name="T160">M] </text:span><text:span text:style-name="T162">Chascun si ot...</text:span></text:p>
          </table:table-cell>
        </table:table-row>
        <table:table-row>
          <table:table-cell table:style-name="Table1.A2" office:value-type="string">
            <text:p text:style-name="P14">657<text:span text:style-name="T5">4</text:span></text:p>
          </table:table-cell>
          <table:table-cell table:style-name="Table1.A2" office:value-type="string">
            <text:p text:style-name="P15">Delfis ait les destriers eslis</text:p>
          </table:table-cell>
          <table:table-cell table:style-name="Table1.C2" office:value-type="string">
            <text:p text:style-name="P315"><text:span text:style-name="T136">E] Et si orent haubers treslis <text:s/>H2] ...y out les cheuaus… <text:s/></text:span><text:span text:style-name="T160">M] ...</text:span><text:span text:style-name="T162">ot les cheuaus...</text:span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286"><text:span text:style-name="T136">E] Et li garcon vindrent deriers</text:span></text:p>
          </table:table-cell>
        </table:table-row>
        <text:soft-page-break/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286"><text:span text:style-name="T136">E] Qui ont amene les destriers</text:span></text:p>
          </table:table-cell>
        </table:table-row>
        <table:table-row>
          <table:table-cell table:style-name="Table1.A2" office:value-type="string">
            <text:p text:style-name="P14">657<text:span text:style-name="T5">5</text:span></text:p>
          </table:table-cell>
          <table:table-cell table:style-name="Table1.A2" office:value-type="string">
            <text:p text:style-name="P15">Quant il se furent tuit armé</text:p>
          </table:table-cell>
          <table:table-cell table:style-name="Table1.C2" office:value-type="string">
            <text:p text:style-name="P113">A<text:span text:style-name="T258">K</text:span>] ...<text:span text:style-name="T14">il furent… <text:s/>B] Quant li destrier sont enselle <text:s/>DEW] ...bien armez</text:span></text:p>
          </table:table-cell>
        </table:table-row>
        <table:table-row>
          <table:table-cell table:style-name="Table1.A2" office:value-type="string">
            <text:p text:style-name="P14">657<text:span text:style-name="T5">6</text:span></text:p>
          </table:table-cell>
          <table:table-cell table:style-name="Table1.A2" office:value-type="string">
            <text:p text:style-name="P15">Et li destrier sont encellé</text:p>
          </table:table-cell>
          <table:table-cell table:style-name="Table1.C119" office:value-type="string">
            <text:p text:style-name="P315">B] <text:span text:style-name="T29">Et il se furent tout arme <text:s/>D] Li...sont tuit… <text:s/>H2] Et li cheual… <text:s/></text:span><text:span text:style-name="T160">M] ...</text:span><text:span text:style-name="T162">sont amene</text:span></text:p>
          </table:table-cell>
        </table:table-row>
        <table:table-row>
          <table:table-cell table:style-name="Table1.A2" office:value-type="string">
            <text:p text:style-name="P14">657<text:span text:style-name="T5">7</text:span></text:p>
          </table:table-cell>
          <table:table-cell table:style-name="Table1.A2" office:value-type="string">
            <text:p text:style-name="P15">Et li espié et li escu</text:p>
          </table:table-cell>
          <table:table-cell table:style-name="Table1.C119" office:value-type="string">
            <text:p text:style-name="P132">A] <text:span text:style-name="T14">Les espees et les escuz <text:s/>B] Lor espiet et lor bon escut <text:s/>I] Le espees...</text:span></text:p>
          </table:table-cell>
        </table:table-row>
        <table:table-row>
          <table:table-cell table:style-name="Table1.A2" office:value-type="string">
            <text:p text:style-name="P14">657<text:span text:style-name="T5">8</text:span></text:p>
          </table:table-cell>
          <table:table-cell table:style-name="Table1.A2" office:value-type="string">
            <text:p text:style-name="P15">Lor sont aporté et rendu</text:p>
          </table:table-cell>
          <table:table-cell table:style-name="Table1.C119" office:value-type="string">
            <text:p text:style-name="P355">D] ---</text:p>
            <text:p text:style-name="P254"><text:span text:style-name="T197">H2</text:span>] ...atourne…<text:span text:style-name="T200"> <text:s/></text:span><text:span text:style-name="T160">M] ...</text:span><text:span text:style-name="T162">et liure...</text:span></text:p>
          </table:table-cell>
        </table:table-row>
        <table:table-row>
          <table:table-cell table:style-name="Table1.A2" office:value-type="string">
            <text:p text:style-name="P14">657<text:span text:style-name="T5">9</text:span></text:p>
          </table:table-cell>
          <table:table-cell table:style-name="Table1.A2" office:value-type="string">
            <text:p text:style-name="P15">Li escut sont d’une quelor</text:p>
          </table:table-cell>
          <table:table-cell table:style-name="Table1.C119" office:value-type="string">
            <text:p text:style-name="P355">D] ---</text:p>
          </table:table-cell>
        </table:table-row>
        <table:table-row>
          <table:table-cell table:style-name="Table1.A2" office:value-type="string">
            <text:p text:style-name="P15">6580</text:p>
          </table:table-cell>
          <table:table-cell table:style-name="Table1.A2" office:value-type="string">
            <text:p text:style-name="P15">Ne puet on lire le millor</text:p>
          </table:table-cell>
          <table:table-cell table:style-name="Table1.C119" office:value-type="string">
            <text:p text:style-name="P355">D] ---</text:p>
            <text:p text:style-name="P127">A<text:span text:style-name="T186">GM</text:span>] ...eslire…<text:span text:style-name="T14"> <text:s/>BE] ...choisir… <text:s/>H2] ON ne congnoit pas le...</text:span></text:p>
          </table:table-cell>
        </table:table-row>
        <table:table-row>
          <table:table-cell table:style-name="Table1.A2" office:value-type="string">
            <text:p text:style-name="P15">6581</text:p>
          </table:table-cell>
          <table:table-cell table:style-name="Table1.A2" office:value-type="string">
            <text:p text:style-name="P15">Il estoient d’une fasson</text:p>
          </table:table-cell>
          <table:table-cell table:style-name="Table1.C119" office:value-type="string">
            <text:p text:style-name="P355">D] ---</text:p>
            <text:p text:style-name="P141">A<text:span text:style-name="T30">BEGH2IKLMW</text:span>] <text:span text:style-name="T14">Dor bruni (E burne) de (B brun et de, IL e de) bele… <text:s/>T] Dor bruni colcae enson</text:span></text:p>
          </table:table-cell>
        </table:table-row>
        <table:table-row>
          <table:table-cell table:style-name="Table1.A2" office:value-type="string">
            <text:p text:style-name="P15">6582</text:p>
          </table:table-cell>
          <table:table-cell table:style-name="Table1.A2" office:value-type="string">
            <text:p text:style-name="P15">En chascun ot poent un lyeon</text:p>
          </table:table-cell>
          <table:table-cell table:style-name="Table1.C119" office:value-type="string">
            <text:p text:style-name="P355">D] ---</text:p>
            <text:p text:style-name="P109">A<text:span text:style-name="T30">BEGH2IKLMTW</text:span>] <text:span text:style-name="T14">Ot (K Et) en chascun peint...</text:span></text:p>
          </table:table-cell>
        </table:table-row>
        <table:table-row>
          <table:table-cell table:style-name="Table1.A2" office:value-type="string">
            <text:p text:style-name="P15">6583</text:p>
          </table:table-cell>
          <table:table-cell table:style-name="Table1.A2" office:value-type="string">
            <text:p text:style-name="P15">Hanstes ont roides fers tranchans</text:p>
          </table:table-cell>
          <table:table-cell table:style-name="Table1.C119" office:value-type="string">
            <text:p text:style-name="P272">B] ---</text:p>
            <text:p text:style-name="P378">INV <text:span text:style-name="T136">E] </text:span>Li hostes fu preus et vaillans</text:p>
            <text:p text:style-name="P450"><text:span text:style-name="T231">M] Es piez ont roydes et trenchans <text:s/>W] Hachez...</text:span></text:p>
          </table:table-cell>
        </table:table-row>
        <table:table-row>
          <table:table-cell table:style-name="Table1.A2" office:value-type="string">
            <text:p text:style-name="P15">6584</text:p>
          </table:table-cell>
          <table:table-cell table:style-name="Table1.A2" office:value-type="string">
            <text:p text:style-name="P15">Li ostes fut prous et vaillans</text:p>
          </table:table-cell>
          <table:table-cell table:style-name="Table1.C119" office:value-type="string">
            <text:p text:style-name="P378">INV <text:span text:style-name="T136">E] </text:span>Espees <text:span text:style-name="T270">con</text:span> rasoirs trenchans</text:p>
            <text:p text:style-name="P272">B] ...<text:span text:style-name="T30">fist mlt aprisier</text:span></text:p>
          </table:table-cell>
        </table:table-row>
        <table:table-row table:style-name="Table1.128">
          <table:table-cell table:style-name="Table1.A2" office:value-type="string">
            <text:p text:style-name="P15">6585</text:p>
          </table:table-cell>
          <table:table-cell table:style-name="Table1.A2" office:value-type="string">
            <text:p text:style-name="P15">Bien ait servis les cheveliers</text:p>
          </table:table-cell>
          <table:table-cell table:style-name="Table1.C119" office:value-type="string">
            <text:p text:style-name="P123">A<text:span text:style-name="T259">GIKLMT</text:span>] ...<text:span text:style-name="T14">as (G a) chrs <text:s/>B] ...sont serui… <text:s/>E] A aporte aus cheualies </text:span></text:p>
          </table:table-cell>
        </table:table-row>
        <table:table-row>
          <table:table-cell table:style-name="Table1.A2" office:value-type="string">
            <text:p text:style-name="P15">6586</text:p>
          </table:table-cell>
          <table:table-cell table:style-name="Table1.A2" office:value-type="string">
            <text:p text:style-name="P15">Tant que il furent es estriers</text:p>
          </table:table-cell>
          <table:table-cell table:style-name="Table1.C119" office:value-type="string">
            <text:p text:style-name="P133">A<text:span text:style-name="T125">DGH2K</text:span>] ...<text:span text:style-name="T14">destriers <text:s/>E] Lors si monterent es destriers <text:s/>LW] ...sus es destrier</text:span></text:p>
          </table:table-cell>
        </table:table-row>
        <table:table-row table:style-name="Table1.130">
          <table:table-cell table:style-name="Table1.A2" office:value-type="string">
            <text:p text:style-name="P15">6587</text:p>
          </table:table-cell>
          <table:table-cell table:style-name="Table1.A2" office:value-type="string">
            <text:p text:style-name="P15">Proudons fut Delfis et li sires</text:p>
          </table:table-cell>
          <table:table-cell table:style-name="Table1.C119" office:value-type="string">
            <text:p text:style-name="P330">B] <text:span text:style-name="T30">Mlt fu preudon delfins li… <text:s/>DH2] ...estoit delfis li… <text:s/>E] ...fut mlt delfis le… <text:s/>W] ...dalfin eslire</text:span></text:p>
          </table:table-cell>
        </table:table-row>
        <table:table-row table:style-name="Table1.47">
          <table:table-cell table:style-name="Table1.A2" office:value-type="string">
            <text:p text:style-name="P15">6588</text:p>
          </table:table-cell>
          <table:table-cell table:style-name="Table1.A2" office:value-type="string">
            <text:p text:style-name="P15">Assez (fut) plus que ne [vos] puis dire</text:p>
          </table:table-cell>
          <table:table-cell table:style-name="Table1.C119" office:value-type="string">
            <text:p text:style-name="P148">A<text:span text:style-name="T216">ILT</text:span>] ...<text:span text:style-name="T14">sai dire <text:s/>B] Plus assez… <text:s/>EM] ...que ie ne puis… <text:s/></text:span><text:span text:style-name="T148">G] ...</text:span><text:span text:style-name="T150">que ne puis… <text:s/></text:span><text:span text:style-name="T177">K] …</text:span><text:span text:style-name="T178">qe ie ne uos sai...</text:span></text:p>
          </table:table-cell>
        </table:table-row>
        <table:table-row table:style-name="Table1.132">
          <table:table-cell table:style-name="Table1.A2" office:value-type="string">
            <text:p text:style-name="P15">6589</text:p>
          </table:table-cell>
          <table:table-cell table:style-name="Table1.A2" office:value-type="string">
            <text:p text:style-name="P15">Endroit d’oste ne de signor</text:p>
          </table:table-cell>
          <table:table-cell table:style-name="Table1.C119" office:value-type="string">
            <text:p text:style-name="P355">D] ---</text:p>
            <text:p text:style-name="P109">A<text:span text:style-name="T30">BGIKLW</text:span>] ...<text:span text:style-name="T14">et de...</text:span></text:p>
          </table:table-cell>
        </table:table-row>
        <table:table-row table:style-name="Table1.133">
          <table:table-cell table:style-name="Table1.A2" office:value-type="string">
            <text:p text:style-name="P15">6590</text:p>
          </table:table-cell>
          <table:table-cell table:style-name="Table1.A2" office:value-type="string">
            <text:p text:style-name="P15">Ne puis ge savoir nul millor</text:p>
          </table:table-cell>
          <table:table-cell table:style-name="Table1.C119" office:value-type="string">
            <text:p text:style-name="P355">D] ---</text:p>
            <text:p text:style-name="P127">A<text:span text:style-name="T30">BEGIKLMTW</text:span>] <text:span text:style-name="T14">Ne conoissoit hom le… <text:s/>H2] Ne puet on trouuer meillour</text:span></text:p>
          </table:table-cell>
        </table:table-row>
        <table:table-row table:style-name="Table1.133">
          <table:table-cell table:style-name="Table1.A2" office:value-type="string">
            <text:p text:style-name="P15">6591</text:p>
          </table:table-cell>
          <table:table-cell table:style-name="Table1.A2" office:value-type="string">
            <text:p text:style-name="P15">Li Povres Perdus fut armez</text:p>
          </table:table-cell>
          <table:table-cell table:style-name="Table1.C119" office:value-type="string">
            <text:p text:style-name="P269"><text:span text:style-name="T257">K] ...fu bien armez</text:span></text:p>
          </table:table-cell>
        </table:table-row>
        <text:soft-page-break/>
        <table:table-row table:style-name="Table1.135">
          <table:table-cell table:style-name="Table1.A2" office:value-type="string">
            <text:p text:style-name="P15">6592</text:p>
          </table:table-cell>
          <table:table-cell table:style-name="Table1.A2" office:value-type="string">
            <text:p text:style-name="P15">Quant il fut a cheval montez</text:p>
          </table:table-cell>
          <table:table-cell table:style-name="Table1.C119" office:value-type="string">
            <text:p text:style-name="P440"><text:span text:style-name="T146">G] Auant il...</text:span></text:p>
          </table:table-cell>
        </table:table-row>
        <table:table-row table:style-name="Table1.133">
          <table:table-cell table:style-name="Table1.A2" office:value-type="string">
            <text:p text:style-name="P15">6593</text:p>
          </table:table-cell>
          <table:table-cell table:style-name="Table1.A2" office:value-type="string">
            <text:p text:style-name="P15">Sa baniere ont aportee</text:p>
          </table:table-cell>
          <table:table-cell table:style-name="Table1.C119" office:value-type="string">
            <text:p text:style-name="P287"><text:span text:style-name="T136">E] ...ont tost aportee</text:span></text:p>
          </table:table-cell>
        </table:table-row>
        <table:table-row table:style-name="Table1.133">
          <table:table-cell table:style-name="Table1.A2" office:value-type="string">
            <text:p text:style-name="P15">6594</text:p>
          </table:table-cell>
          <table:table-cell table:style-name="Table1.A2" office:value-type="string">
            <text:p text:style-name="P15">En une hante l’ont fermee</text:p>
          </table:table-cell>
          <table:table-cell table:style-name="Table1.C119" office:value-type="string">
            <text:p text:style-name="P109">A<text:span text:style-name="T187">GIK</text:span>] ...<text:span text:style-name="T14">lance...</text:span></text:p>
          </table:table-cell>
        </table:table-row>
        <table:table-row table:style-name="Table1.133">
          <table:table-cell table:style-name="Table1.A2" office:value-type="string">
            <text:p text:style-name="P15">6595</text:p>
          </table:table-cell>
          <table:table-cell table:style-name="Table1.A2" office:value-type="string">
            <text:p text:style-name="P17">D’orfrois i avoit un lyeon</text:p>
          </table:table-cell>
          <table:table-cell table:style-name="Table1.C119" office:value-type="string">
            <text:p text:style-name="P251"><text:span text:style-name="T124">DH2] Dor fin…</text:span></text:p>
          </table:table-cell>
        </table:table-row>
        <table:table-row table:style-name="Table1.133">
          <table:table-cell table:style-name="Table1.A2" office:value-type="string">
            <text:p text:style-name="P15">6596</text:p>
          </table:table-cell>
          <table:table-cell table:style-name="Table1.A2" office:value-type="string">
            <text:p text:style-name="P17">Et li dras fut de siglaton</text:p>
          </table:table-cell>
          <table:table-cell table:style-name="Table1.C119" office:value-type="string">
            <text:p text:style-name="P148">A<text:span text:style-name="T30">BEMW</text:span>] ...dun…<text:span text:style-name="T14"> <text:s/></text:span><text:span text:style-name="T148">G] .</text:span><text:span text:style-name="T157">Dor frois...</text:span><text:span text:style-name="T148">..</text:span><text:span text:style-name="T151">cisglacon <text:s/></text:span><text:span text:style-name="T159">L] ...</text:span><text:span text:style-name="T158">sont dun ciclaton <text:s/></text:span><text:span text:style-name="T177">K] </text:span><text:span text:style-name="T178">El pan...</text:span></text:p>
          </table:table-cell>
        </table:table-row>
        <table:table-row table:style-name="Table1.133">
          <table:table-cell table:style-name="Table1.A2" office:value-type="string">
            <text:p text:style-name="P15">6597</text:p>
          </table:table-cell>
          <table:table-cell table:style-name="Table1.A2" office:value-type="string">
            <text:p text:style-name="P17">Tuit furent a chevals monté</text:p>
          </table:table-cell>
          <table:table-cell table:style-name="Table1.C119" office:value-type="string">
            <text:p text:style-name="P287"><text:span text:style-name="T136">E] Quant...</text:span></text:p>
          </table:table-cell>
        </table:table-row>
        <table:table-row table:style-name="Table1.133">
          <table:table-cell table:style-name="Table1.A2" office:value-type="string">
            <text:p text:style-name="P15">6598</text:p>
          </table:table-cell>
          <table:table-cell table:style-name="Table1.A2" office:value-type="string">
            <text:p text:style-name="P17">Leodis li a demandé</text:p>
          </table:table-cell>
          <table:table-cell table:style-name="Table1.C119" office:value-type="string">
            <text:p text:style-name="P92"/>
          </table:table-cell>
        </table:table-row>
        <table:table-row table:style-name="Table1.133">
          <table:table-cell table:style-name="Table1.A2" office:value-type="string">
            <text:p text:style-name="P15">6599</text:p>
          </table:table-cell>
          <table:table-cell table:style-name="Table1.A2" office:value-type="string">
            <text:p text:style-name="P17">Quele ansangne crierons nous</text:p>
          </table:table-cell>
          <table:table-cell table:style-name="Table1.C119" office:value-type="string">
            <text:p text:style-name="P416">INV <text:span text:style-name="T237">T] </text:span>Quant uoudrons ralier auos</text:p>
          </table:table-cell>
        </table:table-row>
        <table:table-row table:style-name="Table1.133">
          <table:table-cell table:style-name="Table1.A2" office:value-type="string">
            <text:p text:style-name="P15">6600</text:p>
          </table:table-cell>
          <table:table-cell table:style-name="Table1.A2" office:value-type="string">
            <text:p text:style-name="P17">Quant vodrons ralie<text:span text:style-name="T14">r</text:span> a vos</text:p>
          </table:table-cell>
          <table:table-cell table:style-name="Table1.C119" office:value-type="string">
            <text:p text:style-name="P416">INV <text:span text:style-name="T237">T] </text:span>Quelensegne crieron nos</text:p>
            <text:p text:style-name="P148">A] ...<text:span text:style-name="T14">uos uoudrons… <text:s/>B] ...volrons raloier… <text:s/>LW] ...uoudrons asembler…(W aouz) <text:s/></text:span><text:span text:style-name="T160">M] ...</text:span><text:span text:style-name="T162">uendrons rassambler… <text:s/></text:span><text:span text:style-name="T177">K] ...</text:span><text:span text:style-name="T178">deurons...</text:span></text:p>
          </table:table-cell>
        </table:table-row>
        <table:table-row table:style-name="Table1.133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/>
          </table:table-cell>
          <table:table-cell table:style-name="Table1.C119" office:value-type="string">
            <text:p text:style-name="P462"><text:span text:style-name="T184">INV </text:span><text:span text:style-name="T182">M] </text:span><text:span text:style-name="T184">[- Non fet il lensaigne nouuelle]</text:span></text:p>
          </table:table-cell>
        </table:table-row>
        <table:table-row table:style-name="Table1.133">
          <table:table-cell table:style-name="Table1.A2" office:value-type="string">
            <text:p text:style-name="P15">6601</text:p>
          </table:table-cell>
          <table:table-cell table:style-name="Table1.A2" office:value-type="string">
            <text:p text:style-name="P17">Que vostre gent soit coneue</text:p>
          </table:table-cell>
          <table:table-cell table:style-name="Table1.C119" office:value-type="string">
            <text:p text:style-name="P459">W] ---</text:p>
            <text:p text:style-name="P463"><text:span text:style-name="T184">M</text:span><text:span text:style-name="T181">] ...nostre</text:span></text:p>
          </table:table-cell>
        </table:table-row>
        <table:table-row table:style-name="Table1.133">
          <table:table-cell table:style-name="Table1.A2" office:value-type="string">
            <text:p text:style-name="P15">6602</text:p>
          </table:table-cell>
          <table:table-cell table:style-name="Table1.A2" office:value-type="string">
            <text:p text:style-name="P17">Il respont L’ansangne perdue</text:p>
          </table:table-cell>
          <table:table-cell table:style-name="Table1.C119" office:value-type="string">
            <text:p text:style-name="P459">W] ---</text:p>
          </table:table-cell>
        </table:table-row>
        <table:table-row table:style-name="Table1.133">
          <table:table-cell table:style-name="Table1.A2" office:value-type="string">
            <text:p text:style-name="P15">6603</text:p>
          </table:table-cell>
          <table:table-cell table:style-name="Table1.A2" office:value-type="string">
            <text:p text:style-name="P17">Quant li menbra de la pucele</text:p>
          </table:table-cell>
          <table:table-cell table:style-name="Table1.C119" office:value-type="string">
            <text:p text:style-name="P426">W] ---</text:p>
            <text:p text:style-name="P464"><text:span text:style-name="T113">B</text:span><text:span text:style-name="T114">D</text:span><text:span text:style-name="T115">H2</text:span><text:span text:style-name="T119">K</text:span><text:span text:style-name="T113">] ...</text:span><text:span text:style-name="T116">membre...</text:span></text:p>
          </table:table-cell>
        </table:table-row>
        <table:table-row table:style-name="Table1.133">
          <table:table-cell table:style-name="Table1.A2" office:value-type="string">
            <text:p text:style-name="P15">6604</text:p>
          </table:table-cell>
          <table:table-cell table:style-name="Table1.A2" office:value-type="string">
            <text:p text:style-name="P17">Non fait il l’ansangne novele</text:p>
          </table:table-cell>
          <table:table-cell table:style-name="Table1.C119" office:value-type="string">
            <text:p text:style-name="P145">A] ...<text:span text:style-name="T14">fait lenseigne… <text:s/>W] Si ly dist...</text:span></text:p>
          </table:table-cell>
        </table:table-row>
        <table:table-row table:style-name="Table1.133">
          <table:table-cell table:style-name="Table1.A2" office:value-type="string">
            <text:p text:style-name="P15">6605</text:p>
          </table:table-cell>
          <table:table-cell table:style-name="Table1.A2" office:value-type="string">
            <text:p text:style-name="P17">Criez por ralier ma gent</text:p>
          </table:table-cell>
          <table:table-cell table:style-name="Table1.C119" office:value-type="string">
            <text:p text:style-name="P296"><text:span text:style-name="T201">H2</text:span>] ---</text:p>
            <text:p text:style-name="P264"><text:span text:style-name="T225">L] ...assembler… <text:s/>W] ...tous ensemble...</text:span></text:p>
          </table:table-cell>
        </table:table-row>
        <table:table-row table:style-name="Table1.133">
          <table:table-cell table:style-name="Table1.A2" office:value-type="string">
            <text:p text:style-name="P15">6606</text:p>
          </table:table-cell>
          <table:table-cell table:style-name="Table1.A2" office:value-type="string">
            <text:p text:style-name="P17">Por lui le dist nus ne <text:span text:style-name="T6">(F mais ne)</text:span> l’antent</text:p>
          </table:table-cell>
          <table:table-cell table:style-name="Table1.C119" office:value-type="string">
            <text:p text:style-name="P296"><text:span text:style-name="T201">H2</text:span>] ---</text:p>
            <text:p text:style-name="P145">A] ...<text:span text:style-name="T14">nul lentent <text:s/>D] Por tel la dit… <text:s/></text:span><text:span text:style-name="T148">G</text:span><text:span text:style-name="T178">K</text:span><text:span text:style-name="T148">] </text:span><text:span text:style-name="T151">Por le diz </text:span><text:span text:style-name="T178">(K dit)</text:span><text:span text:style-name="T151"> nus… <text:s/></text:span><text:span text:style-name="T155">I] </text:span><text:span text:style-name="T157">Por quoi le dit ne lintend <text:s/></text:span><text:span text:style-name="T162">M] Por ce… <text:s/></text:span><text:span text:style-name="T172">W] </text:span><text:span text:style-name="T173">Pour elle...</text:span></text:p>
          </table:table-cell>
        </table:table-row>
        <table:table-row table:style-name="Table1.133">
          <table:table-cell table:style-name="Table1.A2" office:value-type="string">
            <text:p text:style-name="P15">6607</text:p>
          </table:table-cell>
          <table:table-cell table:style-name="Table1.A2" office:value-type="string">
            <text:p text:style-name="P17">Leodis respont Sire voir</text:p>
          </table:table-cell>
          <table:table-cell table:style-name="Table1.C119" office:value-type="string">
            <text:p text:style-name="P440"><text:span text:style-name="T146">GH2] ...dist...</text:span></text:p>
          </table:table-cell>
        </table:table-row>
        <table:table-row table:style-name="Table1.133">
          <table:table-cell table:style-name="Table1.A2" office:value-type="string">
            <text:p text:style-name="P15">6608</text:p>
          </table:table-cell>
          <table:table-cell table:style-name="Table1.A2" office:value-type="string">
            <text:p text:style-name="P17">Seste ansangne puet muels valoir</text:p>
          </table:table-cell>
          <table:table-cell table:style-name="Table1.C119" office:value-type="string">
            <text:p text:style-name="P293"><text:span text:style-name="T136">EH2] ...doit… <text:s/></text:span><text:span text:style-name="T148">G] ...</text:span><text:span text:style-name="T151">mais...</text:span></text:p>
          </table:table-cell>
        </table:table-row>
        <table:table-row table:style-name="Table1.133">
          <table:table-cell table:style-name="Table1.A2" office:value-type="string">
            <text:p text:style-name="P15">6609</text:p>
          </table:table-cell>
          <table:table-cell table:style-name="Table1.A2" office:value-type="string">
            <text:p text:style-name="P17">Mout valt muels noviaus que perdus</text:p>
          </table:table-cell>
          <table:table-cell table:style-name="Table1.C119" office:value-type="string">
            <text:p text:style-name="P443"><text:span text:style-name="T146">G] ...[.uait] uaut… <text:s/>M] ...uault miex que perduz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15">6610</text:p>
          </table:table-cell>
          <table:table-cell table:style-name="Table1.A2" office:value-type="string">
            <text:p text:style-name="P17">Et muels doit estre coneus</text:p>
          </table:table-cell>
          <table:table-cell table:style-name="Table1.C119" office:value-type="string">
            <text:p text:style-name="P85"/>
          </table:table-cell>
        </table:table-row>
        <table:table-row table:style-name="Table1.133">
          <table:table-cell table:style-name="Table1.A2" office:value-type="string">
            <text:p text:style-name="P15">6611</text:p>
          </table:table-cell>
          <table:table-cell table:style-name="Table1.A2" office:value-type="string">
            <text:p text:style-name="P18">Or s’en issent li chevelier</text:p>
          </table:table-cell>
          <table:table-cell table:style-name="Table1.C119" office:value-type="string">
            <text:p text:style-name="P297">B] <text:span text:style-name="T30">Lors… <text:s/>H2</text:span>] <text:span text:style-name="T202">Or sont issu...</text:span></text:p>
          </table:table-cell>
        </table:table-row>
        <table:table-row table:style-name="Table1.132">
          <table:table-cell table:style-name="Table1.A2" office:value-type="string">
            <text:p text:style-name="P15">6612</text:p>
          </table:table-cell>
          <table:table-cell table:style-name="Table1.A2" office:value-type="string">
            <text:p text:style-name="P17">Cil a Povre Perdu premier</text:p>
          </table:table-cell>
          <table:table-cell table:style-name="Table1.C119" office:value-type="string">
            <text:p text:style-name="P93"/>
          </table:table-cell>
        </table:table-row>
        <table:table-row table:style-name="Table1.133">
          <table:table-cell table:style-name="Table1.A2" office:value-type="string">
            <text:p text:style-name="P15">6613</text:p>
          </table:table-cell>
          <table:table-cell table:style-name="Table1.A2" office:value-type="string">
            <text:p text:style-name="P17">L’ansangne po<text:span text:style-name="T6">rta Leodis</text:span></text:p>
          </table:table-cell>
          <table:table-cell table:style-name="Table1.C119" office:value-type="string">
            <text:p text:style-name="P3"/>
          </table:table-cell>
        </table:table-row>
        <table:table-row table:style-name="Table1.133">
          <table:table-cell table:style-name="Table1.A2" office:value-type="string">
            <text:p text:style-name="P15">6614</text:p>
          </table:table-cell>
          <table:table-cell table:style-name="Table1.A2" office:value-type="string">
            <text:p text:style-name="P19">C cheveliers i ot eslis</text:p>
          </table:table-cell>
          <table:table-cell table:style-name="Table1.C119" office:value-type="string">
            <text:p text:style-name="P342">B] ...<text:span text:style-name="T30">de pris <text:s/>E] Bien c cheuaus… <text:s/>K] ...i sont...</text:span></text:p>
          </table:table-cell>
        </table:table-row>
        <table:table-row table:style-name="Table1.133">
          <table:table-cell table:style-name="Table1.A2" office:value-type="string">
            <text:p text:style-name="P15">6615</text:p>
          </table:table-cell>
          <table:table-cell table:style-name="Table1.A2" office:value-type="string">
            <text:p text:style-name="P19">Del <text:span text:style-name="T14">r</text:span>oi sont perti li plusor</text:p>
          </table:table-cell>
          <table:table-cell table:style-name="Table1.C119" office:value-type="string">
            <text:p text:style-name="P429">INV <text:span text:style-name="T257">K] </text:span>Del paubre perdu font seignor</text:p>
            <text:p text:style-name="P395">G] ...de parti... <text:s text:c="2"/><text:span text:style-name="T201">H2] ...se partent...</text:span></text:p>
          </table:table-cell>
        </table:table-row>
        <table:table-row table:style-name="Table1.133">
          <table:table-cell table:style-name="Table1.A2" office:value-type="string">
            <text:p text:style-name="P15">6616</text:p>
          </table:table-cell>
          <table:table-cell table:style-name="Table1.A2" office:value-type="string">
            <text:p text:style-name="P19">Del Povre Perdu font signor</text:p>
          </table:table-cell>
          <table:table-cell table:style-name="Table1.C119" office:value-type="string">
            <text:p text:style-name="P429">INV <text:span text:style-name="T257">K] </text:span>Del roi sont parti li plusor</text:p>
          </table:table-cell>
        </table:table-row>
        <table:table-row table:style-name="Table1.133">
          <table:table-cell table:style-name="Table1.A2" office:value-type="string">
            <text:p text:style-name="P15">6617</text:p>
          </table:table-cell>
          <table:table-cell table:style-name="Table1.A2" office:value-type="string">
            <text:p text:style-name="P19">Et por despence et por dons</text:p>
          </table:table-cell>
          <table:table-cell table:style-name="Table1.C119" office:value-type="string">
            <text:p text:style-name="P151">INV <text:span text:style-name="T13">ABDEGH2IKLMTW] </text:span>Et por <text:span text:style-name="T249">solt </text:span><text:span text:style-name="T251">(B soing, D soz, E saus, GIKLT sout, H2 solz, M sens, W son</text:span><text:span text:style-name="T30">)</text:span> et por liuraison</text:p>
          </table:table-cell>
        </table:table-row>
        <table:table-row table:style-name="Table1.133">
          <table:table-cell table:style-name="Table1.A2" office:value-type="string">
            <text:p text:style-name="P15">6618</text:p>
          </table:table-cell>
          <table:table-cell table:style-name="Table1.A2" office:value-type="string">
            <text:p text:style-name="P19">Et por sols et por livresons</text:p>
          </table:table-cell>
          <table:table-cell table:style-name="Table1.C119" office:value-type="string">
            <text:p text:style-name="P152">INV <text:s/><text:span text:style-name="T124">DH2] Et por amender dou baron <text:s/>E] Et por encriemes et por don <text:s/>GKIABMLTW] Et por </text:span><text:span text:style-name="T252">esmende (K esmente, L emende, T emender, W amende, BM amender, A eninde, I demende)</text:span><text:span text:style-name="T124"> et por don <text:s/></text:span></text:p>
          </table:table-cell>
        </table:table-row>
        <table:table-row table:style-name="Table1.133">
          <table:table-cell table:style-name="Table1.A2" office:value-type="string">
            <text:p text:style-name="P15">6619</text:p>
          </table:table-cell>
          <table:table-cell table:style-name="Table1.A2" office:value-type="string">
            <text:p text:style-name="P19">C’est chascuns d’iaus a lui rendus</text:p>
          </table:table-cell>
          <table:table-cell table:style-name="Table1.C119" office:value-type="string">
            <text:p text:style-name="P93"/>
          </table:table-cell>
        </table:table-row>
        <table:table-row table:style-name="Table1.133">
          <table:table-cell table:style-name="Table1.A2" office:value-type="string">
            <text:p text:style-name="P15">6620</text:p>
          </table:table-cell>
          <table:table-cell table:style-name="Table1.A2" office:value-type="string">
            <text:p text:style-name="P19">Il les ait de grei reseus</text:p>
          </table:table-cell>
          <table:table-cell table:style-name="Table1.C119" office:value-type="string">
            <text:p text:style-name="P432">K] ---</text:p>
            <text:p text:style-name="P278">B] <text:span text:style-name="T30">Jl est de la cite issus <text:s/>DM] ...retenuz</text:span></text:p>
          </table:table-cell>
        </table:table-row>
        <table:table-row table:style-name="Table1.133">
          <table:table-cell table:style-name="Table1.A2" office:value-type="string">
            <text:p text:style-name="P16">662<text:span text:style-name="T6">1</text:span></text:p>
          </table:table-cell>
          <table:table-cell table:style-name="Table1.A2" office:value-type="string">
            <text:p text:style-name="P19">Fors de la cyté en un plain</text:p>
          </table:table-cell>
          <table:table-cell table:style-name="Table1.C119" office:value-type="string">
            <text:p text:style-name="P297"><text:span text:style-name="T201">H2</text:span>] ...<text:span text:style-name="T202">ens en plain</text:span></text:p>
          </table:table-cell>
        </table:table-row>
        <table:table-row table:style-name="Table1.133">
          <table:table-cell table:style-name="Table1.A2" office:value-type="string">
            <text:p text:style-name="P16">662<text:span text:style-name="T6">2</text:span></text:p>
          </table:table-cell>
          <table:table-cell table:style-name="Table1.A2" office:value-type="string">
            <text:p text:style-name="P19">Ont le seneschal Damiain</text:p>
          </table:table-cell>
          <table:table-cell table:style-name="Table1.C119" office:value-type="string">
            <text:p text:style-name="P269"><text:span text:style-name="T237">T] Orent atendu Damiain</text:span></text:p>
          </table:table-cell>
        </table:table-row>
        <table:table-row table:style-name="Table1.167">
          <table:table-cell table:style-name="Table1.A2" office:value-type="string">
            <text:p text:style-name="P16">662<text:span text:style-name="T6">3</text:span></text:p>
          </table:table-cell>
          <table:table-cell table:style-name="Table1.A2" office:value-type="string">
            <text:p text:style-name="P19">Atendu et ses cheveliers</text:p>
          </table:table-cell>
          <table:table-cell table:style-name="Table1.C119" office:value-type="string">
            <text:p text:style-name="P419">T] ---</text:p>
            <text:p text:style-name="P297"><text:span text:style-name="T201">H2</text:span>] <text:span text:style-name="T202">Atendu et li… </text:span></text:p>
          </table:table-cell>
        </table:table-row>
        <table:table-row table:style-name="Table1.133">
          <table:table-cell table:style-name="Table1.A2" office:value-type="string">
            <text:p text:style-name="P16">662<text:span text:style-name="T6">4</text:span></text:p>
          </table:table-cell>
          <table:table-cell table:style-name="Table1.A2" office:value-type="string">
            <text:p text:style-name="P19">Venu sont es corans destriers</text:p>
          </table:table-cell>
          <table:table-cell table:style-name="Table1.C119" office:value-type="string">
            <text:p text:style-name="P416">T] ---</text:p>
            <text:p text:style-name="P255"><text:span text:style-name="T124">D] Qui uindrent sor les gnz… <text:s/>H2] Jl vindrent dessus les destriers <text:s/></text:span><text:span text:style-name="T162">M] </text:span><text:span text:style-name="T163">Atant sen issent tos premiers</text:span></text:p>
          </table:table-cell>
        </table:table-row>
        <table:table-row table:style-name="Table1.133">
          <table:table-cell table:style-name="Table1.A2" office:value-type="string">
            <text:p text:style-name="P16">662<text:span text:style-name="T6">5</text:span></text:p>
          </table:table-cell>
          <table:table-cell table:style-name="Table1.A2" office:value-type="string">
            <text:p text:style-name="P19">Mout i ot grant chevelerie</text:p>
          </table:table-cell>
          <table:table-cell table:style-name="Table1.C119" office:value-type="string">
            <text:p text:style-name="P258"><text:span text:style-name="T237">T] Mlt ont bele...</text:span></text:p>
          </table:table-cell>
        </table:table-row>
        <table:table-row table:style-name="Table1.133">
          <table:table-cell table:style-name="Table1.A2" office:value-type="string">
            <text:p text:style-name="P16">662<text:span text:style-name="T6">6</text:span></text:p>
          </table:table-cell>
          <table:table-cell table:style-name="Table1.A2" office:value-type="string">
            <text:p text:style-name="P19">Puels chevachent vers siaus d’Ongrie</text:p>
          </table:table-cell>
          <table:table-cell table:style-name="Table1.C119" office:value-type="string">
            <text:p text:style-name="P278">B] ...<text:span text:style-name="T31">en uont a ceus… <text:s/>D] ...sor cex...</text:span></text:p>
          </table:table-cell>
        </table:table-row>
        <table:table-row table:style-name="Table1.133">
          <table:table-cell table:style-name="Table1.A2" office:value-type="string">
            <text:p text:style-name="P16">662<text:span text:style-name="T6">7</text:span></text:p>
          </table:table-cell>
          <table:table-cell table:style-name="Table1.A2" office:value-type="string">
            <text:p text:style-name="P19">Li chevelier Quandiobras</text:p>
          </table:table-cell>
          <table:table-cell table:style-name="Table1.C119" office:value-type="string">
            <text:p text:style-name="P86"/>
          </table:table-cell>
        </table:table-row>
        <table:table-row table:style-name="Table1.133">
          <table:table-cell table:style-name="Table1.A2" office:value-type="string">
            <text:p text:style-name="P16">662<text:span text:style-name="T6">8</text:span></text:p>
          </table:table-cell>
          <table:table-cell table:style-name="Table1.A2" office:value-type="string">
            <text:p text:style-name="P19">S’en aloient le petit pas</text:p>
          </table:table-cell>
          <table:table-cell table:style-name="Table1.C119" office:value-type="string">
            <text:p text:style-name="P273">B] <text:span text:style-name="T31">En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16">662<text:span text:style-name="T6">9</text:span></text:p>
          </table:table-cell>
          <table:table-cell table:style-name="Table1.A2" office:value-type="string">
            <text:p text:style-name="P19">La proie qu’i avoient prisse</text:p>
          </table:table-cell>
          <table:table-cell table:style-name="Table1.C119" office:value-type="string">
            <text:p text:style-name="P416">INV <text:span text:style-name="T237">T] </text:span>Si ont tote deuant oiez [...]</text:p>
            <text:p text:style-name="P331">B<text:span text:style-name="T217">I</text:span>] ...quil…<text:span text:style-name="T31"> <text:s/>DH2M] ...que il orent… <text:s/>E] ...quil...mise <text:s text:c="2"/>W] ...quilz lauoient...</text:span></text:p>
          </table:table-cell>
        </table:table-row>
        <table:table-row table:style-name="Table1.133">
          <table:table-cell table:style-name="Table1.A2" office:value-type="string">
            <text:p text:style-name="P19">6630</text:p>
          </table:table-cell>
          <table:table-cell table:style-name="Table1.A2" office:value-type="string">
            <text:p text:style-name="P19">Orent tote davant els misse</text:p>
          </table:table-cell>
          <table:table-cell table:style-name="Table1.C119" office:value-type="string">
            <text:p text:style-name="P416">INV <text:span text:style-name="T237">T] </text:span>La proie quil auoient prise</text:p>
            <text:p text:style-name="P343">B<text:span text:style-name="T188">G</text:span>] <text:span text:style-name="T31">Avoient… <text:s/>I] Orent deuant tos tote... <text:s text:c="2"/></text:span><text:span text:style-name="T162">M] </text:span><text:span text:style-name="T163">Ont toute per deuant… </text:span><text:span text:style-name="T167"><text:s text:c="3"/></text:span><text:span text:style-name="T177">K] </text:span><text:span text:style-name="T179">Orent il tuit deuant mise</text:span></text:p>
          </table:table-cell>
        </table:table-row>
        <table:table-row table:style-name="Table1.133">
          <table:table-cell table:style-name="Table1.A2" office:value-type="string">
            <text:p text:style-name="P19">6631</text:p>
          </table:table-cell>
          <table:table-cell table:style-name="Table1.A2" office:value-type="string">
            <text:p text:style-name="P19">Hyvidiains <text:span text:style-name="T7">(H Hynvidians)</text:span> les condussoit</text:p>
          </table:table-cell>
          <table:table-cell table:style-name="Table1.C119" office:value-type="string">
            <text:p text:style-name="P137">A<text:span text:style-name="T245">W</text:span>] <text:span text:style-name="T15">Juediens… <text:s/>H2] Yuidiens… <text:s/>I] Juadiais… <text:s/></text:span><text:span text:style-name="T162">M] </text:span><text:span text:style-name="T163">Jnidiens...</text:span></text:p>
          </table:table-cell>
        </table:table-row>
        <table:table-row table:style-name="Table1.133">
          <table:table-cell table:style-name="Table1.A2" office:value-type="string">
            <text:p text:style-name="P19">6632</text:p>
          </table:table-cell>
          <table:table-cell table:style-name="Table1.A2" office:value-type="string">
            <text:p text:style-name="P19">Uns dus d’Ongrie qui tenoit</text:p>
          </table:table-cell>
          <table:table-cell table:style-name="Table1.C119" office:value-type="string">
            <text:p text:style-name="P142">A] ...dur…<text:span text:style-name="T15"> <text:s/>B] Cil de… <text:s/>T] Vns buens chrs...</text:span></text:p>
          </table:table-cell>
        </table:table-row>
        <table:table-row table:style-name="Table1.133">
          <table:table-cell table:style-name="Table1.A2" office:value-type="string">
            <text:p text:style-name="P19">6633</text:p>
          </table:table-cell>
          <table:table-cell table:style-name="Table1.A2" office:value-type="string">
            <text:p text:style-name="P19">Calocastro <text:span text:style-name="T7">(H Colocasto)</text:span> de par le roi</text:p>
          </table:table-cell>
          <table:table-cell table:style-name="Table1.C119" office:value-type="string">
            <text:p text:style-name="P63"/>
          </table:table-cell>
        </table:table-row>
        <table:table-row table:style-name="Table1.133">
          <table:table-cell table:style-name="Table1.A2" office:value-type="string">
            <text:p text:style-name="P19">6634</text:p>
          </table:table-cell>
          <table:table-cell table:style-name="Table1.A2" office:value-type="string">
            <text:p text:style-name="P19">Premerains josta a tornoi</text:p>
          </table:table-cell>
          <table:table-cell table:style-name="Table1.C119" office:value-type="string">
            <text:p text:style-name="P145">A<text:span text:style-name="T188">GIK</text:span>] <text:span text:style-name="T15">Premiers assenbla… <text:s/>D] Et premiers… <text:s/>W] Le premier...</text:span></text:p>
          </table:table-cell>
        </table:table-row>
        <table:table-row table:style-name="Table1.133">
          <table:table-cell table:style-name="Table1.A2" office:value-type="string">
            <text:p text:style-name="P19">6635</text:p>
          </table:table-cell>
          <table:table-cell table:style-name="Table1.A2" office:value-type="string">
            <text:p text:style-name="P19">Grant mal avoit fait el pais</text:p>
          </table:table-cell>
          <table:table-cell table:style-name="Table1.C119" office:value-type="string">
            <text:p text:style-name="P370">D<text:span text:style-name="T233">MT</text:span>] ---</text:p>
          </table:table-cell>
        </table:table-row>
        <table:table-row table:style-name="Table1.133">
          <table:table-cell table:style-name="Table1.A2" office:value-type="string">
            <text:p text:style-name="P19">6636</text:p>
          </table:table-cell>
          <table:table-cell table:style-name="Table1.A2" office:value-type="string">
            <text:p text:style-name="P19">Premiers josta premiers fut pris</text:p>
          </table:table-cell>
          <table:table-cell table:style-name="Table1.C119" office:value-type="string">
            <text:p text:style-name="P420">T] ...</text:p>
          </table:table-cell>
        </table:table-row>
        <table:table-row table:style-name="Table1.133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C119" office:value-type="string">
            <text:p text:style-name="P137"><text:span text:style-name="T126">DH2] Et dou cheual a terre mis</text:span></text:p>
            <text:p text:style-name="P412"><text:span text:style-name="T147">M] </text:span><text:span text:style-name="T163">Nen en porta leiour le pris</text:span></text:p>
          </table:table-cell>
        </table:table-row>
        <table:table-row table:style-name="Table1.133">
          <table:table-cell table:style-name="Table1.A2" office:value-type="string">
            <text:p text:style-name="P19">6637</text:p>
          </table:table-cell>
          <table:table-cell table:style-name="Table1.A2" office:value-type="string">
            <text:p text:style-name="P19">Il n’estoient pas tot venu</text:p>
          </table:table-cell>
          <table:table-cell table:style-name="Table1.C119" office:value-type="string">
            <text:p text:style-name="P112">A<text:span text:style-name="T127">DEGH2IKLMTW</text:span>] ...<text:span text:style-name="T15">pas uenu <text:s/>B] Mais...pas venu</text:span></text:p>
          </table:table-cell>
        </table:table-row>
        <table:table-row table:style-name="Table1.133">
          <table:table-cell table:style-name="Table1.A2" office:value-type="string">
            <text:p text:style-name="P19">6638</text:p>
          </table:table-cell>
          <table:table-cell table:style-name="Table1.A2" office:value-type="string">
            <text:p text:style-name="P19">Por proie le Povre Perdu</text:p>
          </table:table-cell>
          <table:table-cell table:style-name="Table1.C119" office:value-type="string">
            <text:p text:style-name="P360">D<text:span text:style-name="T238">T</text:span>] ...proier...</text:p>
          </table:table-cell>
        </table:table-row>
        <table:table-row table:style-name="Table1.133">
          <table:table-cell table:style-name="Table1.A2" office:value-type="string">
            <text:p text:style-name="P19">6639</text:p>
          </table:table-cell>
          <table:table-cell table:style-name="Table1.A2" office:value-type="string">
            <text:p text:style-name="P19">Cuidoient penre a cel tornoi</text:p>
          </table:table-cell>
          <table:table-cell table:style-name="Table1.C119" office:value-type="string">
            <text:p text:style-name="P128">A<text:span text:style-name="T31">BDGIKLMTW</text:span>] ...<text:span text:style-name="T15">au tornoi <text:s/>E] Prendre cuidoient el… <text:s/>H2] ...bien penre au...</text:span></text:p>
          </table:table-cell>
        </table:table-row>
        <table:table-row table:style-name="Table1.133">
          <table:table-cell table:style-name="Table1.A2" office:value-type="string">
            <text:p text:style-name="P19">6640</text:p>
          </table:table-cell>
          <table:table-cell table:style-name="Table1.A2" office:value-type="string">
            <text:p text:style-name="P19">Por fere le plaissir <text:span text:style-name="T7">(H plairir)</text:span> le roi</text:p>
          </table:table-cell>
          <table:table-cell table:style-name="Table1.C119" office:value-type="string">
            <text:p text:style-name="P145">A<text:span text:style-name="T188">GL</text:span>] ...<text:span text:style-name="T15">au roi <text:s/>H2] ...le commant… <text:s/>KW] ...dou roi</text:span></text:p>
          </table:table-cell>
        </table:table-row>
        <table:table-row table:style-name="Table1.133">
          <table:table-cell table:style-name="Table1.A2" office:value-type="string">
            <text:p text:style-name="P19">6641</text:p>
          </table:table-cell>
          <table:table-cell table:style-name="Table1.A2" office:value-type="string">
            <text:p text:style-name="P19">Atendant aloient adés</text:p>
          </table:table-cell>
          <table:table-cell table:style-name="Table1.C119" office:value-type="string">
            <text:p text:style-name="P433">K] ---</text:p>
            <text:p text:style-name="P362">D<text:span text:style-name="T203">H2</text:span>] ...laloient… <text:s/><text:span text:style-name="T162">M] ...</text:span><text:span text:style-name="T163">assez <text:s/></text:span><text:span text:style-name="T172">W] .</text:span><text:span text:style-name="T173">..auoient...</text:span></text:p>
          </table:table-cell>
        </table:table-row>
        <table:table-row table:style-name="Table1.133">
          <table:table-cell table:style-name="Table1.A2" office:value-type="string">
            <text:p text:style-name="P19">6642</text:p>
          </table:table-cell>
          <table:table-cell table:style-name="Table1.A2" office:value-type="string">
            <text:p text:style-name="P19">Tant que cil fussent aiques pres</text:p>
          </table:table-cell>
          <table:table-cell table:style-name="Table1.C119" office:value-type="string">
            <text:p text:style-name="P142">A] ...<text:span text:style-name="T15">que tuit cil furent… <text:s/>B] ...quil frent… <text:s/>DEGIKM] ...(GK quil) furent… <text:s/>H2] Et quant il furent… <text:s/>LW] ...que delz furent… <text:s/>T] ...uindrent...</text:span></text:p>
          </table:table-cell>
        </table:table-row>
        <table:table-row table:style-name="Table1.133">
          <table:table-cell table:style-name="Table1.A2" office:value-type="string">
            <text:p text:style-name="P19">6643</text:p>
          </table:table-cell>
          <table:table-cell table:style-name="Table1.A2" office:value-type="string">
            <text:p text:style-name="P19">Quant se furent entreveu</text:p>
          </table:table-cell>
          <table:table-cell table:style-name="Table1.C119" office:value-type="string">
            <text:p text:style-name="P298"><text:span text:style-name="T201">H2</text:span>] ...<text:span text:style-name="T203">cil...</text:span></text:p>
          </table:table-cell>
        </table:table-row>
        <table:table-row table:style-name="Table1.133">
          <table:table-cell table:style-name="Table1.A2" office:value-type="string">
            <text:p text:style-name="P19">6644</text:p>
          </table:table-cell>
          <table:table-cell table:style-name="Table1.A2" office:value-type="string">
            <text:p text:style-name="P19">Le cri leverent et le hu</text:p>
          </table:table-cell>
          <table:table-cell table:style-name="Table1.C119" office:value-type="string">
            <text:p text:style-name="P405">I] ...<text:span text:style-name="T217">ont leue et leu</text:span></text:p>
          </table:table-cell>
        </table:table-row>
        <table:table-row table:style-name="Table1.133">
          <table:table-cell table:style-name="Table1.A2" office:value-type="string">
            <text:p text:style-name="P19">6645</text:p>
          </table:table-cell>
          <table:table-cell table:style-name="Table1.A2" office:value-type="string">
            <text:p text:style-name="P21">D’ambes pars avoit grant barnaige</text:p>
          </table:table-cell>
          <table:table-cell table:style-name="Table1.C119" office:value-type="string">
            <text:p text:style-name="P361">D<text:span text:style-name="T137">EH2</text:span>] <text:span text:style-name="T128">De ii parz...(E y ot)… <text:s/>LW] ...ot mlt… <text:s/></text:span><text:span text:style-name="T162">M] … </text:span><text:span text:style-name="T163">ii parz ot gnt damage</text:span></text:p>
          </table:table-cell>
        </table:table-row>
        <table:table-row table:style-name="Table1.133">
          <table:table-cell table:style-name="Table1.A2" office:value-type="string">
            <text:p text:style-name="P19">6646</text:p>
          </table:table-cell>
          <table:table-cell table:style-name="Table1.A2" office:value-type="string">
            <text:p text:style-name="P21">Ne puet remenoir sans damaige</text:p>
          </table:table-cell>
          <table:table-cell table:style-name="Table1.C119" office:value-type="string">
            <text:p text:style-name="P298"><text:span text:style-name="T201">H2W</text:span>] ...<text:span text:style-name="T203">demourer...</text:span></text:p>
          </table:table-cell>
        </table:table-row>
        <table:table-row table:style-name="Table1.133">
          <table:table-cell table:style-name="Table1.A2" office:value-type="string">
            <text:p text:style-name="P19">6647</text:p>
          </table:table-cell>
          <table:table-cell table:style-name="Table1.A2" office:value-type="string">
            <text:p text:style-name="P21">Li un vont les atres ferir</text:p>
          </table:table-cell>
          <table:table-cell table:style-name="Table1.C119" office:value-type="string">
            <text:p text:style-name="P105"/>
          </table:table-cell>
        </table:table-row>
        <text:soft-page-break/>
        <table:table-row table:style-name="Table1.133">
          <table:table-cell table:style-name="Table1.A2" office:value-type="string">
            <text:p text:style-name="P19">6648</text:p>
          </table:table-cell>
          <table:table-cell table:style-name="Table1.A2" office:value-type="string">
            <text:p text:style-name="P21">Lai ossiés hanstes (H lancez) croissir</text:p>
          </table:table-cell>
          <table:table-cell table:style-name="Table1.C119" office:value-type="string">
            <text:p text:style-name="P145">A] <text:span text:style-name="T15">Ja ueissez… <text:s/>GIK] La ueissiez… <text:s/>E] Lors veissiez lances… <text:s/>H2] Dont… <text:s/></text:span><text:span text:style-name="T162">M] ...lances…</text:span><text:span text:style-name="T163"> <text:s/></text:span><text:span text:style-name="T172">W] ...</text:span><text:span text:style-name="T173">hachez...</text:span></text:p>
          </table:table-cell>
        </table:table-row>
        <table:table-row table:style-name="Table1.133">
          <table:table-cell table:style-name="Table1.A2" office:value-type="string">
            <text:p text:style-name="P19">6649</text:p>
          </table:table-cell>
          <table:table-cell table:style-name="Table1.A2" office:value-type="string">
            <text:p text:style-name="P21">Et veissiés maint chevelier</text:p>
          </table:table-cell>
          <table:table-cell table:style-name="Table1.C119" office:value-type="string">
            <text:p text:style-name="P110">A<text:span text:style-name="T188">GI</text:span>] ...<text:span text:style-name="T15">des chrs</text:span></text:p>
          </table:table-cell>
        </table:table-row>
        <table:table-row table:style-name="Table1.133">
          <table:table-cell table:style-name="Table1.A2" office:value-type="string">
            <text:p text:style-name="P20">6650</text:p>
          </table:table-cell>
          <table:table-cell table:style-name="Table1.A2" office:value-type="string">
            <text:p text:style-name="P21">Les celes des chevals veudier</text:p>
          </table:table-cell>
          <table:table-cell table:style-name="Table1.C119" office:value-type="string">
            <text:p text:style-name="P145">A<text:span text:style-name="T188">GIK</text:span>] <text:span text:style-name="T15">Voidier les seles des destriers <text:s/>D] Cheoir a terre et trebucher <text:s/>H2] Cheoir et verser dou destrier <text:s/>L] Des… <text:s/></text:span><text:span text:style-name="T162">M] </text:span><text:span text:style-name="T163">Des cheuaus les selles… <text:s/></text:span><text:span text:style-name="T165">T] </text:span><text:span text:style-name="T168">Ses &gt;Les… <text:s/></text:span><text:span text:style-name="T172">W] </text:span><text:span text:style-name="T173">Des...les...</text:span></text:p>
          </table:table-cell>
        </table:table-row>
        <table:table-row table:style-name="Table1.133">
          <table:table-cell table:style-name="Table1.A2" office:value-type="string">
            <text:p text:style-name="P20">6651</text:p>
          </table:table-cell>
          <table:table-cell table:style-name="Table1.A2" office:value-type="string">
            <text:p text:style-name="P21">Et li Povres Perdus s’escrie</text:p>
          </table:table-cell>
          <table:table-cell table:style-name="Table1.C119" office:value-type="string">
            <text:p text:style-name="P252"><text:span text:style-name="T225">L] ...lescrie</text:span></text:p>
          </table:table-cell>
        </table:table-row>
        <table:table-row table:style-name="Table1.133">
          <table:table-cell table:style-name="Table1.A2" office:value-type="string">
            <text:p text:style-name="P20">6652</text:p>
          </table:table-cell>
          <table:table-cell table:style-name="Table1.A2" office:value-type="string">
            <text:p text:style-name="P21">Signor ne dotez siaus d’Ongrie</text:p>
          </table:table-cell>
          <table:table-cell table:style-name="Table1.C119" office:value-type="string">
            <text:p text:style-name="P316">B] <text:span text:style-name="T31">Ne doutez pas… <text:s/></text:span><text:span text:style-name="T162">M] </text:span><text:span text:style-name="T163">Biaus seigneurs nes espargniez mie</text:span></text:p>
          </table:table-cell>
        </table:table-row>
        <table:table-row table:style-name="Table1.133">
          <table:table-cell table:style-name="Table1.A2" office:value-type="string">
            <text:p text:style-name="P20">6653</text:p>
          </table:table-cell>
          <table:table-cell table:style-name="Table1.A2" office:value-type="string">
            <text:p text:style-name="P21">Et por l’amor de la pucele</text:p>
          </table:table-cell>
          <table:table-cell table:style-name="Table1.C119" office:value-type="string">
            <text:p text:style-name="P110">A<text:span text:style-name="T31">BDGLT</text:span>] ...<text:span text:style-name="T15">por amor...</text:span></text:p>
          </table:table-cell>
        </table:table-row>
        <table:table-row table:style-name="Table1.133">
          <table:table-cell table:style-name="Table1.A2" office:value-type="string">
            <text:p text:style-name="P20">6654</text:p>
          </table:table-cell>
          <table:table-cell table:style-name="Table1.A2" office:value-type="string">
            <text:p text:style-name="P21">Escrie s’ansangne novele</text:p>
          </table:table-cell>
          <table:table-cell table:style-name="Table1.C119" office:value-type="string">
            <text:p text:style-name="P110">A<text:span text:style-name="T129">DEGH2IKTW</text:span>] <text:span text:style-name="T15">Escriez (EGIT Escrie, KLW Escria) lenseigne...</text:span></text:p>
          </table:table-cell>
        </table:table-row>
        <table:table-row table:style-name="Table1.133">
          <table:table-cell table:style-name="Table1.A2" office:value-type="string">
            <text:p text:style-name="P20">6655</text:p>
          </table:table-cell>
          <table:table-cell table:style-name="Table1.A2" office:value-type="string">
            <text:p text:style-name="P21">Puels esgardet permi un plain</text:p>
          </table:table-cell>
          <table:table-cell table:style-name="Table1.C119" office:value-type="string">
            <text:p text:style-name="P364">D<text:span text:style-name="T137">EGIKLMW</text:span>] ...esgarda <text:span text:style-name="T188">(GI esgarde, M regarde, W regarda) </text:span>parmi le…<text:span text:style-name="T260">(K pain)</text:span> <text:s/><text:span text:style-name="T201">H2] ...escria parmi le...</text:span></text:p>
          </table:table-cell>
        </table:table-row>
        <table:table-row table:style-name="Table1.201">
          <table:table-cell table:style-name="Table1.A2" office:value-type="string">
            <text:p text:style-name="P20">6656</text:p>
          </table:table-cell>
          <table:table-cell table:style-name="Table1.A2" office:value-type="string">
            <text:p text:style-name="P21">Hor de rans vit Hyvidiain</text:p>
          </table:table-cell>
          <table:table-cell table:style-name="Table1.C119" office:value-type="string">
            <text:p text:style-name="P137">A] ...median…<text:span text:style-name="T15"> <text:s/>B] Sors...voit… <text:s/>D] Si a ueu… <text:s/>GIK] ...del renc… <text:s/>H2] Deuant lui voit… <text:s/>L] ...des riens… <text:s/></text:span><text:span text:style-name="T162">M] ...</text:span><text:span text:style-name="T163">percut Jnidiain</text:span></text:p>
          </table:table-cell>
        </table:table-row>
        <table:table-row table:style-name="Table1.133">
          <table:table-cell table:style-name="Table1.A2" office:value-type="string">
            <text:p text:style-name="P20">6657</text:p>
          </table:table-cell>
          <table:table-cell table:style-name="Table1.A2" office:value-type="string">
            <text:p text:style-name="P21">Et Hyvidiains vit bien lui</text:p>
          </table:table-cell>
          <table:table-cell table:style-name="Table1.C119" office:value-type="string">
            <text:p text:style-name="P137">A] ...medians…<text:span text:style-name="T15"> <text:s/>B] Jvidiains reuit… <text:s/>D] Yuidiains uenoit uers lui <text:s/>H2] Yuidiens tenoit… <text:s/>L] Juediains… <text:s/></text:span><text:span text:style-name="T162">M] </text:span><text:span text:style-name="T163">Jinidiains percut bien luy</text:span></text:p>
          </table:table-cell>
        </table:table-row>
        <table:table-row table:style-name="Table1.133">
          <table:table-cell table:style-name="Table1.A2" office:value-type="string">
            <text:p text:style-name="P20">6658</text:p>
          </table:table-cell>
          <table:table-cell table:style-name="Table1.A2" office:value-type="string">
            <text:p text:style-name="P21">Bien s’entrevoient ambedui</text:p>
          </table:table-cell>
          <table:table-cell table:style-name="Table1.C119" office:value-type="string">
            <text:p text:style-name="P323">B] ...sentreconnurent…<text:span text:style-name="T31"> <text:s/>H2</text:span>] ...sentremeittent…<text:span text:style-name="T204"> <text:s/>T] Granz cox seuuont doner andui</text:span></text:p>
          </table:table-cell>
        </table:table-row>
        <table:table-row table:style-name="Table1.133">
          <table:table-cell table:style-name="Table1.A2" office:value-type="string">
            <text:p text:style-name="P20">6659</text:p>
          </table:table-cell>
          <table:table-cell table:style-name="Table1.A2" office:value-type="string">
            <text:p text:style-name="P21">Hyvidiains le cheval sor</text:p>
          </table:table-cell>
          <table:table-cell table:style-name="Table1.C119" office:value-type="string">
            <text:p text:style-name="P259"><text:span text:style-name="T237">T] Brochent anbedui les cheuax</text:span></text:p>
          </table:table-cell>
        </table:table-row>
        <table:table-row table:style-name="Table1.133">
          <table:table-cell table:style-name="Table1.A2" office:value-type="string">
            <text:p text:style-name="P20">6660</text:p>
          </table:table-cell>
          <table:table-cell table:style-name="Table1.A2" office:value-type="string">
            <text:p text:style-name="P21">Poent et brochet a lyeon d’or</text:p>
          </table:table-cell>
          <table:table-cell table:style-name="Table1.C119" office:value-type="string">
            <text:p text:style-name="P259"><text:span text:style-name="T237">T] Siseuont ferir per guax</text:span></text:p>
            <text:p text:style-name="P129">A<text:span text:style-name="T31">BGIKLMW</text:span>] <text:span text:style-name="T15">Broche (B Brocha) et point el (K ponce e)… <text:s/>D] A point desor le… <text:s/>E] Brocha et en lescu a or <text:s/>H2] Point suz le lyoncel a or</text:span></text:p>
          </table:table-cell>
        </table:table-row>
        <table:table-row table:style-name="Table1.133">
          <table:table-cell table:style-name="Table1.A2" office:value-type="string">
            <text:p text:style-name="P20">6661</text:p>
          </table:table-cell>
          <table:table-cell table:style-name="Table1.A2" office:value-type="string">
            <text:p text:style-name="P21">De l’espié l’enpaint en tel guisse</text:p>
          </table:table-cell>
          <table:table-cell table:style-name="Table1.C119" office:value-type="string">
            <text:p text:style-name="P142">A<text:span text:style-name="T188">GKLMW</text:span>] <text:span text:style-name="T15">Le fiert de lespie per (KM en)… <text:s/>BD] Le fiert sor lescut par (D en)… <text:s/>E] Fiert celui qui vient per… <text:s/>H2] Le fiert de lespeie qui brinne <text:s/>I] Sil fiert delespie per… <text:s/>T] Yuidiains fiert en...</text:span></text:p>
          </table:table-cell>
        </table:table-row>
        <table:table-row table:style-name="Table1.133">
          <table:table-cell table:style-name="Table1.A2" office:value-type="string">
            <text:p text:style-name="P20">6662</text:p>
          </table:table-cell>
          <table:table-cell table:style-name="Table1.A2" office:value-type="string">
            <text:p text:style-name="P21">Que tote s’anste frosse et brisse</text:p>
          </table:table-cell>
          <table:table-cell table:style-name="Table1.C119" office:value-type="string">
            <text:p text:style-name="P145">A<text:span text:style-name="T188">GIKLT</text:span>] ...frant <text:span text:style-name="T226">(K frait, L fraint)</text:span>…<text:span text:style-name="T15"> <text:s/>B] Si que sa hante frainte… <text:s/>DH2] Que sa hante pecoie… <text:s/>E] Que sa lance pecoie… <text:s/></text:span><text:span text:style-name="T162">M] ...</text:span><text:span text:style-name="T164">toute sen tresfraint… <text:s/></text:span><text:span text:style-name="T172">W] ...</text:span><text:span text:style-name="T173">sahache fant et prise</text:span></text:p>
          </table:table-cell>
        </table:table-row>
        <table:table-row table:style-name="Table1.133">
          <table:table-cell table:style-name="Table1.A2" office:value-type="string">
            <text:p text:style-name="P20">6663</text:p>
          </table:table-cell>
          <table:table-cell table:style-name="Table1.A2" office:value-type="string">
            <text:p text:style-name="P21">Li Povres Perdus l’a feru</text:p>
          </table:table-cell>
          <table:table-cell table:style-name="Table1.C119" office:value-type="string">
            <text:p text:style-name="P77"/>
          </table:table-cell>
        </table:table-row>
        <table:table-row table:style-name="Table1.133">
          <table:table-cell table:style-name="Table1.A2" office:value-type="string">
            <text:p text:style-name="P20">6664</text:p>
          </table:table-cell>
          <table:table-cell table:style-name="Table1.A2" office:value-type="string">
            <text:p text:style-name="P21">Amont el plus halt de l’escu</text:p>
          </table:table-cell>
          <table:table-cell table:style-name="Table1.C119" office:value-type="string">
            <text:p text:style-name="P116">A<text:span text:style-name="T31">BDGH2IKLMTW</text:span>] ...<text:span text:style-name="T15">plus gros… <text:s/>E] ...en lorle...</text:span></text:p>
          </table:table-cell>
        </table:table-row>
        <table:table-row table:style-name="Table1.133">
          <table:table-cell table:style-name="Table1.A2" office:value-type="string">
            <text:p text:style-name="P20">6665</text:p>
          </table:table-cell>
          <table:table-cell table:style-name="Table1.A2" office:value-type="string">
            <text:p text:style-name="P21">Li escus ne li valt noiant</text:p>
          </table:table-cell>
          <table:table-cell table:style-name="Table1.C119" office:value-type="string">
            <text:p text:style-name="P114">A] ...<text:span text:style-name="T15">ne ualut mi gant <text:s/>BEGH2IKLMTW] ...vaut J gan (EGKN gant) <text:s/>D] ...ni ualut i gant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0">6666</text:p>
          </table:table-cell>
          <table:table-cell table:style-name="Table1.A2" office:value-type="string">
            <text:p text:style-name="P21">Outre passet le fer tranchant</text:p>
          </table:table-cell>
          <table:table-cell table:style-name="Table1.C119" office:value-type="string">
            <text:p text:style-name="P124">A] ...passa…<text:span text:style-name="T15"> <text:s/>B] El cors li met… <text:s/>G] ...li passe...</text:span></text:p>
          </table:table-cell>
        </table:table-row>
        <table:table-row table:style-name="Table1.212">
          <table:table-cell table:style-name="Table1.A2" office:value-type="string">
            <text:p text:style-name="P20">6667</text:p>
          </table:table-cell>
          <table:table-cell table:style-name="Table1.A2" office:value-type="string">
            <text:p text:style-name="P21">L’aberc li (H de li) deront sor le cors</text:p>
          </table:table-cell>
          <table:table-cell table:style-name="Table1.C119" office:value-type="string">
            <text:p text:style-name="P366">D<text:span text:style-name="T234">M</text:span>] ...rompi… <text:s/><text:span text:style-name="T201">H2] Et lauberc li ront… <text:s/>KLW] ...sor li dors</text:span></text:p>
          </table:table-cell>
        </table:table-row>
        <table:table-row table:style-name="Table1.133">
          <table:table-cell table:style-name="Table1.A2" office:value-type="string">
            <text:p text:style-name="P20">6668</text:p>
          </table:table-cell>
          <table:table-cell table:style-name="Table1.A2" office:value-type="string">
            <text:p text:style-name="P21">Li sans vermous en saillit hors</text:p>
          </table:table-cell>
          <table:table-cell table:style-name="Table1.C119" office:value-type="string">
            <text:p text:style-name="P146">A<text:span text:style-name="T31">BGIKMT</text:span>] ...<text:span text:style-name="T16">en raie… <text:s/>DEH2] Si que li sans sen raie… <text:s/>L] ...en rache fors <text:s/>W] ...en sault dehors</text:span></text:p>
          </table:table-cell>
        </table:table-row>
        <table:table-row table:style-name="Table1.133">
          <table:table-cell table:style-name="Table1.A2" office:value-type="string">
            <text:p text:style-name="P20">6669</text:p>
          </table:table-cell>
          <table:table-cell table:style-name="Table1.A2" office:value-type="string">
            <text:p text:style-name="P22">A terre l’abat de la cele</text:p>
          </table:table-cell>
          <table:table-cell table:style-name="Table1.C119" office:value-type="string">
            <text:p text:style-name="P388">INV E] Puis cria sensaigne nouuele</text:p>
            <text:p text:style-name="P405">I] <text:span text:style-name="T217">A tere labat del [.destrier] la sele</text:span></text:p>
          </table:table-cell>
        </table:table-row>
        <table:table-row table:style-name="Table1.133">
          <table:table-cell table:style-name="Table1.A2" office:value-type="string">
            <text:p text:style-name="P22">6670</text:p>
          </table:table-cell>
          <table:table-cell table:style-name="Table1.A2" office:value-type="string">
            <text:p text:style-name="P22">Puels crie l’ansangne novele</text:p>
          </table:table-cell>
          <table:table-cell table:style-name="Table1.C119" office:value-type="string">
            <text:p text:style-name="P388">INV E] A terre labat de la sele</text:p>
          </table:table-cell>
        </table:table-row>
        <table:table-row table:style-name="Table1.133">
          <table:table-cell table:style-name="Table1.A2" office:value-type="string">
            <text:p text:style-name="P22">6671</text:p>
          </table:table-cell>
          <table:table-cell table:style-name="Table1.A2" office:value-type="string">
            <text:p text:style-name="P22">Quant sui home l’ont entendu</text:p>
          </table:table-cell>
          <table:table-cell table:style-name="Table1.C119" office:value-type="string">
            <text:p text:style-name="P71"/>
          </table:table-cell>
        </table:table-row>
        <table:table-row table:style-name="Table1.132">
          <table:table-cell table:style-name="Table1.A2" office:value-type="string">
            <text:p text:style-name="P22">6672</text:p>
          </table:table-cell>
          <table:table-cell table:style-name="Table1.A2" office:value-type="string">
            <text:p text:style-name="P22">Si sont poignant a lui venu</text:p>
          </table:table-cell>
          <table:table-cell table:style-name="Table1.C119" office:value-type="string">
            <text:p text:style-name="P324">B] <text:span text:style-name="T31">Jl sont a lui poingnant… <text:s/>H2</text:span>] <text:span text:style-name="T204">Tuit… <text:s/></text:span><text:span text:style-name="T162">M] ...</text:span><text:span text:style-name="T164">sont euant… <text:s/></text:span><text:span text:style-name="T165">T] </text:span><text:span text:style-name="T169">...sont a lui pognant...</text:span></text:p>
          </table:table-cell>
        </table:table-row>
        <table:table-row table:style-name="Table1.133">
          <table:table-cell table:style-name="Table1.A2" office:value-type="string">
            <text:p text:style-name="P22">6673</text:p>
          </table:table-cell>
          <table:table-cell table:style-name="Table1.A2" office:value-type="string">
            <text:p text:style-name="P22">Cil est levez mout s’umelie</text:p>
          </table:table-cell>
          <table:table-cell table:style-name="Table1.C119" office:value-type="string">
            <text:p text:style-name="P306">B] ...<text:span text:style-name="T31">li crie <text:s/>D] ...sest...merci li crie <text:s/>H2</text:span>] <text:span text:style-name="T204">Cil se lieue… <text:s/>IGEKLTW] Cil est leuez si...</text:span></text:p>
          </table:table-cell>
        </table:table-row>
        <table:table-row table:style-name="Table1.133">
          <table:table-cell table:style-name="Table1.A2" office:value-type="string">
            <text:p text:style-name="P22">6674</text:p>
          </table:table-cell>
          <table:table-cell table:style-name="Table1.A2" office:value-type="string">
            <text:p text:style-name="P22">Trop fut navrez et merci crie</text:p>
          </table:table-cell>
          <table:table-cell table:style-name="Table1.C119" office:value-type="string">
            <text:p text:style-name="P143">A<text:span text:style-name="T189">GIK</text:span>] <text:span text:style-name="T16">Mlt...naurez gnt… <text:s/>BD] Mlt est (D fu) naurez si sumelie <text:s/>E] Mlt est naurez… <text:s/>H2] Mlt fu naures merci li… <text:s/></text:span><text:span text:style-name="T162">M] </text:span><text:span text:style-name="T164">Mlt fu fort naurez merci… <text:s/></text:span><text:span text:style-name="T165">T</text:span><text:span text:style-name="T174">W</text:span><text:span text:style-name="T165">] </text:span><text:span text:style-name="T169">Mlt...</text:span></text:p>
          </table:table-cell>
        </table:table-row>
        <table:table-row table:style-name="Table1.133">
          <table:table-cell table:style-name="Table1.A2" office:value-type="string">
            <text:p text:style-name="P22">6675</text:p>
          </table:table-cell>
          <table:table-cell table:style-name="Table1.A2" office:value-type="string">
            <text:p text:style-name="P22">Terquit (H Terkin) comanda le vasal</text:p>
          </table:table-cell>
          <table:table-cell table:style-name="Table1.C119" office:value-type="string">
            <text:p text:style-name="P111">A<text:span text:style-name="T31">BDEGH2IKLMTW</text:span>] <text:span text:style-name="T16">Tarquin (E Tarquis, H2 Traquins, LW Terquin, T Tranquin, K Tarquins) commande (BIKT commanda, W commende)...</text:span></text:p>
          </table:table-cell>
        </table:table-row>
        <table:table-row table:style-name="Table1.133">
          <table:table-cell table:style-name="Table1.A2" office:value-type="string">
            <text:p text:style-name="P22">6676</text:p>
          </table:table-cell>
          <table:table-cell table:style-name="Table1.A2" office:value-type="string">
            <text:p text:style-name="P22">A Leodis rent le cheval</text:p>
          </table:table-cell>
          <table:table-cell table:style-name="Table1.C119" office:value-type="string">
            <text:p text:style-name="P138">A<text:span text:style-name="T189">GH2ILTW</text:span>] <text:span text:style-name="T16">Et… <text:s text:c="2"/></text:span><text:span text:style-name="T162">M] </text:span><text:span text:style-name="T164">Et...tint...</text:span></text:p>
          </table:table-cell>
        </table:table-row>
        <table:table-row table:style-name="Table1.133">
          <table:table-cell table:style-name="Table1.A2" office:value-type="string">
            <text:p text:style-name="P22">6677</text:p>
          </table:table-cell>
          <table:table-cell table:style-name="Table1.A2" office:value-type="string">
            <text:p text:style-name="P22">Puels vet ferir un chevelier</text:p>
          </table:table-cell>
          <table:table-cell table:style-name="Table1.C119" office:value-type="string">
            <text:p text:style-name="P94"/>
          </table:table-cell>
        </table:table-row>
        <table:table-row table:style-name="Table1.133">
          <table:table-cell table:style-name="Table1.A2" office:value-type="string">
            <text:p text:style-name="P22">6678</text:p>
          </table:table-cell>
          <table:table-cell table:style-name="Table1.A2" office:value-type="string">
            <text:p text:style-name="P22">Mort le trabuchait del destrier</text:p>
          </table:table-cell>
          <table:table-cell table:style-name="Table1.C119" office:value-type="string">
            <text:p text:style-name="P149">A<text:span text:style-name="T31">BDEGH2W</text:span>] ...trebuche…<text:span text:style-name="T16"> <text:s text:c="2"/></text:span><text:span text:style-name="T162">M] ….</text:span><text:span text:style-name="T164">la abatu… <text:s/></text:span><text:span text:style-name="T177">K] ...</text:span><text:span text:style-name="T179">la trabucha...</text:span></text:p>
          </table:table-cell>
        </table:table-row>
        <table:table-row table:style-name="Table1.133">
          <table:table-cell table:style-name="Table1.A2" office:value-type="string">
            <text:p text:style-name="P22">6679</text:p>
          </table:table-cell>
          <table:table-cell table:style-name="Table1.A2" office:value-type="string">
            <text:p text:style-name="P22">Sor un atre sa lance brisse</text:p>
          </table:table-cell>
          <table:table-cell table:style-name="Table1.C119" office:value-type="string">
            <text:p text:style-name="P417">INV <text:span text:style-name="T237">T] </text:span>La main a a lespee mise</text:p>
            <text:p text:style-name="P363">D] ...hante...</text:p>
          </table:table-cell>
        </table:table-row>
        <table:table-row table:style-name="Table1.225">
          <table:table-cell table:style-name="Table1.A2" office:value-type="string">
            <text:p text:style-name="P22">6680</text:p>
          </table:table-cell>
          <table:table-cell table:style-name="Table1.A2" office:value-type="string">
            <text:p text:style-name="P22">La mai<text:span text:style-name="T16">n</text:span> ait a l’espee misse</text:p>
          </table:table-cell>
          <table:table-cell table:style-name="Table1.C119" office:value-type="string">
            <text:p text:style-name="P417">INV <text:span text:style-name="T237">T] </text:span>J en reffiert per itel guise</text:p>
            <text:p text:style-name="P146">A] ...<text:span text:style-name="T16">main en… <text:s/>GKM] (M Sa)...a asaspee… I] ...main alespee… <text:s/>W] ...a a son espee...</text:span></text:p>
          </table:table-cell>
        </table:table-row>
        <table:table-row table:style-name="Table1.133">
          <table:table-cell table:style-name="Table1.A2" office:value-type="string">
            <text:p text:style-name="P22">6681</text:p>
          </table:table-cell>
          <table:table-cell table:style-name="Table1.A2" office:value-type="string">
            <text:p text:style-name="P22">Cui fiert a cop tot le porfent</text:p>
          </table:table-cell>
          <table:table-cell table:style-name="Table1.C119" office:value-type="string">
            <text:p text:style-name="P260"><text:span text:style-name="T237">T] Tel cop le fiert...</text:span></text:p>
            <text:p text:style-name="P399">G] ...<text:span text:style-name="T276">il fiert cop… <text:s/>W] ...dun cop.. <text:s/>K] Cui il fiert un...</text:span></text:p>
          </table:table-cell>
        </table:table-row>
        <table:table-row table:style-name="Table1.133">
          <table:table-cell table:style-name="Table1.A2" office:value-type="string">
            <text:p text:style-name="P22">6682</text:p>
          </table:table-cell>
          <table:table-cell table:style-name="Table1.A2" office:value-type="string">
            <text:p text:style-name="P22">Le bras et le poing ot sanglent</text:p>
          </table:table-cell>
          <table:table-cell table:style-name="Table1.C119" office:value-type="string">
            <text:p text:style-name="P112">A<text:span text:style-name="T129">DEGH2IKLMTW</text:span>] <text:span text:style-name="T16">Le poing et le braz… <text:s/>B] Le bras quoit trestout...</text:span></text:p>
          </table:table-cell>
        </table:table-row>
        <table:table-row table:style-name="Table1.133">
          <table:table-cell table:style-name="Table1.A2" office:value-type="string">
            <text:p text:style-name="P22">6683</text:p>
          </table:table-cell>
          <table:table-cell table:style-name="Table1.A2" office:value-type="string">
            <text:p text:style-name="P22">Qui voit ses cols mout s’en mervelle</text:p>
          </table:table-cell>
          <table:table-cell table:style-name="Table1.C119" office:value-type="string">
            <text:p text:style-name="P146">A<text:span text:style-name="T32">BDEGH2</text:span>] <text:span text:style-name="T16">...se… <text:s/>L] ...for sen… <text:s/>W] ...coup si se merueille</text:span></text:p>
          </table:table-cell>
        </table:table-row>
        <table:table-row table:style-name="Table1.133">
          <table:table-cell table:style-name="Table1.A2" office:value-type="string">
            <text:p text:style-name="P22">6684</text:p>
          </table:table-cell>
          <table:table-cell table:style-name="Table1.A2" office:value-type="string">
            <text:p text:style-name="P22">Del sanc faissoit l’erbe vermelle</text:p>
          </table:table-cell>
          <table:table-cell table:style-name="Table1.C119" office:value-type="string">
            <text:p text:style-name="P117"><text:span text:style-name="T138">E] Tout autressi comme loeille</text:span></text:p>
            <text:p text:style-name="P317">B<text:span text:style-name="T239">T</text:span>] ...estoit… <text:s/><text:span text:style-name="T162">M] ...</text:span><text:span text:style-name="T164">fet la terre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El chanp deuant le leu sen fuit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Tout aussi chasos ses cops fuit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Sel chanp fussent del xxiiii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Ne trouuaissent a cui conbatre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Mlt en y a qui riens ne font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Fors que lui regarder a front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Quant ses gens virent la merueille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Chascuns de ferir sapareille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Li princes dist tous esperdus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Na pas a non poures perdus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Diex nou aida quant le trouames</text:span></text:p>
          </table:table-cell>
        </table:table-row>
        <table:table-row table:style-name="Table1.133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119" office:value-type="string">
            <text:p text:style-name="P117"><text:span text:style-name="T138">E] Ainc mais nus hon ne fist tant darmes</text:span></text:p>
          </table:table-cell>
        </table:table-row>
        <table:table-row table:style-name="Table1.133">
          <table:table-cell table:style-name="Table1.A2" office:value-type="string">
            <text:p text:style-name="P22">6685</text:p>
          </table:table-cell>
          <table:table-cell table:style-name="Table1.A2" office:value-type="string">
            <text:p text:style-name="P22">Uns dus d’Alemaigne fut nez</text:p>
          </table:table-cell>
          <table:table-cell table:style-name="Table1.C119" office:value-type="string">
            <text:p text:style-name="P288">B] <text:span text:style-name="T32">Aus...estoit… <text:s/>DH2M] ...dalbanie… </text:span></text:p>
          </table:table-cell>
        </table:table-row>
        <table:table-row table:style-name="Table1.133">
          <table:table-cell table:style-name="Table1.A2" office:value-type="string">
            <text:p text:style-name="P22">6686</text:p>
          </table:table-cell>
          <table:table-cell table:style-name="Table1.A2" office:value-type="string">
            <text:p text:style-name="P22">Gelfus (H Delfus) ot nom bien fut armez</text:p>
          </table:table-cell>
          <table:table-cell table:style-name="Table1.C119" office:value-type="string">
            <text:p text:style-name="P150"><text:span text:style-name="T138">E] Gelfius… <text:s/>H2] Gelfons… <text:s/></text:span><text:span text:style-name="T162">M] ...</text:span><text:span text:style-name="T164">mlt fu amez <text:s/></text:span><text:span text:style-name="T165">T] ...</text:span><text:span text:style-name="T170">mlt fu priuez <text:s/></text:span><text:span text:style-name="T177">K] ...</text:span><text:span text:style-name="T180">bien armez</text:span></text:p>
          </table:table-cell>
        </table:table-row>
        <table:table-row table:style-name="Table1.133">
          <table:table-cell table:style-name="Table1.A2" office:value-type="string">
            <text:p text:style-name="P22">6687</text:p>
          </table:table-cell>
          <table:table-cell table:style-name="Table1.A2" office:value-type="string">
            <text:p text:style-name="P22">Et cist en un grant cheval dain</text:p>
          </table:table-cell>
          <table:table-cell table:style-name="Table1.C119" office:value-type="string">
            <text:p text:style-name="P344">B] <text:span text:style-name="T32">J chlr quot auon dain <text:s/>DE] ...sor… <text:s/>ILMW] E sist...(LW sor, <text:s/>M sus)… <text:s/>T] Del roi sist en i destrier… <text:s/>K] E sist en un chiual...</text:span></text:p>
          </table:table-cell>
        </table:table-row>
        <table:table-row table:style-name="Table1.133">
          <table:table-cell table:style-name="Table1.A2" office:value-type="string">
            <text:p text:style-name="P22">6688</text:p>
          </table:table-cell>
          <table:table-cell table:style-name="Table1.A2" office:value-type="string">
            <text:p text:style-name="P22">Vet ferir davant Damiain</text:p>
          </table:table-cell>
          <table:table-cell table:style-name="Table1.C119" office:value-type="string">
            <text:p text:style-name="P274">B] <text:span text:style-name="T32">Fiert si tres deuant...</text:span></text:p>
          </table:table-cell>
        </table:table-row>
        <table:table-row table:style-name="Table1.133">
          <table:table-cell table:style-name="Table1.A2" office:value-type="string">
            <text:p text:style-name="P22">6689</text:p>
          </table:table-cell>
          <table:table-cell table:style-name="Table1.A2" office:value-type="string">
            <text:p text:style-name="P22">Un chevelier desor l’escu</text:p>
          </table:table-cell>
          <table:table-cell table:style-name="Table1.C119" office:value-type="string">
            <text:p text:style-name="P344">B] <text:span text:style-name="T32">Amont ou plus gros delescut <text:s/>DH2T] ...sor son escu <text:s/>K] ...sor les escuz</text:span></text:p>
          </table:table-cell>
        </table:table-row>
        <table:table-row table:style-name="Table1.133">
          <table:table-cell table:style-name="Table1.A2" office:value-type="string">
            <text:p text:style-name="P22">6690</text:p>
          </table:table-cell>
          <table:table-cell table:style-name="Table1.A2" office:value-type="string">
            <text:p text:style-name="P22">Tot li ait et frait et fendu</text:p>
          </table:table-cell>
          <table:table-cell table:style-name="Table1.C119" office:value-type="string">
            <text:p text:style-name="P150">A<text:span text:style-name="T226">LTW</text:span>] ...<text:span text:style-name="T16">le li a frait… <text:s/>B] Et tout li a frait… <text:s/>D] Que tot li a frait… <text:s/>H2] ...li a frait et pourfendu <text:s/>I] ...le ha frait… <text:s/>K] ...li a frait e rompuz</text:span></text:p>
          </table:table-cell>
        </table:table-row>
        <table:table-row table:style-name="Table1.133">
          <table:table-cell table:style-name="Table1.A2" office:value-type="string">
            <text:p text:style-name="P22">6691</text:p>
          </table:table-cell>
          <table:table-cell table:style-name="Table1.A2" office:value-type="string">
            <text:p text:style-name="P22">L’aberc li desmaille et deront</text:p>
          </table:table-cell>
          <table:table-cell table:style-name="Table1.C119" office:value-type="string">
            <text:p text:style-name="P134">A] ...desmailla…<text:span text:style-name="T16"> <text:s/>LW] ...li a desmaille (W li demaille) et ront</text:span></text:p>
          </table:table-cell>
        </table:table-row>
        <table:table-row table:style-name="Table1.133">
          <table:table-cell table:style-name="Table1.A2" office:value-type="string">
            <text:p text:style-name="P22">6692</text:p>
          </table:table-cell>
          <table:table-cell table:style-name="Table1.A2" office:value-type="string">
            <text:p text:style-name="P22">Le fer li met el cuer perfont</text:p>
          </table:table-cell>
          <table:table-cell table:style-name="Table1.C119" office:value-type="string">
            <text:p text:style-name="P138">A<text:span text:style-name="T32">BEGIT</text:span>] ...mist <text:span text:style-name="T189">(G i mist)</text:span>…<text:span text:style-name="T16"> <text:s/>D] ...li baigne ou… <text:s/>H2] ...mist en cors… <text:s/>LW] El cors li mist le fer… <text:s/></text:span><text:span text:style-name="T162">M] ...</text:span><text:span text:style-name="T164">v corps...</text:span></text:p>
          </table:table-cell>
        </table:table-row>
        <table:table-row table:style-name="Table1.133">
          <table:table-cell table:style-name="Table1.A2" office:value-type="string">
            <text:p text:style-name="P22">6693</text:p>
          </table:table-cell>
          <table:table-cell table:style-name="Table1.A2" office:value-type="string">
            <text:p text:style-name="P23">Davant Damiain l’abat mort</text:p>
          </table:table-cell>
          <table:table-cell table:style-name="Table1.C119" office:value-type="string">
            <text:p text:style-name="P367">D<text:span text:style-name="T204">H2</text:span>] ...lauoit mort <text:s/><text:span text:style-name="T244">W] ...le bat mort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2">6694</text:p>
          </table:table-cell>
          <table:table-cell table:style-name="Table1.A2" office:value-type="string">
            <text:p text:style-name="P23">A seneschal em pesa fort</text:p>
          </table:table-cell>
          <table:table-cell table:style-name="Table1.C119" office:value-type="string">
            <text:p text:style-name="P117"><text:span text:style-name="T138">EG] ...poise...</text:span></text:p>
          </table:table-cell>
        </table:table-row>
        <table:table-row table:style-name="Table1.133">
          <table:table-cell table:style-name="Table1.A2" office:value-type="string">
            <text:p text:style-name="P22">6695</text:p>
          </table:table-cell>
          <table:table-cell table:style-name="Table1.A2" office:value-type="string">
            <text:p text:style-name="P23">Per grant air poent le destrier</text:p>
          </table:table-cell>
          <table:table-cell table:style-name="Table1.C119" office:value-type="string">
            <text:p text:style-name="P153">A<text:span text:style-name="T32">BDGH2IKLMTW</text:span>] ...uertu...</text:p>
          </table:table-cell>
        </table:table-row>
        <table:table-row table:style-name="Table1.133">
          <table:table-cell table:style-name="Table1.A2" office:value-type="string">
            <text:p text:style-name="P22">6696</text:p>
          </table:table-cell>
          <table:table-cell table:style-name="Table1.A2" office:value-type="string">
            <text:p text:style-name="P23">Vers le duc por celui vengier</text:p>
          </table:table-cell>
          <table:table-cell table:style-name="Table1.C119" office:value-type="string">
            <text:p text:style-name="P261"><text:span text:style-name="T237">T] Vers celui por lautre...</text:span></text:p>
          </table:table-cell>
        </table:table-row>
        <table:table-row table:style-name="Table1.133">
          <table:table-cell table:style-name="Table1.A2" office:value-type="string">
            <text:p text:style-name="P22">6697</text:p>
          </table:table-cell>
          <table:table-cell table:style-name="Table1.A2" office:value-type="string">
            <text:p text:style-name="P23">Et li dus s’en revet vers lui</text:p>
          </table:table-cell>
          <table:table-cell table:style-name="Table1.C119" office:value-type="string">
            <text:p text:style-name="P201">A] ...sen ala… <text:s/><text:span text:style-name="T27">B] ...retorne… <text:s/>DH2] ...sadreca… <text:s/>E] ...dus reuint contre… <text:s/>GK] Si se uira li duc… <text:s/>I] ...seura uer lui <text:s/>LW] ...se uira (W vire)… <text:s/></text:span><text:span text:style-name="T162">M] ...</text:span><text:span text:style-name="T164">sen torna… <text:s/></text:span><text:span text:style-name="T165">T] ...</text:span><text:span text:style-name="T170">senira uers...</text:span></text:p>
          </table:table-cell>
        </table:table-row>
        <table:table-row table:style-name="Table1.133">
          <table:table-cell table:style-name="Table1.A2" office:value-type="string">
            <text:p text:style-name="P22">6698</text:p>
          </table:table-cell>
          <table:table-cell table:style-name="Table1.A2" office:value-type="string">
            <text:p text:style-name="P23">Grant cols se vont doner andui</text:p>
          </table:table-cell>
          <table:table-cell table:style-name="Table1.C119" office:value-type="string">
            <text:p text:style-name="P310">B<text:span text:style-name="T139">EGMT</text:span>] ...<text:span text:style-name="T32">se donnent… <text:s/>H2</text:span>] ...<text:span text:style-name="T204">coups donnerent ambedui <text:s/>L] ..ferir...</text:span></text:p>
          </table:table-cell>
        </table:table-row>
        <table:table-row table:style-name="Table1.133">
          <table:table-cell table:style-name="Table1.A2" office:value-type="string">
            <text:p text:style-name="P22">6699</text:p>
          </table:table-cell>
          <table:table-cell table:style-name="Table1.A2" office:value-type="string">
            <text:p text:style-name="P23">Outre l’escut li mist un pié</text:p>
          </table:table-cell>
          <table:table-cell table:style-name="Table1.C119" office:value-type="string">
            <text:p text:style-name="P299"><text:span text:style-name="T201">H2</text:span>] ...<text:span text:style-name="T204">mist plain pie</text:span></text:p>
          </table:table-cell>
        </table:table-row>
        <table:table-row table:style-name="Table1.133">
          <table:table-cell table:style-name="Table1.A2" office:value-type="string">
            <text:p text:style-name="P22">6700</text:p>
          </table:table-cell>
          <table:table-cell table:style-name="Table1.A2" office:value-type="string">
            <text:p text:style-name="P23">Li seneschalx de son espié</text:p>
          </table:table-cell>
          <table:table-cell table:style-name="Table1.C119" office:value-type="string">
            <text:p text:style-name="P72"/>
          </table:table-cell>
        </table:table-row>
        <table:table-row table:style-name="Table1.133">
          <table:table-cell table:style-name="Table1.A2" office:value-type="string">
            <text:p text:style-name="P22">6701</text:p>
          </table:table-cell>
          <table:table-cell table:style-name="Table1.A2" office:value-type="string">
            <text:p text:style-name="P23">A terre l’abat del destrier</text:p>
          </table:table-cell>
          <table:table-cell table:style-name="Table1.C119" office:value-type="string">
            <text:p text:style-name="P95"/>
          </table:table-cell>
        </table:table-row>
        <table:table-row table:style-name="Table1.133">
          <table:table-cell table:style-name="Table1.A2" office:value-type="string">
            <text:p text:style-name="P22">6702</text:p>
          </table:table-cell>
          <table:table-cell table:style-name="Table1.A2" office:value-type="string">
            <text:p text:style-name="P23">Andui ierent boen chevelier</text:p>
          </table:table-cell>
          <table:table-cell table:style-name="Table1.C119" office:value-type="string">
            <text:p text:style-name="P153">A<text:span text:style-name="T32">BDEGH2IKLMTW</text:span>] <text:span text:style-name="T246">(W Eulx deulx)</text:span>...furent...</text:p>
          </table:table-cell>
        </table:table-row>
        <table:table-row table:style-name="Table1.133">
          <table:table-cell table:style-name="Table1.A2" office:value-type="string">
            <text:p text:style-name="P22">6703</text:p>
          </table:table-cell>
          <table:table-cell table:style-name="Table1.A2" office:value-type="string">
            <text:p text:style-name="P23">Li dus leva hastivement</text:p>
          </table:table-cell>
          <table:table-cell table:style-name="Table1.C119" office:value-type="string">
            <text:p text:style-name="P299">B] ...<text:span text:style-name="T32">hardiement <text:s/>H2</text:span>] ...<text:span text:style-name="T204">se leua...</text:span></text:p>
          </table:table-cell>
        </table:table-row>
        <table:table-row table:style-name="Table1.133">
          <table:table-cell table:style-name="Table1.A2" office:value-type="string">
            <text:p text:style-name="P22">6704</text:p>
          </table:table-cell>
          <table:table-cell table:style-name="Table1.A2" office:value-type="string">
            <text:p text:style-name="P23">Trait s’espee delivrement</text:p>
          </table:table-cell>
          <table:table-cell table:style-name="Table1.C119" office:value-type="string">
            <text:p text:style-name="P201">A<text:span text:style-name="T32">BDEIGKLMW</text:span>] ...<text:span text:style-name="T18">lespee (LW sespee) si se deffent <text:s/>H2] Lespee trait si se deffent <text:s/>T] Sespee prist jsnelemant</text:span></text:p>
          </table:table-cell>
        </table:table-row>
        <table:table-row table:style-name="Table1.133">
          <table:table-cell table:style-name="Table1.A2" office:value-type="string">
            <text:p text:style-name="P22">6705</text:p>
          </table:table-cell>
          <table:table-cell table:style-name="Table1.A2" office:value-type="string">
            <text:p text:style-name="P23">Bien se deffendoit o s’espee</text:p>
          </table:table-cell>
          <table:table-cell table:style-name="Table1.C119" office:value-type="string">
            <text:p text:style-name="P299">B<text:span text:style-name="T129">DGILMTW</text:span>] ...<text:span text:style-name="T32">a lespee <text:s/>E] ...garandist a lespee <text:s/>H2</text:span>] ...<text:span text:style-name="T204">de lespee</text:span></text:p>
          </table:table-cell>
        </table:table-row>
        <table:table-row table:style-name="Table1.133">
          <table:table-cell table:style-name="Table1.A2" office:value-type="string">
            <text:p text:style-name="P22">6706</text:p>
          </table:table-cell>
          <table:table-cell table:style-name="Table1.A2" office:value-type="string">
            <text:p text:style-name="P23">Quant s’ansangne ot escriee</text:p>
          </table:table-cell>
          <table:table-cell table:style-name="Table1.C119" office:value-type="string">
            <text:p text:style-name="P288">B] <text:span text:style-name="T32">Jl a haut sensengne… <text:s/>DH2] Senseigne a hautement criee <text:s/>E] Quant il ot lensaigne escriee</text:span></text:p>
          </table:table-cell>
        </table:table-row>
        <table:table-row table:style-name="Table1.133">
          <table:table-cell table:style-name="Table1.A2" office:value-type="string">
            <text:p text:style-name="P22">6707</text:p>
          </table:table-cell>
          <table:table-cell table:style-name="Table1.A2" office:value-type="string">
            <text:p text:style-name="P23">Li chevelier de sa compaigne</text:p>
          </table:table-cell>
          <table:table-cell table:style-name="Table1.C119" office:value-type="string">
            <text:p text:style-name="P279">B] ...<text:span text:style-name="T32">de sa contree <text:s/>DH2] ...de la...</text:span></text:p>
          </table:table-cell>
        </table:table-row>
        <table:table-row table:style-name="Table1.133">
          <table:table-cell table:style-name="Table1.A2" office:value-type="string">
            <text:p text:style-name="P22">6708</text:p>
          </table:table-cell>
          <table:table-cell table:style-name="Table1.A2" office:value-type="string">
            <text:p text:style-name="P23">Vienent corrant per la chanpaigne</text:p>
          </table:table-cell>
          <table:table-cell table:style-name="Table1.C119" office:value-type="string">
            <text:p text:style-name="P154">A] ---</text:p>
            <text:p text:style-name="P430">K] Vienent pongant por la canpagne VERSO SPOSTATO A FINE COLONNA</text:p>
            <text:p text:style-name="P288">B] ...<text:span text:style-name="T32">pingnant parmi laree <text:s/>DGH2ILMTW] ...poignant… <text:s/>E] ...poingnant parmi la plaigne</text:span></text:p>
          </table:table-cell>
        </table:table-row>
        <table:table-row table:style-name="Table1.133">
          <table:table-cell table:style-name="Table1.A2" office:value-type="string">
            <text:p text:style-name="P22">6709</text:p>
          </table:table-cell>
          <table:table-cell table:style-name="Table1.A2" office:value-type="string">
            <text:p text:style-name="P23">Li uns li rent le cheval dain</text:p>
          </table:table-cell>
          <table:table-cell table:style-name="Table1.C119" office:value-type="string">
            <text:p text:style-name="P423">INV <text:span text:style-name="T244">W] </text:span>Deux en viennet ferir damiain</text:p>
            <text:p text:style-name="P317">B] ...<text:span text:style-name="T32">prist...adain <text:s/>E] Si li rendent son cheual… <text:s/>H2</text:span>] <text:span text:style-name="T204">Que bien virent… <text:s/></text:span><text:span text:style-name="T162">M] ...</text:span><text:span text:style-name="T164">son cheual...</text:span></text:p>
          </table:table-cell>
        </table:table-row>
        <table:table-row table:style-name="Table1.133">
          <table:table-cell table:style-name="Table1.A2" office:value-type="string">
            <text:p text:style-name="P22">6710</text:p>
          </table:table-cell>
          <table:table-cell table:style-name="Table1.A2" office:value-type="string">
            <text:p text:style-name="P23">Dui en <text:span text:style-name="T130">u</text:span>ont ferir Damiain</text:p>
          </table:table-cell>
          <table:table-cell table:style-name="Table1.C119" office:value-type="string">
            <text:p text:style-name="P423">INV <text:span text:style-name="T244">W] </text:span>Et lun ly rant le cheual dain</text:p>
            <text:p text:style-name="P369">D<text:span text:style-name="T139">E</text:span>] <text:span text:style-name="T130">Li dui uont… <text:s/>K] Tuit uienent...</text:span></text:p>
          </table:table-cell>
        </table:table-row>
        <table:table-row table:style-name="Table1.133">
          <table:table-cell table:style-name="Table1.A2" office:value-type="string">
            <text:p text:style-name="P22">6711</text:p>
          </table:table-cell>
          <table:table-cell table:style-name="Table1.A2" office:value-type="string">
            <text:p text:style-name="P23">Por poc qu’il ne l’ont retenu</text:p>
          </table:table-cell>
          <table:table-cell table:style-name="Table1.C119" office:value-type="string">
            <text:p text:style-name="P279">B] ...<text:span text:style-name="T32">abatu <text:s/>D2] A pou quil...</text:span></text:p>
          </table:table-cell>
        </table:table-row>
        <table:table-row table:style-name="Table1.133">
          <table:table-cell table:style-name="Table1.A2" office:value-type="string">
            <text:p text:style-name="P22">6712</text:p>
          </table:table-cell>
          <table:table-cell table:style-name="Table1.A2" office:value-type="string">
            <text:p text:style-name="P23">Quant li chevelier sont venu</text:p>
          </table:table-cell>
          <table:table-cell table:style-name="Table1.C119" office:value-type="string">
            <text:p text:style-name="P344">B] <text:span text:style-name="T32">Si chlr issont… <text:s/>GIMW] ...si… <text:s/>H2</text:span>] ...lont…<text:span text:style-name="T205"> <text:s/>L] ...si home i sont… <text:s/>T] ...i uient li poure perdu <text:s/>K] ...ses...lont ueu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2">6713</text:p>
          </table:table-cell>
          <table:table-cell table:style-name="Table1.A2" office:value-type="string">
            <text:p text:style-name="P23">Li dus fut montez a cheval</text:p>
          </table:table-cell>
          <table:table-cell table:style-name="Table1.C119" office:value-type="string">
            <text:p text:style-name="P397">G<text:span text:style-name="T261">K</text:span>] ...est…<text:span text:style-name="T189"> <text:s/>T] Li dux monta sus son...</text:span></text:p>
          </table:table-cell>
        </table:table-row>
        <table:table-row table:style-name="Table1.271">
          <table:table-cell table:style-name="Table1.A2" office:value-type="string">
            <text:p text:style-name="P22">6714</text:p>
          </table:table-cell>
          <table:table-cell table:style-name="Table1.A2" office:value-type="string">
            <text:p text:style-name="P23">Si c’est pertis del seneschal</text:p>
          </table:table-cell>
          <table:table-cell table:style-name="Table1.C119" office:value-type="string">
            <text:p text:style-name="P125"><text:span text:style-name="T138">E] Et sest… <text:s/>GH2] Si se part...</text:span></text:p>
          </table:table-cell>
        </table:table-row>
        <table:table-row table:style-name="Table1.133">
          <table:table-cell table:style-name="Table1.A2" office:value-type="string">
            <text:p text:style-name="P22">6715</text:p>
          </table:table-cell>
          <table:table-cell table:style-name="Table1.A2" office:value-type="string">
            <text:p text:style-name="P23">El cors estoit aiques navrez</text:p>
          </table:table-cell>
          <table:table-cell table:style-name="Table1.C119" office:value-type="string">
            <text:p text:style-name="P368">D] <text:span text:style-name="T130">Ou...forment… <text:s/>E] Ens el...mlt naurez <text:s/>W] ...auant...</text:span></text:p>
          </table:table-cell>
        </table:table-row>
        <table:table-row table:style-name="Table1.133">
          <table:table-cell table:style-name="Table1.A2" office:value-type="string">
            <text:p text:style-name="P22">6716</text:p>
          </table:table-cell>
          <table:table-cell table:style-name="Table1.A2" office:value-type="string">
            <text:p text:style-name="P23">Vers ses homes s’en est alez</text:p>
          </table:table-cell>
          <table:table-cell table:style-name="Table1.C119" office:value-type="string">
            <text:p text:style-name="P325"><text:span text:style-name="T201">H2</text:span>] <text:span text:style-name="T205">Li seneschaus sen est tournez <text:s/>T] ...tornez</text:span></text:p>
          </table:table-cell>
        </table:table-row>
        <table:table-row table:style-name="Table1.133">
          <table:table-cell table:style-name="Table1.A2" office:value-type="string">
            <text:p text:style-name="P22">6717</text:p>
          </table:table-cell>
          <table:table-cell table:style-name="Table1.A2" office:value-type="string">
            <text:p text:style-name="P24">Naros (FH Quaros) li coins de Masemue <text:s/></text:p>
          </table:table-cell>
          <table:table-cell table:style-name="Table1.C119" office:value-type="string">
            <text:p text:style-name="P219">A] <text:span text:style-name="T18">Narocs...mairemue <text:s/>B] Jarrons li… <text:s/>DH2] ...macedoinne <text:s/></text:span><text:span text:style-name="T162">M] </text:span><text:span text:style-name="T164">Naroes li dus… <text:s/></text:span><text:span text:style-name="T165">T] </text:span><text:span text:style-name="T170">Narocs… <text:s/></text:span><text:span text:style-name="T177">K] </text:span><text:span text:style-name="T180">Naroc...</text:span></text:p>
          </table:table-cell>
        </table:table-row>
        <table:table-row table:style-name="Table1.271">
          <table:table-cell table:style-name="Table1.A2" office:value-type="string">
            <text:p text:style-name="P22">6718</text:p>
          </table:table-cell>
          <table:table-cell table:style-name="Table1.A2" office:value-type="string">
            <text:p text:style-name="P24">Ot bien ceste joste veue</text:p>
          </table:table-cell>
          <table:table-cell table:style-name="Table1.C119" office:value-type="string">
            <text:p text:style-name="P300">B] <text:span text:style-name="T32">A...celle… <text:s/>D] Vint poignant parmi vne auoinne <text:s/>H2</text:span>] <text:span text:style-name="T205">Vint poignant ni quist autre esonie</text:span></text:p>
          </table:table-cell>
        </table:table-row>
        <table:table-row table:style-name="Table1.133">
          <table:table-cell table:style-name="Table1.A2" office:value-type="string">
            <text:p text:style-name="P22">6719</text:p>
          </table:table-cell>
          <table:table-cell table:style-name="Table1.A2" office:value-type="string">
            <text:p text:style-name="P24">Il sist sor un destrier liart</text:p>
          </table:table-cell>
          <table:table-cell table:style-name="Table1.C119" office:value-type="string">
            <text:p text:style-name="P154">A<text:span text:style-name="T32">BIKW</text:span>] ...<text:span text:style-name="T18">en un… <text:s/>M] Qui...</text:span></text:p>
          </table:table-cell>
        </table:table-row>
        <table:table-row table:style-name="Table1.133">
          <table:table-cell table:style-name="Table1.A2" office:value-type="string">
            <text:p text:style-name="P24">6720</text:p>
          </table:table-cell>
          <table:table-cell table:style-name="Table1.A2" office:value-type="string">
            <text:p text:style-name="P24">Le prince vit de l’atre part</text:p>
          </table:table-cell>
          <table:table-cell table:style-name="Table1.C119" office:value-type="string">
            <text:p text:style-name="P288">B<text:span text:style-name="T189">GH2IKLM</text:span>] ...uoit…<text:span text:style-name="T32"> <text:s/>E] ...a veu...</text:span></text:p>
          </table:table-cell>
        </table:table-row>
        <table:table-row table:style-name="Table1.133">
          <table:table-cell table:style-name="Table1.A2" office:value-type="string">
            <text:p text:style-name="P24">6721</text:p>
          </table:table-cell>
          <table:table-cell table:style-name="Table1.A2" office:value-type="string">
            <text:p text:style-name="P24">Qui a cheval armeis estoit</text:p>
          </table:table-cell>
          <table:table-cell table:style-name="Table1.C119" office:value-type="string">
            <text:p text:style-name="P332"><text:span text:style-name="T244">W] …[-monte] arme...</text:span></text:p>
          </table:table-cell>
        </table:table-row>
        <table:table-row table:style-name="Table1.133">
          <table:table-cell table:style-name="Table1.A2" office:value-type="string">
            <text:p text:style-name="P24">6722</text:p>
          </table:table-cell>
          <table:table-cell table:style-name="Table1.A2" office:value-type="string">
            <text:p text:style-name="P24">Li uns poent vers l’atre tot droit</text:p>
          </table:table-cell>
          <table:table-cell table:style-name="Table1.C119" office:value-type="string">
            <text:p text:style-name="P344"><text:span text:style-name="T201">H2T</text:span>] ...<text:span text:style-name="T205">point a lautre… <text:s/>K] ...poinge...lautre a droit</text:span></text:p>
          </table:table-cell>
        </table:table-row>
        <table:table-row table:style-name="Table1.133">
          <table:table-cell table:style-name="Table1.A2" office:value-type="string">
            <text:p text:style-name="P24">6723</text:p>
          </table:table-cell>
          <table:table-cell table:style-name="Table1.A2" office:value-type="string">
            <text:p text:style-name="P24">De plain eslais se sont feru</text:p>
          </table:table-cell>
          <table:table-cell table:style-name="Table1.C119" office:value-type="string">
            <text:p text:style-name="P87"/>
          </table:table-cell>
        </table:table-row>
        <table:table-row table:style-name="Table1.133">
          <table:table-cell table:style-name="Table1.A2" office:value-type="string">
            <text:p text:style-name="P24">6724</text:p>
          </table:table-cell>
          <table:table-cell table:style-name="Table1.A2" office:value-type="string">
            <text:p text:style-name="P24">Brissent les lances li escu</text:p>
          </table:table-cell>
          <table:table-cell table:style-name="Table1.C119" office:value-type="string">
            <text:p text:style-name="P207">A<text:span text:style-name="T140">EGIKLT</text:span>] ...hastes…<text:span text:style-name="T18"> <text:s/>B] ...et lances et escus <text:s/>D] Les hantes froissent… <text:s/>H2] Brinsent lances sor ces escus <text:s/>M] ...les hentes en lescu <text:s/>W] ...haches et...</text:span></text:p>
          </table:table-cell>
        </table:table-row>
        <table:table-row table:style-name="Table1.133">
          <table:table-cell table:style-name="Table1.A2" office:value-type="string">
            <text:p text:style-name="P24">6725</text:p>
          </table:table-cell>
          <table:table-cell table:style-name="Table1.A2" office:value-type="string">
            <text:p text:style-name="P24">Sont frait et singles et poitral</text:p>
          </table:table-cell>
          <table:table-cell table:style-name="Table1.C119" office:value-type="string">
            <text:p text:style-name="P194">A<text:span text:style-name="T218">GIKL</text:span>] ...<text:span text:style-name="T18">petrail (G pitrals, I petral, KL peitral) <text:s/>B] ...frais dambes pars les poitraus <text:s/>H2] Rompent et sengles et poitraus <text:s/>M] Fraint ont et sengles et poitrax</text:span></text:p>
          </table:table-cell>
        </table:table-row>
        <table:table-row table:style-name="Table1.133">
          <table:table-cell table:style-name="Table1.A2" office:value-type="string">
            <text:p text:style-name="P24">6726</text:p>
          </table:table-cell>
          <table:table-cell table:style-name="Table1.A2" office:value-type="string">
            <text:p text:style-name="P24">Ronpent ambedui per igal</text:p>
          </table:table-cell>
          <table:table-cell table:style-name="Table1.C119" office:value-type="string">
            <text:p text:style-name="P207">A<text:span text:style-name="T130">DEGIKLT</text:span>] ...<text:span text:style-name="T18">dambes pars… <text:s/>B] ...les saingles parigaus <text:s/>H2] Dambes ii pars sont… <text:s/>W] Rompant des deux pars par egal</text:span></text:p>
          </table:table-cell>
        </table:table-row>
        <table:table-row table:style-name="Table1.133">
          <table:table-cell table:style-name="Table1.A2" office:value-type="string">
            <text:p text:style-name="P24">6727</text:p>
          </table:table-cell>
          <table:table-cell table:style-name="Table1.A2" office:value-type="string">
            <text:p text:style-name="P24">Andui cheirent el sablon</text:p>
          </table:table-cell>
          <table:table-cell table:style-name="Table1.C119" office:value-type="string">
            <text:p text:style-name="P208">A<text:span text:style-name="T189">GIKL</text:span>] ...donent…<text:span text:style-name="T18"> <text:s/>B] ...sont cheut li baron <text:s/>H2] ...li baron <text:s/>W] Tous deux renerset ou...</text:span></text:p>
          </table:table-cell>
        </table:table-row>
        <table:table-row table:style-name="Table1.133">
          <table:table-cell table:style-name="Table1.A2" office:value-type="string">
            <text:p text:style-name="P24">6728</text:p>
          </table:table-cell>
          <table:table-cell table:style-name="Table1.A2" office:value-type="string">
            <text:p text:style-name="P24">Tost se sont levei li baron</text:p>
          </table:table-cell>
          <table:table-cell table:style-name="Table1.C119" office:value-type="string">
            <text:p text:style-name="P318">B] ...<text:span text:style-name="T33">dou sablon <text:s/>H2</text:span>] ...<text:span text:style-name="T205">se relieuent abandon <text:s/>M] Tost...releuerent...</text:span></text:p>
          </table:table-cell>
        </table:table-row>
        <table:table-row table:style-name="Table1.133">
          <table:table-cell table:style-name="Table1.A2" office:value-type="string">
            <text:p text:style-name="P24">6729</text:p>
          </table:table-cell>
          <table:table-cell table:style-name="Table1.A2" office:value-type="string">
            <text:p text:style-name="P24">Grans cols se donent des espees</text:p>
          </table:table-cell>
          <table:table-cell table:style-name="Table1.C119" office:value-type="string">
            <text:p text:style-name="P68"/>
          </table:table-cell>
        </table:table-row>
        <table:table-row table:style-name="Table1.133">
          <table:table-cell table:style-name="Table1.A2" office:value-type="string">
            <text:p text:style-name="P24">6730</text:p>
          </table:table-cell>
          <table:table-cell table:style-name="Table1.A2" office:value-type="string">
            <text:p text:style-name="P24">Lor ansangnes ont escriees</text:p>
          </table:table-cell>
          <table:table-cell table:style-name="Table1.C119" office:value-type="string">
            <text:p text:style-name="P275">B] <text:span text:style-name="T33">Chascuns a sensaingne escriee</text:span></text:p>
          </table:table-cell>
        </table:table-row>
        <table:table-row table:style-name="Table1.133">
          <table:table-cell table:style-name="Table1.A2" office:value-type="string">
            <text:p text:style-name="P24">6731</text:p>
          </table:table-cell>
          <table:table-cell table:style-name="Table1.A2" office:value-type="string">
            <text:p text:style-name="P24">A la rescouseee vienent tuit</text:p>
          </table:table-cell>
          <table:table-cell table:style-name="Table1.C119" office:value-type="string">
            <text:p text:style-name="P64"/>
          </table:table-cell>
        </table:table-row>
        <table:table-row table:style-name="Table1.133">
          <table:table-cell table:style-name="Table1.A2" office:value-type="string">
            <text:p text:style-name="P24">6732</text:p>
          </table:table-cell>
          <table:table-cell table:style-name="Table1.A2" office:value-type="string">
            <text:p text:style-name="P24">Grant chaple i avoit et grant bruit</text:p>
          </table:table-cell>
          <table:table-cell table:style-name="Table1.C119" office:value-type="string">
            <text:p text:style-name="P194">A<text:span text:style-name="T190">GIKLTW</text:span>] ...<text:span text:style-name="T18">i ot… <text:s/>B] ...noise j t… <text:s/>D] La ot gnt chaple et… <text:s/>E] ...y a… <text:s/>H2] A celle pointe ont mlt… <text:s/>M] Gnt noist y sourdi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4">6733</text:p>
          </table:table-cell>
          <table:table-cell table:style-name="Table1.A2" office:value-type="string">
            <text:p text:style-name="P24">Li princes bien se deffendoit</text:p>
          </table:table-cell>
          <table:table-cell table:style-name="Table1.C119" office:value-type="string">
            <text:p text:style-name="P75"/>
          </table:table-cell>
        </table:table-row>
        <table:table-row table:style-name="Table1.291">
          <table:table-cell table:style-name="Table1.A2" office:value-type="string">
            <text:p text:style-name="P24">6734</text:p>
          </table:table-cell>
          <table:table-cell table:style-name="Table1.A2" office:value-type="string">
            <text:p text:style-name="P24">De s’espee grans cols feroit</text:p>
          </table:table-cell>
          <table:table-cell table:style-name="Table1.C119" office:value-type="string">
            <text:p text:style-name="P365">D<text:span text:style-name="T206">H2M</text:span>] <text:span text:style-name="T130">O sespee (H2M De lespee) que il tenoit <text:s/>EGK] (K De les)...donnoit <text:s/>ILW] De le spee</text:span></text:p>
          </table:table-cell>
        </table:table-row>
        <table:table-row table:style-name="Table1.133">
          <table:table-cell table:style-name="Table1.A2" office:value-type="string">
            <text:p text:style-name="P24">6735</text:p>
          </table:table-cell>
          <table:table-cell table:style-name="Table1.A2" office:value-type="string">
            <text:p text:style-name="P24">Li Povres Perdus vet serchant</text:p>
          </table:table-cell>
          <table:table-cell table:style-name="Table1.C119" office:value-type="string">
            <text:p text:style-name="P301"><text:span text:style-name="T201">H2</text:span>] ...<text:span text:style-name="T206">querant</text:span></text:p>
          </table:table-cell>
        </table:table-row>
        <table:table-row table:style-name="Table1.133">
          <table:table-cell table:style-name="Table1.A2" office:value-type="string">
            <text:p text:style-name="P24">6736</text:p>
          </table:table-cell>
          <table:table-cell table:style-name="Table1.A2" office:value-type="string">
            <text:p text:style-name="P24">Les rans et ses gens (H sa gent) comfortant</text:p>
          </table:table-cell>
          <table:table-cell table:style-name="Table1.C119" office:value-type="string">
            <text:p text:style-name="P220">A<text:span text:style-name="T33">BDGILM</text:span>] ...<text:span text:style-name="T18">a (BDGILM et) sa gent… <text:s/>H2] La gent et les rens ua serchant <text:s/>W] ...confortent <text:s/>K] ...rengs eli gent...</text:span></text:p>
          </table:table-cell>
        </table:table-row>
        <table:table-row table:style-name="Table1.133">
          <table:table-cell table:style-name="Table1.A2" office:value-type="string">
            <text:p text:style-name="P24">6737</text:p>
          </table:table-cell>
          <table:table-cell table:style-name="Table1.A2" office:value-type="string">
            <text:p text:style-name="P24">Une lance avoit recovree</text:p>
          </table:table-cell>
          <table:table-cell table:style-name="Table1.C119" office:value-type="string">
            <text:p text:style-name="P154">A<text:span text:style-name="T190">GIKLTW</text:span>] ...ot <text:span text:style-name="T218">(I oit)</text:span>…<text:span text:style-name="T18"> <text:s/>DH2] ...fort lance a...</text:span></text:p>
          </table:table-cell>
        </table:table-row>
        <table:table-row table:style-name="Table1.133">
          <table:table-cell table:style-name="Table1.A2" office:value-type="string">
            <text:p text:style-name="P24">6738</text:p>
          </table:table-cell>
          <table:table-cell table:style-name="Table1.A2" office:value-type="string">
            <text:p text:style-name="P24">Si est venus a la melee</text:p>
          </table:table-cell>
          <table:table-cell table:style-name="Table1.C119" office:value-type="string">
            <text:p text:style-name="P374">D] Et… <text:s/><text:span text:style-name="T201">H2] Puis es...</text:span></text:p>
          </table:table-cell>
        </table:table-row>
        <table:table-row table:style-name="Table1.133">
          <table:table-cell table:style-name="Table1.A2" office:value-type="string">
            <text:p text:style-name="P24">6739</text:p>
          </table:table-cell>
          <table:table-cell table:style-name="Table1.A2" office:value-type="string">
            <text:p text:style-name="P24">Il esgarda un chevelier</text:p>
          </table:table-cell>
          <table:table-cell table:style-name="Table1.C119" office:value-type="string">
            <text:p text:style-name="P333"/>
          </table:table-cell>
        </table:table-row>
        <table:table-row table:style-name="Table1.133">
          <table:table-cell table:style-name="Table1.A2" office:value-type="string">
            <text:p text:style-name="P24">6740</text:p>
          </table:table-cell>
          <table:table-cell table:style-name="Table1.A2" office:value-type="string">
            <text:p text:style-name="P24">Si l’en vit mener le destrier</text:p>
          </table:table-cell>
          <table:table-cell table:style-name="Table1.C119" office:value-type="string">
            <text:p text:style-name="P345">B] <text:span text:style-name="T33">Qui en amenoit… <text:s/>L] Se le… <text:s/>K] Si le uoit...</text:span></text:p>
          </table:table-cell>
        </table:table-row>
        <table:table-row table:style-name="Table1.133">
          <table:table-cell table:style-name="Table1.A2" office:value-type="string">
            <text:p text:style-name="P24">6741</text:p>
          </table:table-cell>
          <table:table-cell table:style-name="Table1.A2" office:value-type="string">
            <text:p text:style-name="P24">A (H Le) prince forment l’em pesa</text:p>
          </table:table-cell>
          <table:table-cell table:style-name="Table1.C119" office:value-type="string">
            <text:p text:style-name="P345">B<text:span text:style-name="T247">W</text:span>] ...<text:span text:style-name="T33">li pesa <text:s/>H2</text:span>] <text:span text:style-name="T206">Dont au prince forment pesa <text:s/>K] ...en poisa</text:span></text:p>
          </table:table-cell>
        </table:table-row>
        <table:table-row table:style-name="Table1.299">
          <table:table-cell table:style-name="Table1.A2" office:value-type="string">
            <text:p text:style-name="P24">6742</text:p>
          </table:table-cell>
          <table:table-cell table:style-name="Table1.A2" office:value-type="string">
            <text:p text:style-name="P24">En l’escut tel cop li dona</text:p>
          </table:table-cell>
          <table:table-cell table:style-name="Table1.C119" office:value-type="string">
            <text:p text:style-name="P261"><text:span text:style-name="T237">T] Sor lescu...</text:span></text:p>
          </table:table-cell>
        </table:table-row>
        <table:table-row table:style-name="Table1.133">
          <table:table-cell table:style-name="Table1.A2" office:value-type="string">
            <text:p text:style-name="P24">6743</text:p>
          </table:table-cell>
          <table:table-cell table:style-name="Table1.A2" office:value-type="string">
            <text:p text:style-name="P24">Que tot li ront l’aberc desmaille</text:p>
          </table:table-cell>
          <table:table-cell table:style-name="Table1.C119" office:value-type="string">
            <text:p text:style-name="P220">A] ...<text:span text:style-name="T18">et desmaille <text:s/>B] Que le bon hauberc li… <text:s/>E] ...li fent… <text:s/>H2] Qui tout le hauberc li… <text:s/>L] ...tot desront… <text:s/>M] ...tout lauberc fent et… <text:s/>T] Tot li ront lauberc et… <text:s/>K] ...tot desronp...</text:span></text:p>
          </table:table-cell>
        </table:table-row>
        <table:table-row table:style-name="Table1.133">
          <table:table-cell table:style-name="Table1.A2" office:value-type="string">
            <text:p text:style-name="P24">6744</text:p>
          </table:table-cell>
          <table:table-cell table:style-name="Table1.A2" office:value-type="string">
            <text:p text:style-name="P24">Le fer i mist per la coraille</text:p>
          </table:table-cell>
          <table:table-cell table:style-name="Table1.C119" office:value-type="string">
            <text:p text:style-name="P176">A<text:span text:style-name="T33">BDEGIKLMTW</text:span>] ...<text:span text:style-name="T18">li...en la… <text:s/>H2] ...en la ventraille</text:span></text:p>
          </table:table-cell>
        </table:table-row>
        <table:table-row table:style-name="Table1.133">
          <table:table-cell table:style-name="Table1.A2" office:value-type="string">
            <text:p text:style-name="P24">6745</text:p>
          </table:table-cell>
          <table:table-cell table:style-name="Table1.A2" office:value-type="string">
            <text:p text:style-name="P24">A terre l’ait mort abatu</text:p>
          </table:table-cell>
          <table:table-cell table:style-name="Table1.C119" office:value-type="string">
            <text:p text:style-name="P301"><text:span text:style-name="T201">H2</text:span>] …<text:span text:style-name="T206">lauoit abatu</text:span></text:p>
          </table:table-cell>
        </table:table-row>
        <table:table-row table:style-name="Table1.133">
          <table:table-cell table:style-name="Table1.A2" office:value-type="string">
            <text:p text:style-name="P24">6746</text:p>
          </table:table-cell>
          <table:table-cell table:style-name="Table1.A2" office:value-type="string">
            <text:p text:style-name="P24">Bien li a le cheval vendu</text:p>
          </table:table-cell>
          <table:table-cell table:style-name="Table1.C119" office:value-type="string">
            <text:p text:style-name="P374">D<text:span text:style-name="T235">M</text:span>] ...rendu <text:s/><text:span text:style-name="T201">H2] ...a son...rendu</text:span></text:p>
          </table:table-cell>
        </table:table-row>
        <table:table-row table:style-name="Table1.133">
          <table:table-cell table:style-name="Table1.A2" office:value-type="string">
            <text:p text:style-name="P24">6747</text:p>
          </table:table-cell>
          <table:table-cell table:style-name="Table1.A2" office:value-type="string">
            <text:p text:style-name="P24">Les II destriers rendi Norant</text:p>
          </table:table-cell>
          <table:table-cell table:style-name="Table1.C119" office:value-type="string">
            <text:p text:style-name="P194">A<text:span text:style-name="T33">BDGH2IKTW</text:span>] ...<text:span text:style-name="T18">rent (DH2 en rent) noroant (B anorant, G morant, H2 notant, KT norant) <text:s/>CORR E] re[---]\torne/ [---]a&amp;n;t\at/ <text:s/>L] ...destriers noroant [SCRITTO SU RASURA] <text:s/>M] ...rendi voiant</text:span></text:p>
          </table:table-cell>
        </table:table-row>
        <table:table-row table:style-name="Table1.133">
          <table:table-cell table:style-name="Table1.A2" office:value-type="string">
            <text:p text:style-name="P24">6748</text:p>
          </table:table-cell>
          <table:table-cell table:style-name="Table1.A2" office:value-type="string">
            <text:p text:style-name="P24">Li Povres Perdus vet avant</text:p>
          </table:table-cell>
          <table:table-cell table:style-name="Table1.C119" office:value-type="string">
            <text:p text:style-name="P413">M] ...atant</text:p>
          </table:table-cell>
        </table:table-row>
        <table:table-row table:style-name="Table1.133">
          <table:table-cell table:style-name="Table1.A2" office:value-type="string">
            <text:p text:style-name="P24">6749</text:p>
          </table:table-cell>
          <table:table-cell table:style-name="Table1.A2" office:value-type="string">
            <text:p text:style-name="P24">Li princes estoit retenus</text:p>
          </table:table-cell>
          <table:table-cell table:style-name="Table1.C119" office:value-type="string">
            <text:p text:style-name="P413">M] ---</text:p>
          </table:table-cell>
        </table:table-row>
        <table:table-row table:style-name="Table1.133">
          <table:table-cell table:style-name="Table1.A2" office:value-type="string">
            <text:p text:style-name="P24">6750</text:p>
          </table:table-cell>
          <table:table-cell table:style-name="Table1.A2" office:value-type="string">
            <text:p text:style-name="P24">Quant i vient li Povres Perdus</text:p>
          </table:table-cell>
          <table:table-cell table:style-name="Table1.C119" office:value-type="string">
            <text:p text:style-name="P413">M] ---</text:p>
            <text:p text:style-name="P209">A] ...<text:span text:style-name="T18">il uoit le… <text:s/>E] ..le voit… <text:s/>W] ...il vint...</text:span></text:p>
          </table:table-cell>
        </table:table-row>
        <table:table-row table:style-name="Table1.133">
          <table:table-cell table:style-name="Table1.A2" office:value-type="string">
            <text:p text:style-name="P24">6751</text:p>
          </table:table-cell>
          <table:table-cell table:style-name="Table1.A2" office:value-type="string">
            <text:p text:style-name="P24">Poignant est venus cele part</text:p>
          </table:table-cell>
          <table:table-cell table:style-name="Table1.C119" office:value-type="string">
            <text:p text:style-name="P413">M] ---</text:p>
          </table:table-cell>
        </table:table-row>
        <table:table-row table:style-name="Table1.133">
          <table:table-cell table:style-name="Table1.A2" office:value-type="string">
            <text:p text:style-name="P24">6752</text:p>
          </table:table-cell>
          <table:table-cell table:style-name="Table1.A2" office:value-type="string">
            <text:p text:style-name="P24">A bran d’acier toz les depart</text:p>
          </table:table-cell>
          <table:table-cell table:style-name="Table1.C119" office:value-type="string">
            <text:p text:style-name="P413">M] --- </text:p>
            <text:p text:style-name="P220">A<text:span text:style-name="T190">GI</text:span>] ...<text:span text:style-name="T18">les (GI le) lor… <text:s/>B] A lespee les rens de part <text:s/>DH2] Au bon brans dacier les... <text:s text:c="2"/>ELW] ...si </text:span><text:soft-page-break/><text:span text:style-name="T18">les… <text:s/>T] Al branc des acier les… K] ...dacier lor...</text:span></text:p>
          </table:table-cell>
        </table:table-row>
        <table:table-row table:style-name="Table1.133">
          <table:table-cell table:style-name="Table1.A2" office:value-type="string">
            <text:p text:style-name="P24"><text:s/>6753</text:p>
          </table:table-cell>
          <table:table-cell table:style-name="Table1.A2" office:value-type="string">
            <text:p text:style-name="P24">Qui voit ses cols forment le doute</text:p>
          </table:table-cell>
          <table:table-cell table:style-name="Table1.C119" office:value-type="string">
            <text:p text:style-name="P413">M] ---</text:p>
            <text:p text:style-name="P209"><text:span text:style-name="T219">I</text:span>] <text:span text:style-name="T219">Qui uout… <text:s/>L] ...cous mlt fort… <text:s/>W] ...veist...</text:span></text:p>
          </table:table-cell>
        </table:table-row>
        <table:table-row table:style-name="Table1.133">
          <table:table-cell table:style-name="Table1.A2" office:value-type="string">
            <text:p text:style-name="P24">6754</text:p>
          </table:table-cell>
          <table:table-cell table:style-name="Table1.A2" office:value-type="string">
            <text:p text:style-name="P24">Le prince trait fors de la route</text:p>
          </table:table-cell>
          <table:table-cell table:style-name="Table1.C119" office:value-type="string">
            <text:p text:style-name="P413">M] ---</text:p>
            <text:p text:style-name="P118"><text:span text:style-name="T138">E] Laissent laler si li font route</text:span></text:p>
          </table:table-cell>
        </table:table-row>
        <table:table-row table:style-name="Table1.133">
          <table:table-cell table:style-name="Table1.A2" office:value-type="string">
            <text:p text:style-name="P24">6755</text:p>
          </table:table-cell>
          <table:table-cell table:style-name="Table1.A2" office:value-type="string">
            <text:p text:style-name="P24">Et Norans son cheval li rant</text:p>
          </table:table-cell>
          <table:table-cell table:style-name="Table1.C119" office:value-type="string">
            <text:p text:style-name="P118"><text:span text:style-name="T138">E] Le prince tost son cheual rent</text:span></text:p>
            <text:p text:style-name="P220">A<text:span text:style-name="T190">G</text:span>] <text:span text:style-name="T18">Norans… <text:s/>D] Norant son bon… <text:s/>H2] Narox son bon… <text:s/>ILW</text:span>] <text:span text:style-name="T220">Noroant… <text:s/>M] A noraus... <text:s text:c="2"/>T] Mauttenant… <text:s/>K] Naroans...</text:span></text:p>
          </table:table-cell>
        </table:table-row>
        <table:table-row table:style-name="Table1.133">
          <table:table-cell table:style-name="Table1.A2" office:value-type="string">
            <text:p text:style-name="P24">6756</text:p>
          </table:table-cell>
          <table:table-cell table:style-name="Table1.A2" office:value-type="string">
            <text:p text:style-name="P24">Il i monte hastivemant <text:span text:style-name="T8">(H monta hastiblement)</text:span></text:p>
          </table:table-cell>
          <table:table-cell table:style-name="Table1.C119" office:value-type="string">
            <text:p text:style-name="P186">A<text:span text:style-name="T140">EGKLW</text:span>] <text:span text:style-name="T18">Et il monta… <text:s/>BM] ...monta… <text:s/>DH2] Cil i monta… <text:s/>I</text:span>] <text:span text:style-name="T220">Cil li monta…</text:span></text:p>
          </table:table-cell>
        </table:table-row>
        <table:table-row table:style-name="Table1.133">
          <table:table-cell table:style-name="Table1.A2" office:value-type="string">
            <text:p text:style-name="P24">6757</text:p>
          </table:table-cell>
          <table:table-cell table:style-name="Table1.A2" office:value-type="string">
            <text:p text:style-name="P24">Li princes en son cheval monte</text:p>
          </table:table-cell>
          <table:table-cell table:style-name="Table1.C119" office:value-type="string">
            <text:p text:style-name="P402"/>
          </table:table-cell>
        </table:table-row>
        <table:table-row table:style-name="Table1.133">
          <table:table-cell table:style-name="Table1.A2" office:value-type="string">
            <text:p text:style-name="P24">6758</text:p>
          </table:table-cell>
          <table:table-cell table:style-name="Table1.A2" office:value-type="string">
            <text:p text:style-name="P24">Cil refirent monter le conte</text:p>
          </table:table-cell>
          <table:table-cell table:style-name="Table1.C119" office:value-type="string">
            <text:p text:style-name="P174">A] <text:span text:style-name="T18">Et il… <text:s/>B] Jlont fait remonteir… <text:s/>D] Jl… <text:s/>GK] Et cil… <text:s/>W] Et cil firet...</text:span></text:p>
          </table:table-cell>
        </table:table-row>
        <table:table-row table:style-name="Table1.133">
          <table:table-cell table:style-name="Table1.A2" office:value-type="string">
            <text:p text:style-name="P24">6759</text:p>
          </table:table-cell>
          <table:table-cell table:style-name="Table1.A2" office:value-type="string">
            <text:p text:style-name="P24">Meleains li dus de Bolgrie</text:p>
          </table:table-cell>
          <table:table-cell table:style-name="Table1.C119" office:value-type="string">
            <text:p text:style-name="P318">B] <text:span text:style-name="T33">Meleaus… <text:s/>H2</text:span>] <text:span text:style-name="T206">Pleuus le Rois de hongrie <text:s/>M] Balmis...</text:span></text:p>
          </table:table-cell>
        </table:table-row>
        <table:table-row table:style-name="Table1.133">
          <table:table-cell table:style-name="Table1.A2" office:value-type="string">
            <text:p text:style-name="P24">6760</text:p>
          </table:table-cell>
          <table:table-cell table:style-name="Table1.A2" office:value-type="string">
            <text:p text:style-name="P24">Sat des rans per chevelerie</text:p>
          </table:table-cell>
          <table:table-cell table:style-name="Table1.C119" office:value-type="string">
            <text:p text:style-name="P311">B] <text:span text:style-name="T33">Jst… <text:s/>I] Saut dore ue por… <text:s/>L] Saudorent….</text:span></text:p>
          </table:table-cell>
        </table:table-row>
        <table:table-row table:style-name="Table1.133">
          <table:table-cell table:style-name="Table1.A2" office:value-type="string">
            <text:p text:style-name="P24">6761</text:p>
          </table:table-cell>
          <table:table-cell table:style-name="Table1.A2" office:value-type="string">
            <text:p text:style-name="P24">Vers Thecier poent qui fut armez</text:p>
          </table:table-cell>
          <table:table-cell table:style-name="Table1.C119" office:value-type="string">
            <text:p text:style-name="P375">D] ...est… <text:s/><text:span text:style-name="T138">E] Tacher… <text:s/>GKW] Tencer… <text:s/>H2] Envers tercer qui… <text:s/>I] Vers tere...</text:span></text:p>
          </table:table-cell>
        </table:table-row>
        <table:table-row table:style-name="Table1.133">
          <table:table-cell table:style-name="Table1.A2" office:value-type="string">
            <text:p text:style-name="P24">6762</text:p>
          </table:table-cell>
          <table:table-cell table:style-name="Table1.A2" office:value-type="string">
            <text:p text:style-name="P24">Mai il c’est d’atre part tornez</text:p>
          </table:table-cell>
          <table:table-cell table:style-name="Table1.C119" office:value-type="string">
            <text:p text:style-name="P176">A<text:span text:style-name="T190">GW</text:span>] ...<text:span text:style-name="T18">sest autre (B dautre)… <text:s/>H2I] ...il est autre part [.ales] tournez</text:span></text:p>
          </table:table-cell>
        </table:table-row>
        <table:table-row table:style-name="Table1.133">
          <table:table-cell table:style-name="Table1.A2" office:value-type="string">
            <text:p text:style-name="P24">6763</text:p>
          </table:table-cell>
          <table:table-cell table:style-name="Table1.A2" office:value-type="string">
            <text:p text:style-name="P24">Theciers avoit de lui regart</text:p>
          </table:table-cell>
          <table:table-cell table:style-name="Table1.C119" office:value-type="string">
            <text:p text:style-name="P373">D<text:span text:style-name="T206">H2</text:span>] ---</text:p>
            <text:p text:style-name="P210">A<text:span text:style-name="T33">BEGIKLMT</text:span>] <text:span text:style-name="T18">Tecer (E Tachers, G Tencer, L Tecers, T Tenciers, K Tencier)...de (BL dou, EGIT del, M du) duc… <text:s/></text:span><text:span text:style-name="T250">W] Tencer vit du duc le regart</text:span></text:p>
          </table:table-cell>
        </table:table-row>
        <table:table-row table:style-name="Table1.133">
          <table:table-cell table:style-name="Table1.A2" office:value-type="string">
            <text:p text:style-name="P24">6764</text:p>
          </table:table-cell>
          <table:table-cell table:style-name="Table1.A2" office:value-type="string">
            <text:p text:style-name="P24">Si se tornait de l’atre part</text:p>
          </table:table-cell>
          <table:table-cell table:style-name="Table1.C119" office:value-type="string">
            <text:p text:style-name="P373">D<text:span text:style-name="T206">H2</text:span>] ---</text:p>
            <text:p text:style-name="P210">A<text:span text:style-name="T190">GIK</text:span>] ...<text:span text:style-name="T190">(G torne, IK torna) uers autre part <text:s/>B] Mais il sest tornez dautre… <text:s/>E] ...torna… <text:s/>L] Se torna en autre… <text:s/>T] ...se retorna autre… <text:s/>W] ...torna vne aultre...</text:span></text:p>
          </table:table-cell>
        </table:table-row>
        <table:table-row table:style-name="Table1.322">
          <table:table-cell table:style-name="Table1.A2" office:value-type="string">
            <text:p text:style-name="P24">6765</text:p>
          </table:table-cell>
          <table:table-cell table:style-name="Table1.A2" office:value-type="string">
            <text:p text:style-name="P24">Vers les escuiers est guenchis</text:p>
          </table:table-cell>
          <table:table-cell table:style-name="Table1.C119" office:value-type="string">
            <text:p text:style-name="P377">D<text:span text:style-name="T206">H2L</text:span>] ...se guenchi <text:s/><text:span text:style-name="T206">(H2 guenchi[.st])</text:span> <text:s/><text:span text:style-name="T188">GILT] ...lescuiers sest… <text:s/>W] ...cest gauchis <text:s/></text:span><text:span text:style-name="T271">ESCOIERS T!!!!</text:span><text:span text:style-name="T188"> <text:s/>K] ...sen est tornez</text:span></text:p>
          </table:table-cell>
        </table:table-row>
        <table:table-row table:style-name="Table1.133">
          <table:table-cell table:style-name="Table1.A2" office:value-type="string">
            <text:p text:style-name="P24">6766</text:p>
          </table:table-cell>
          <table:table-cell table:style-name="Table1.A2" office:value-type="string">
            <text:p text:style-name="P25">Per poc qu’il n’est del sans (F sant, H sens) issis</text:p>
          </table:table-cell>
          <table:table-cell table:style-name="Table1.C119" office:value-type="string">
            <text:p text:style-name="P220">A<text:span text:style-name="T190">GIKMW</text:span>] ...<text:span text:style-name="T18">poi ne fu del sen sailliz (K allez) <text:s/>B] ...sens partis <text:s/>D] …i pou de son sens nissi <text:s/>H2] ...i pou dou senz ne issi <text:s/>E] ...sens marris <text:s/>L] Par foi ne fu del sen saillis <text:s/>T] ...po non est del sen salliz </text:span></text:p>
          </table:table-cell>
        </table:table-row>
        <table:table-row table:style-name="Table1.133">
          <table:table-cell table:style-name="Table1.A2" office:value-type="string">
            <text:p text:style-name="P24">6767</text:p>
          </table:table-cell>
          <table:table-cell table:style-name="Table1.A2" office:value-type="string">
            <text:p text:style-name="P25">Li Povres Perdus quant le voit</text:p>
          </table:table-cell>
          <table:table-cell table:style-name="Table1.C119" office:value-type="string">
            <text:p text:style-name="P79"/>
          </table:table-cell>
        </table:table-row>
        <text:soft-page-break/>
        <table:table-row table:style-name="Table1.133">
          <table:table-cell table:style-name="Table1.A2" office:value-type="string">
            <text:p text:style-name="P24">6768</text:p>
          </table:table-cell>
          <table:table-cell table:style-name="Table1.A2" office:value-type="string">
            <text:p text:style-name="P25">Thecie<text:span text:style-name="T18">r</text:span> fet il iseu que doit</text:p>
          </table:table-cell>
          <table:table-cell table:style-name="Table1.C119" office:value-type="string">
            <text:p text:style-name="P210">A<text:span text:style-name="T33">B</text:span>] ...<text:span text:style-name="T18">fait et ce… <text:s/>DEH2LT] ...fait il et ce… <text:s/>G] Tencer fet il en ce… <text:s/>M] ...dit a ly ce… <text:s/>W] Tencer...est ce bon droit</text:span></text:p>
          </table:table-cell>
        </table:table-row>
        <table:table-row table:style-name="Table1.133">
          <table:table-cell table:style-name="Table1.A2" office:value-type="string">
            <text:p text:style-name="P24">6769</text:p>
          </table:table-cell>
          <table:table-cell table:style-name="Table1.A2" office:value-type="string">
            <text:p text:style-name="P25">Que vos faites tel coardie</text:p>
          </table:table-cell>
          <table:table-cell table:style-name="Table1.C119" office:value-type="string">
            <text:p text:style-name="P88"/>
          </table:table-cell>
        </table:table-row>
        <table:table-row table:style-name="Table1.133">
          <table:table-cell table:style-name="Table1.A2" office:value-type="string">
            <text:p text:style-name="P25">6770</text:p>
          </table:table-cell>
          <table:table-cell table:style-name="Table1.A2" office:value-type="string">
            <text:p text:style-name="P25">Je le dirai Cacopedie</text:p>
          </table:table-cell>
          <table:table-cell table:style-name="Table1.C119" office:value-type="string">
            <text:p text:style-name="P78"/>
          </table:table-cell>
        </table:table-row>
        <table:table-row table:style-name="Table1.133">
          <table:table-cell table:style-name="Table1.A2" office:value-type="string">
            <text:p text:style-name="P25">6771</text:p>
          </table:table-cell>
          <table:table-cell table:style-name="Table1.A2" office:value-type="string">
            <text:p text:style-name="P25">Fet Leodis Thecier per vos</text:p>
          </table:table-cell>
          <table:table-cell table:style-name="Table1.C119" office:value-type="string">
            <text:p text:style-name="P376">D<text:span text:style-name="T206">H2</text:span>] Dit… <text:s/><text:span text:style-name="T138">E] Tacher fait leodis… <text:s/>GW] Tencer… <text:s/>L] Tercer… <text:s/>M] Dit leodis destier...</text:span></text:p>
          </table:table-cell>
        </table:table-row>
        <table:table-row table:style-name="Table1.133">
          <table:table-cell table:style-name="Table1.A2" office:value-type="string">
            <text:p text:style-name="P25">6772</text:p>
          </table:table-cell>
          <table:table-cell table:style-name="Table1.A2" office:value-type="string">
            <text:p text:style-name="P25">Serons mavaissement rescous</text:p>
          </table:table-cell>
          <table:table-cell table:style-name="Table1.C119" office:value-type="string">
            <text:p text:style-name="P96"/>
          </table:table-cell>
        </table:table-row>
        <table:table-row table:style-name="Table1.133">
          <table:table-cell table:style-name="Table1.A2" office:value-type="string">
            <text:p text:style-name="P25">6773</text:p>
          </table:table-cell>
          <table:table-cell table:style-name="Table1.A2" office:value-type="string">
            <text:p text:style-name="P25">Se vos fussiés tez por joster</text:p>
          </table:table-cell>
          <table:table-cell table:style-name="Table1.C119" office:value-type="string">
            <text:p text:style-name="P301">B] ...esties…<text:span text:style-name="T33"> <text:s/>DH2] ...au ioster </text:span></text:p>
          </table:table-cell>
        </table:table-row>
        <table:table-row table:style-name="Table1.133">
          <table:table-cell table:style-name="Table1.A2" office:value-type="string">
            <text:p text:style-name="P25">6774</text:p>
          </table:table-cell>
          <table:table-cell table:style-name="Table1.A2" office:value-type="string">
            <text:p text:style-name="P25">Come vos iestes por gaber</text:p>
          </table:table-cell>
          <table:table-cell table:style-name="Table1.C119" office:value-type="string">
            <text:p text:style-name="P191">A] ...<text:span text:style-name="T18">non estes por degaber <text:s/>BDEH2] ...por gens gaber <text:s/>G] ...estes or por… <text:s/>ILT</text:span>] ...<text:span text:style-name="T220">degaber (L desgaber) <text:s/>K] ...or de gaber</text:span></text:p>
          </table:table-cell>
        </table:table-row>
        <table:table-row table:style-name="Table1.133">
          <table:table-cell table:style-name="Table1.A2" office:value-type="string">
            <text:p text:style-name="P25">6775</text:p>
          </table:table-cell>
          <table:table-cell table:style-name="Table1.A2" office:value-type="string">
            <text:p text:style-name="P25">El mont n’eust tel chevelier</text:p>
          </table:table-cell>
          <table:table-cell table:style-name="Table1.C119" office:value-type="string">
            <text:p text:style-name="P391">G] ...<text:span text:style-name="T190">non a tel...</text:span></text:p>
          </table:table-cell>
        </table:table-row>
        <table:table-row table:style-name="Table1.133">
          <table:table-cell table:style-name="Table1.A2" office:value-type="string">
            <text:p text:style-name="P25">6776</text:p>
          </table:table-cell>
          <table:table-cell table:style-name="Table1.A2" office:value-type="string">
            <text:p text:style-name="P25">Leodis brochet le destrier</text:p>
          </table:table-cell>
          <table:table-cell table:style-name="Table1.C119" office:value-type="string">
            <text:p text:style-name="P469">K] ...son...</text:p>
          </table:table-cell>
        </table:table-row>
        <table:table-row table:style-name="Table1.334">
          <table:table-cell table:style-name="Table1.A2" office:value-type="string">
            <text:p text:style-name="P25">6777</text:p>
          </table:table-cell>
          <table:table-cell table:style-name="Table1.A2" office:value-type="string">
            <text:p text:style-name="P25">Un chevelier ait si feru</text:p>
          </table:table-cell>
          <table:table-cell table:style-name="Table1.C119" office:value-type="string">
            <text:p text:style-name="P88"/>
          </table:table-cell>
        </table:table-row>
        <table:table-row table:style-name="Table1.133">
          <table:table-cell table:style-name="Table1.A2" office:value-type="string">
            <text:p text:style-name="P25">6778</text:p>
          </table:table-cell>
          <table:table-cell table:style-name="Table1.A2" office:value-type="string">
            <text:p text:style-name="P25">Que del cheval l’ait abatu</text:p>
          </table:table-cell>
          <table:table-cell table:style-name="Table1.C119" office:value-type="string">
            <text:p text:style-name="P154">A<text:span text:style-name="T33">BEGILMT</text:span>] ...<text:span text:style-name="T18">destrier...</text:span></text:p>
          </table:table-cell>
        </table:table-row>
        <table:table-row table:style-name="Table1.133">
          <table:table-cell table:style-name="Table1.A2" office:value-type="string">
            <text:p text:style-name="P25">6779</text:p>
          </table:table-cell>
          <table:table-cell table:style-name="Table1.A2" office:value-type="string">
            <text:p text:style-name="P25">Bien l’ait navrei et cil se rent</text:p>
          </table:table-cell>
          <table:table-cell table:style-name="Table1.C119" office:value-type="string">
            <text:p text:style-name="P186">A] ...<text:span text:style-name="T18">si se… <text:s/>I</text:span>] ...<text:span text:style-name="T220">se rend</text:span></text:p>
          </table:table-cell>
        </table:table-row>
        <table:table-row table:style-name="Table1.133">
          <table:table-cell table:style-name="Table1.A2" office:value-type="string">
            <text:p text:style-name="P25">6780</text:p>
          </table:table-cell>
          <table:table-cell table:style-name="Table1.A2" office:value-type="string">
            <text:p text:style-name="P25">Et le boen branc d’acier li tent (H rent)</text:p>
          </table:table-cell>
          <table:table-cell table:style-name="Table1.C119" office:value-type="string">
            <text:p text:style-name="P391">G<text:span text:style-name="T220">IKMW</text:span>] ...<text:span text:style-name="T190">li rent</text:span></text:p>
          </table:table-cell>
        </table:table-row>
        <table:table-row table:style-name="Table1.133">
          <table:table-cell table:style-name="Table1.A2" office:value-type="string">
            <text:p text:style-name="P25">6781</text:p>
          </table:table-cell>
          <table:table-cell table:style-name="Table1.A2" office:value-type="string">
            <text:p text:style-name="P25">Et Leodis prist le cheval</text:p>
          </table:table-cell>
          <table:table-cell table:style-name="Table1.C119" office:value-type="string">
            <text:p text:style-name="P275">B] ---</text:p>
            <text:p text:style-name="P389">INV <text:span text:style-name="T138">E] </text:span>Si len mena et le cheual</text:p>
            <text:p text:style-name="P170">A<text:span text:style-name="T131">DH2KMTW</text:span>] ...<text:span text:style-name="T131">(DH2MTW prent)</text:span>...<text:span text:style-name="T18">uassal <text:s/></text:span></text:p>
          </table:table-cell>
        </table:table-row>
        <table:table-row table:style-name="Table1.133">
          <table:table-cell table:style-name="Table1.A2" office:value-type="string">
            <text:p text:style-name="P25">6782</text:p>
          </table:table-cell>
          <table:table-cell table:style-name="Table1.A2" office:value-type="string">
            <text:p text:style-name="P25">Si l’en menait o le vasal</text:p>
          </table:table-cell>
          <table:table-cell table:style-name="Table1.C119" office:value-type="string">
            <text:p text:style-name="P275">B] ---</text:p>
            <text:p text:style-name="P469">K] RIGO BIANCO</text:p>
            <text:p text:style-name="P389">INV <text:span text:style-name="T138">E] </text:span>Leodis a pris le vassal</text:p>
            <text:p text:style-name="P210">A<text:span text:style-name="T131">DH2ILMT</text:span>] ...<text:span text:style-name="T18">et le cheual <text:s/>G] ...et le… <text:s/>W] En mena luy et le cheual</text:span></text:p>
          </table:table-cell>
        </table:table-row>
        <table:table-row table:style-name="Table1.133">
          <table:table-cell table:style-name="Table1.A2" office:value-type="string">
            <text:p text:style-name="P25">6783</text:p>
          </table:table-cell>
          <table:table-cell table:style-name="Table1.A2" office:value-type="string">
            <text:p text:style-name="P25">Li estors fu bien maintenus</text:p>
          </table:table-cell>
          <table:table-cell table:style-name="Table1.C119" office:value-type="string">
            <text:p text:style-name="P302"><text:span text:style-name="T201">H2T</text:span>] ...<text:span text:style-name="T207">mlt bien ferus</text:span></text:p>
          </table:table-cell>
        </table:table-row>
        <table:table-row table:style-name="Table1.299">
          <table:table-cell table:style-name="Table1.A2" office:value-type="string">
            <text:p text:style-name="P25">6784</text:p>
          </table:table-cell>
          <table:table-cell table:style-name="Table1.A2" office:value-type="string">
            <text:p text:style-name="P25">Et d’ambes pars mout bien ferus</text:p>
          </table:table-cell>
          <table:table-cell table:style-name="Table1.C119" office:value-type="string">
            <text:p text:style-name="P334">B] ...<text:span text:style-name="T33">fu bien… <text:s/>E] Et dautre part fu bien… <text:s/>H2</text:span>] <text:span text:style-name="T207">Et oaule ii pars maintenus <text:s/>T] ...pars bien mantenuz <text:s/>W] Denbe ii pars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5">6785</text:p>
          </table:table-cell>
          <table:table-cell table:style-name="Table1.A2" office:value-type="string">
            <text:p text:style-name="P25">Assez i ot de jostes faites</text:p>
          </table:table-cell>
          <table:table-cell table:style-name="Table1.C119" office:value-type="string">
            <text:p text:style-name="P119"><text:span text:style-name="T138">E] ...de lances fraites</text:span></text:p>
          </table:table-cell>
        </table:table-row>
        <table:table-row table:style-name="Table1.133">
          <table:table-cell table:style-name="Table1.A2" office:value-type="string">
            <text:p text:style-name="P25">6786</text:p>
          </table:table-cell>
          <table:table-cell table:style-name="Table1.A2" office:value-type="string">
            <text:p text:style-name="P25">D’abers fausez de hanstes fraites</text:p>
          </table:table-cell>
          <table:table-cell table:style-name="Table1.C119" office:value-type="string">
            <text:p text:style-name="P158">A<text:span text:style-name="T191">GH2IKLMTW</text:span>] ...lances…<text:span text:style-name="T19"> <text:s/>BD] Haubers faussez et lances (D hantes)...</text:span></text:p>
          </table:table-cell>
        </table:table-row>
        <table:table-row table:style-name="Table1.133">
          <table:table-cell table:style-name="Table1.A2" office:value-type="string">
            <text:p text:style-name="P25">6787</text:p>
          </table:table-cell>
          <table:table-cell table:style-name="Table1.A2" office:value-type="string">
            <text:p text:style-name="P25">Li Povres Perdus ne s’oblie</text:p>
          </table:table-cell>
          <table:table-cell table:style-name="Table1.C119" office:value-type="string">
            <text:p text:style-name="P469">K] ...soblie mie</text:p>
          </table:table-cell>
        </table:table-row>
        <table:table-row table:style-name="Table1.133">
          <table:table-cell table:style-name="Table1.A2" office:value-type="string">
            <text:p text:style-name="P25">6788</text:p>
          </table:table-cell>
          <table:table-cell table:style-name="Table1.A2" office:value-type="string">
            <text:p text:style-name="P25">El poing tient l’espee forbie</text:p>
          </table:table-cell>
          <table:table-cell table:style-name="Table1.C119" office:value-type="string">
            <text:p text:style-name="P202"><text:span text:style-name="T131">D] Ou… <text:s/>T] Ainz tenoit...</text:span></text:p>
          </table:table-cell>
        </table:table-row>
        <table:table-row table:style-name="Table1.133">
          <table:table-cell table:style-name="Table1.A2" office:value-type="string">
            <text:p text:style-name="P25">6789</text:p>
          </table:table-cell>
          <table:table-cell table:style-name="Table1.A2" office:value-type="string">
            <text:p text:style-name="P25">Les grinous presses vet serchant</text:p>
          </table:table-cell>
          <table:table-cell table:style-name="Table1.C119" office:value-type="string">
            <text:p text:style-name="P427">W] La plus grant presse...</text:p>
          </table:table-cell>
        </table:table-row>
        <table:table-row table:style-name="Table1.133">
          <table:table-cell table:style-name="Table1.A2" office:value-type="string">
            <text:p text:style-name="P25">6790</text:p>
          </table:table-cell>
          <table:table-cell table:style-name="Table1.A2" office:value-type="string">
            <text:p text:style-name="P25">Li Hongre vont afleboiant</text:p>
          </table:table-cell>
          <table:table-cell table:style-name="Table1.C119" office:value-type="string">
            <text:p text:style-name="P164"><text:span text:style-name="T131">D] Et hongre...</text:span></text:p>
          </table:table-cell>
        </table:table-row>
        <table:table-row table:style-name="Table1.348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119" office:value-type="string">
            <text:p text:style-name="P119"><text:span text:style-name="T138">E] Chascuns de lost se merueilloit</text:span></text:p>
          </table:table-cell>
        </table:table-row>
        <table:table-row table:style-name="Table1.348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119" office:value-type="string">
            <text:p text:style-name="P119"><text:span text:style-name="T138">E] Del hardement que il auoit</text:span></text:p>
          </table:table-cell>
        </table:table-row>
        <table:table-row table:style-name="Table1.348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119" office:value-type="string">
            <text:p text:style-name="P119"><text:span text:style-name="T138">E] Cil dela mlt sen esmaioient</text:span></text:p>
          </table:table-cell>
        </table:table-row>
        <table:table-row table:style-name="Table1.348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119" office:value-type="string">
            <text:p text:style-name="P119"><text:span text:style-name="T138">E] Et cil deca lie en estoient</text:span></text:p>
          </table:table-cell>
        </table:table-row>
        <table:table-row table:style-name="Table1.348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119" office:value-type="string">
            <text:p text:style-name="P119"><text:span text:style-name="T138">E] Ainc mais ne virent chr</text:span></text:p>
          </table:table-cell>
        </table:table-row>
        <table:table-row table:style-name="Table1.348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119" office:value-type="string">
            <text:p text:style-name="P119"><text:span text:style-name="T138">E] Qui tant de gent pevst plaissier</text:span></text:p>
          </table:table-cell>
        </table:table-row>
        <table:table-row table:style-name="Table1.348">
          <table:table-cell table:style-name="Table1.A2" office:value-type="string">
            <text:p text:style-name="P25">6791</text:p>
          </table:table-cell>
          <table:table-cell table:style-name="Table1.A2" office:value-type="string">
            <text:p text:style-name="P25">Li coens Narcos dist Meleains</text:p>
          </table:table-cell>
          <table:table-cell table:style-name="Table1.C119" office:value-type="string">
            <text:p text:style-name="P210">A] ...nacros…<text:span text:style-name="T19"> <text:s/>B] Narrus ce a dit meleain <text:s/>D] ...naroz… <text:s/>E] …maros… <text:s/>G] ...naroc… <text:s/>H2] ...narox… <text:s/>L] ...naroies… <text:s/>M] ...naroes dit eleain <text:s/>T] ...narols… <text:s/>W] Naroc conte...</text:span></text:p>
          </table:table-cell>
        </table:table-row>
        <table:table-row table:style-name="Table1.133">
          <table:table-cell table:style-name="Table1.A2" office:value-type="string">
            <text:p text:style-name="P25">6792</text:p>
          </table:table-cell>
          <table:table-cell table:style-name="Table1.A2" office:value-type="string">
            <text:p text:style-name="P25">Ave<text:span text:style-name="T19">z</text:span> coneu le vilain</text:p>
          </table:table-cell>
          <table:table-cell table:style-name="Table1.C119" office:value-type="string">
            <text:p text:style-name="P346"><text:span text:style-name="T201">H2</text:span>] <text:span text:style-name="T207">Auez vos… <text:s/>M] Auez vos veu… <text:s/>K] Auez coneu uos...</text:span></text:p>
          </table:table-cell>
        </table:table-row>
        <table:table-row table:style-name="Table1.133">
          <table:table-cell table:style-name="Table1.A2" office:value-type="string">
            <text:p text:style-name="P25">6793</text:p>
          </table:table-cell>
          <table:table-cell table:style-name="Table1.A2" office:value-type="string">
            <text:p text:style-name="P25">Que li rois nos envoia prendre</text:p>
          </table:table-cell>
          <table:table-cell table:style-name="Table1.C119" office:value-type="string">
            <text:p text:style-name="P164">A<text:span text:style-name="T141">EI</text:span>] ...uos…<text:span text:style-name="T19"> <text:s/>DM] ...enuoie...</text:span></text:p>
          </table:table-cell>
        </table:table-row>
        <table:table-row table:style-name="Table1.133">
          <table:table-cell table:style-name="Table1.A2" office:value-type="string">
            <text:p text:style-name="P25">6794</text:p>
          </table:table-cell>
          <table:table-cell table:style-name="Table1.A2" office:value-type="string">
            <text:p text:style-name="P108">Mout se seit bien de nos deffendre</text:p>
          </table:table-cell>
          <table:table-cell table:style-name="Table1.C119" office:value-type="string">
            <text:p text:style-name="P319">B] <text:span text:style-name="T33">Jl se… <text:s/>E] Se set il bien vers vos… <text:s/>G] Molt set… <text:s/>M] ...vers nos...</text:span></text:p>
          </table:table-cell>
        </table:table-row>
        <table:table-row table:style-name="Table1.133">
          <table:table-cell table:style-name="Table1.A2" office:value-type="string">
            <text:p text:style-name="P25">6795</text:p>
          </table:table-cell>
          <table:table-cell table:style-name="Table1.A2" office:value-type="string">
            <text:p text:style-name="P25">Seu est cil a lyeon doré</text:p>
          </table:table-cell>
          <table:table-cell table:style-name="Table1.C119" office:value-type="string">
            <text:p text:style-name="P155">A<text:span text:style-name="T33">BDGH2IKLMTW</text:span>] <text:span text:style-name="T19">Cest cil a (T et a) cel...(H2 escu)...</text:span></text:p>
          </table:table-cell>
        </table:table-row>
        <table:table-row table:style-name="Table1.133">
          <table:table-cell table:style-name="Table1.A2" office:value-type="string">
            <text:p text:style-name="P25">6796</text:p>
          </table:table-cell>
          <table:table-cell table:style-name="Table1.A2" office:value-type="string">
            <text:p text:style-name="P25">Hyvidiains l’ait comparé</text:p>
          </table:table-cell>
          <table:table-cell table:style-name="Table1.C119" office:value-type="string">
            <text:p text:style-name="P155">A<text:span text:style-name="T191">GIMW</text:span>] <text:span text:style-name="T19">Juedians (G Juediain, I Juadiains, M Jnydien, W Juidiens)...</text:span></text:p>
          </table:table-cell>
        </table:table-row>
        <table:table-row table:style-name="Table1.133">
          <table:table-cell table:style-name="Table1.A2" office:value-type="string">
            <text:p text:style-name="P25">6797</text:p>
          </table:table-cell>
          <table:table-cell table:style-name="Table1.A2" office:value-type="string">
            <text:p text:style-name="P25">Qu’il est el cors navrez et pris</text:p>
          </table:table-cell>
          <table:table-cell table:style-name="Table1.C119" office:value-type="string">
            <text:p text:style-name="P195">A<text:span text:style-name="T248">W</text:span>] <text:span text:style-name="T19">Qui est… <text:s/>B] Qui est naurez ou cors… <text:s/>D] Ou cors en est… <text:s/>E] Jl est… <text:s/>GIKLT] Que (K Qi) nest… <text:s/>H2] Eucors en est… <text:s/>M] Or est v...</text:span></text:p>
          </table:table-cell>
        </table:table-row>
        <table:table-row table:style-name="Table1.361">
          <table:table-cell table:style-name="Table1.A2" office:value-type="string">
            <text:p text:style-name="P25">6798</text:p>
          </table:table-cell>
          <table:table-cell table:style-name="Table1.A2" office:value-type="string">
            <text:p text:style-name="P25">Et XX des atres se m’est vis</text:p>
          </table:table-cell>
          <table:table-cell table:style-name="Table1.C119" office:value-type="string">
            <text:p text:style-name="P89"/>
          </table:table-cell>
        </table:table-row>
        <table:table-row table:style-name="Table1.133">
          <table:table-cell table:style-name="Table1.A2" office:value-type="string">
            <text:p text:style-name="P25">6799</text:p>
          </table:table-cell>
          <table:table-cell table:style-name="Table1.A2" office:value-type="string">
            <text:p text:style-name="P25">Or n’est il pas Povres Perdus</text:p>
          </table:table-cell>
          <table:table-cell table:style-name="Table1.C119" office:value-type="string">
            <text:p text:style-name="P67"/>
          </table:table-cell>
        </table:table-row>
        <table:table-row table:style-name="Table1.133">
          <table:table-cell table:style-name="Table1.A2" office:value-type="string">
            <text:p text:style-name="P25">6800</text:p>
          </table:table-cell>
          <table:table-cell table:style-name="Table1.A2" office:value-type="string">
            <text:p text:style-name="P25">Riche est de cuer et coneus</text:p>
          </table:table-cell>
          <table:table-cell table:style-name="Table1.C119" office:value-type="string">
            <text:p text:style-name="P177">A<text:span text:style-name="T277">GIKLTW</text:span>] <text:span text:style-name="T19">Riche de cuer…(W est)... <text:s/>B] De riche cuer est… <text:s/>D] Dauoir est riches coneuz <text:s/>E] Mais riches de… <text:s/>H2] Riches dauoir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5">6801</text:p>
          </table:table-cell>
          <table:table-cell table:style-name="Table1.A2" office:value-type="string">
            <text:p text:style-name="P25">Icist nos moengne malement</text:p>
          </table:table-cell>
          <table:table-cell table:style-name="Table1.C119" office:value-type="string">
            <text:p text:style-name="P385">E] ---</text:p>
            <text:p text:style-name="P211">A<text:span text:style-name="T191">GIKMT</text:span>] <text:span text:style-name="T19">Est ci autre uos (GKMT entre nos, I entre uos)… B] Jci entre nous mallement <text:s/>D] Ci est entre nos… <text:s/>H2] Cest ci entre nous… <text:s/>L] Este il entre nos… <text:s/>W] Entre noz aultres malement</text:span></text:p>
          </table:table-cell>
        </table:table-row>
        <table:table-row table:style-name="Table1.133">
          <table:table-cell table:style-name="Table1.A2" office:value-type="string">
            <text:p text:style-name="P25">6802</text:p>
          </table:table-cell>
          <table:table-cell table:style-name="Table1.A2" office:value-type="string">
            <text:p text:style-name="P25">Tuit li plusor en sont dolent</text:p>
          </table:table-cell>
          <table:table-cell table:style-name="Table1.C119" office:value-type="string">
            <text:p text:style-name="P385">E] ---</text:p>
            <text:p text:style-name="P155">A<text:span text:style-name="T33">BDGH2IKLMTW</text:span>] ...<text:span text:style-name="T253">(W vont) sanglent</text:span></text:p>
          </table:table-cell>
        </table:table-row>
        <table:table-row table:style-name="Table1.133">
          <table:table-cell table:style-name="Table1.A2" office:value-type="string">
            <text:p text:style-name="P25">6803</text:p>
          </table:table-cell>
          <table:table-cell table:style-name="Table1.A2" office:value-type="string">
            <text:p text:style-name="P25">Quant le nomment Povre Perdu</text:p>
          </table:table-cell>
          <table:table-cell table:style-name="Table1.C119" office:value-type="string">
            <text:p text:style-name="P221"><text:span text:style-name="T277">G</text:span>A<text:span text:style-name="T227">LTW</text:span>] <text:span text:style-name="T19">Quar… <text:s/>B] Cil… <text:s/>DEH2M] Son le nomme… <text:s/>I</text:span>] <text:span text:style-name="T221">Qui le nome… <text:s/>K] Por qe il...</text:span></text:p>
          </table:table-cell>
        </table:table-row>
        <table:table-row table:style-name="Table1.133">
          <table:table-cell table:style-name="Table1.A2" office:value-type="string">
            <text:p text:style-name="P25">6804</text:p>
          </table:table-cell>
          <table:table-cell table:style-name="Table1.A2" office:value-type="string">
            <text:p text:style-name="P25">N’ait pas por ce moens de vertu</text:p>
          </table:table-cell>
          <table:table-cell table:style-name="Table1.C119" office:value-type="string">
            <text:p text:style-name="P177"><text:span text:style-name="T131">DT] Por ce na pas… <text:s/>H2] Pour ce na mie mains...</text:span></text:p>
          </table:table-cell>
        </table:table-row>
        <table:table-row table:style-name="Table1.133">
          <table:table-cell table:style-name="Table1.A2" office:value-type="string">
            <text:p text:style-name="P25">6805</text:p>
          </table:table-cell>
          <table:table-cell table:style-name="Table1.A2" office:value-type="string">
            <text:p text:style-name="P25">Ancor eust a roi mestier</text:p>
          </table:table-cell>
          <table:table-cell table:style-name="Table1.C119" office:value-type="string">
            <text:p text:style-name="P203">A<text:span text:style-name="T142">E</text:span>] ...<text:span text:style-name="T19">le roi… <text:s/>BDM] ...fust il au… <text:s/>H2] ...feust il au roi… <text:s/>T] ...aust il al… <text:s/>W] ...fust au...</text:span></text:p>
          </table:table-cell>
        </table:table-row>
        <table:table-row table:style-name="Table1.133">
          <table:table-cell table:style-name="Table1.A2" office:value-type="string">
            <text:p text:style-name="P25">6806</text:p>
          </table:table-cell>
          <table:table-cell table:style-name="Table1.A2" office:value-type="string">
            <text:p text:style-name="P25">Qu’il fust perdus un an entier</text:p>
          </table:table-cell>
          <table:table-cell table:style-name="Table1.C119" office:value-type="string">
            <text:p text:style-name="P120"><text:span text:style-name="T138">E] Que perdus fust...</text:span></text:p>
          </table:table-cell>
        </table:table-row>
        <table:table-row table:style-name="Table1.133">
          <table:table-cell table:style-name="Table1.A2" office:value-type="string">
            <text:p text:style-name="P25">6807</text:p>
          </table:table-cell>
          <table:table-cell table:style-name="Table1.A2" office:value-type="string">
            <text:p text:style-name="P25">Or sont mors et pris sui baron</text:p>
          </table:table-cell>
          <table:table-cell table:style-name="Table1.C119" office:value-type="string">
            <text:p text:style-name="P347">B<text:span text:style-name="T142">EM</text:span>] ...<text:span text:style-name="T33">li baron <text:s/>I] ...e </text:span><text:span text:style-name="T272">bris</text:span><text:span text:style-name="T33">… <text:s/>K] Or sont pris si...</text:span></text:p>
          </table:table-cell>
        </table:table-row>
        <table:table-row table:style-name="Table1.133">
          <table:table-cell table:style-name="Table1.A2" office:value-type="string">
            <text:p text:style-name="P25">6808</text:p>
          </table:table-cell>
          <table:table-cell table:style-name="Table1.A2" office:value-type="string">
            <text:p text:style-name="P25">Car ne volt croire le garson</text:p>
          </table:table-cell>
          <table:table-cell table:style-name="Table1.C119" office:value-type="string">
            <text:p text:style-name="P212"><text:span text:style-name="T131">D] Quil… <text:s/>I</text:span>] ...<text:span text:style-name="T270">grore</text:span>…<text:span text:style-name="T221"> <text:s/>W] Qui...</text:span></text:p>
          </table:table-cell>
        </table:table-row>
        <table:table-row table:style-name="Table1.133">
          <table:table-cell table:style-name="Table1.A2" office:value-type="string">
            <text:p text:style-name="P25">6809</text:p>
          </table:table-cell>
          <table:table-cell table:style-name="Table1.A2" office:value-type="string">
            <text:p text:style-name="P25">Car c’il vosist croire s’espie</text:p>
          </table:table-cell>
          <table:table-cell table:style-name="Table1.C119" office:value-type="string">
            <text:p text:style-name="P222">A<text:span text:style-name="T33">BDEGH2ILTW</text:span>] <text:span text:style-name="T19">Se il… <text:s/>M] Sil vousist auoir cuit lespie <text:s/>K] Se il eust […]...</text:span></text:p>
          </table:table-cell>
        </table:table-row>
        <table:table-row table:style-name="Table1.133">
          <table:table-cell table:style-name="Table1.A2" office:value-type="string">
            <text:p text:style-name="P25">6810</text:p>
          </table:table-cell>
          <table:table-cell table:style-name="Table1.A2" office:value-type="string">
            <text:p text:style-name="P25">Ne fust pas si grans la folie</text:p>
          </table:table-cell>
          <table:table-cell table:style-name="Table1.C119" office:value-type="string">
            <text:p text:style-name="P97"/>
          </table:table-cell>
        </table:table-row>
        <table:table-row table:style-name="Table1.133">
          <table:table-cell table:style-name="Table1.A2" office:value-type="string">
            <text:p text:style-name="P25">6811</text:p>
          </table:table-cell>
          <table:table-cell table:style-name="Table1.A2" office:value-type="string">
            <text:p text:style-name="P25">Or somes si en grant peril</text:p>
          </table:table-cell>
          <table:table-cell table:style-name="Table1.C119" office:value-type="string">
            <text:p text:style-name="P164"><text:span text:style-name="T131">D] Nos...</text:span></text:p>
          </table:table-cell>
        </table:table-row>
        <table:table-row table:style-name="Table1.133">
          <table:table-cell table:style-name="Table1.A2" office:value-type="string">
            <text:p text:style-name="P25">6812</text:p>
          </table:table-cell>
          <table:table-cell table:style-name="Table1.A2" office:value-type="string">
            <text:p text:style-name="P25">A l’atre fois le prendront il</text:p>
          </table:table-cell>
          <table:table-cell table:style-name="Table1.C119" office:value-type="string">
            <text:p text:style-name="P164">A<text:span text:style-name="T33">BEGIKLMTW</text:span>] ...prendra…<text:span text:style-name="T19"> <text:s/>DH2] Vne autre foiz le croirai il</text:span></text:p>
          </table:table-cell>
        </table:table-row>
        <table:table-row table:style-name="Table1.133">
          <table:table-cell table:style-name="Table1.A2" office:value-type="string">
            <text:p text:style-name="P25">6813</text:p>
          </table:table-cell>
          <table:table-cell table:style-name="Table1.A2" office:value-type="string">
            <text:p text:style-name="P25">Meleains dist Sire je voi</text:p>
          </table:table-cell>
          <table:table-cell table:style-name="Table1.C119" office:value-type="string">
            <text:p text:style-name="P347">B] <text:span text:style-name="T33">Narrus… <text:s/>M] Aleam dit… <text:s/>W] Menelaus… <text:s/>K] ...dist ie...</text:span></text:p>
          </table:table-cell>
        </table:table-row>
        <table:table-row table:style-name="Table1.133">
          <table:table-cell table:style-name="Table1.A2" office:value-type="string">
            <text:p text:style-name="P25">6814</text:p>
          </table:table-cell>
          <table:table-cell table:style-name="Table1.A2" office:value-type="string">
            <text:p text:style-name="P25">Que le pis avons del tornoi</text:p>
          </table:table-cell>
          <table:table-cell table:style-name="Table1.C119" office:value-type="string">
            <text:p text:style-name="P222"><text:span text:style-name="T131">DH2] Le peour auons… <text:s/>K] ...de cist...</text:span></text:p>
          </table:table-cell>
        </table:table-row>
        <table:table-row table:style-name="Table1.133">
          <table:table-cell table:style-name="Table1.A2" office:value-type="string">
            <text:p text:style-name="P25">6815</text:p>
          </table:table-cell>
          <table:table-cell table:style-name="Table1.A2" office:value-type="string">
            <text:p text:style-name="P25">Li cheveliers Povres Perdus</text:p>
          </table:table-cell>
          <table:table-cell table:style-name="Table1.C119" office:value-type="string">
            <text:p text:style-name="P73"/>
          </table:table-cell>
        </table:table-row>
        <table:table-row table:style-name="Table1.133">
          <table:table-cell table:style-name="Table1.A2" office:value-type="string">
            <text:p text:style-name="P25">6816</text:p>
          </table:table-cell>
          <table:table-cell table:style-name="Table1.A2" office:value-type="string">
            <text:p text:style-name="P25">Nos ait toz mors et confondus</text:p>
          </table:table-cell>
          <table:table-cell table:style-name="Table1.C119" office:value-type="string">
            <text:p text:style-name="P178"><text:span text:style-name="T131">D] ...pris… <text:s/>E] ...a honnis et… <text:s/>H2] ...prins et retenus</text:span></text:p>
          </table:table-cell>
        </table:table-row>
        <table:table-row table:style-name="Table1.133">
          <table:table-cell table:style-name="Table1.A2" office:value-type="string">
            <text:p text:style-name="P25">6817</text:p>
          </table:table-cell>
          <table:table-cell table:style-name="Table1.A2" office:value-type="string">
            <text:p text:style-name="P26">Car lor laissons quite la proie</text:p>
          </table:table-cell>
          <table:table-cell table:style-name="Table1.C119" office:value-type="string">
            <text:p text:style-name="P213"><text:span text:style-name="T219">I</text:span>] ...<text:span text:style-name="T221">le prie <text:s/>W] Or...</text:span></text:p>
          </table:table-cell>
        </table:table-row>
        <table:table-row table:style-name="Table1.133">
          <table:table-cell table:style-name="Table1.A2" office:value-type="string">
            <text:p text:style-name="P25">6818</text:p>
          </table:table-cell>
          <table:table-cell table:style-name="Table1.A2" office:value-type="string">
            <text:p text:style-name="P26">Et si nos metons a la voie</text:p>
          </table:table-cell>
          <table:table-cell table:style-name="Table1.C119" office:value-type="string">
            <text:p text:style-name="P196"><text:span text:style-name="T235">M] Et nos remeton...</text:span></text:p>
          </table:table-cell>
        </table:table-row>
        <table:table-row table:style-name="Table1.133">
          <table:table-cell table:style-name="Table1.A2" office:value-type="string">
            <text:p text:style-name="P25">6819</text:p>
          </table:table-cell>
          <table:table-cell table:style-name="Table1.A2" office:value-type="string">
            <text:p text:style-name="P26">Ains que soions del tot vencu</text:p>
          </table:table-cell>
          <table:table-cell table:style-name="Table1.C119" office:value-type="string">
            <text:p text:style-name="P335"><text:span text:style-name="T201">H2</text:span>] ...<text:span text:style-name="T208">soiommes tuit uaincu <text:s/>T] Auant que soions tuit… <text:s/>W] ...soient...</text:span></text:p>
          </table:table-cell>
        </table:table-row>
        <table:table-row table:style-name="Table1.133">
          <table:table-cell table:style-name="Table1.A2" office:value-type="string">
            <text:p text:style-name="P26">6820</text:p>
          </table:table-cell>
          <table:table-cell table:style-name="Table1.A2" office:value-type="string">
            <text:p text:style-name="P26">Ne mort ne pris ne retenu</text:p>
          </table:table-cell>
          <table:table-cell table:style-name="Table1.C119" office:value-type="string">
            <text:p text:style-name="P303">B] <text:span text:style-name="T34">Ne pris ne mort… <text:s/>GK] Morz… <text:s/>H2</text:span>] ...<text:span text:style-name="T208">ne confondu</text:span></text:p>
          </table:table-cell>
        </table:table-row>
        <table:table-row table:style-name="Table1.133">
          <table:table-cell table:style-name="Table1.A2" office:value-type="string">
            <text:p text:style-name="P26">6821</text:p>
          </table:table-cell>
          <table:table-cell table:style-name="Table1.A2" office:value-type="string">
            <text:p text:style-name="P26">Sire alons vers le chastel</text:p>
          </table:table-cell>
          <table:table-cell table:style-name="Table1.C119" office:value-type="string">
            <text:p text:style-name="P187"><text:span text:style-name="T219">I</text:span>] ...<text:span text:style-name="T221">alons alons...</text:span></text:p>
          </table:table-cell>
        </table:table-row>
        <table:table-row table:style-name="Table1.133">
          <table:table-cell table:style-name="Table1.A2" office:value-type="string">
            <text:p text:style-name="P26">6822</text:p>
          </table:table-cell>
          <table:table-cell table:style-name="Table1.A2" office:value-type="string">
            <text:p text:style-name="P26">Un poc laissons si de sembel</text:p>
          </table:table-cell>
          <table:table-cell table:style-name="Table1.C119" office:value-type="string">
            <text:p text:style-name="P414">M] ---</text:p>
            <text:p text:style-name="P307"><text:soft-page-break/>B] ...<text:span text:style-name="T34">laissoumes el cembel <text:s text:c="2"/>E] Laissons i pou...le… <text:s/>I] ..ci del canpel</text:span></text:p>
          </table:table-cell>
        </table:table-row>
        <table:table-row table:style-name="Table1.133">
          <table:table-cell table:style-name="Table1.A2" office:value-type="string">
            <text:p text:style-name="P26">6823</text:p>
          </table:table-cell>
          <table:table-cell table:style-name="Table1.A2" office:value-type="string">
            <text:p text:style-name="P26">De toz les millors cheveliers</text:p>
          </table:table-cell>
          <table:table-cell table:style-name="Table1.C119" office:value-type="string">
            <text:p text:style-name="P100"/>
          </table:table-cell>
        </table:table-row>
        <table:table-row table:style-name="Table1.133">
          <table:table-cell table:style-name="Table1.A2" office:value-type="string">
            <text:p text:style-name="P26">6824</text:p>
          </table:table-cell>
          <table:table-cell table:style-name="Table1.A2" office:value-type="string">
            <text:p text:style-name="P26">Qui ont les plus corrans destriers</text:p>
          </table:table-cell>
          <table:table-cell table:style-name="Table1.C119" office:value-type="string">
            <text:p text:style-name="P164"><text:span text:style-name="T131">D] Qui les corages ont plus fiers</text:span></text:p>
          </table:table-cell>
        </table:table-row>
        <table:table-row table:style-name="Table1.133">
          <table:table-cell table:style-name="Table1.A2" office:value-type="string">
            <text:p text:style-name="P26">6825</text:p>
          </table:table-cell>
          <table:table-cell table:style-name="Table1.A2" office:value-type="string">
            <text:p text:style-name="P26">Nos remaindrons avec els si</text:p>
          </table:table-cell>
          <table:table-cell table:style-name="Table1.C119" office:value-type="string">
            <text:p text:style-name="P187">A] ...remandroit…<text:span text:style-name="T19"> <text:s/>BE] ...awec ici <text:s/>DH2] ...reuanrons a aux… <text:s/>I</text:span>] ...<text:span text:style-name="T221">auec os ci</text:span></text:p>
          </table:table-cell>
        </table:table-row>
        <table:table-row table:style-name="Table1.133">
          <table:table-cell table:style-name="Table1.A2" office:value-type="string">
            <text:p text:style-name="P26">6826</text:p>
          </table:table-cell>
          <table:table-cell table:style-name="Table1.A2" office:value-type="string">
            <text:p text:style-name="P26">Tant qu’il aient le pont garni</text:p>
          </table:table-cell>
          <table:table-cell table:style-name="Table1.C119" office:value-type="string">
            <text:p text:style-name="P178">A<text:span text:style-name="T278">GILMW</text:span>] ...<text:span text:style-name="T19">que aient… <text:s/>D] Quant nos aurons… <text:s/>H2] Quant aurons le portier...</text:span></text:p>
          </table:table-cell>
        </table:table-row>
        <table:table-row table:style-name="Table1.133">
          <table:table-cell table:style-name="Table1.A2" office:value-type="string">
            <text:p text:style-name="P26">6827</text:p>
          </table:table-cell>
          <table:table-cell table:style-name="Table1.A2" office:value-type="string">
            <text:p text:style-name="P26">Cil que doient aler premier</text:p>
          </table:table-cell>
          <table:table-cell table:style-name="Table1.C119" office:value-type="string">
            <text:p text:style-name="P371">INV <text:span text:style-name="T131">DH2] </text:span>Qui ne nos <text:span text:style-name="T208">(H2 nous ne)</text:span> puissent engignier</text:p>
          </table:table-cell>
        </table:table-row>
        <table:table-row table:style-name="Table1.133">
          <table:table-cell table:style-name="Table1.A2" office:value-type="string">
            <text:p text:style-name="P26">6828</text:p>
          </table:table-cell>
          <table:table-cell table:style-name="Table1.A2" office:value-type="string">
            <text:p text:style-name="P26">Que (H Qu’il) ne nos pussent engignier</text:p>
          </table:table-cell>
          <table:table-cell table:style-name="Table1.C119" office:value-type="string">
            <text:p text:style-name="P372">INV <text:span text:style-name="T131">DH2] </text:span>Cil qui doiuent aler premier</text:p>
            <text:p text:style-name="P135"><text:span text:style-name="T138">EM] Quil… <text:s/>I] ...nes uos… <text:s/>L] Que nos...</text:span></text:p>
          </table:table-cell>
        </table:table-row>
        <table:table-row table:style-name="Table1.133">
          <table:table-cell table:style-name="Table1.A2" office:value-type="string">
            <text:p text:style-name="P26">6829</text:p>
          </table:table-cell>
          <table:table-cell table:style-name="Table1.A2" office:value-type="string">
            <text:p text:style-name="P26">Car se il vienent a un front</text:p>
          </table:table-cell>
          <table:table-cell table:style-name="Table1.C119" office:value-type="string">
            <text:p text:style-name="P222"><text:span text:style-name="T262">K] Mes celeement alons […]</text:span></text:p>
            <text:p text:style-name="P155">A] ...<text:span text:style-name="T19">il uine...</text:span></text:p>
          </table:table-cell>
        </table:table-row>
        <table:table-row table:style-name="Table1.133">
          <table:table-cell table:style-name="Table1.A2" office:value-type="string">
            <text:p text:style-name="P26">6830</text:p>
          </table:table-cell>
          <table:table-cell table:style-name="Table1.A2" office:value-type="string">
            <text:p text:style-name="P26">Meslement o nos per le pont</text:p>
          </table:table-cell>
          <table:table-cell table:style-name="Table1.C119" office:value-type="string">
            <text:p text:style-name="P222"><text:span text:style-name="T262">K] Qae se il uienent a[…] fr[...]</text:span></text:p>
            <text:p text:style-name="P214">A] ...<text:span text:style-name="T19">a uos… <text:s text:c="2"/>B] Melleement parmi le pont <text:s/>DH2] Ensamble...per sor (H2 parmi) le… <text:s/>E] ...nous el… <text:s/>GM] Mescleement (M Meleement) por… <text:s/>L] Mesle auoc nos… <text:s/>T] Mesclemant a uos… <text:s/>W] Meschanment perdrons noz le pont</text:span></text:p>
          </table:table-cell>
        </table:table-row>
        <table:table-row table:style-name="Table1.133">
          <table:table-cell table:style-name="Table1.A2" office:value-type="string">
            <text:p text:style-name="P26">6831</text:p>
          </table:table-cell>
          <table:table-cell table:style-name="Table1.A2" office:value-type="string">
            <text:p text:style-name="P26">Le chastel prendront et le roi</text:p>
          </table:table-cell>
          <table:table-cell table:style-name="Table1.C119" office:value-type="string">
            <text:p text:style-name="P155">A] <text:span text:style-name="T19">Et...prendroit...</text:span></text:p>
          </table:table-cell>
        </table:table-row>
        <table:table-row table:style-name="Table1.133">
          <table:table-cell table:style-name="Table1.A2" office:value-type="string">
            <text:p text:style-name="P26">6832</text:p>
          </table:table-cell>
          <table:table-cell table:style-name="Table1.A2" office:value-type="string">
            <text:p text:style-name="P26">Dons i avrait plus de desroi</text:p>
          </table:table-cell>
          <table:table-cell table:style-name="Table1.C119" office:value-type="string">
            <text:p text:style-name="P171">A<text:span text:style-name="T192">GIKLTW</text:span>] <text:span text:style-name="T19">Puis (K laura)...mais de… <text:s/>BH2] Puis… <text:s/>DM] Puis (M Lors)...plus gnt desroi <text:s/>E] Plus y auroit trop lait desroi</text:span></text:p>
          </table:table-cell>
        </table:table-row>
        <table:table-row table:style-name="Table1.133">
          <table:table-cell table:style-name="Table1.A2" office:value-type="string">
            <text:p text:style-name="P26">6833</text:p>
          </table:table-cell>
          <table:table-cell table:style-name="Table1.A2" office:value-type="string">
            <text:p text:style-name="P26">Li coens respont Vos (H bien) dites voir</text:p>
          </table:table-cell>
          <table:table-cell table:style-name="Table1.C119" office:value-type="string">
            <text:p text:style-name="P214"><text:span text:style-name="T131">D] ...a dit… <text:s/>W] ...dist...</text:span></text:p>
          </table:table-cell>
        </table:table-row>
        <table:table-row table:style-name="Table1.133">
          <table:table-cell table:style-name="Table1.A2" office:value-type="string">
            <text:p text:style-name="P26">6834</text:p>
          </table:table-cell>
          <table:table-cell table:style-name="Table1.A2" office:value-type="string">
            <text:p text:style-name="P26">Seu est consous de grant savoir</text:p>
          </table:table-cell>
          <table:table-cell table:style-name="Table1.C119" office:value-type="string">
            <text:p text:style-name="P347">B<text:span text:style-name="T208">H2M</text:span>] <text:span text:style-name="T34">Ci a conseil… <text:s/>K] Cist conseail est...</text:span></text:p>
          </table:table-cell>
        </table:table-row>
        <table:table-row table:style-name="Table1.133">
          <table:table-cell table:style-name="Table1.A2" office:value-type="string">
            <text:p text:style-name="P26">6835</text:p>
          </table:table-cell>
          <table:table-cell table:style-name="Table1.A2" office:value-type="string">
            <text:p text:style-name="P26">Il ralient lor gens ensemble</text:p>
          </table:table-cell>
          <table:table-cell table:style-name="Table1.C119" office:value-type="string">
            <text:p text:style-name="P421">T] ---</text:p>
            <text:p text:style-name="P265"><text:span text:style-name="T225">L] ...recueillent… <text:s/>W] ...recuillet...</text:span></text:p>
          </table:table-cell>
        </table:table-row>
        <table:table-row table:style-name="Table1.133">
          <table:table-cell table:style-name="Table1.A2" office:value-type="string">
            <text:p text:style-name="P26">6836</text:p>
          </table:table-cell>
          <table:table-cell table:style-name="Table1.A2" office:value-type="string">
            <text:p text:style-name="P26">De tez i ait cui li cuers tramble</text:p>
          </table:table-cell>
          <table:table-cell table:style-name="Table1.C119" office:value-type="string">
            <text:p text:style-name="P196"><text:span text:style-name="T235">M] Jl y a tel qui…</text:span></text:p>
          </table:table-cell>
        </table:table-row>
        <table:table-row table:style-name="Table1.133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C119" office:value-type="string">
            <text:p text:style-name="P262"><text:span text:style-name="T237">T] Quant del poure perdu li menbre</text:span></text:p>
          </table:table-cell>
        </table:table-row>
        <table:table-row table:style-name="Table1.133">
          <table:table-cell table:style-name="Table1.A2" office:value-type="string">
            <text:p text:style-name="P26">6837</text:p>
          </table:table-cell>
          <table:table-cell table:style-name="Table1.A2" office:value-type="string">
            <text:p text:style-name="P26">Li un remeistrent a sembel</text:p>
          </table:table-cell>
          <table:table-cell table:style-name="Table1.C119" office:value-type="string">
            <text:p text:style-name="P214">A] ...<text:span text:style-name="T20">a un… <text:s/>B] ...ou… <text:s/>G] ...remain… <text:s/>I</text:span>] ...<text:span text:style-name="T221">au can[p&gt;b]el <text:s/>M] ...alerent au chastel <text:s/>W] ...demouret...</text:span></text:p>
          </table:table-cell>
        </table:table-row>
        <table:table-row table:style-name="Table1.133">
          <table:table-cell table:style-name="Table1.A2" office:value-type="string">
            <text:p text:style-name="P26">6838</text:p>
          </table:table-cell>
          <table:table-cell table:style-name="Table1.A2" office:value-type="string">
            <text:p text:style-name="P26">Li atre vont vers le chastel</text:p>
          </table:table-cell>
          <table:table-cell table:style-name="Table1.C119" office:value-type="string">
            <text:p text:style-name="P203"><text:span text:style-name="T235">M] Et li autre vers le cembel 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6">6839</text:p>
          </table:table-cell>
          <table:table-cell table:style-name="Table1.A2" office:value-type="string">
            <text:p text:style-name="P26">Quant li Povres Perdus se voit</text:p>
          </table:table-cell>
          <table:table-cell table:style-name="Table1.C119" office:value-type="string">
            <text:p text:style-name="P187"><text:span text:style-name="T219">I</text:span>] ---</text:p>
          </table:table-cell>
        </table:table-row>
        <table:table-row table:style-name="Table1.133">
          <table:table-cell table:style-name="Table1.A2" office:value-type="string">
            <text:p text:style-name="P26">6840</text:p>
          </table:table-cell>
          <table:table-cell table:style-name="Table1.A2" office:value-type="string">
            <text:p text:style-name="P26">Qu’il en vont adés a esploit</text:p>
          </table:table-cell>
          <table:table-cell table:style-name="Table1.C119" office:value-type="string">
            <text:p text:style-name="P187"><text:span text:style-name="T219">I] ---</text:span></text:p>
            <text:p text:style-name="P465">A<text:span text:style-name="T34">BDGH2KLTW</text:span>] <text:span text:style-name="T20">Qui (BGKLTW Que) ades sen (B en) uont… <text:s text:c="3"/>E] Quil sen vont issi… <text:s/>M] Que il sen uont a gnt a gnt esploit</text:span></text:p>
          </table:table-cell>
        </table:table-row>
        <table:table-row table:style-name="Table1.133">
          <table:table-cell table:style-name="Table1.A2" office:value-type="string">
            <text:p text:style-name="P26">6841</text:p>
          </table:table-cell>
          <table:table-cell table:style-name="Table1.A2" office:value-type="string">
            <text:p text:style-name="P26">Il crie s’ansangne novele</text:p>
          </table:table-cell>
          <table:table-cell table:style-name="Table1.C119" office:value-type="string">
            <text:p text:style-name="P187"><text:span text:style-name="T219">I</text:span>] ---</text:p>
            <text:p text:style-name="P222"><text:span text:style-name="T279">GK] Jl escrie...</text:span></text:p>
          </table:table-cell>
        </table:table-row>
        <table:table-row table:style-name="Table1.133">
          <table:table-cell table:style-name="Table1.A2" office:value-type="string">
            <text:p text:style-name="P26">6842</text:p>
          </table:table-cell>
          <table:table-cell table:style-name="Table1.A2" office:value-type="string">
            <text:p text:style-name="P27">Le seneschal voit si l’apele</text:p>
          </table:table-cell>
          <table:table-cell table:style-name="Table1.C119" office:value-type="string">
            <text:p text:style-name="P187"><text:span text:style-name="T219">I</text:span>] ---</text:p>
          </table:table-cell>
        </table:table-row>
        <table:table-row table:style-name="Table1.133">
          <table:table-cell table:style-name="Table1.A2" office:value-type="string">
            <text:p text:style-name="P26">6843</text:p>
          </table:table-cell>
          <table:table-cell table:style-name="Table1.A2" office:value-type="string">
            <text:p text:style-name="P27">Sire fet il tuit sont vencu</text:p>
          </table:table-cell>
          <table:table-cell table:style-name="Table1.C119" office:value-type="string">
            <text:p text:style-name="P187"><text:span text:style-name="T219">I</text:span>] ---</text:p>
            <text:p text:style-name="P320">B] ...<text:span text:style-name="T34">dist il tout… <text:s/>H2</text:span>] <text:span text:style-name="T208">Sireie cuit quil… </text:span></text:p>
          </table:table-cell>
        </table:table-row>
        <table:table-row table:style-name="Table1.133">
          <table:table-cell table:style-name="Table1.A2" office:value-type="string">
            <text:p text:style-name="P26">6844</text:p>
          </table:table-cell>
          <table:table-cell table:style-name="Table1.A2" office:value-type="string">
            <text:p text:style-name="P27">Adés s’en vont a grant vertu</text:p>
          </table:table-cell>
          <table:table-cell table:style-name="Table1.C119" office:value-type="string">
            <text:p text:style-name="P187"><text:span text:style-name="T219">I</text:span>] ---</text:p>
            <text:p text:style-name="P171"><text:span text:style-name="T131">D] Quades se… <text:s/>E] Vez con sen...</text:span></text:p>
          </table:table-cell>
        </table:table-row>
        <table:table-row table:style-name="Table1.133">
          <table:table-cell table:style-name="Table1.A2" office:value-type="string">
            <text:p text:style-name="P26">6845</text:p>
          </table:table-cell>
          <table:table-cell table:style-name="Table1.A2" office:value-type="string">
            <text:p text:style-name="P27">De sai nos ont torné la proie</text:p>
          </table:table-cell>
          <table:table-cell table:style-name="Table1.C119" office:value-type="string">
            <text:p text:style-name="P187"><text:span text:style-name="T219">I</text:span>] ---</text:p>
            <text:p text:style-name="P165"><text:span text:style-name="T131">DH2] De ca se sont mis a la uoie</text:span></text:p>
            <text:p text:style-name="P171">A] ...uos…<text:span text:style-name="T20"> <text:s/>BM] ...laissiet… <text:s/>E] De ca nous ont laissie no proie</text:span></text:p>
          </table:table-cell>
        </table:table-row>
        <table:table-row table:style-name="Table1.133">
          <table:table-cell table:style-name="Table1.A2" office:value-type="string">
            <text:p text:style-name="P26">6846</text:p>
          </table:table-cell>
          <table:table-cell table:style-name="Table1.A2" office:value-type="string">
            <text:p text:style-name="P27">Et si se sont mis a la voie</text:p>
          </table:table-cell>
          <table:table-cell table:style-name="Table1.C119" office:value-type="string">
            <text:p text:style-name="P187"><text:span text:style-name="T219">I</text:span>] ---</text:p>
            <text:p text:style-name="P165"><text:span text:style-name="T131">DH2] Et si nos ont gurpi la proie</text:span></text:p>
            <text:p text:style-name="P196">A] <text:span text:style-name="T20">Et se sont… <text:s/>M] Et la sen...</text:span></text:p>
          </table:table-cell>
        </table:table-row>
        <table:table-row table:style-name="Table1.133">
          <table:table-cell table:style-name="Table1.A2" office:value-type="string">
            <text:p text:style-name="P26">6847</text:p>
          </table:table-cell>
          <table:table-cell table:style-name="Table1.A2" office:value-type="string">
            <text:p text:style-name="P27">Car poigniés a siaus vers le pont</text:p>
          </table:table-cell>
          <table:table-cell table:style-name="Table1.C119" office:value-type="string">
            <text:p text:style-name="P187"><text:span text:style-name="T219">I</text:span>] ---</text:p>
            <text:p text:style-name="P156">A<text:span text:style-name="T34">BDEGH2KLMTW</text:span>] <text:span text:style-name="T254">(W Or)</text:span>...<text:span text:style-name="T20">ceuls qui ci sont</text:span></text:p>
          </table:table-cell>
        </table:table-row>
        <table:table-row table:style-name="Table1.133">
          <table:table-cell table:style-name="Table1.A2" office:value-type="string">
            <text:p text:style-name="P26">6848</text:p>
          </table:table-cell>
          <table:table-cell table:style-name="Table1.A2" office:value-type="string">
            <text:p text:style-name="P27">G’irai as atres que si sont</text:p>
          </table:table-cell>
          <table:table-cell table:style-name="Table1.C119" office:value-type="string">
            <text:p text:style-name="P187"><text:span text:style-name="T219">I</text:span>] ---</text:p>
            <text:p text:style-name="P156">A<text:span text:style-name="T34">BDEGH2KLMTW</text:span>] ...<text:span text:style-name="T20">uers le pont</text:span></text:p>
          </table:table-cell>
        </table:table-row>
        <table:table-row table:style-name="Table1.133">
          <table:table-cell table:style-name="Table1.A2" office:value-type="string">
            <text:p text:style-name="P26">6849</text:p>
          </table:table-cell>
          <table:table-cell table:style-name="Table1.A2" office:value-type="string">
            <text:p text:style-name="P27">Comenserai lai (H La comencerai) le tornoi</text:p>
          </table:table-cell>
          <table:table-cell table:style-name="Table1.C119" office:value-type="string">
            <text:p text:style-name="P187"><text:span text:style-name="T219">I</text:span>] ---</text:p>
            <text:p text:style-name="P214">A<text:span text:style-name="T34">BDEH2LT</text:span>] ...<text:span text:style-name="T20">lors le… <text:s/>GK] Et...lor le… <text:s/>W] Ci commencerons...</text:span></text:p>
          </table:table-cell>
        </table:table-row>
        <table:table-row table:style-name="Table1.133">
          <table:table-cell table:style-name="Table1.A2" office:value-type="string">
            <text:p text:style-name="P27">6850</text:p>
          </table:table-cell>
          <table:table-cell table:style-name="Table1.A2" office:value-type="string">
            <text:p text:style-name="P27">Dist Damiains Et je l’otroi</text:p>
          </table:table-cell>
          <table:table-cell table:style-name="Table1.C119" office:value-type="string">
            <text:p text:style-name="P187"><text:span text:style-name="T219">I</text:span>] ---</text:p>
            <text:p text:style-name="P156">A] ...<text:span text:style-name="T20">locroi...</text:span></text:p>
          </table:table-cell>
        </table:table-row>
        <table:table-row table:style-name="Table1.133">
          <table:table-cell table:style-name="Table1.A2" office:value-type="string">
            <text:p text:style-name="P27">6851</text:p>
          </table:table-cell>
          <table:table-cell table:style-name="Table1.A2" office:value-type="string">
            <text:p text:style-name="P27">Li seneschalx poent a sembel</text:p>
          </table:table-cell>
          <table:table-cell table:style-name="Table1.C119" office:value-type="string">
            <text:p text:style-name="P223"><text:span text:style-name="T219">I</text:span>] ...<text:span text:style-name="T221">au canpel <text:s/>K] ...aou chabel</text:span></text:p>
          </table:table-cell>
        </table:table-row>
        <table:table-row table:style-name="Table1.133">
          <table:table-cell table:style-name="Table1.A2" office:value-type="string">
            <text:p text:style-name="P27">6852</text:p>
          </table:table-cell>
          <table:table-cell table:style-name="Table1.A2" office:value-type="string">
            <text:p text:style-name="P27">Cil s’en fuent vers le chastel</text:p>
          </table:table-cell>
          <table:table-cell table:style-name="Table1.C119" office:value-type="string">
            <text:p text:style-name="P326">B] <text:span text:style-name="T34">Li autre en uont… <text:s/>L] Cil furent uers le cembel <text:s/>M] Ces ...senuiennnet <text:s/>T] Et cil senuont...</text:span></text:p>
          </table:table-cell>
        </table:table-row>
        <table:table-row table:style-name="Table1.133">
          <table:table-cell table:style-name="Table1.A2" office:value-type="string">
            <text:p text:style-name="P27">6853</text:p>
          </table:table-cell>
          <table:table-cell table:style-name="Table1.A2" office:value-type="string">
            <text:p text:style-name="P27">Ne peoient soffrir le faix</text:p>
          </table:table-cell>
          <table:table-cell table:style-name="Table1.C119" office:value-type="string">
            <text:p text:style-name="P203">A] <text:span text:style-name="T20">Ne ue… <text:s/>BDEH2M] Ne puelent (EH2 pueent, DM porent) plus… <text:s/>T] ...pent mais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7">6854</text:p>
          </table:table-cell>
          <table:table-cell table:style-name="Table1.A2" office:value-type="string">
            <text:p text:style-name="P27">Vers le pont (H Verz eslaiz) vont a grant eslais</text:p>
          </table:table-cell>
          <table:table-cell table:style-name="Table1.C119" office:value-type="string">
            <text:p text:style-name="P214">A<text:span text:style-name="T34">BGIKLW]</text:span> ...<text:span text:style-name="T20">sen (B en) uont aeslais (I uent adeslais) <text:s/>E] ...sen vont a i tas <text:s/>T] Trestuit senuont... W] ...sen sont en alais</text:span></text:p>
          </table:table-cell>
        </table:table-row>
        <table:table-row table:style-name="Table1.133">
          <table:table-cell table:style-name="Table1.A2" office:value-type="string">
            <text:p text:style-name="P27">6855</text:p>
          </table:table-cell>
          <table:table-cell table:style-name="Table1.A2" office:value-type="string">
            <text:p text:style-name="P27">Tote li ont guerpit la plasce</text:p>
          </table:table-cell>
          <table:table-cell table:style-name="Table1.C119" office:value-type="string">
            <text:p text:style-name="P172">A<text:span text:style-name="T34">BDGH2IKMTW</text:span>] ...<text:span text:style-name="T20">lor ont curpi (BDGH2KLMT guerpi, IW grepi)… <text:s/>E] Trestuit lor ont...</text:span></text:p>
          </table:table-cell>
        </table:table-row>
        <table:table-row table:style-name="Table1.133">
          <table:table-cell table:style-name="Table1.A2" office:value-type="string">
            <text:p text:style-name="P27">6856</text:p>
          </table:table-cell>
          <table:table-cell table:style-name="Table1.A2" office:value-type="string">
            <text:p text:style-name="P27">Et li Povres Perdus les chasce</text:p>
          </table:table-cell>
          <table:table-cell table:style-name="Table1.C119" office:value-type="string">
            <text:p text:style-name="P348">B] <text:span text:style-name="T34">Li...enchace <text:s/>G] ...len… <text:s/>K] ...lor...</text:span></text:p>
          </table:table-cell>
        </table:table-row>
        <table:table-row table:style-name="Table1.133">
          <table:table-cell table:style-name="Table1.A2" office:value-type="string">
            <text:p text:style-name="P27">6857</text:p>
          </table:table-cell>
          <table:table-cell table:style-name="Table1.A2" office:value-type="string">
            <text:p text:style-name="P27">O ses compaignons fut venus</text:p>
          </table:table-cell>
          <table:table-cell table:style-name="Table1.C119" office:value-type="string">
            <text:p text:style-name="P159">A<text:span text:style-name="T263">K</text:span>] <text:span text:style-name="T20">A… <text:s/>BELTW] (LTW A)...est...</text:span></text:p>
          </table:table-cell>
        </table:table-row>
        <table:table-row table:style-name="Table1.133">
          <table:table-cell table:style-name="Table1.A2" office:value-type="string">
            <text:p text:style-name="P27">6858</text:p>
          </table:table-cell>
          <table:table-cell table:style-name="Table1.A2" office:value-type="string">
            <text:p text:style-name="P27">A chastel li Povres Perdus</text:p>
          </table:table-cell>
          <table:table-cell table:style-name="Table1.C119" office:value-type="string">
            <text:p text:style-name="P223"><text:span text:style-name="T262">K] ...chastel paubre...</text:span></text:p>
          </table:table-cell>
        </table:table-row>
        <table:table-row table:style-name="Table1.133">
          <table:table-cell table:style-name="Table1.A2" office:value-type="string">
            <text:p text:style-name="P27">6859</text:p>
          </table:table-cell>
          <table:table-cell table:style-name="Table1.A2" office:value-type="string">
            <text:p text:style-name="P27">Il ait un espié recovré</text:p>
          </table:table-cell>
          <table:table-cell table:style-name="Table1.C119" office:value-type="string">
            <text:p text:style-name="P214">A<text:span text:style-name="T192">GIK</text:span>] <text:span text:style-name="T20">Vn bon espie a (GIK ot)… <text:s/>B] Adont a...trouue <text:s/>E] J espiel y a… <text:s/>H2] ...ont… <text:s/>LT] Or a… <text:s/>W] Or a il lespee...</text:span></text:p>
          </table:table-cell>
        </table:table-row>
        <table:table-row table:style-name="Table1.133">
          <table:table-cell table:style-name="Table1.A2" office:value-type="string">
            <text:p text:style-name="P27">6860</text:p>
          </table:table-cell>
          <table:table-cell table:style-name="Table1.A2" office:value-type="string">
            <text:p text:style-name="P27">Fort et tranchant et aseré</text:p>
          </table:table-cell>
          <table:table-cell table:style-name="Table1.C119" office:value-type="string">
            <text:p text:style-name="P422">T] Que al chie del pont ot troue</text:p>
            <text:p text:style-name="P214">A<text:span text:style-name="T192">GIK</text:span>] ...<text:span text:style-name="T20">et roide et bien querre (I carte) <text:s/>DEH2L] ...bien querre <text:s/>M] ...trenchant bien asere <text:s/>W] …est trenchant et bien care</text:span></text:p>
          </table:table-cell>
        </table:table-row>
        <table:table-row table:style-name="Table1.133">
          <table:table-cell table:style-name="Table1.A2" office:value-type="string">
            <text:p text:style-name="P27">6861</text:p>
          </table:table-cell>
          <table:table-cell table:style-name="Table1.A2" office:value-type="string">
            <text:p text:style-name="P27">Meleain vit el chief del pont</text:p>
          </table:table-cell>
          <table:table-cell table:style-name="Table1.C119" office:value-type="string">
            <text:p text:style-name="P396">G] ...<text:span text:style-name="T192">uoit apres dou… <text:s/>LK] ...au chie...</text:span></text:p>
          </table:table-cell>
        </table:table-row>
        <table:table-row table:style-name="Table1.133">
          <table:table-cell table:style-name="Table1.A2" office:value-type="string">
            <text:p text:style-name="P27">6862</text:p>
          </table:table-cell>
          <table:table-cell table:style-name="Table1.A2" office:value-type="string">
            <text:p text:style-name="P27">Si le fiert en l’escu amont</text:p>
          </table:table-cell>
          <table:table-cell table:style-name="Table1.C119" office:value-type="string">
            <text:p text:style-name="P280">B] <text:span text:style-name="T34">Jl… <text:s/>D] ...el hiaume...</text:span></text:p>
          </table:table-cell>
        </table:table-row>
        <table:table-row table:style-name="Table1.133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C119" office:value-type="string">
            <text:p text:style-name="P197"><text:span text:style-name="T235">M] J polessont ci de cembel</text:span></text:p>
          </table:table-cell>
        </table:table-row>
        <table:table-row table:style-name="Table1.133">
          <table:table-cell table:style-name="Table1.A2" office:value-type="string">
            <text:p text:style-name="P27">6863</text:p>
          </table:table-cell>
          <table:table-cell table:style-name="Table1.A2" office:value-type="string">
            <text:p text:style-name="P27">Que jus del boen destrier l’abat</text:p>
          </table:table-cell>
          <table:table-cell table:style-name="Table1.C119" office:value-type="string">
            <text:p text:style-name="P276"/>
          </table:table-cell>
        </table:table-row>
        <table:table-row table:style-name="Table1.133">
          <table:table-cell table:style-name="Table1.A2" office:value-type="string">
            <text:p text:style-name="P27">6864</text:p>
          </table:table-cell>
          <table:table-cell table:style-name="Table1.A2" office:value-type="string">
            <text:p text:style-name="P27">Sore le pont le mist tot plat</text:p>
          </table:table-cell>
          <table:table-cell table:style-name="Table1.C119" office:value-type="string">
            <text:p text:style-name="P289">B<text:span text:style-name="T236">M</text:span>] <text:span text:style-name="T34">Desus… <text:s/>DH2] Desor (H2 Dessus) le pont labati plat <text:s/>E] ...le rua tout plait</text:span></text:p>
          </table:table-cell>
        </table:table-row>
        <table:table-row table:style-name="Table1.133">
          <table:table-cell table:style-name="Table1.A2" office:value-type="string">
            <text:p text:style-name="P27">6865</text:p>
          </table:table-cell>
          <table:table-cell table:style-name="Table1.A2" office:value-type="string">
            <text:p text:style-name="P27">Chascuns ait bien le sien feru</text:p>
          </table:table-cell>
          <table:table-cell table:style-name="Table1.C119" office:value-type="string">
            <text:p text:style-name="P159">A] ...<text:span text:style-name="T20">lescu feru <text:s/>B] ...lesse ferut</text:span></text:p>
          </table:table-cell>
        </table:table-row>
        <table:table-row table:style-name="Table1.133">
          <table:table-cell table:style-name="Table1.A2" office:value-type="string">
            <text:p text:style-name="P27">6866</text:p>
          </table:table-cell>
          <table:table-cell table:style-name="Table1.A2" office:value-type="string">
            <text:p text:style-name="P27">Tuit li plusor sont abatu</text:p>
          </table:table-cell>
          <table:table-cell table:style-name="Table1.C119" office:value-type="string">
            <text:p text:style-name="P289">B<text:span text:style-name="T236">M</text:span>] <text:span text:style-name="T34">Li...furent… <text:s/>E] ...li meillor...</text:span></text:p>
          </table:table-cell>
        </table:table-row>
        <table:table-row table:style-name="Table1.133">
          <table:table-cell table:style-name="Table1.A2" office:value-type="string">
            <text:p text:style-name="P27">6867</text:p>
          </table:table-cell>
          <table:table-cell table:style-name="Table1.A2" office:value-type="string">
            <text:p text:style-name="P28">Quant Damiains voit la vertu</text:p>
          </table:table-cell>
          <table:table-cell table:style-name="Table1.C119" office:value-type="string">
            <text:p text:style-name="P101"/>
          </table:table-cell>
        </table:table-row>
        <table:table-row table:style-name="Table1.133">
          <table:table-cell table:style-name="Table1.A2" office:value-type="string">
            <text:p text:style-name="P27">6868</text:p>
          </table:table-cell>
          <table:table-cell table:style-name="Table1.A2" office:value-type="string">
            <text:p text:style-name="P28">Et les cols del Povre Perdu</text:p>
          </table:table-cell>
          <table:table-cell table:style-name="Table1.C119" office:value-type="string">
            <text:p text:style-name="P289">B] <text:span text:style-name="T34">La force dou… <text:s/>D] ...cops au…</text:span></text:p>
          </table:table-cell>
        </table:table-row>
        <table:table-row table:style-name="Table1.133">
          <table:table-cell table:style-name="Table1.A2" office:value-type="string">
            <text:p text:style-name="P27">6869</text:p>
          </table:table-cell>
          <table:table-cell table:style-name="Table1.A2" office:value-type="string">
            <text:p text:style-name="P28">Si dist por voir et sens mentir</text:p>
          </table:table-cell>
          <table:table-cell table:style-name="Table1.C119" office:value-type="string">
            <text:p text:style-name="P392">G] <text:span text:style-name="T193">E ce dit...</text:span></text:p>
          </table:table-cell>
        </table:table-row>
        <table:table-row table:style-name="Table1.133">
          <table:table-cell table:style-name="Table1.A2" office:value-type="string">
            <text:p text:style-name="P28">6870</text:p>
          </table:table-cell>
          <table:table-cell table:style-name="Table1.A2" office:value-type="string">
            <text:p text:style-name="P28">Que nes uns hons nel puet (H Qu’il n’est hons qui le puist) soffrir</text:p>
          </table:table-cell>
          <table:table-cell table:style-name="Table1.C119" office:value-type="string">
            <text:p text:style-name="P349">B] <text:span text:style-name="T34">Nest hons qui le poist… <text:s/>DH2] ...nuns hons nes porroit soffrir <text:s/>E] Mais ne vit homme tant souffrir <text:s/>W] ...ne pourroit… <text:s/>K] ...hom li puet...</text:span></text:p>
          </table:table-cell>
        </table:table-row>
        <table:table-row table:style-name="Table1.133">
          <table:table-cell table:style-name="Table1.A2" office:value-type="string">
            <text:p text:style-name="P28">6871</text:p>
          </table:table-cell>
          <table:table-cell table:style-name="Table1.A2" office:value-type="string">
            <text:p text:style-name="P28">Voirs est se respont Leodis</text:p>
          </table:table-cell>
          <table:table-cell table:style-name="Table1.C119" office:value-type="string">
            <text:p text:style-name="P224">A] <text:span text:style-name="T21">Voir ce… <text:s/>B] Sire ce a dit… <text:s/>K] ...ce dist...</text:span></text:p>
          </table:table-cell>
        </table:table-row>
        <table:table-row table:style-name="Table1.133">
          <table:table-cell table:style-name="Table1.A2" office:value-type="string">
            <text:p text:style-name="P28">6872</text:p>
          </table:table-cell>
          <table:table-cell table:style-name="Table1.A2" office:value-type="string">
            <text:p text:style-name="P28">Il ne doit pas estre escondis</text:p>
          </table:table-cell>
          <table:table-cell table:style-name="Table1.C119" office:value-type="string">
            <text:p text:style-name="P172">A<text:span text:style-name="T34">BDGH2IKLMTW</text:span>] <text:span text:style-name="T21">Ja ne (D cist ne) doit (H2 doit mais) estre… <text:s/>E] Estre ne doit pas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8">6873</text:p>
          </table:table-cell>
          <table:table-cell table:style-name="Table1.A2" office:value-type="string">
            <text:p text:style-name="P28">De veoir dames et puceles</text:p>
          </table:table-cell>
          <table:table-cell table:style-name="Table1.C119" office:value-type="string">
            <text:p text:style-name="P232">INV <text:span text:style-name="T17">ABGIKLW] </text:span>Qui si bien set uoidier les selles</text:p>
          </table:table-cell>
        </table:table-row>
        <table:table-row table:style-name="Table1.133">
          <table:table-cell table:style-name="Table1.A2" office:value-type="string">
            <text:p text:style-name="P28">6874</text:p>
          </table:table-cell>
          <table:table-cell table:style-name="Table1.A2" office:value-type="string">
            <text:p text:style-name="P28">Qui seit si bien veudier les seles</text:p>
          </table:table-cell>
          <table:table-cell table:style-name="Table1.C119" office:value-type="string">
            <text:p text:style-name="P232">INV <text:span text:style-name="T17">ABGIKLW] </text:span>De uoier <text:span text:style-name="T35">(BGILW veoir) </text:span>dames et puceles</text:p>
            <text:p text:style-name="P384">D<text:span text:style-name="T143">EH2T</text:span>] Que <text:span text:style-name="T143">(E Quant)</text:span> si bien set vuidier… <text:s/><text:span text:style-name="T235">M] Qui si tres bien scet wider selles</text:span></text:p>
          </table:table-cell>
        </table:table-row>
        <table:table-row table:style-name="Table1.133">
          <table:table-cell table:style-name="Table1.A2" office:value-type="string">
            <text:p text:style-name="P28">6875</text:p>
          </table:table-cell>
          <table:table-cell table:style-name="Table1.A2" office:value-type="string">
            <text:p text:style-name="P28">A pont fut grans li chapleis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8">6876</text:p>
          </table:table-cell>
          <table:table-cell table:style-name="Table1.A2" office:value-type="string">
            <text:p text:style-name="P28">Malement les ont desconfis</text:p>
          </table:table-cell>
          <table:table-cell table:style-name="Table1.C119" office:value-type="string">
            <text:p text:style-name="P215"><text:span text:style-name="T253">W] ...desondis</text:span></text:p>
          </table:table-cell>
        </table:table-row>
        <table:table-row table:style-name="Table1.133">
          <table:table-cell table:style-name="Table1.A2" office:value-type="string">
            <text:p text:style-name="P28">6877</text:p>
          </table:table-cell>
          <table:table-cell table:style-name="Table1.A2" office:value-type="string">
            <text:p text:style-name="P28">Mout i ait perdus per folie</text:p>
          </table:table-cell>
          <table:table-cell table:style-name="Table1.C119" office:value-type="string">
            <text:p text:style-name="P203"><text:span text:style-name="T235">M] ...y perdi par sa folie <text:s/>T] ...felonie</text:span></text:p>
          </table:table-cell>
        </table:table-row>
        <table:table-row table:style-name="Table1.133">
          <table:table-cell table:style-name="Table1.A2" office:value-type="string">
            <text:p text:style-name="P28">6878</text:p>
          </table:table-cell>
          <table:table-cell table:style-name="Table1.A2" office:value-type="string">
            <text:p text:style-name="P28">De cheveliers li rois d’Ongrie</text:p>
          </table:table-cell>
          <table:table-cell table:style-name="Table1.C119" office:value-type="string">
            <text:p text:style-name="P277">B] <text:span text:style-name="T35">Chlrs...</text:span></text:p>
          </table:table-cell>
        </table:table-row>
        <table:table-row table:style-name="Table1.133">
          <table:table-cell table:style-name="Table1.A2" office:value-type="string">
            <text:p text:style-name="P28">6879</text:p>
          </table:table-cell>
          <table:table-cell table:style-name="Table1.A2" office:value-type="string">
            <text:p text:style-name="P28">Li rois veoit bien del chastel</text:p>
          </table:table-cell>
          <table:table-cell table:style-name="Table1.C119" office:value-type="string">
            <text:p text:style-name="P277">B] ...<text:span text:style-name="T35">voit mlt bien...</text:span></text:p>
          </table:table-cell>
        </table:table-row>
        <table:table-row table:style-name="Table1.133">
          <table:table-cell table:style-name="Table1.A2" office:value-type="string">
            <text:p text:style-name="P28">6880</text:p>
          </table:table-cell>
          <table:table-cell table:style-name="Table1.A2" office:value-type="string">
            <text:p text:style-name="P28">Les cols del sodoier (H chevalier) novel</text:p>
          </table:table-cell>
          <table:table-cell table:style-name="Table1.C119" office:value-type="string">
            <text:p text:style-name="P121"><text:span text:style-name="T138">EH2K] ...chr...</text:span></text:p>
          </table:table-cell>
        </table:table-row>
        <table:table-row table:style-name="Table1.133">
          <table:table-cell table:style-name="Table1.A2" office:value-type="string">
            <text:p text:style-name="P28">6881</text:p>
          </table:table-cell>
          <table:table-cell table:style-name="Table1.A2" office:value-type="string">
            <text:p text:style-name="P28">N’i veloit aler de plaine ire</text:p>
          </table:table-cell>
          <table:table-cell table:style-name="Table1.C119" office:value-type="string">
            <text:p text:style-name="P197">A] <text:span text:style-name="T21">Qui… <text:s/>D] Jl ni uoloit aler por ire <text:s/>EK] ...per grant ire <text:s/>H2] ...aler tout pour lire <text:s/>M] Aler y uoloit de...</text:span></text:p>
          </table:table-cell>
        </table:table-row>
        <table:table-row table:style-name="Table1.133">
          <table:table-cell table:style-name="Table1.A2" office:value-type="string">
            <text:p text:style-name="P28">6882</text:p>
          </table:table-cell>
          <table:table-cell table:style-name="Table1.A2" office:value-type="string">
            <text:p text:style-name="P28">Quant se sont lessié descomfire</text:p>
          </table:table-cell>
          <table:table-cell table:style-name="Table1.C119" office:value-type="string">
            <text:p text:style-name="P166">A<text:span text:style-name="T193">GIKLTW</text:span>] <text:span text:style-name="T21">Quar… <text:s/>BE] Qant laissiet se sont… <text:s/>DH2] Quil se sont...</text:span></text:p>
          </table:table-cell>
        </table:table-row>
        <table:table-row table:style-name="Table1.133">
          <table:table-cell table:style-name="Table1.A2" office:value-type="string">
            <text:p text:style-name="P28">6883</text:p>
          </table:table-cell>
          <table:table-cell table:style-name="Table1.A2" office:value-type="string">
            <text:p text:style-name="P28">Ne savoit pas ancor le voir</text:p>
          </table:table-cell>
          <table:table-cell table:style-name="Table1.C119" office:value-type="string">
            <text:p text:style-name="P379">D] ...pas de ce le...</text:p>
          </table:table-cell>
        </table:table-row>
        <table:table-row table:style-name="Table1.133">
          <table:table-cell table:style-name="Table1.A2" office:value-type="string">
            <text:p text:style-name="P28">6884</text:p>
          </table:table-cell>
          <table:table-cell table:style-name="Table1.A2" office:value-type="string">
            <text:p text:style-name="P28">Del sodoier qu’il puet valoir</text:p>
          </table:table-cell>
          <table:table-cell table:style-name="Table1.C119" office:value-type="string">
            <text:p text:style-name="P135"><text:span text:style-name="T138">E] Que li soudoiers puet… <text:s/>I] De soudoier nouel que poit… <text:s/>LTW] ...que (W qui) puet...</text:span></text:p>
          </table:table-cell>
        </table:table-row>
        <table:table-row table:style-name="Table1.133">
          <table:table-cell table:style-name="Table1.A2" office:value-type="string">
            <text:p text:style-name="P28">6885</text:p>
          </table:table-cell>
          <table:table-cell table:style-name="Table1.A2" office:value-type="string">
            <text:p text:style-name="P28">A pont fut mout la per<text:span text:style-name="T264">t</text:span>e grans</text:p>
          </table:table-cell>
          <table:table-cell table:style-name="Table1.C119" office:value-type="string">
            <text:p text:style-name="P197">A<text:span text:style-name="T35">BDEGH2IKLW</text:span>] ...<text:span text:style-name="T21">la perte mlt granz <text:s/>M] ...la presse mlt grans</text:span></text:p>
          </table:table-cell>
        </table:table-row>
        <table:table-row table:style-name="Table1.133">
          <table:table-cell table:style-name="Table1.A2" office:value-type="string">
            <text:p text:style-name="P28">6886</text:p>
          </table:table-cell>
          <table:table-cell table:style-name="Table1.A2" office:value-type="string">
            <text:p text:style-name="P28">A roi d’Ongrie fut li dans</text:p>
          </table:table-cell>
          <table:table-cell table:style-name="Table1.C119" office:value-type="string">
            <text:p text:style-name="P277">B] <text:span text:style-name="T35">Ciaus de...</text:span></text:p>
          </table:table-cell>
        </table:table-row>
        <table:table-row table:style-name="Table1.133">
          <table:table-cell table:style-name="Table1.A2" office:value-type="string">
            <text:p text:style-name="P28">6887</text:p>
          </table:table-cell>
          <table:table-cell table:style-name="Table1.A2" office:value-type="string">
            <text:p text:style-name="P28">Et cil qui s’en sont (H qui sunt) eschapé</text:p>
          </table:table-cell>
          <table:table-cell table:style-name="Table1.C119" office:value-type="string">
            <text:p text:style-name="P312">B] ...<text:span text:style-name="T35">qui en… <text:s/>L] ...se sont...</text:span></text:p>
          </table:table-cell>
        </table:table-row>
        <table:table-row table:style-name="Table1.133">
          <table:table-cell table:style-name="Table1.A2" office:value-type="string">
            <text:p text:style-name="P28">6888</text:p>
          </table:table-cell>
          <table:table-cell table:style-name="Table1.A2" office:value-type="string">
            <text:p text:style-name="P28">Ont per force le pont levé</text:p>
          </table:table-cell>
          <table:table-cell table:style-name="Table1.C119" office:value-type="string">
            <text:p text:style-name="P304"><text:span text:style-name="T201">H2L</text:span>] ...<text:span text:style-name="T209">passe</text:span></text:p>
          </table:table-cell>
        </table:table-row>
        <table:table-row table:style-name="Table1.133">
          <table:table-cell table:style-name="Table1.A2" office:value-type="string">
            <text:p text:style-name="P28">6889</text:p>
          </table:table-cell>
          <table:table-cell table:style-name="Table1.A2" office:value-type="string">
            <text:p text:style-name="P28">Puels qu’il furent de l’atre part</text:p>
          </table:table-cell>
          <table:table-cell table:style-name="Table1.C119" office:value-type="string">
            <text:p text:style-name="P225"><text:span text:style-name="T262">K] ...qe...</text:span></text:p>
          </table:table-cell>
        </table:table-row>
        <table:table-row table:style-name="Table1.133">
          <table:table-cell table:style-name="Table1.A2" office:value-type="string">
            <text:p text:style-name="P28">6890</text:p>
          </table:table-cell>
          <table:table-cell table:style-name="Table1.A2" office:value-type="string">
            <text:p text:style-name="P28">Nen orent il de sous regart</text:p>
          </table:table-cell>
          <table:table-cell table:style-name="Table1.C119" office:value-type="string">
            <text:p text:style-name="P226">A] <text:span text:style-name="T21">Non ore cil de mort… <text:s/>B] ...il mais de nul… <text:s/>D] Norent il de cex nul… <text:s/>H2] Nourent il des autres… <text:s/>ITW</text:span>] ...<text:span text:style-name="T222">de ceus… <text:s/>L] ...de ces… <text:s/>M] Norent il de nullui… <text:s/>K] ...norent deces...</text:span></text:p>
          </table:table-cell>
        </table:table-row>
        <table:table-row table:style-name="Table1.133">
          <table:table-cell table:style-name="Table1.A2" office:value-type="string">
            <text:p text:style-name="P28">6891</text:p>
          </table:table-cell>
          <table:table-cell table:style-name="Table1.A2" office:value-type="string">
            <text:p text:style-name="P28">Il s’en montent el chastel sus</text:p>
          </table:table-cell>
          <table:table-cell table:style-name="Table1.C119" office:value-type="string">
            <text:p text:style-name="P60">INV <text:span text:style-name="T37">B] </text:span><text:span text:style-name="T36">Narrus meleains et gelfus</text:span></text:p>
            <text:p text:style-name="P121"><text:span text:style-name="T138">E] Jl montent el chastel lassus</text:span></text:p>
          </table:table-cell>
        </table:table-row>
        <table:table-row table:style-name="Table1.133">
          <table:table-cell table:style-name="Table1.A2" office:value-type="string">
            <text:p text:style-name="P28">6892</text:p>
          </table:table-cell>
          <table:table-cell table:style-name="Table1.A2" office:value-type="string">
            <text:p text:style-name="P28">Nercos Meleains et Gelfus</text:p>
          </table:table-cell>
          <table:table-cell table:style-name="Table1.C119" office:value-type="string">
            <text:p text:style-name="P352">INV <text:span text:style-name="T27">B] </text:span>[...]nmonterent ou chastel sus</text:p>
            <text:p text:style-name="P204"><text:soft-page-break/>A<text:span text:style-name="T222">IKLW</text:span>] <text:span text:style-name="T21">Narocs (IKW Naroc, L Naros)… <text:s/>DH2] Narox… <text:s/>E] Maros… <text:s/>G] Naroe… <text:s/>M] Neroes… <text:s/>T] Naroes...</text:span></text:p>
          </table:table-cell>
        </table:table-row>
        <table:table-row table:style-name="Table1.133">
          <table:table-cell table:style-name="Table1.A2" office:value-type="string">
            <text:p text:style-name="P28">6893</text:p>
          </table:table-cell>
          <table:table-cell table:style-name="Table1.A2" office:value-type="string">
            <text:p text:style-name="P28">Il ne semble pas que de plait</text:p>
          </table:table-cell>
          <table:table-cell table:style-name="Table1.C119" office:value-type="string">
            <text:p text:style-name="P188">A] ...<text:span text:style-name="T21">une que deplait <text:s/>E] ...sanbla… <text:s/>H2] ...semblent… <text:s/>I</text:span>] ...<text:span text:style-name="T222">pas che de plai[.n]t</text:span></text:p>
          </table:table-cell>
        </table:table-row>
        <table:table-row table:style-name="Table1.133">
          <table:table-cell table:style-name="Table1.A2" office:value-type="string">
            <text:p text:style-name="P28">6894</text:p>
          </table:table-cell>
          <table:table-cell table:style-name="Table1.A2" office:value-type="string">
            <text:p text:style-name="P28">Soient venut que (H quar) tuit sont frait</text:p>
          </table:table-cell>
          <table:table-cell table:style-name="Table1.C119" office:value-type="string">
            <text:p text:style-name="P192">A] ...<text:span text:style-name="T21">ueu qui… <text:s/>BE] ...car tout… <text:s/>L] Se iant uenu...</text:span></text:p>
          </table:table-cell>
        </table:table-row>
        <table:table-row table:style-name="Table1.133">
          <table:table-cell table:style-name="Table1.A2" office:value-type="string">
            <text:p text:style-name="P28">6895</text:p>
          </table:table-cell>
          <table:table-cell table:style-name="Table1.A2" office:value-type="string">
            <text:p text:style-name="P28">Lor escu li haberc fausé</text:p>
          </table:table-cell>
          <table:table-cell table:style-name="Table1.C119" office:value-type="string">
            <text:p text:style-name="P179">A] ...<text:span text:style-name="T21">fausent <text:s/>B] ...lor elme… <text:s/>DMT] Li escu… <text:s/>EW] ...lor… <text:s/>H2] ...lor hauberc lafre</text:span></text:p>
          </table:table-cell>
        </table:table-row>
        <table:table-row table:style-name="Table1.133">
          <table:table-cell table:style-name="Table1.A2" office:value-type="string">
            <text:p text:style-name="P28">6896</text:p>
          </table:table-cell>
          <table:table-cell table:style-name="Table1.A2" office:value-type="string">
            <text:p text:style-name="P28">Et li hiame frait et quassé (H hiaume tuit enbarrei)</text:p>
          </table:table-cell>
          <table:table-cell table:style-name="Table1.C119" office:value-type="string">
            <text:p text:style-name="P215">A<text:span text:style-name="T194">GIKLT</text:span>] <text:span text:style-name="T21">Et tuit li uert heaume chassent (G chassez, IKLT case) <text:s/>B] Et lor bon hauberc estroet <text:s/>D] ...furent quasse <text:s/>E] Tuit li elme furent quasse <text:s/>H2] Et tuit lor vert hiaume gemme <text:s/>M] Et tuit li vert hiaume geme <text:s/>W] Et touz ly heaume casse</text:span></text:p>
          </table:table-cell>
        </table:table-row>
        <table:table-row table:style-name="Table1.133">
          <table:table-cell table:style-name="Table1.A2" office:value-type="string">
            <text:p text:style-name="P28">6897</text:p>
          </table:table-cell>
          <table:table-cell table:style-name="Table1.A2" office:value-type="string">
            <text:p text:style-name="P28">El cors furent navrei tuit troi</text:p>
          </table:table-cell>
          <table:table-cell table:style-name="Table1.C119" office:value-type="string">
            <text:p text:style-name="P98"/>
          </table:table-cell>
        </table:table-row>
        <table:table-row table:style-name="Table1.133">
          <table:table-cell table:style-name="Table1.A2" office:value-type="string">
            <text:p text:style-name="P28">6898</text:p>
          </table:table-cell>
          <table:table-cell table:style-name="Table1.A2" office:value-type="string">
            <text:p text:style-name="P28">Si sont venu davant le roi</text:p>
          </table:table-cell>
          <table:table-cell table:style-name="Table1.C119" office:value-type="string">
            <text:p text:style-name="P266"><text:span text:style-name="T225">LW] Ensi uindrent (W viennet)...</text:span></text:p>
          </table:table-cell>
        </table:table-row>
        <table:table-row table:style-name="Table1.133">
          <table:table-cell table:style-name="Table1.A2" office:value-type="string">
            <text:p text:style-name="P28">6899</text:p>
          </table:table-cell>
          <table:table-cell table:style-name="Table1.A2" office:value-type="string">
            <text:p text:style-name="P28">Grant duel ot li rois quant les vit</text:p>
          </table:table-cell>
          <table:table-cell table:style-name="Table1.C119" office:value-type="string">
            <text:p text:style-name="P98"/>
          </table:table-cell>
        </table:table-row>
        <table:table-row table:style-name="Table1.133">
          <table:table-cell table:style-name="Table1.A2" office:value-type="string">
            <text:p text:style-name="P28">6900</text:p>
          </table:table-cell>
          <table:table-cell table:style-name="Table1.A2" office:value-type="string">
            <text:p text:style-name="P28">Signor mout vos devez petit</text:p>
          </table:table-cell>
          <table:table-cell table:style-name="Table1.C119" office:value-type="string">
            <text:p text:style-name="P157">A<text:span text:style-name="T101">BDEGH2IKLMTW</text:span>] ...<text:span text:style-name="T21">fet il assez….</text:span></text:p>
          </table:table-cell>
        </table:table-row>
        <table:table-row table:style-name="Table1.133">
          <table:table-cell table:style-name="Table1.A2" office:value-type="string">
            <text:p text:style-name="P28">6901</text:p>
          </table:table-cell>
          <table:table-cell table:style-name="Table1.A2" office:value-type="string">
            <text:p text:style-name="P28">Dist il et amer et prisier</text:p>
          </table:table-cell>
          <table:table-cell table:style-name="Table1.C119" office:value-type="string">
            <text:p text:style-name="P157">A<text:span text:style-name="T101">BDEGH2IKLMTW</text:span>] <text:span text:style-name="T21">Vos deuez (DH2L poez) amer...</text:span></text:p>
          </table:table-cell>
        </table:table-row>
        <table:table-row table:style-name="Table1.133">
          <table:table-cell table:style-name="Table1.A2" office:value-type="string">
            <text:p text:style-name="P28">6902</text:p>
          </table:table-cell>
          <table:table-cell table:style-name="Table1.A2" office:value-type="string">
            <text:p text:style-name="P28">Quant per un novel chevelier</text:p>
          </table:table-cell>
          <table:table-cell table:style-name="Table1.C119" office:value-type="string">
            <text:p text:style-name="P197">A<text:span text:style-name="T133">DGH2IKLTW</text:span>] <text:span text:style-name="T255">(W Car)</text:span>...<text:span text:style-name="T21">sodaier <text:s/>M] ...per i tout seul soudoier </text:span></text:p>
          </table:table-cell>
        </table:table-row>
        <table:table-row table:style-name="Table1.133">
          <table:table-cell table:style-name="Table1.A2" office:value-type="string">
            <text:p text:style-name="P28">6903</text:p>
          </table:table-cell>
          <table:table-cell table:style-name="Table1.A2" office:value-type="string">
            <text:p text:style-name="P28">Fustes vencu si malement</text:p>
          </table:table-cell>
          <table:table-cell table:style-name="Table1.C119" office:value-type="string">
            <text:p text:style-name="P327"><text:span text:style-name="T132">DEH2W] Estes… <text:s/>T] ...si malemant uancu</text:span></text:p>
          </table:table-cell>
        </table:table-row>
        <table:table-row table:style-name="Table1.133">
          <table:table-cell table:style-name="Table1.A2" office:value-type="string">
            <text:p text:style-name="P28">6904</text:p>
          </table:table-cell>
          <table:table-cell table:style-name="Table1.A2" office:value-type="string">
            <text:p text:style-name="P28">Per vos ai ge perdu ma gent</text:p>
          </table:table-cell>
          <table:table-cell table:style-name="Table1.C119" office:value-type="string">
            <text:p text:style-name="P204">A<text:span text:style-name="T133">DGH2IKLMW</text:span>] ...<text:span text:style-name="T21">ai perdue… <text:s/>T] ...ai ge ma gent perdue</text:span></text:p>
          </table:table-cell>
        </table:table-row>
        <table:table-row table:style-name="Table1.133">
          <table:table-cell table:style-name="Table1.A2" office:value-type="string">
            <text:p text:style-name="P28">6905</text:p>
          </table:table-cell>
          <table:table-cell table:style-name="Table1.A2" office:value-type="string">
            <text:p text:style-name="P28">Le muelz de ma chevelerie</text:p>
          </table:table-cell>
          <table:table-cell table:style-name="Table1.C119" office:value-type="string">
            <text:p text:style-name="P380">D] ---</text:p>
            <text:p text:style-name="P215"><text:span text:style-name="T253">W] Le plus...</text:span></text:p>
          </table:table-cell>
        </table:table-row>
        <table:table-row table:style-name="Table1.133">
          <table:table-cell table:style-name="Table1.A2" office:value-type="string">
            <text:p text:style-name="P28">6906</text:p>
          </table:table-cell>
          <table:table-cell table:style-name="Table1.A2" office:value-type="string">
            <text:p text:style-name="P28">De toz les millors de Hongrie</text:p>
          </table:table-cell>
          <table:table-cell table:style-name="Table1.C119" office:value-type="string">
            <text:p text:style-name="P380">D] ---</text:p>
            <text:p text:style-name="P226">A<text:span text:style-name="T194">GILMW</text:span>] <text:span text:style-name="T21">Et de… <text:s/>B] Des millours de toute… <text:s/>H2] A touz… <text:s/>K] Tuit li...</text:span></text:p>
          </table:table-cell>
        </table:table-row>
        <table:table-row table:style-name="Table1.133">
          <table:table-cell table:style-name="Table1.A2" office:value-type="string">
            <text:p text:style-name="P28">6907</text:p>
          </table:table-cell>
          <table:table-cell table:style-name="Table1.A2" office:value-type="string">
            <text:p text:style-name="P28">En maintes terres sont eu</text:p>
          </table:table-cell>
          <table:table-cell table:style-name="Table1.C119" office:value-type="string">
            <text:p text:style-name="P197">A] <text:span text:style-name="T21">Et… <text:s/>B] ...venu <text:s/>E] ...est bien seu <text:s/>M] ...guerres...</text:span></text:p>
          </table:table-cell>
        </table:table-row>
        <table:table-row table:style-name="Table1.133">
          <table:table-cell table:style-name="Table1.A2" office:value-type="string">
            <text:p text:style-name="P28">6908</text:p>
          </table:table-cell>
          <table:table-cell table:style-name="Table1.A2" office:value-type="string">
            <text:p text:style-name="P28">Onques mais ne furent vencu</text:p>
          </table:table-cell>
          <table:table-cell table:style-name="Table1.C119" office:value-type="string">
            <text:p text:style-name="P289"><text:span text:style-name="T132">D] Ainz...il uoimcu <text:s/>E] Que ainc mais...</text:span></text:p>
          </table:table-cell>
        </table:table-row>
        <table:table-row table:style-name="Table1.133">
          <table:table-cell table:style-name="Table1.A2" office:value-type="string">
            <text:p text:style-name="P28">6909</text:p>
          </table:table-cell>
          <table:table-cell table:style-name="Table1.A2" office:value-type="string">
            <text:p text:style-name="P28">Por roi por prince ne por <text:span text:style-name="T21">c</text:span>onte</text:p>
          </table:table-cell>
          <table:table-cell table:style-name="Table1.C119" office:value-type="string">
            <text:p text:style-name="P188"><text:span text:style-name="T219">I</text:span>] ...<text:span text:style-name="T222">ni por prince...</text:span></text:p>
          </table:table-cell>
        </table:table-row>
        <table:table-row table:style-name="Table1.133">
          <table:table-cell table:style-name="Table1.A2" office:value-type="string">
            <text:p text:style-name="P28">6910</text:p>
          </table:table-cell>
          <table:table-cell table:style-name="Table1.A2" office:value-type="string">
            <text:p text:style-name="P28">De tant en ai ge grinor honte</text:p>
          </table:table-cell>
          <table:table-cell table:style-name="Table1.C119" office:value-type="string">
            <text:p text:style-name="P215">A<text:span text:style-name="T133">DGKLT</text:span>] <text:span text:style-name="T21">Por… <text:s/>B] Par ce yaige… <text:s/>E] Por ce si en ai… <text:s/>H2] Pour ce en ai ge plus gnt honte <text:s/>I</text:span>] <text:span text:style-name="T222">Portant en aie gregnor… <text:s/>M] Et pour tant en ai greigneur… <text:s/>W] Pour tant en ay je plus grant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8">6911</text:p>
          </table:table-cell>
          <table:table-cell table:style-name="Table1.A2" office:value-type="string">
            <text:p text:style-name="P28">Sire fait Meleains merci</text:p>
          </table:table-cell>
          <table:table-cell table:style-name="Table1.C119" office:value-type="string">
            <text:p text:style-name="P102"/>
          </table:table-cell>
        </table:table-row>
        <table:table-row table:style-name="Table1.133">
          <table:table-cell table:style-name="Table1.A2" office:value-type="string">
            <text:p text:style-name="P28">6912</text:p>
          </table:table-cell>
          <table:table-cell table:style-name="Table1.A2" office:value-type="string">
            <text:p text:style-name="P28">Li chevelier sont pres de ci</text:p>
          </table:table-cell>
          <table:table-cell table:style-name="Table1.C119" office:value-type="string">
            <text:p text:style-name="P90"/>
          </table:table-cell>
        </table:table-row>
        <table:table-row table:style-name="Table1.133">
          <table:table-cell table:style-name="Table1.A2" office:value-type="string">
            <text:p text:style-name="P28">6913</text:p>
          </table:table-cell>
          <table:table-cell table:style-name="Table1.A2" office:value-type="string">
            <text:p text:style-name="P28">Et se vos i volés aler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8">6914</text:p>
          </table:table-cell>
          <table:table-cell table:style-name="Table1.A2" office:value-type="string">
            <text:p text:style-name="P28">A toz jors (H Maintenant) les poez trover</text:p>
          </table:table-cell>
          <table:table-cell table:style-name="Table1.C119" office:value-type="string">
            <text:p text:style-name="P226">A] ...porroiz…<text:span text:style-name="T21"> <text:s/>B] Tout atens les porrez… <text:s/>D] Por uoir le si poez… <text:s/>EM] Encor les i porrez… <text:s/>G] Certes bien li porez… <text:s/>H2] Pour voir les i pourres… <text:s/>L] ...le poron… <text:s/>W] ...pourrez… <text:s/>K] Bien les porez uos trouer</text:span></text:p>
          </table:table-cell>
        </table:table-row>
        <table:table-row table:style-name="Table1.133">
          <table:table-cell table:style-name="Table1.A2" office:value-type="string">
            <text:p text:style-name="P28">6915</text:p>
          </table:table-cell>
          <table:table-cell table:style-name="Table1.A2" office:value-type="string">
            <text:p text:style-name="P28">Bien vendront a vos tornoier</text:p>
          </table:table-cell>
          <table:table-cell table:style-name="Table1.C119" office:value-type="string">
            <text:p text:style-name="P415">M] ---</text:p>
            <text:p text:style-name="P407">INV <text:span text:style-name="T219">I] </text:span>La conoistres li soudoier </text:p>
            <text:p text:style-name="P393">G<text:span text:style-name="T265">K</text:span>] ...<text:span text:style-name="T194">ioster</text:span></text:p>
          </table:table-cell>
        </table:table-row>
        <table:table-row table:style-name="Table1.133">
          <table:table-cell table:style-name="Table1.A2" office:value-type="string">
            <text:p text:style-name="P28">6916</text:p>
          </table:table-cell>
          <table:table-cell table:style-name="Table1.A2" office:value-type="string">
            <text:p text:style-name="P28">Si conistrois le sodoier</text:p>
          </table:table-cell>
          <table:table-cell table:style-name="Table1.C119" office:value-type="string">
            <text:p text:style-name="P406">INV <text:span text:style-name="T219">I] </text:span>Bien uenra auos tornoier</text:p>
            <text:p text:style-name="P204">A] <text:span text:style-name="T21">Lors… <text:s/>D] Et bien uerroiz… <text:s/>E] Bien connoistrez… <text:s/>GK] La… <text:s/>H2] Bien congnoistres le chr <text:s/>LMW] Dont conostris… <text:s/>T] Et...</text:span></text:p>
          </table:table-cell>
        </table:table-row>
        <table:table-row table:style-name="Table1.133">
          <table:table-cell table:style-name="Table1.A2" office:value-type="string">
            <text:p text:style-name="P28">6917</text:p>
          </table:table-cell>
          <table:table-cell table:style-name="Table1.A2" office:value-type="string">
            <text:p text:style-name="P28">Quant serait pris et retenus</text:p>
          </table:table-cell>
          <table:table-cell table:style-name="Table1.C119" office:value-type="string">
            <text:p text:style-name="P157">A] ...<text:span text:style-name="T21">ne...</text:span></text:p>
          </table:table-cell>
        </table:table-row>
        <table:table-row table:style-name="Table1.133">
          <table:table-cell table:style-name="Table1.A2" office:value-type="string">
            <text:p text:style-name="P28">6918</text:p>
          </table:table-cell>
          <table:table-cell table:style-name="Table1.A2" office:value-type="string">
            <text:p text:style-name="P30">Et vos les avrois toz vancus</text:p>
          </table:table-cell>
          <table:table-cell table:style-name="Table1.C119" office:value-type="string">
            <text:p text:style-name="P393">G] ...<text:span text:style-name="T194">aurois uencuz</text:span></text:p>
          </table:table-cell>
        </table:table-row>
        <table:table-row table:style-name="Table1.133">
          <table:table-cell table:style-name="Table1.A2" office:value-type="string">
            <text:p text:style-name="P28">6919</text:p>
          </table:table-cell>
          <table:table-cell table:style-name="Table1.A2" office:value-type="string">
            <text:p text:style-name="P30">Puels devrois blamer les barons</text:p>
          </table:table-cell>
          <table:table-cell table:style-name="Table1.C119" office:value-type="string">
            <text:p text:style-name="P189"><text:span text:style-name="T219">I</text:span>] ---</text:p>
            <text:p text:style-name="P403">B] Lors deuez… <text:s/><text:span text:style-name="T132">DE] ...uos… <text:s/>GL] ...deuez… <text:s/>H2] ...nos...</text:span></text:p>
          </table:table-cell>
        </table:table-row>
        <table:table-row table:style-name="Table1.133">
          <table:table-cell table:style-name="Table1.A2" office:value-type="string">
            <text:p text:style-name="P29">6920</text:p>
          </table:table-cell>
          <table:table-cell table:style-name="Table1.A2" office:value-type="string">
            <text:p text:style-name="P30">Quant avrois pris ses compaignons</text:p>
          </table:table-cell>
          <table:table-cell table:style-name="Table1.C119" office:value-type="string">
            <text:p text:style-name="P98"/>
          </table:table-cell>
        </table:table-row>
        <table:table-row table:style-name="Table1.133">
          <table:table-cell table:style-name="Table1.A2" office:value-type="string">
            <text:p text:style-name="P29">6921</text:p>
          </table:table-cell>
          <table:table-cell table:style-name="Table1.A2" office:value-type="string">
            <text:p text:style-name="P30">Et dist li rois Jel vos otroi</text:p>
          </table:table-cell>
          <table:table-cell table:style-name="Table1.C119" office:value-type="string">
            <text:p text:style-name="P38">A<text:span text:style-name="T194">GIKLMW</text:span>] Ce…<text:span text:style-name="T194">(G ce)...</text:span> <text:s/><text:span text:style-name="T38">B</text:span><text:span text:style-name="T48">E</text:span><text:span text:style-name="T38">] Li rois respont...</text:span></text:p>
          </table:table-cell>
        </table:table-row>
        <table:table-row table:style-name="Table1.133">
          <table:table-cell table:style-name="Table1.A2" office:value-type="string">
            <text:p text:style-name="P29">6922</text:p>
          </table:table-cell>
          <table:table-cell table:style-name="Table1.A2" office:value-type="string">
            <text:p text:style-name="P30">Se il vient a moi en tornoi</text:p>
          </table:table-cell>
          <table:table-cell table:style-name="Table1.C119" office:value-type="string">
            <text:p text:style-name="P336"><text:span text:style-name="T132">D] Se contre moi uient… <text:s/>EM] Sil vienent a moi au... <text:s text:c="2"/>H2</text:span>] <text:span text:style-name="T210">Se contre moi sont au… <text:s/>T] ...</text:span><text:span text:style-name="T273">zafors</text:span><text:span text:style-name="T210"> enchanp amoi <text:s/>W] ...vont...</text:span></text:p>
          </table:table-cell>
        </table:table-row>
        <table:table-row table:style-name="Table1.133">
          <table:table-cell table:style-name="Table1.A2" office:value-type="string">
            <text:p text:style-name="P29">6923</text:p>
          </table:table-cell>
          <table:table-cell table:style-name="Table1.A2" office:value-type="string">
            <text:p text:style-name="P30">A roi Phelipon las ma terre</text:p>
          </table:table-cell>
          <table:table-cell table:style-name="Table1.C119" office:value-type="string">
            <text:p text:style-name="P130"><text:span text:style-name="T138">E] ...rent ma terre <text:s/>H2] ...les merroi</text:span></text:p>
          </table:table-cell>
        </table:table-row>
        <table:table-row table:style-name="Table1.133">
          <table:table-cell table:style-name="Table1.A2" office:value-type="string">
            <text:p text:style-name="P29">6924</text:p>
          </table:table-cell>
          <table:table-cell table:style-name="Table1.A2" office:value-type="string">
            <text:p text:style-name="P30">Se ja mais un jor me fet guerre</text:p>
          </table:table-cell>
          <table:table-cell table:style-name="Table1.C119" office:value-type="string">
            <text:p text:style-name="P48">A] Se il puis… <text:s/><text:span text:style-name="T38">B</text:span><text:span text:style-name="T48">E</text:span><text:span text:style-name="T54">G</text:span><text:span text:style-name="T90">K</text:span><text:span text:style-name="T77">M</text:span><text:span text:style-name="T80">T</text:span><text:span text:style-name="T38">] Se ia puis… <text:s/></text:span><text:span text:style-name="T43">D] </text:span><text:span text:style-name="T44">Se il ...iames ior <text:s/></text:span><text:span text:style-name="T58">H2</text:span><text:span text:style-name="T37">] </text:span><text:span text:style-name="T59">Se ie iamez iour guerre en ai <text:s/></text:span><text:span text:style-name="T70">L</text:span><text:span text:style-name="T86">W</text:span><text:span text:style-name="T70">] </text:span><text:span text:style-name="T71">Se ia un </text:span><text:span text:style-name="T86">(W ou)</text:span><text:span text:style-name="T71"> iors puis me...</text:span></text:p>
          </table:table-cell>
        </table:table-row>
        <table:table-row table:style-name="Table1.133">
          <table:table-cell table:style-name="Table1.A2" office:value-type="string">
            <text:p text:style-name="P29">6925</text:p>
          </table:table-cell>
          <table:table-cell table:style-name="Table1.A2" office:value-type="string">
            <text:p text:style-name="P30">Li rois nel mist plus a raison</text:p>
          </table:table-cell>
          <table:table-cell table:style-name="Table1.C119" office:value-type="string">
            <text:p text:style-name="P51">A] ...nel suus plus… <text:s/><text:span text:style-name="T38">B] ...</text:span><text:span text:style-name="T39">nes mit… <text:s/></text:span><text:span text:style-name="T43">D] ...</text:span><text:span text:style-name="T44">nes mist pas… <text:s/></text:span><text:span text:style-name="T58">H2</text:span><text:span text:style-name="T37">] ...</text:span><text:span text:style-name="T59">nes mist puis… <text:s/></text:span><text:span text:style-name="T78">M] </text:span><text:span text:style-name="T77">Li roys les a mis a reson <text:s/></text:span></text:p>
            <text:p text:style-name="P215"><text:span text:style-name="T253">W] Desarme se sont ly barons</text:span></text:p>
          </table:table-cell>
        </table:table-row>
        <table:table-row table:style-name="Table1.133">
          <table:table-cell table:style-name="Table1.A2" office:value-type="string">
            <text:p text:style-name="P29">6926</text:p>
          </table:table-cell>
          <table:table-cell table:style-name="Table1.A2" office:value-type="string">
            <text:p text:style-name="P30">Desarmei se sont li baron</text:p>
          </table:table-cell>
          <table:table-cell table:style-name="Table1.C119" office:value-type="string">
            <text:p text:style-name="P474">L] ---</text:p>
          </table:table-cell>
        </table:table-row>
        <text:soft-page-break/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"/>
          </table:table-cell>
          <table:table-cell table:style-name="Table1.C119" office:value-type="string">
            <text:p text:style-name="P473">L<text:span text:style-name="T255">W</text:span>] Reposser uont a lor maison</text:p>
          </table:table-cell>
        </table:table-row>
        <table:table-row table:style-name="Table1.133">
          <table:table-cell table:style-name="Table1.A2" office:value-type="string">
            <text:p text:style-name="P29">6927</text:p>
          </table:table-cell>
          <table:table-cell table:style-name="Table1.A2" office:value-type="string">
            <text:p text:style-name="P30">Li Povres Perdus fut a pont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9">6928</text:p>
          </table:table-cell>
          <table:table-cell table:style-name="Table1.A2" office:value-type="string">
            <text:p text:style-name="P30">Et tuis si compaignon i sont</text:p>
          </table:table-cell>
          <table:table-cell table:style-name="Table1.C119" office:value-type="string">
            <text:p text:style-name="P198"><text:span text:style-name="T201">H2] Si conpaignon tuit olui sont <text:s/>M] Ses autres...</text:span></text:p>
          </table:table-cell>
        </table:table-row>
        <table:table-row table:style-name="Table1.133">
          <table:table-cell table:style-name="Table1.A2" office:value-type="string">
            <text:p text:style-name="P29">6929</text:p>
          </table:table-cell>
          <table:table-cell table:style-name="Table1.A2" office:value-type="string">
            <text:p text:style-name="P30">Le seneschal ait demandé</text:p>
          </table:table-cell>
          <table:table-cell table:style-name="Table1.C119" office:value-type="string">
            <text:p text:style-name="P2"><text:s text:c="2"/></text:p>
          </table:table-cell>
        </table:table-row>
        <table:table-row table:style-name="Table1.133">
          <table:table-cell table:style-name="Table1.A2" office:value-type="string">
            <text:p text:style-name="P29">6930</text:p>
          </table:table-cell>
          <table:table-cell table:style-name="Table1.A2" office:value-type="string">
            <text:p text:style-name="P30">Et il i vint de mout boen gré</text:p>
          </table:table-cell>
          <table:table-cell table:style-name="Table1.C119" office:value-type="string">
            <text:p text:style-name="P51">A<text:span text:style-name="T194">GILW</text:span>] ..<text:span text:style-name="T22">uint a lui de bon… <text:s/></text:span><text:span text:style-name="T49">E] ...</text:span><text:span text:style-name="T50">vient mlt de bon gre <text:s/></text:span><text:span text:style-name="T78">M] ...</text:span><text:span text:style-name="T77">vint tout de son...</text:span></text:p>
          </table:table-cell>
        </table:table-row>
        <table:table-row table:style-name="Table1.133">
          <table:table-cell table:style-name="Table1.A2" office:value-type="string">
            <text:p text:style-name="P29">6931</text:p>
          </table:table-cell>
          <table:table-cell table:style-name="Table1.A2" office:value-type="string">
            <text:p text:style-name="P30">Sire fet il c’il vos est bel</text:p>
          </table:table-cell>
          <table:table-cell table:style-name="Table1.C119" office:value-type="string">
            <text:p text:style-name="P246">A<text:span text:style-name="T134">DEILM</text:span>] ...<text:span text:style-name="T22">se uos est… <text:s/>H2] Sire ce dit… <text:s/>W] ...il nos est...</text:span></text:p>
          </table:table-cell>
        </table:table-row>
        <table:table-row table:style-name="Table1.133">
          <table:table-cell table:style-name="Table1.A2" office:value-type="string">
            <text:p text:style-name="P29">6932</text:p>
          </table:table-cell>
          <table:table-cell table:style-name="Table1.A2" office:value-type="string">
            <text:p text:style-name="P30">Asegier poons le chastel</text:p>
          </table:table-cell>
          <table:table-cell table:style-name="Table1.C119" office:value-type="string">
            <text:p text:style-name="P409">L] ...cest…<text:span text:style-name="T229"> <text:s/>M] ...poez ce… <text:s/>W] ...ce...</text:span></text:p>
          </table:table-cell>
        </table:table-row>
        <table:table-row table:style-name="Table1.133">
          <table:table-cell table:style-name="Table1.A2" office:value-type="string">
            <text:p text:style-name="P29">6933</text:p>
          </table:table-cell>
          <table:table-cell table:style-name="Table1.A2" office:value-type="string">
            <text:p text:style-name="P30">Si mandez por secours a roi</text:p>
          </table:table-cell>
          <table:table-cell table:style-name="Table1.C119" office:value-type="string">
            <text:p text:style-name="P246">A<text:span text:style-name="T144">EILT</text:span>] ...<text:span text:style-name="T22">le roi <text:s/>BD] ...mandons… <text:s/>W] Si demender le...</text:span></text:p>
          </table:table-cell>
        </table:table-row>
        <table:table-row table:style-name="Table1.133">
          <table:table-cell table:style-name="Table1.A2" office:value-type="string">
            <text:p text:style-name="P29">6934</text:p>
          </table:table-cell>
          <table:table-cell table:style-name="Table1.A2" office:value-type="string">
            <text:p text:style-name="P30">Cil dedens sont tuit e effroi</text:p>
          </table:table-cell>
          <table:table-cell table:style-name="Table1.C119" office:value-type="string">
            <text:p text:style-name="P246">A<text:span text:style-name="T121">B</text:span>] <text:span text:style-name="T22">Et il (B Cil)...en gnt effroi <text:s/>D] Cil dou chastel sont en… <text:s/>E] ...dedens seront en… <text:s/>GK] ...tuit sont enesfroi <text:s/>I] ...tuit enfroi <text:s/>W] Ceulz de dedens sont en...</text:span></text:p>
          </table:table-cell>
        </table:table-row>
        <table:table-row table:style-name="Table1.133">
          <table:table-cell table:style-name="Table1.A2" office:value-type="string">
            <text:p text:style-name="P29">6935</text:p>
          </table:table-cell>
          <table:table-cell table:style-name="Table1.A2" office:value-type="string">
            <text:p text:style-name="P30">Et legierement seront pris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9">6936</text:p>
          </table:table-cell>
          <table:table-cell table:style-name="Table1.A2" office:value-type="string">
            <text:p text:style-name="P30">Biaus sire fet il biaus amis</text:p>
          </table:table-cell>
          <table:table-cell table:style-name="Table1.C119" office:value-type="string">
            <text:p text:style-name="P216"><text:span text:style-name="T101">BEK] ...dous amis <text:s/>M] ...dit il et amis <text:s/>W] Sire fait il si mest auis</text:span></text:p>
          </table:table-cell>
        </table:table-row>
        <table:table-row table:style-name="Table1.133">
          <table:table-cell table:style-name="Table1.A2" office:value-type="string">
            <text:p text:style-name="P29">6937</text:p>
          </table:table-cell>
          <table:table-cell table:style-name="Table1.A2" office:value-type="string">
            <text:p text:style-name="P30">Orendroit ne puet ce pas estre</text:p>
          </table:table-cell>
          <table:table-cell table:style-name="Table1.C119" office:value-type="string">
            <text:p text:style-name="P400">G] ...<text:span text:style-name="T194">pas ce ne puet estre <text:s/>I] ...</text:span><text:span text:style-name="T274">ne [b&gt;p]oet </text:span><text:span text:style-name="T194">pas estre <text:s/>L] ...ne puet pas ce estre <text:s/>W] ...ne puisse pas… <text:s/>K] ...ni puet pas...</text:span></text:p>
          </table:table-cell>
        </table:table-row>
        <table:table-row table:style-name="Table1.133">
          <table:table-cell table:style-name="Table1.A2" office:value-type="string">
            <text:p text:style-name="P29">6938</text:p>
          </table:table-cell>
          <table:table-cell table:style-name="Table1.A2" office:value-type="string">
            <text:p text:style-name="P30">Car je vos conterai tot l’estre</text:p>
          </table:table-cell>
          <table:table-cell table:style-name="Table1.C119" office:value-type="string">
            <text:p text:style-name="P308"><text:span text:style-name="T132">D] Et si uos… <text:s/>I] ...ge uois...</text:span></text:p>
          </table:table-cell>
        </table:table-row>
        <table:table-row table:style-name="Table1.133">
          <table:table-cell table:style-name="Table1.A2" office:value-type="string">
            <text:p text:style-name="P29">6939</text:p>
          </table:table-cell>
          <table:table-cell table:style-name="Table1.A2" office:value-type="string">
            <text:p text:style-name="P30">Le voir m’en ait dit une espie</text:p>
          </table:table-cell>
          <table:table-cell table:style-name="Table1.C119" office:value-type="string">
            <text:p text:style-name="P233">A] ...<text:span text:style-name="T22">ma dit...</text:span></text:p>
          </table:table-cell>
        </table:table-row>
        <table:table-row table:style-name="Table1.133">
          <table:table-cell table:style-name="Table1.A2" office:value-type="string">
            <text:p text:style-name="P29">6940</text:p>
          </table:table-cell>
          <table:table-cell table:style-name="Table1.A2" office:value-type="string">
            <text:p text:style-name="P30">Que grant gent lor viengnent d’Ongrie</text:p>
          </table:table-cell>
          <table:table-cell table:style-name="Table1.C119" office:value-type="string">
            <text:p text:style-name="P180"><text:span text:style-name="T101">BGKL] ...li (GKL lor) uient… <text:s/>DI] Que mlt gnt… <text:s/>H2] Grant gent lor vient deuers hongrie</text:span></text:p>
          </table:table-cell>
        </table:table-row>
        <table:table-row table:style-name="Table1.133">
          <table:table-cell table:style-name="Table1.A2" office:value-type="string">
            <text:p text:style-name="P29">6941</text:p>
          </table:table-cell>
          <table:table-cell table:style-name="Table1.A2" office:value-type="string">
            <text:p text:style-name="P30">Alons nos en tot belement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9">6942</text:p>
          </table:table-cell>
          <table:table-cell table:style-name="Table1.A2" office:value-type="string">
            <text:p text:style-name="P30">Vers la cyté a nostre gent</text:p>
          </table:table-cell>
          <table:table-cell table:style-name="Table1.C119" office:value-type="string">
            <text:p text:style-name="P180"><text:span text:style-name="T101">B] A...o… <text:s/>G] ...et… <text:s/>H2] Et….</text:span></text:p>
          </table:table-cell>
        </table:table-row>
        <table:table-row table:style-name="Table1.133">
          <table:table-cell table:style-name="Table1.A2" office:value-type="string">
            <text:p text:style-name="P29">6943</text:p>
          </table:table-cell>
          <table:table-cell table:style-name="Table1.A2" office:value-type="string">
            <text:p text:style-name="P30">Les pris en moengnent et la proie</text:p>
          </table:table-cell>
          <table:table-cell table:style-name="Table1.C119" office:value-type="string">
            <text:p text:style-name="P353">INV <text:span text:style-name="T101">B] </text:span>Atant se sont mis alauoie</text:p>
            <text:p text:style-name="P216"><text:span text:style-name="T219">I</text:span>] ...<text:span text:style-name="T223">pris menerent… <text:s/>M] ...pris ramainent.… W] Les prisons mainent...</text:span></text:p>
          </table:table-cell>
        </table:table-row>
        <table:table-row table:style-name="Table1.133">
          <table:table-cell table:style-name="Table1.A2" office:value-type="string">
            <text:p text:style-name="P29">6944</text:p>
          </table:table-cell>
          <table:table-cell table:style-name="Table1.A2" office:value-type="string">
            <text:p text:style-name="P30">Et si se sont mis a la voie</text:p>
          </table:table-cell>
          <table:table-cell table:style-name="Table1.C119" office:value-type="string">
            <text:p text:style-name="P353">INV <text:span text:style-name="T101">B] </text:span>Les pris enmainnent et la proie...</text:p>
            <text:p text:style-name="P321"><text:span text:style-name="T132">D] Et puis se metent… <text:s/>H2</text:span>] <text:span text:style-name="T211">Puis se remeittent...</text:span> <text:s text:c="2"/><text:span text:style-name="T228">LW] Ensi...en… <text:s/>M] Et puis se sont mis...</text:span></text:p>
          </table:table-cell>
        </table:table-row>
        <table:table-row table:style-name="Table1.133">
          <table:table-cell table:style-name="Table1.A2" office:value-type="string">
            <text:p text:style-name="P29">6945</text:p>
          </table:table-cell>
          <table:table-cell table:style-name="Table1.A2" office:value-type="string">
            <text:p text:style-name="P31">Mout en moengnent de bel hernois</text:p>
          </table:table-cell>
          <table:table-cell table:style-name="Table1.C119" office:value-type="string">
            <text:p text:style-name="P160"><text:span text:style-name="T101">B] ...enmenoient bel...</text:span></text:p>
          </table:table-cell>
        </table:table-row>
        <table:table-row table:style-name="Table1.133">
          <table:table-cell table:style-name="Table1.A2" office:value-type="string">
            <text:p text:style-name="P29">6946</text:p>
          </table:table-cell>
          <table:table-cell table:style-name="Table1.A2" office:value-type="string">
            <text:p text:style-name="P31">Del chastel les vit bien li rois</text:p>
          </table:table-cell>
          <table:table-cell table:style-name="Table1.C119" office:value-type="string">
            <text:p text:style-name="P104"/>
          </table:table-cell>
        </table:table-row>
        <text:soft-page-break/>
        <table:table-row table:style-name="Table1.133">
          <table:table-cell table:style-name="Table1.A2" office:value-type="string">
            <text:p text:style-name="P29">6947</text:p>
          </table:table-cell>
          <table:table-cell table:style-name="Table1.A2" office:value-type="string">
            <text:p text:style-name="P31">Quant furent pres de la cyté</text:p>
          </table:table-cell>
          <table:table-cell table:style-name="Table1.C119" office:value-type="string">
            <text:p text:style-name="P241">A<text:span text:style-name="T121">BEGILW</text:span>] ...<text:span text:style-name="T22">il furent ala (ELW en la).. <text:s text:c="2"/>DH2] ...il furent uers la… <text:s/>M] Quant il murent vers...</text:span></text:p>
          </table:table-cell>
        </table:table-row>
        <table:table-row table:style-name="Table1.133">
          <table:table-cell table:style-name="Table1.A2" office:value-type="string">
            <text:p text:style-name="P29">6948</text:p>
          </table:table-cell>
          <table:table-cell table:style-name="Table1.A2" office:value-type="string">
            <text:p text:style-name="P31">Joste la voie enmi le pré (H un prei)</text:p>
          </table:table-cell>
          <table:table-cell table:style-name="Table1.C119" office:value-type="string">
            <text:p text:style-name="P239">A<text:span text:style-name="T194">GILMTW</text:span>] ...<text:span text:style-name="T22">en un pre <text:s/>B] ...enmi D] ...en i beau pre <text:s/>H2] ...en i bas pre <text:s text:c="2"/>E] ...i pre </text:span></text:p>
          </table:table-cell>
        </table:table-row>
        <table:table-row table:style-name="Table1.133">
          <table:table-cell table:style-name="Table1.A2" office:value-type="string">
            <text:p text:style-name="P29">6949</text:p>
          </table:table-cell>
          <table:table-cell table:style-name="Table1.A2" office:value-type="string">
            <text:p text:style-name="P31">S’en est entrez entre ses drus</text:p>
          </table:table-cell>
          <table:table-cell table:style-name="Table1.C119" office:value-type="string">
            <text:p text:style-name="P42">A<text:span text:style-name="T223">I</text:span>] ...<text:span text:style-name="T22">a (I ou) toz ses… <text:s/></text:span><text:span text:style-name="T37">G] ..</text:span><text:span text:style-name="T60">.as tuit sez dr</text:span><text:span text:style-name="T44">uz </text:span><text:span text:style-name="T38">B</text:span><text:span text:style-name="T50">E</text:span><text:span text:style-name="T38">] ...alez…</text:span><text:span text:style-name="T39"> <text:s/></text:span><text:span text:style-name="T43">D] ...</text:span><text:span text:style-name="T44">o lui ses… <text:s/></text:span><text:span text:style-name="T58">H2</text:span><text:span text:style-name="T37">] ...</text:span><text:span text:style-name="T60">lui et ses drus</text:span><text:span text:style-name="T44"> <text:s/></text:span></text:p>
          </table:table-cell>
        </table:table-row>
        <table:table-row table:style-name="Table1.133">
          <table:table-cell table:style-name="Table1.A2" office:value-type="string">
            <text:p text:style-name="P29">6950</text:p>
          </table:table-cell>
          <table:table-cell table:style-name="Table1.A2" office:value-type="string">
            <text:p text:style-name="P31">Por veoir li Povres Perdus</text:p>
          </table:table-cell>
          <table:table-cell table:style-name="Table1.C119" office:value-type="string">
            <text:p text:style-name="P104"/>
          </table:table-cell>
        </table:table-row>
        <table:table-row table:style-name="Table1.133">
          <table:table-cell table:style-name="Table1.A2" office:value-type="string">
            <text:p text:style-name="P29">6951</text:p>
          </table:table-cell>
          <table:table-cell table:style-name="Table1.A2" office:value-type="string">
            <text:p text:style-name="P31">Les cheveliers qu’il orent pris</text:p>
          </table:table-cell>
          <table:table-cell table:style-name="Table1.C119" office:value-type="string">
            <text:p text:style-name="P216"><text:span text:style-name="T201">H2] ...quil auoit prins <text:s/>L] ...qui… W] ...qui leuret...</text:span></text:p>
          </table:table-cell>
        </table:table-row>
        <table:table-row table:style-name="Table1.133">
          <table:table-cell table:style-name="Table1.A2" office:value-type="string">
            <text:p text:style-name="P29">6952</text:p>
          </table:table-cell>
          <table:table-cell table:style-name="Table1.A2" office:value-type="string">
            <text:p text:style-name="P31">Et furent XV ce m’est vis</text:p>
          </table:table-cell>
          <table:table-cell table:style-name="Table1.C119" office:value-type="string">
            <text:p text:style-name="P216"><text:span text:style-name="T101">BH2] Jl… <text:s/>E] ...bien xx… <text:s/>L] Se… <text:s/>W] Estoient...</text:span></text:p>
          </table:table-cell>
        </table:table-row>
        <table:table-row table:style-name="Table1.133">
          <table:table-cell table:style-name="Table1.A2" office:value-type="string">
            <text:p text:style-name="P29">6953</text:p>
          </table:table-cell>
          <table:table-cell table:style-name="Table1.A2" office:value-type="string">
            <text:p text:style-name="P31">Il les fist el preit aseoir</text:p>
          </table:table-cell>
          <table:table-cell table:style-name="Table1.C119" office:value-type="string">
            <text:p text:style-name="P239">A<text:span text:style-name="T134">DGIKMT</text:span>] ...<text:span text:style-name="T22">au (GIT el) pre toz seoir <text:s/>E] ...ens el pre seoir <text:s/>H2] Enpres les fait touz asseoir <text:s text:c="2"/>L] ...fit toz el pre seoir</text:span></text:p>
          </table:table-cell>
        </table:table-row>
        <table:table-row table:style-name="Table1.133">
          <table:table-cell table:style-name="Table1.A2" office:value-type="string">
            <text:p text:style-name="P29">6954</text:p>
          </table:table-cell>
          <table:table-cell table:style-name="Table1.A2" office:value-type="string">
            <text:p text:style-name="P31">Por ce qu’il les volt toz veoir</text:p>
          </table:table-cell>
          <table:table-cell table:style-name="Table1.C119" office:value-type="string">
            <text:p text:style-name="P39">A<text:span text:style-name="T194">GIKL</text:span>] ...<text:span text:style-name="T22">quar les uoloit ueoir <text:s/></text:span><text:span text:style-name="T38">B</text:span><text:span text:style-name="T44">D</text:span><text:span text:style-name="T50">E</text:span><text:span text:style-name="T60">H2</text:span><text:span text:style-name="T81">T</text:span><text:span text:style-name="T87">W</text:span><text:span text:style-name="T38">] ...</text:span><text:span text:style-name="T39">quil </text:span><text:span text:style-name="T87">(W qui)</text:span><text:span text:style-name="T39"> les voloit veoir</text:span></text:p>
          </table:table-cell>
        </table:table-row>
        <table:table-row table:style-name="Table1.133">
          <table:table-cell table:style-name="Table1.A2" office:value-type="string">
            <text:p text:style-name="P29">6955</text:p>
          </table:table-cell>
          <table:table-cell table:style-name="Table1.A2" office:value-type="string">
            <text:p text:style-name="P31">Quant il ot veus les prisons</text:p>
          </table:table-cell>
          <table:table-cell table:style-name="Table1.C119" office:value-type="string">
            <text:p text:style-name="P122"><text:span text:style-name="T138">EH2IL] ...ont...</text:span></text:p>
          </table:table-cell>
        </table:table-row>
        <table:table-row table:style-name="Table1.133">
          <table:table-cell table:style-name="Table1.A2" office:value-type="string">
            <text:p text:style-name="P29">6956</text:p>
          </table:table-cell>
          <table:table-cell table:style-name="Table1.A2" office:value-type="string">
            <text:p text:style-name="P31">Si parla a ses compaignons</text:p>
          </table:table-cell>
          <table:table-cell table:style-name="Table1.C119" office:value-type="string">
            <text:p text:style-name="P160"><text:span text:style-name="T101">B] Jl apella ses...</text:span></text:p>
          </table:table-cell>
        </table:table-row>
        <table:table-row table:style-name="Table1.133">
          <table:table-cell table:style-name="Table1.A2" office:value-type="string">
            <text:p text:style-name="P29">6957</text:p>
          </table:table-cell>
          <table:table-cell table:style-name="Table1.A2" office:value-type="string">
            <text:p text:style-name="P31">A prince dist priveement</text:p>
          </table:table-cell>
          <table:table-cell table:style-name="Table1.C119" office:value-type="string">
            <text:p text:style-name="P233">A<text:span text:style-name="T144">EGIKLTW</text:span>] <text:span text:style-name="T266">(K Le)</text:span>...<text:span text:style-name="T194">(GK parla) primierement (W premiement)</text:span></text:p>
          </table:table-cell>
        </table:table-row>
        <table:table-row table:style-name="Table1.133">
          <table:table-cell table:style-name="Table1.A2" office:value-type="string">
            <text:p text:style-name="P29">6958</text:p>
          </table:table-cell>
          <table:table-cell table:style-name="Table1.A2" office:value-type="string">
            <text:p text:style-name="P31">Sire fet il merci vos rent</text:p>
          </table:table-cell>
          <table:table-cell table:style-name="Table1.C119" office:value-type="string">
            <text:p text:style-name="P91"/>
          </table:table-cell>
        </table:table-row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1"/>
          </table:table-cell>
          <table:table-cell table:style-name="Table1.C119" office:value-type="string">
            <text:p text:style-name="P122"><text:span text:style-name="T138">E] De ces prisons que ie voi ci</text:span></text:p>
          </table:table-cell>
        </table:table-row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1"/>
          </table:table-cell>
          <table:table-cell table:style-name="Table1.C119" office:value-type="string">
            <text:p text:style-name="P122"><text:span text:style-name="T138">E] Que conquis auons dieu merci</text:span></text:p>
          </table:table-cell>
        </table:table-row>
        <table:table-row table:style-name="Table1.133">
          <table:table-cell table:style-name="Table1.A2" office:value-type="string">
            <text:p text:style-name="P29">6959</text:p>
          </table:table-cell>
          <table:table-cell table:style-name="Table1.A2" office:value-type="string">
            <text:p text:style-name="P31">Et del grant bien et de l’onor</text:p>
          </table:table-cell>
          <table:table-cell table:style-name="Table1.C119" office:value-type="string">
            <text:p text:style-name="P386">E] ---</text:p>
            <text:p text:style-name="P181"><text:span text:style-name="T201">H2] Et de bien fait...</text:span></text:p>
          </table:table-cell>
        </table:table-row>
        <table:table-row table:style-name="Table1.133">
          <table:table-cell table:style-name="Table1.A2" office:value-type="string">
            <text:p text:style-name="P29">6960</text:p>
          </table:table-cell>
          <table:table-cell table:style-name="Table1.A2" office:value-type="string">
            <text:p text:style-name="P31">Que vos me faites per amor</text:p>
          </table:table-cell>
          <table:table-cell table:style-name="Table1.C119" office:value-type="string">
            <text:p text:style-name="P122"><text:span text:style-name="T138">E] ---</text:span></text:p>
            <text:p text:style-name="P321"><text:span text:style-name="T132">DH2T] Que me feistes… <text:s text:c="2"/>M] ...vous mauuez fet...</text:span></text:p>
          </table:table-cell>
        </table:table-row>
        <table:table-row table:style-name="Table1.133">
          <table:table-cell table:style-name="Table1.A2" office:value-type="string">
            <text:p text:style-name="P29">6961</text:p>
          </table:table-cell>
          <table:table-cell table:style-name="Table1.A2" office:value-type="string">
            <text:p text:style-name="P31">Et a trestoz vos compaignons</text:p>
          </table:table-cell>
          <table:table-cell table:style-name="Table1.C119" office:value-type="string">
            <text:p text:style-name="P386">E] ---</text:p>
            <text:p text:style-name="P39">A<text:span text:style-name="T194">GIKLTW</text:span>] <text:span text:style-name="T22">A (GIL Et a) toz ures...</text:span> <text:s/><text:span text:style-name="T38">B] </text:span><text:span text:style-name="T39">Et a tous vrez...</text:span></text:p>
          </table:table-cell>
        </table:table-row>
        <table:table-row table:style-name="Table1.133">
          <table:table-cell table:style-name="Table1.A2" office:value-type="string">
            <text:p text:style-name="P29">6962</text:p>
          </table:table-cell>
          <table:table-cell table:style-name="Table1.A2" office:value-type="string">
            <text:p text:style-name="P31">Nos avons (H a) si XV prisons</text:p>
          </table:table-cell>
          <table:table-cell table:style-name="Table1.C119" office:value-type="string">
            <text:p text:style-name="P386">E] ---</text:p>
            <text:p text:style-name="P160"><text:span text:style-name="T101">B] Et nous auons </text:span></text:p>
          </table:table-cell>
        </table:table-row>
        <table:table-row table:style-name="Table1.133">
          <table:table-cell table:style-name="Table1.A2" office:value-type="string">
            <text:p text:style-name="P29">6963</text:p>
          </table:table-cell>
          <table:table-cell table:style-name="Table1.A2" office:value-type="string">
            <text:p text:style-name="P31">Li seneschalx en rait assez</text:p>
          </table:table-cell>
          <table:table-cell table:style-name="Table1.C119" office:value-type="string">
            <text:p text:style-name="P386">E] ---</text:p>
            <text:p text:style-name="P57">A] ...<text:span text:style-name="T22">senna assez <text:s/></text:span><text:span text:style-name="T58">H2</text:span><text:span text:style-name="T66">I</text:span><text:span text:style-name="T87">W</text:span><text:span text:style-name="T37">] ...</text:span><text:span text:style-name="T61">en a asses <text:s/></text:span><text:span text:style-name="T78">M] ...</text:span><text:span text:style-name="T77">en rit… <text:s/></text:span><text:span text:style-name="T91">K] ...</text:span><text:span text:style-name="T92">lonora assez</text:span></text:p>
          </table:table-cell>
        </table:table-row>
        <table:table-row table:style-name="Table1.133">
          <table:table-cell table:style-name="Table1.A2" office:value-type="string">
            <text:p text:style-name="P29">6964</text:p>
          </table:table-cell>
          <table:table-cell table:style-name="Table1.A2" office:value-type="string">
            <text:p text:style-name="P31">Sire se vos le comandez</text:p>
          </table:table-cell>
          <table:table-cell table:style-name="Table1.C119" office:value-type="string">
            <text:p text:style-name="P387">E] ---</text:p>
            <text:p text:style-name="P181"><text:soft-page-break/><text:span text:style-name="T201">H2] ...ce...</text:span></text:p>
          </table:table-cell>
        </table:table-row>
        <table:table-row table:style-name="Table1.133">
          <table:table-cell table:style-name="Table1.A2" office:value-type="string">
            <text:p text:style-name="P29">6965</text:p>
          </table:table-cell>
          <table:table-cell table:style-name="Table1.A2" office:value-type="string">
            <text:p text:style-name="P31">Je les vodroie a l’oste rendre</text:p>
          </table:table-cell>
          <table:table-cell table:style-name="Table1.C119" office:value-type="string">
            <text:p text:style-name="P475">A<text:span text:style-name="T223">I</text:span>] <text:span text:style-name="T22">Gel (I Ges)… <text:s/></text:span><text:span text:style-name="T38">B] </text:span><text:span text:style-name="T40">Ciaus voloie nostre hoste… <text:s/></text:span><text:span text:style-name="T43">D</text:span><text:span text:style-name="T98">E</text:span><text:span text:style-name="T43">] ..</text:span><text:span text:style-name="T45">nre hoste… <text:s/></text:span><text:span text:style-name="T55">G] ...alostest…</text:span><text:span text:style-name="T54"> <text:s/></text:span><text:span text:style-name="T58">H2</text:span><text:span text:style-name="T37">] </text:span><text:span text:style-name="T61">Ges vourrai a nre oste rendre <text:s/></text:span><text:span text:style-name="T72">L</text:span><text:span text:style-name="T92">K</text:span><text:span text:style-name="T87">W</text:span><text:span text:style-name="T72">] </text:span><text:span text:style-name="T73">Je uoudroie...</text:span></text:p>
          </table:table-cell>
        </table:table-row>
        <table:table-row table:style-name="Table1.133">
          <table:table-cell table:style-name="Table1.A2" office:value-type="string">
            <text:p text:style-name="P29">6966</text:p>
          </table:table-cell>
          <table:table-cell table:style-name="Table1.A2" office:value-type="string">
            <text:p text:style-name="P31">Se por son avoir les welt prendre</text:p>
          </table:table-cell>
          <table:table-cell table:style-name="Table1.C119" office:value-type="string">
            <text:p text:style-name="P386"><text:span text:style-name="T281">H2] Pour son auoir cil les...</text:span></text:p>
          </table:table-cell>
        </table:table-row>
        <table:table-row table:style-name="Table1.133">
          <table:table-cell table:style-name="Table1.A2" office:value-type="string">
            <text:p text:style-name="P29">6967</text:p>
          </table:table-cell>
          <table:table-cell table:style-name="Table1.A2" office:value-type="string">
            <text:p text:style-name="P31">Je vos doi tenir por signor</text:p>
          </table:table-cell>
          <table:table-cell table:style-name="Table1.C119" office:value-type="string">
            <text:p text:style-name="P393">G] <text:span text:style-name="T194">Si...</text:span></text:p>
          </table:table-cell>
        </table:table-row>
        <table:table-row table:style-name="Table1.133">
          <table:table-cell table:style-name="Table1.A2" office:value-type="string">
            <text:p text:style-name="P29">6968</text:p>
          </table:table-cell>
          <table:table-cell table:style-name="Table1.A2" office:value-type="string">
            <text:p text:style-name="P31">Si le vos requier per amor</text:p>
          </table:table-cell>
          <table:table-cell table:style-name="Table1.C119" office:value-type="string">
            <text:p text:style-name="P198"><text:span text:style-name="T101">B] ...vous di tout par… <text:s/>G] Si uos le… <text:s/>M] Je le vos...</text:span></text:p>
          </table:table-cell>
        </table:table-row>
        <table:table-row table:style-name="Table1.133">
          <table:table-cell table:style-name="Table1.A2" office:value-type="string">
            <text:p text:style-name="P29">6969</text:p>
          </table:table-cell>
          <table:table-cell table:style-name="Table1.A2" office:value-type="string">
            <text:p text:style-name="P31">Et se vos les volez avoir</text:p>
          </table:table-cell>
          <table:table-cell table:style-name="Table1.C119" office:value-type="string">
            <text:p text:style-name="P4"/>
          </table:table-cell>
        </table:table-row>
        <table:table-row table:style-name="Table1.133">
          <table:table-cell table:style-name="Table1.A2" office:value-type="string">
            <text:p text:style-name="P29">6970</text:p>
          </table:table-cell>
          <table:table-cell table:style-name="Table1.A2" office:value-type="string">
            <text:p text:style-name="P31">J’em ferai tot vostre voloir</text:p>
          </table:table-cell>
          <table:table-cell table:style-name="Table1.C119" office:value-type="string">
            <text:p text:style-name="P35">A<text:span text:style-name="T122">BDEGH2ILMTW</text:span>] <text:span text:style-name="T22">Sen faites...</text:span></text:p>
          </table:table-cell>
        </table:table-row>
        <table:table-row table:style-name="Table1.133">
          <table:table-cell table:style-name="Table1.A2" office:value-type="string">
            <text:p text:style-name="P29">6971</text:p>
          </table:table-cell>
          <table:table-cell table:style-name="Table1.A2" office:value-type="string">
            <text:p text:style-name="P31">Qu’il serait paiés richement</text:p>
          </table:table-cell>
          <table:table-cell table:style-name="Table1.C119" office:value-type="string">
            <text:p text:style-name="P62">INV <text:span text:style-name="T43">D] </text:span><text:span text:style-name="T36">Je nen ai point de pensement</text:span></text:p>
            <text:p text:style-name="P216"><text:span text:style-name="T235">M] Si sera paiez… <text:s/>W] Qui sera...</text:span></text:p>
          </table:table-cell>
        </table:table-row>
        <table:table-row table:style-name="Table1.133">
          <table:table-cell table:style-name="Table1.A2" office:value-type="string">
            <text:p text:style-name="P29">6972</text:p>
          </table:table-cell>
          <table:table-cell table:style-name="Table1.A2" office:value-type="string">
            <text:p text:style-name="P31">Je nen ai poent de pensement</text:p>
          </table:table-cell>
          <table:table-cell table:style-name="Table1.C119" office:value-type="string">
            <text:p text:style-name="P390">INV <text:span text:style-name="T132">D] </text:span>Quil sera paiez richement</text:p>
            <text:p text:style-name="P139"><text:span text:style-name="T138">E] Je nen sui point en… <text:s/>H2] ...despoentement <text:s/>M] Er ce vos pri mlt chierement</text:span></text:p>
          </table:table-cell>
        </table:table-row>
        <table:table-row table:style-name="Table1.133">
          <table:table-cell table:style-name="Table1.A2" office:value-type="string">
            <text:p text:style-name="P29">6973</text:p>
          </table:table-cell>
          <table:table-cell table:style-name="Table1.A2" office:value-type="string">
            <text:p text:style-name="P31">Li princes fut gentis et ber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9">6974</text:p>
          </table:table-cell>
          <table:table-cell table:style-name="Table1.A2" office:value-type="string">
            <text:p text:style-name="P31">Et veloit (H Si le voloit) le mout honorer</text:p>
          </table:table-cell>
          <table:table-cell table:style-name="Table1.C119" office:value-type="string">
            <text:p text:style-name="P227"><text:span text:style-name="T101">BE] Et sel voloit mlt… <text:s/>DW] Si le… <text:s/>H2] Et mlt le vouloit… <text:s/>M] Si le pervolt mlt… <text:s/>K] ...uoloit il...</text:span></text:p>
          </table:table-cell>
        </table:table-row>
        <table:table-row table:style-name="Table1.133">
          <table:table-cell table:style-name="Table1.A2" office:value-type="string">
            <text:p text:style-name="P29">6975</text:p>
          </table:table-cell>
          <table:table-cell table:style-name="Table1.A2" office:value-type="string">
            <text:p text:style-name="P31">Sire fet il et je l’otroi</text:p>
          </table:table-cell>
          <table:table-cell table:style-name="Table1.C119" office:value-type="string">
            <text:p text:style-name="P43">A] ...<text:span text:style-name="T22">il he uos otroi <text:s/></text:span><text:span text:style-name="T38">B</text:span><text:span text:style-name="T45">D</text:span><text:span text:style-name="T51">E</text:span><text:span text:style-name="T56">G</text:span><text:span text:style-name="T66">I</text:span><text:span text:style-name="T93">K</text:span><text:span text:style-name="T74">L</text:span><text:span text:style-name="T77">M</text:span><text:span text:style-name="T82">T</text:span><text:span text:style-name="T87">W</text:span><text:span text:style-name="T38">] ...</text:span><text:span text:style-name="T40">il gel </text:span><text:span text:style-name="T45">(D</text:span><text:span text:style-name="T56">G</text:span><text:span text:style-name="T66">I</text:span><text:span text:style-name="T93">K</text:span><text:span text:style-name="T74">L</text:span><text:span text:style-name="T77">M</text:span><text:span text:style-name="T82">T</text:span><text:span text:style-name="T87">W</text:span><text:span text:style-name="T45"> ie)</text:span><text:span text:style-name="T40"> vous otroi <text:s/></text:span><text:span text:style-name="T58">H2</text:span><text:span text:style-name="T37">] ...</text:span><text:span text:style-name="T61">dit il ie vos otroi</text:span></text:p>
          </table:table-cell>
        </table:table-row>
        <table:table-row table:style-name="Table1.133">
          <table:table-cell table:style-name="Table1.A2" office:value-type="string">
            <text:p text:style-name="P29">6976</text:p>
          </table:table-cell>
          <table:table-cell table:style-name="Table1.A2" office:value-type="string">
            <text:p text:style-name="P31">Et tot l’avoir et tot l’ernoi</text:p>
          </table:table-cell>
          <table:table-cell table:style-name="Table1.C119" office:value-type="string">
            <text:p text:style-name="P167"><text:span text:style-name="T101">BEH2M] ...et le harnoi <text:s/>D] Que de prisons et de lernoi</text:span></text:p>
          </table:table-cell>
        </table:table-row>
        <table:table-row table:style-name="Table1.133">
          <table:table-cell table:style-name="Table1.A2" office:value-type="string">
            <text:p text:style-name="P29">6977</text:p>
          </table:table-cell>
          <table:table-cell table:style-name="Table1.A2" office:value-type="string">
            <text:p text:style-name="P31">Que nos avons poez despandre</text:p>
          </table:table-cell>
          <table:table-cell table:style-name="Table1.C119" office:value-type="string">
            <text:p text:style-name="P381">D<text:span text:style-name="T212">H2</text:span>] ---</text:p>
            <text:p text:style-name="P173"><text:span text:style-name="T101">B] Ce que auons… <text:s/>E] Quanques auons...</text:span></text:p>
          </table:table-cell>
        </table:table-row>
        <table:table-row table:style-name="Table1.133">
          <table:table-cell table:style-name="Table1.A2" office:value-type="string">
            <text:p text:style-name="P29">6978</text:p>
          </table:table-cell>
          <table:table-cell table:style-name="Table1.A2" office:value-type="string">
            <text:p text:style-name="P31">Et les prisons doner ou randre</text:p>
          </table:table-cell>
          <table:table-cell table:style-name="Table1.C119" office:value-type="string">
            <text:p text:style-name="P381">D<text:span text:style-name="T212">H2</text:span>] ---</text:p>
            <text:p text:style-name="P161"><text:span text:style-name="T101">BEGKLMW] ...et...</text:span></text:p>
          </table:table-cell>
        </table:table-row>
        <table:table-row table:style-name="Table1.133">
          <table:table-cell table:style-name="Table1.A2" office:value-type="string">
            <text:p text:style-name="P29">6979</text:p>
          </table:table-cell>
          <table:table-cell table:style-name="Table1.A2" office:value-type="string">
            <text:p text:style-name="P31">Del tot faites a vostre guisse</text:p>
          </table:table-cell>
          <table:table-cell table:style-name="Table1.C119" office:value-type="string">
            <text:p text:style-name="P350"><text:span text:style-name="T132">D] Faites dout tot a ure guise <text:s/>K] ...en feites...</text:span></text:p>
          </table:table-cell>
        </table:table-row>
        <table:table-row table:style-name="Table1.133">
          <table:table-cell table:style-name="Table1.A2" office:value-type="string">
            <text:p text:style-name="P29">6980</text:p>
          </table:table-cell>
          <table:table-cell table:style-name="Table1.A2" office:value-type="string">
            <text:p text:style-name="P31">Sertes ne pert pas son servisse</text:p>
          </table:table-cell>
          <table:table-cell table:style-name="Table1.C119" office:value-type="string">
            <text:p text:style-name="P5"/>
          </table:table-cell>
        </table:table-row>
        <table:table-row table:style-name="Table1.133">
          <table:table-cell table:style-name="Table1.A2" office:value-type="string">
            <text:p text:style-name="P29">6981</text:p>
          </table:table-cell>
          <table:table-cell table:style-name="Table1.A2" office:value-type="string">
            <text:p text:style-name="P31">Sire cil qui le met en vos</text:p>
          </table:table-cell>
          <table:table-cell table:style-name="Table1.C119" office:value-type="string">
            <text:p text:style-name="P2"/>
          </table:table-cell>
        </table:table-row>
        <table:table-row table:style-name="Table1.322">
          <table:table-cell table:style-name="Table1.A2" office:value-type="string">
            <text:p text:style-name="P29">6982</text:p>
          </table:table-cell>
          <table:table-cell table:style-name="Table1.A2" office:value-type="string">
            <text:p text:style-name="P31">Belement m’avez hui rescous</text:p>
          </table:table-cell>
          <table:table-cell table:style-name="Table1.C119" office:value-type="string">
            <text:p text:style-name="P290"><text:span text:style-name="T132">DH2] Richement… <text:s/>EW] Noblement...</text:span></text:p>
          </table:table-cell>
        </table:table-row>
        <table:table-row table:style-name="Table1.133">
          <table:table-cell table:style-name="Table1.A2" office:value-type="string">
            <text:p text:style-name="P29">6983</text:p>
          </table:table-cell>
          <table:table-cell table:style-name="Table1.A2" office:value-type="string">
            <text:p text:style-name="P31">Quant me rendistes mon destrier</text:p>
          </table:table-cell>
          <table:table-cell table:style-name="Table1.C119" office:value-type="string">
            <text:p text:style-name="P107"/>
          </table:table-cell>
        </table:table-row>
        <text:soft-page-break/>
        <table:table-row table:style-name="Table1.133">
          <table:table-cell table:style-name="Table1.A2" office:value-type="string">
            <text:p text:style-name="P29">6984</text:p>
          </table:table-cell>
          <table:table-cell table:style-name="Table1.A2" office:value-type="string">
            <text:p text:style-name="P31">Per foi il m’avoit grant mestier</text:p>
          </table:table-cell>
          <table:table-cell table:style-name="Table1.C119" office:value-type="string">
            <text:p text:style-name="P241">A<text:span text:style-name="T195">GIK</text:span>] <text:span text:style-name="T22">Certes il… <text:s/>H2] ...bien… <text:s/>M] Certes il...bien...</text:span></text:p>
          </table:table-cell>
        </table:table-row>
        <table:table-row table:style-name="Table1.133">
          <table:table-cell table:style-name="Table1.A2" office:value-type="string">
            <text:p text:style-name="P29">6985</text:p>
          </table:table-cell>
          <table:table-cell table:style-name="Table1.A2" office:value-type="string">
            <text:p text:style-name="P31">Et je grans mersis vos en rens</text:p>
          </table:table-cell>
          <table:table-cell table:style-name="Table1.C119" office:value-type="string">
            <text:p text:style-name="P236">A<text:span text:style-name="T122">BDM</text:span>] ...<text:span text:style-name="T22">rent <text:s/>E] Et mlt...rent <text:s/>G] ...ie uos grant merci en rent</text:span></text:p>
          </table:table-cell>
        </table:table-row>
        <table:table-row table:style-name="Table1.133">
          <table:table-cell table:style-name="Table1.A2" office:value-type="string">
            <text:p text:style-name="P29">6986</text:p>
          </table:table-cell>
          <table:table-cell table:style-name="Table1.A2" office:value-type="string">
            <text:p text:style-name="P31">Mai sire de seu me repens</text:p>
          </table:table-cell>
          <table:table-cell table:style-name="Table1.C119" office:value-type="string">
            <text:p text:style-name="P58">A] ...<text:span text:style-name="T22">re[.s]pent <text:s/></text:span><text:span text:style-name="T43">D</text:span><text:span text:style-name="T62">H2</text:span><text:span text:style-name="T43">] </text:span><text:span text:style-name="T45">Mais de ce sire me repent </text:span><text:span text:style-name="T62">(H2 repens)</text:span><text:span text:style-name="T45"> <text:s/></text:span><text:span text:style-name="T49">E] </text:span><text:span text:style-name="T51">Mais repentis me sui forment </text:span><text:span text:style-name="T77">M</text:span><text:span text:style-name="T55">] ...</text:span><text:span text:style-name="T56">repent <text:s/></text:span><text:span text:style-name="T83">T</text:span><text:span text:style-name="T36">] </text:span><text:span text:style-name="T82">Sire de ce mlt me repent <text:s/></text:span><text:span text:style-name="T99">G</text:span><text:span text:style-name="T91">K] ...</text:span><text:span text:style-name="T93">de tant me repent</text:span></text:p>
          </table:table-cell>
        </table:table-row>
        <table:table-row table:style-name="Table1.133">
          <table:table-cell table:style-name="Table1.A2" office:value-type="string">
            <text:p text:style-name="P29">6987</text:p>
          </table:table-cell>
          <table:table-cell table:style-name="Table1.A2" office:value-type="string">
            <text:p text:style-name="P31">Que je ne vos ai plus servi</text:p>
          </table:table-cell>
          <table:table-cell table:style-name="Table1.C119" office:value-type="string">
            <text:p text:style-name="P246">A<text:span text:style-name="T223">IL</text:span>] <text:span text:style-name="T22">Quar...mais… <text:s/>BEM] ...miex… <text:s/>GK] Quant… <text:s/>W] ...mes...</text:span></text:p>
          </table:table-cell>
        </table:table-row>
        <table:table-row table:style-name="Table1.133">
          <table:table-cell table:style-name="Table1.A2" office:value-type="string">
            <text:p text:style-name="P29">6988</text:p>
          </table:table-cell>
          <table:table-cell table:style-name="Table1.A2" office:value-type="string">
            <text:p text:style-name="P31">Vos m’avez de prison gueri</text:p>
          </table:table-cell>
          <table:table-cell table:style-name="Table1.C119" office:value-type="string">
            <text:p text:style-name="P205"><text:span text:style-name="T201">H2] Bien… <text:s/>T] De prison mauuez hui gari</text:span></text:p>
          </table:table-cell>
        </table:table-row>
        <table:table-row table:style-name="Table1.133">
          <table:table-cell table:style-name="Table1.A2" office:value-type="string">
            <text:p text:style-name="P29">6989</text:p>
          </table:table-cell>
          <table:table-cell table:style-name="Table1.A2" office:value-type="string">
            <text:p text:style-name="P31">Faites Delf<text:span text:style-name="T22">i</text:span>n l’oste venir</text:p>
          </table:table-cell>
          <table:table-cell table:style-name="Table1.C119" office:value-type="string">
            <text:p text:style-name="P131"><text:span text:style-name="T138">E] ...loste delfis… <text:s/>H2] ...dulphis loste garnir</text:span></text:p>
          </table:table-cell>
        </table:table-row>
        <table:table-row table:style-name="Table1.133">
          <table:table-cell table:style-name="Table1.A2" office:value-type="string">
            <text:p text:style-name="P29">6990</text:p>
          </table:table-cell>
          <table:table-cell table:style-name="Table1.A2" office:value-type="string">
            <text:p text:style-name="P31">Et si faites vostre plaissir</text:p>
          </table:table-cell>
          <table:table-cell table:style-name="Table1.C119" office:value-type="string">
            <text:p text:style-name="P53">A] ...li…<text:span text:style-name="T22"> <text:s/></text:span><text:span text:style-name="T43">D</text:span><text:span text:style-name="T77">M</text:span><text:span text:style-name="T43">] </text:span><text:span text:style-name="T45">Et faites tot ure… <text:s/></text:span><text:span text:style-name="T49">E] </text:span><text:span text:style-name="T51">Et del tout faites vo… <text:s/></text:span><text:span text:style-name="T58">H2</text:span><text:span text:style-name="T37">] </text:span><text:span text:style-name="T62">Faites en tout… <text:s/></text:span><text:span text:style-name="T83">T</text:span><text:span text:style-name="T36">] </text:span><text:span text:style-name="T82">Si en faites...</text:span></text:p>
          </table:table-cell>
        </table:table-row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1"/>
          </table:table-cell>
          <table:table-cell table:style-name="Table1.C119" office:value-type="string">
            <text:p text:style-name="P243"><text:span text:style-name="T240">T</text:span>] <text:span text:style-name="T241">Faites en tot uostre uoloir</text:span></text:p>
          </table:table-cell>
        </table:table-row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1"/>
          </table:table-cell>
          <table:table-cell table:style-name="Table1.C119" office:value-type="string">
            <text:p text:style-name="P243"><text:span text:style-name="T240">T</text:span>] <text:span text:style-name="T241">De ce que auons a pooir</text:span></text:p>
          </table:table-cell>
        </table:table-row>
        <table:table-row table:style-name="Table1.133">
          <table:table-cell table:style-name="Table1.A2" office:value-type="string">
            <text:p text:style-name="P29">6991</text:p>
          </table:table-cell>
          <table:table-cell table:style-name="Table1.A2" office:value-type="string">
            <text:p text:style-name="P31">Et tuit li atre compaignon</text:p>
          </table:table-cell>
          <table:table-cell table:style-name="Table1.C119" office:value-type="string">
            <text:p text:style-name="P5"/>
          </table:table-cell>
        </table:table-row>
        <table:table-row table:style-name="Table1.133">
          <table:table-cell table:style-name="Table1.A2" office:value-type="string">
            <text:p text:style-name="P29">6992</text:p>
          </table:table-cell>
          <table:table-cell table:style-name="Table1.A2" office:value-type="string">
            <text:p text:style-name="P31">Ne li dient de riens que non</text:p>
          </table:table-cell>
          <table:table-cell table:style-name="Table1.C119" office:value-type="string">
            <text:p text:style-name="P175"><text:span text:style-name="T101">B] Li otroient chascuns per non <text:s/>GL] ...rien de non</text:span></text:p>
          </table:table-cell>
        </table:table-row>
        <table:table-row table:style-name="Table1.133">
          <table:table-cell table:style-name="Table1.A2" office:value-type="string">
            <text:p text:style-name="P29">6993</text:p>
          </table:table-cell>
          <table:table-cell table:style-name="Table1.A2" office:value-type="string">
            <text:p text:style-name="P31">Li Povres Perdus lor en rent</text:p>
          </table:table-cell>
          <table:table-cell table:style-name="Table1.C119" office:value-type="string">
            <text:p text:style-name="P394">G<text:span text:style-name="T267">K</text:span>] ...<text:span text:style-name="T195">li lor et rent</text:span></text:p>
          </table:table-cell>
        </table:table-row>
        <table:table-row table:style-name="Table1.133">
          <table:table-cell table:style-name="Table1.A2" office:value-type="string">
            <text:p text:style-name="P29">6994</text:p>
          </table:table-cell>
          <table:table-cell table:style-name="Table1.A2" office:value-type="string">
            <text:p text:style-name="P31">Greiz et mersis mout bonement</text:p>
          </table:table-cell>
          <table:table-cell table:style-name="Table1.C119" office:value-type="string">
            <text:p text:style-name="P228"><text:span text:style-name="T101">BH2TW] ...doucement <text:s/>I</text:span>] <text:span text:style-name="T223">Graces… <text:s/>K] ...en rent molt...</text:span></text:p>
          </table:table-cell>
        </table:table-row>
        <table:table-row table:style-name="Table1.133">
          <table:table-cell table:style-name="Table1.A2" office:value-type="string">
            <text:p text:style-name="P29">6995</text:p>
          </table:table-cell>
          <table:table-cell table:style-name="Table1.A2" office:value-type="string">
            <text:p text:style-name="P32">Tuit (F Quant) li borjois de la cyté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9">6996</text:p>
          </table:table-cell>
          <table:table-cell table:style-name="Table1.A2" office:value-type="string">
            <text:p text:style-name="P32">Estoient hors a plain alé</text:p>
          </table:table-cell>
          <table:table-cell table:style-name="Table1.C119" office:value-type="string">
            <text:p text:style-name="P198"><text:span text:style-name="T101">BH2] ...tout a plain… <text:s/>D] ...fors trestuit ale <text:s/>IKL</text:span>] ...<text:span text:style-name="T223">fors el plains… <text:s/>M] Si furent hors au...</text:span></text:p>
          </table:table-cell>
        </table:table-row>
        <table:table-row table:style-name="Table1.133">
          <table:table-cell table:style-name="Table1.A2" office:value-type="string">
            <text:p text:style-name="P29">6997</text:p>
          </table:table-cell>
          <table:table-cell table:style-name="Table1.A2" office:value-type="string">
            <text:p text:style-name="P32">Et por veoir les cheveliers</text:p>
          </table:table-cell>
          <table:table-cell table:style-name="Table1.C119" office:value-type="string">
            <text:p text:style-name="P247">A] ...uosir…<text:span text:style-name="T22"> <text:s/>D] Por ueoir le poure perdu <text:s/>H2] Et pour les autres chrs <text:s/>W] Pour regarder...</text:span></text:p>
          </table:table-cell>
        </table:table-row>
        <table:table-row table:style-name="Table1.133">
          <table:table-cell table:style-name="Table1.A2" office:value-type="string">
            <text:p text:style-name="P29">6998</text:p>
          </table:table-cell>
          <table:table-cell table:style-name="Table1.A2" office:value-type="string">
            <text:p text:style-name="P32">Mout les veoient volentiers</text:p>
          </table:table-cell>
          <table:table-cell table:style-name="Table1.C119" office:value-type="string">
            <text:p text:style-name="P182"><text:span text:style-name="T101">B] Que mlt veoient… <text:s/>G] Plus… <text:s/>H2] Les veoient mlt...</text:span></text:p>
          </table:table-cell>
        </table:table-row>
        <table:table-row table:style-name="Table1.133">
          <table:table-cell table:style-name="Table1.A2" office:value-type="string">
            <text:p text:style-name="P29">6999</text:p>
          </table:table-cell>
          <table:table-cell table:style-name="Table1.A2" office:value-type="string">
            <text:p text:style-name="P32">Et Delfis i estoit venus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9">7000</text:p>
          </table:table-cell>
          <table:table-cell table:style-name="Table1.A2" office:value-type="string">
            <text:p text:style-name="P32">Quant le vit li Povres Perdus</text:p>
          </table:table-cell>
          <table:table-cell table:style-name="Table1.C119" office:value-type="string">
            <text:p text:style-name="P106"/>
          </table:table-cell>
        </table:table-row>
        <table:table-row table:style-name="Table1.133">
          <table:table-cell table:style-name="Table1.A2" office:value-type="string">
            <text:p text:style-name="P29">7001</text:p>
          </table:table-cell>
          <table:table-cell table:style-name="Table1.A2" office:value-type="string">
            <text:p text:style-name="P32">Ostes fet il avant venez</text:p>
          </table:table-cell>
          <table:table-cell table:style-name="Table1.C119" office:value-type="string">
            <text:p text:style-name="P428">W] ---</text:p>
          </table:table-cell>
        </table:table-row>
        <table:table-row table:style-name="Table1.47">
          <table:table-cell table:style-name="Table1.A2" office:value-type="string">
            <text:p text:style-name="P29">7002</text:p>
          </table:table-cell>
          <table:table-cell table:style-name="Table1.A2" office:value-type="string">
            <text:p text:style-name="P32">Et seu que nos avons prenez</text:p>
          </table:table-cell>
          <table:table-cell table:style-name="Table1.C119" office:value-type="string">
            <text:p text:style-name="P428">W] ---</text:p>
            <text:p text:style-name="P161"><text:span text:style-name="T101">BEM] Et quan que...</text:span></text:p>
          </table:table-cell>
        </table:table-row>
        <table:table-row table:style-name="Table1.133">
          <table:table-cell table:style-name="Table1.A2" office:value-type="string">
            <text:p text:style-name="P29">7003</text:p>
          </table:table-cell>
          <table:table-cell table:style-name="Table1.A2" office:value-type="string">
            <text:p text:style-name="P32">Venez un poc parler a moi</text:p>
          </table:table-cell>
          <table:table-cell table:style-name="Table1.C119" office:value-type="string">
            <text:p text:style-name="P428">W] ---</text:p>
          </table:table-cell>
        </table:table-row>
        <text:soft-page-break/>
        <table:table-row table:style-name="Table1.133">
          <table:table-cell table:style-name="Table1.A2" office:value-type="string">
            <text:p text:style-name="P29">7004</text:p>
          </table:table-cell>
          <table:table-cell table:style-name="Table1.A2" office:value-type="string">
            <text:p text:style-name="P32">Il respont Sire je l’otroi</text:p>
          </table:table-cell>
          <table:table-cell table:style-name="Table1.C119" office:value-type="string">
            <text:p text:style-name="P428">W] ---</text:p>
            <text:p text:style-name="P199"><text:span text:style-name="T101">BE] Cis… <text:s/>M] Et cilz respondi ie...</text:span></text:p>
          </table:table-cell>
        </table:table-row>
        <table:table-row table:style-name="Table1.133">
          <table:table-cell table:style-name="Table1.A2" office:value-type="string">
            <text:p text:style-name="P29">7005</text:p>
          </table:table-cell>
          <table:table-cell table:style-name="Table1.A2" office:value-type="string">
            <text:p text:style-name="P32">Ses ostes vet parler a lui</text:p>
          </table:table-cell>
          <table:table-cell table:style-name="Table1.C119" office:value-type="string">
            <text:p text:style-name="P428">W] ---</text:p>
            <text:p text:style-name="P175"><text:span text:style-name="T101">B] Delfins ala… <text:s/>D] Li hostes… <text:s/>G] Les hostes ala...</text:span></text:p>
          </table:table-cell>
        </table:table-row>
        <table:table-row table:style-name="Table1.133">
          <table:table-cell table:style-name="Table1.A2" office:value-type="string">
            <text:p text:style-name="P29">7006</text:p>
          </table:table-cell>
          <table:table-cell table:style-name="Table1.A2" office:value-type="string">
            <text:p text:style-name="P32">Li princes i fut et il dui</text:p>
          </table:table-cell>
          <table:table-cell table:style-name="Table1.C119" office:value-type="string">
            <text:p text:style-name="P428">W] ---</text:p>
            <text:p text:style-name="P161"><text:span text:style-name="T101">B] Li princes fu de iouste lui</text:span></text:p>
          </table:table-cell>
        </table:table-row>
        <table:table-row table:style-name="Table1.133">
          <table:table-cell table:style-name="Table1.A2" office:value-type="string">
            <text:p text:style-name="P29">7007</text:p>
          </table:table-cell>
          <table:table-cell table:style-name="Table1.A2" office:value-type="string">
            <text:p text:style-name="P32">Li Povres Perdus dist Delfis</text:p>
          </table:table-cell>
          <table:table-cell table:style-name="Table1.C119" office:value-type="string">
            <text:p text:style-name="P428">W] ---</text:p>
            <text:p text:style-name="P199"><text:span text:style-name="T101">B] ...li a dit <text:s/>E] Dist li poures perdus… <text:s/>M] ...dit ainsi</text:span></text:p>
          </table:table-cell>
        </table:table-row>
        <table:table-row table:style-name="Table1.133">
          <table:table-cell table:style-name="Table1.A2" office:value-type="string">
            <text:p text:style-name="P29">7008</text:p>
          </table:table-cell>
          <table:table-cell table:style-name="Table1.A2" office:value-type="string">
            <text:p text:style-name="P32">Biaus ostes nos avons si pris</text:p>
          </table:table-cell>
          <table:table-cell table:style-name="Table1.C119" office:value-type="string">
            <text:p text:style-name="P428">W] ---</text:p>
            <text:p text:style-name="P52">A] ...<text:span text:style-name="T22">nos auomes <text:s/>G</text:span><text:span text:style-name="T43">D</text:span><text:span text:style-name="T63">H2</text:span><text:span text:style-name="T94">K</text:span><text:span text:style-name="T74">L</text:span><text:span text:style-name="T84">T</text:span><text:span text:style-name="T43">] ...</text:span><text:span text:style-name="T46">nos auommes </text:span><text:span text:style-name="T74">(L auome)</text:span><text:span text:style-name="T46"> pris <text:s/></text:span><text:span text:style-name="T68">I</text:span><text:span text:style-name="T67">] </text:span><text:span text:style-name="T69">Beu dos ostes nos auuns pris <text:s/></text:span><text:span text:style-name="T78">M] ...</text:span><text:span text:style-name="T79">auons icy</text:span></text:p>
          </table:table-cell>
        </table:table-row>
        <table:table-row table:style-name="Table1.133">
          <table:table-cell table:style-name="Table1.A2" office:value-type="string">
            <text:p text:style-name="P29">7009</text:p>
          </table:table-cell>
          <table:table-cell table:style-name="Table1.A2" office:value-type="string">
            <text:p text:style-name="P32">Del hernois et des cheveliers</text:p>
          </table:table-cell>
          <table:table-cell table:style-name="Table1.C119" office:value-type="string">
            <text:p text:style-name="P428">W] --</text:p>
            <text:p text:style-name="P44">A<text:span text:style-name="T195">GIKL</text:span>] <text:span text:style-name="T22">Et dernoi… <text:s/></text:span><text:span text:style-name="T38">B] </text:span><text:span text:style-name="T40">Les...les… <text:s/></text:span><text:span text:style-name="T43">D] </text:span><text:span text:style-name="T46">Hernois et si a prisoniers <text:s/></text:span><text:span text:style-name="T58">H2</text:span><text:span text:style-name="T37">] </text:span><text:span text:style-name="T63">Harnois et si a chrs</text:span></text:p>
          </table:table-cell>
        </table:table-row>
        <table:table-row table:style-name="Table1.133">
          <table:table-cell table:style-name="Table1.A2" office:value-type="string">
            <text:p text:style-name="P29">7010</text:p>
          </table:table-cell>
          <table:table-cell table:style-name="Table1.A2" office:value-type="string">
            <text:p text:style-name="P32">Alez veoir les prisoniers</text:p>
          </table:table-cell>
          <table:table-cell table:style-name="Table1.C119" office:value-type="string">
            <text:p text:style-name="P428">W] ---</text:p>
            <text:p text:style-name="P168"><text:span text:style-name="T101">B] ...et les destriers <text:s/>D] ...les chrs</text:span></text:p>
          </table:table-cell>
        </table:table-row>
        <table:table-row table:style-name="Table1.133">
          <table:table-cell table:style-name="Table1.A2" office:value-type="string">
            <text:p text:style-name="P29">7011</text:p>
          </table:table-cell>
          <table:table-cell table:style-name="Table1.A2" office:value-type="string">
            <text:p text:style-name="P32">Car je vos doi avoir assez</text:p>
          </table:table-cell>
          <table:table-cell table:style-name="Table1.C119" office:value-type="string">
            <text:p text:style-name="P428">W] ---</text:p>
            <text:p text:style-name="P233">A<text:span text:style-name="T195">GIKLMT</text:span>] ...<text:span text:style-name="T22">dauoir...</text:span></text:p>
          </table:table-cell>
        </table:table-row>
        <table:table-row table:style-name="Table1.133">
          <table:table-cell table:style-name="Table1.A2" office:value-type="string">
            <text:p text:style-name="P29">7012</text:p>
          </table:table-cell>
          <table:table-cell table:style-name="Table1.A2" office:value-type="string">
            <text:p text:style-name="P32">Por tant com vodrois les prenez</text:p>
          </table:table-cell>
          <table:table-cell table:style-name="Table1.C119" office:value-type="string">
            <text:p text:style-name="P228"><text:span text:style-name="T101">BEH2] ...volez… <text:s/>D] Se il uos plait si les… <text:s/>G] ...quant le uoldrois… <text:s/>L] ...quant… <text:s/>K] ...cum uos plest les...</text:span></text:p>
          </table:table-cell>
        </table:table-row>
        <table:table-row table:style-name="Table1.133">
          <table:table-cell table:style-name="Table1.A2" office:value-type="string">
            <text:p text:style-name="P29">7013</text:p>
          </table:table-cell>
          <table:table-cell table:style-name="Table1.A2" office:value-type="string">
            <text:p text:style-name="P32">Et orendroit et en avant</text:p>
          </table:table-cell>
          <table:table-cell table:style-name="Table1.C119" office:value-type="string">
            <text:p text:style-name="P428">W] ---</text:p>
          </table:table-cell>
        </table:table-row>
        <table:table-row table:style-name="Table1.133">
          <table:table-cell table:style-name="Table1.A2" office:value-type="string">
            <text:p text:style-name="P29">7014</text:p>
          </table:table-cell>
          <table:table-cell table:style-name="Table1.A2" office:value-type="string">
            <text:p text:style-name="P32">Ferai del tot vostre creant</text:p>
          </table:table-cell>
          <table:table-cell table:style-name="Table1.C119" office:value-type="string">
            <text:p text:style-name="P428">W] ---</text:p>
            <text:p text:style-name="P183"><text:span text:style-name="T101">BDEGKT] ...commant <text:s/>H2] ...talent</text:span></text:p>
          </table:table-cell>
        </table:table-row>
        <table:table-row table:style-name="Table1.133">
          <table:table-cell table:style-name="Table1.A2" office:value-type="string">
            <text:p text:style-name="P29">7015</text:p>
          </table:table-cell>
          <table:table-cell table:style-name="Table1.A2" office:value-type="string">
            <text:p text:style-name="P32">Delfis vers les prisons ala</text:p>
          </table:table-cell>
          <table:table-cell table:style-name="Table1.C119" office:value-type="string">
            <text:p text:style-name="P428">W] ---</text:p>
          </table:table-cell>
        </table:table-row>
        <table:table-row table:style-name="Table1.133">
          <table:table-cell table:style-name="Table1.A2" office:value-type="string">
            <text:p text:style-name="P29">7016</text:p>
          </table:table-cell>
          <table:table-cell table:style-name="Table1.A2" office:value-type="string">
            <text:p text:style-name="P32">Bien les conut ses esgarda</text:p>
          </table:table-cell>
          <table:table-cell table:style-name="Table1.C119" office:value-type="string">
            <text:p text:style-name="P428">W] ---</text:p>
            <text:p text:style-name="P242">A<text:span text:style-name="T267">KT</text:span>] ...<text:span text:style-name="T22">se les… <text:s/>DH2] ...et esgarda <text:s/>E] ...et rauisa <text:s/>G] ...sil… <text:s/>M] ...sesauisa</text:span></text:p>
          </table:table-cell>
        </table:table-row>
        <table:table-row table:style-name="Table1.133">
          <table:table-cell table:style-name="Table1.A2" office:value-type="string">
            <text:p text:style-name="P29">7017</text:p>
          </table:table-cell>
          <table:table-cell table:style-name="Table1.A2" office:value-type="string">
            <text:p text:style-name="P32">Veus les avoit en Hongrie</text:p>
          </table:table-cell>
          <table:table-cell table:style-name="Table1.C119" office:value-type="string">
            <text:p text:style-name="P428">W] ---</text:p>
            <text:p text:style-name="P328"><text:span text:style-name="T132">D] Que ueuz les ot… <text:s/>T] ...bolgrie</text:span></text:p>
          </table:table-cell>
        </table:table-row>
        <table:table-row table:style-name="Table1.133">
          <table:table-cell table:style-name="Table1.A2" office:value-type="string">
            <text:p text:style-name="P29">7018</text:p>
          </table:table-cell>
          <table:table-cell table:style-name="Table1.A2" office:value-type="string">
            <text:p text:style-name="P32">Quant aloit en mercheandi(ss)e</text:p>
          </table:table-cell>
          <table:table-cell table:style-name="Table1.C119" office:value-type="string">
            <text:p text:style-name="P428">W] ---</text:p>
            <text:p text:style-name="P394"><text:soft-page-break/>G<text:span text:style-name="T213">H2K</text:span>] ...<text:span text:style-name="T195">il aloit...</text:span></text:p>
          </table:table-cell>
        </table:table-row>
        <table:table-row table:style-name="Table1.133">
          <table:table-cell table:style-name="Table1.A2" office:value-type="string">
            <text:p text:style-name="P29">7019</text:p>
          </table:table-cell>
          <table:table-cell table:style-name="Table1.A2" office:value-type="string">
            <text:p text:style-name="P32">Prodome furent li plusor</text:p>
          </table:table-cell>
          <table:table-cell table:style-name="Table1.C119" office:value-type="string">
            <text:p text:style-name="P428">W] ---</text:p>
            <text:p text:style-name="P183"><text:span text:style-name="T101">B] ...sont… <text:s/>E] Riche homme estoient… <text:s/>H2MT] ...estoient...</text:span></text:p>
          </table:table-cell>
        </table:table-row>
        <table:table-row table:style-name="Table1.133">
          <table:table-cell table:style-name="Table1.A2" office:value-type="string">
            <text:p text:style-name="P29">7020</text:p>
          </table:table-cell>
          <table:table-cell table:style-name="Table1.A2" office:value-type="string">
            <text:p text:style-name="P32">N’estoient <text:span text:style-name="T9">pas tuit vavasor</text:span></text:p>
          </table:table-cell>
          <table:table-cell table:style-name="Table1.C119" office:value-type="string">
            <text:p text:style-name="P428">W] ---</text:p>
            <text:p text:style-name="P49">A] <text:span text:style-name="T23">Jl nestoient… <text:s/>L] Nestoit pas uauasor</text:span></text:p>
          </table:table-cell>
        </table:table-row>
        <table:table-row table:style-name="Table1.133">
          <table:table-cell table:style-name="Table1.A2" office:value-type="string">
            <text:p text:style-name="P29">7021</text:p>
          </table:table-cell>
          <table:table-cell table:style-name="Table1.A2" office:value-type="string">
            <text:p text:style-name="P33">Quant ot les prisons esgardez</text:p>
          </table:table-cell>
          <table:table-cell table:style-name="Table1.C119" office:value-type="string">
            <text:p text:style-name="P428">W] ---</text:p>
            <text:p text:style-name="P183"><text:span text:style-name="T201">H2] ...les prisons ont...</text:span></text:p>
          </table:table-cell>
        </table:table-row>
        <table:table-row table:style-name="Table1.133">
          <table:table-cell table:style-name="Table1.A2" office:value-type="string">
            <text:p text:style-name="P29">7022</text:p>
          </table:table-cell>
          <table:table-cell table:style-name="Table1.A2" office:value-type="string">
            <text:p text:style-name="P33">A Povre Perdu est alez</text:p>
          </table:table-cell>
          <table:table-cell table:style-name="Table1.C119" office:value-type="string">
            <text:p text:style-name="P428">W] ---</text:p>
          </table:table-cell>
        </table:table-row>
        <table:table-row table:style-name="Table1.133">
          <table:table-cell table:style-name="Table1.A2" office:value-type="string">
            <text:p text:style-name="P29">7023</text:p>
          </table:table-cell>
          <table:table-cell table:style-name="Table1.A2" office:value-type="string">
            <text:p text:style-name="P33">Ostes fet li Povres Perdus</text:p>
          </table:table-cell>
          <table:table-cell table:style-name="Table1.C119" office:value-type="string">
            <text:p text:style-name="P428">W] ---</text:p>
          </table:table-cell>
        </table:table-row>
        <table:table-row table:style-name="Table1.133">
          <table:table-cell table:style-name="Table1.A2" office:value-type="string">
            <text:p text:style-name="P29">7024</text:p>
          </table:table-cell>
          <table:table-cell table:style-name="Table1.A2" office:value-type="string">
            <text:p text:style-name="P33">Avez vos les prisons veus</text:p>
          </table:table-cell>
          <table:table-cell table:style-name="Table1.C119" office:value-type="string">
            <text:p text:style-name="P428">W] ---</text:p>
            <text:p text:style-name="P54">A<text:span text:style-name="T123">BEGH2IKL</text:span>] <text:span text:style-name="T23">Auez bien… <text:s/></text:span><text:span text:style-name="T43">D] </text:span><text:span text:style-name="T46">Auez les prisoniers… <text:s/></text:span><text:span text:style-name="T83">T</text:span><text:span text:style-name="T36">] </text:span><text:span text:style-name="T84">Auez les prisons conneuz</text:span></text:p>
          </table:table-cell>
        </table:table-row>
        <table:table-row table:style-name="Table1.133">
          <table:table-cell table:style-name="Table1.A2" office:value-type="string">
            <text:p text:style-name="P29">7025</text:p>
          </table:table-cell>
          <table:table-cell table:style-name="Table1.A2" office:value-type="string">
            <text:p text:style-name="P33">Oil fet il Que vos en semble</text:p>
          </table:table-cell>
          <table:table-cell table:style-name="Table1.C119" office:value-type="string">
            <text:p text:style-name="P428">W] ---</text:p>
          </table:table-cell>
        </table:table-row>
        <table:table-row table:style-name="Table1.133">
          <table:table-cell table:style-name="Table1.A2" office:value-type="string">
            <text:p text:style-name="P29">7026</text:p>
          </table:table-cell>
          <table:table-cell table:style-name="Table1.A2" office:value-type="string">
            <text:p text:style-name="P33">Volez les prendre toz ensemble</text:p>
          </table:table-cell>
          <table:table-cell table:style-name="Table1.C119" office:value-type="string">
            <text:p text:style-name="P217"><text:span text:style-name="T253">W] ­--</text:span></text:p>
            <text:p text:style-name="P228"><text:span text:style-name="T201">H2] Les voulez penre… <text:s/>L] ...les toz prandre… <text:s/>K] Volez uos toz...</text:span></text:p>
          </table:table-cell>
        </table:table-row>
        <table:table-row table:style-name="Table1.133">
          <table:table-cell table:style-name="Table1.A2" office:value-type="string">
            <text:p text:style-name="P29">7027</text:p>
          </table:table-cell>
          <table:table-cell table:style-name="Table1.A2" office:value-type="string">
            <text:p text:style-name="P33">Sire fet il je n’en quier tant</text:p>
          </table:table-cell>
          <table:table-cell table:style-name="Table1.C119" office:value-type="string">
            <text:p text:style-name="P428">W] ---</text:p>
            <text:p text:style-name="P466"><text:span text:style-name="T102">B] ...</text:span><text:span text:style-name="T103">delfins nen… <text:s/></text:span><text:span text:style-name="T104">D</text:span><text:span text:style-name="T106">H2</text:span><text:span text:style-name="T104">] ...</text:span><text:span text:style-name="T105">il nen quier pas… <text:s/></text:span><text:span text:style-name="T108">I</text:span><text:span text:style-name="T107">] ...</text:span><text:span text:style-name="T109">nen querer… <text:s/></text:span><text:span text:style-name="T110">L</text:span><text:span text:style-name="T120">K</text:span><text:span text:style-name="T110">] ...</text:span><text:span text:style-name="T111">ie ne… <text:s/></text:span><text:span text:style-name="T117">M] </text:span><text:span text:style-name="T118">Sire dit il naura pas tant</text:span></text:p>
          </table:table-cell>
        </table:table-row>
        <table:table-row table:style-name="Table1.133">
          <table:table-cell table:style-name="Table1.A2" office:value-type="string">
            <text:p text:style-name="P29">7028</text:p>
          </table:table-cell>
          <table:table-cell table:style-name="Table1.A2" office:value-type="string">
            <text:p text:style-name="P33">Se faire volez mon creant</text:p>
          </table:table-cell>
          <table:table-cell table:style-name="Table1.C119" office:value-type="string">
            <text:p text:style-name="P428">W] ---</text:p>
          </table:table-cell>
        </table:table-row>
        <table:table-row table:style-name="Table1.133">
          <table:table-cell table:style-name="Table1.A2" office:value-type="string">
            <text:p text:style-name="P29">7029</text:p>
          </table:table-cell>
          <table:table-cell table:style-name="Table1.A2" office:value-type="string">
            <text:p text:style-name="P33">De moens en avrai ju assez</text:p>
          </table:table-cell>
          <table:table-cell table:style-name="Table1.C119" office:value-type="string">
            <text:p text:style-name="P36">A<text:span text:style-name="T256">W</text:span>] ---</text:p>
            <text:p text:style-name="P228"><text:span text:style-name="T101">BH2IT] Demains… <text:s/>D] Demoins… <text:s/>E] De mlt mains en aurai assez <text:s/>L] De mein en aurai assez <text:s/>M] Demains...plus quassez <text:s/>K] Demeins encor aurai ie assez</text:span></text:p>
          </table:table-cell>
        </table:table-row>
        <table:table-row table:style-name="Table1.133">
          <table:table-cell table:style-name="Table1.A2" office:value-type="string">
            <text:p text:style-name="P29">7030</text:p>
          </table:table-cell>
          <table:table-cell table:style-name="Table1.A2" office:value-type="string">
            <text:p text:style-name="P33">Les VII <text:span text:style-name="T10">(FH V) </text:span>cheveliers me donez</text:p>
          </table:table-cell>
          <table:table-cell table:style-name="Table1.C119" office:value-type="string">
            <text:p text:style-name="P428">W] ---</text:p>
            <text:p text:style-name="P235">A<text:span text:style-name="T123">BGIKLT</text:span>] ...<text:span text:style-name="T23">me rendez <text:s/>E] J seul chr me rendez</text:span></text:p>
          </table:table-cell>
        </table:table-row>
        <table:table-row table:style-name="Table1.133">
          <table:table-cell table:style-name="Table1.A2" office:value-type="string">
            <text:p text:style-name="P29">7031</text:p>
          </table:table-cell>
          <table:table-cell table:style-name="Table1.A2" office:value-type="string">
            <text:p text:style-name="P33">Se faire en volez mon voloir</text:p>
          </table:table-cell>
          <table:table-cell table:style-name="Table1.C119" office:value-type="string">
            <text:p text:style-name="P428">W] ---</text:p>
            <text:p text:style-name="P401">INV <text:span text:style-name="T188">G] </text:span>Sire li unz me puet donoir</text:p>
            <text:p text:style-name="P235">A<text:span text:style-name="T123">BDH2IKLMT</text:span>] ...<text:span text:style-name="T23">faire uolez… <text:s/>E] Se volez faire...</text:span></text:p>
          </table:table-cell>
        </table:table-row>
        <table:table-row table:style-name="Table1.133">
          <table:table-cell table:style-name="Table1.A2" office:value-type="string">
            <text:p text:style-name="P29">7032</text:p>
          </table:table-cell>
          <table:table-cell table:style-name="Table1.A2" office:value-type="string">
            <text:p text:style-name="P33">Sire li uns me puet valoir</text:p>
          </table:table-cell>
          <table:table-cell table:style-name="Table1.C119" office:value-type="string">
            <text:p text:style-name="P428">W] ---</text:p>
            <text:p text:style-name="P61">INV <text:span text:style-name="T55">G] </text:span><text:span text:style-name="T36">Si fere uolez mon uoloir</text:span></text:p>
            <text:p text:style-name="P54"><text:soft-page-break/>A<text:span text:style-name="T224">IKLM</text:span>] ...<text:span text:style-name="T23">dauoir <text:s/></text:span><text:span text:style-name="T38">B</text:span><text:span text:style-name="T52">E</text:span><text:span text:style-name="T38">] ...</text:span><text:span text:style-name="T41">uns puet plus… <text:s/></text:span><text:span text:style-name="T83">T</text:span><text:span text:style-name="T36">] ...</text:span><text:span text:style-name="T84">puet mais dauoir</text:span></text:p>
          </table:table-cell>
        </table:table-row>
        <table:table-row table:style-name="Table1.133">
          <table:table-cell table:style-name="Table1.A2" office:value-type="string">
            <text:p text:style-name="P29">7033</text:p>
          </table:table-cell>
          <table:table-cell table:style-name="Table1.A2" office:value-type="string">
            <text:p text:style-name="P33">Plus que vos ne me devez rendre</text:p>
          </table:table-cell>
          <table:table-cell table:style-name="Table1.C119" office:value-type="string">
            <text:p text:style-name="P428">W] ---</text:p>
            <text:p text:style-name="P244">A<text:span text:style-name="T195">GK</text:span>] <text:span text:style-name="T23">Mais… <text:s/>BE] Assez que vos ne deuez… <text:s/>IL] Mais que uos ne men… <text:s/>M] Plus donner que ne deuez… <text:s/>T</text:span>] <text:span text:style-name="T242">Sachez que...</text:span></text:p>
          </table:table-cell>
        </table:table-row>
        <table:table-row table:style-name="Table1.133">
          <table:table-cell table:style-name="Table1.A2" office:value-type="string">
            <text:p text:style-name="P29">7034</text:p>
          </table:table-cell>
          <table:table-cell table:style-name="Table1.A2" office:value-type="string">
            <text:p text:style-name="P33">Je wel de vos tant por ce prendre</text:p>
          </table:table-cell>
          <table:table-cell table:style-name="Table1.C119" office:value-type="string">
            <text:p text:style-name="P428">W] ---</text:p>
            <text:p text:style-name="P242">A] <text:span text:style-name="T23">Gen uoil por ce de uos tant… <text:s/>BH2T] ...por ce tant… <text:s/>DK] Je vuil por ce de uos tant… <text:s/>E] Je vueil de ce por vos tant… <text:s/>G] Ne uuel de uos porce tant… <text:s text:c="2"/>ILM] Je uoil de uos porce tant… <text:s text:c="2"/></text:span></text:p>
          </table:table-cell>
        </table:table-row>
        <table:table-row table:style-name="Table1.133">
          <table:table-cell table:style-name="Table1.A2" office:value-type="string">
            <text:p text:style-name="P29">7035</text:p>
          </table:table-cell>
          <table:table-cell table:style-name="Table1.A2" office:value-type="string">
            <text:p text:style-name="P33">Sire c’il vos vient a plaissir</text:p>
          </table:table-cell>
          <table:table-cell table:style-name="Table1.C119" office:value-type="string">
            <text:p text:style-name="P428">W] ---</text:p>
            <text:p text:style-name="P351"><text:span text:style-name="T132">D] Sil uos uient sire… <text:s/>GLT] ...se uos… <text:s/>K] ...se a uos...</text:span></text:p>
          </table:table-cell>
        </table:table-row>
        <table:table-row table:style-name="Table1.133">
          <table:table-cell table:style-name="Table1.A2" office:value-type="string">
            <text:p text:style-name="P29">7036</text:p>
          </table:table-cell>
          <table:table-cell table:style-name="Table1.A2" office:value-type="string">
            <text:p text:style-name="P33">Que muelz vos en puisse servir</text:p>
          </table:table-cell>
          <table:table-cell table:style-name="Table1.C119" office:value-type="string">
            <text:p text:style-name="P428">W] ---</text:p>
            <text:p text:style-name="P235">A] <text:span text:style-name="T23">Que memez… <text:s/>B] Que ie vous puisse miex… <text:s/>E] Que vous en puisse miex...</text:span></text:p>
          </table:table-cell>
        </table:table-row>
        <table:table-row table:style-name="Table1.133">
          <table:table-cell table:style-name="Table1.A2" office:value-type="string">
            <text:p text:style-name="P29">7037</text:p>
          </table:table-cell>
          <table:table-cell table:style-name="Table1.A2" office:value-type="string">
            <text:p text:style-name="P33">Hyvidia<text:span text:style-name="T10">in selui d’Ongrie</text:span></text:p>
          </table:table-cell>
          <table:table-cell table:style-name="Table1.C119" office:value-type="string">
            <text:p text:style-name="P428">W] ---</text:p>
            <text:p text:style-name="P240">A<text:span text:style-name="T123">BDGH2IKEMT</text:span>] <text:span text:style-name="T23">Juedian (BDKMT Yuidiain, H2 Yuidien, I Juadiaiz) li ducs… <text:s text:c="3"/>L] Juedienz le roi...</text:span></text:p>
          </table:table-cell>
        </table:table-row>
        <table:table-row table:style-name="Table1.133">
          <table:table-cell table:style-name="Table1.A2" office:value-type="string">
            <text:p text:style-name="P29">7038</text:p>
          </table:table-cell>
          <table:table-cell table:style-name="Table1.A2" office:value-type="string">
            <text:p text:style-name="P34">Sire celui ne quier je mie</text:p>
          </table:table-cell>
          <table:table-cell table:style-name="Table1.C119" office:value-type="string">
            <text:p text:style-name="P428">W] ---</text:p>
            <text:p text:style-name="P236">A<text:span text:style-name="T123">BH2ILMT</text:span>] <text:span text:style-name="T23">Par foi celui requier (B ne vos quier mie, H2ILMT ne quier)… <text:s/>DE] Par foi celui ne vuil… <text:s/>GK] Celui par foi...</text:span></text:p>
          </table:table-cell>
        </table:table-row>
        <table:table-row table:style-name="Table1.133">
          <table:table-cell table:style-name="Table1.A2" office:value-type="string">
            <text:p text:style-name="P29">7039</text:p>
          </table:table-cell>
          <table:table-cell table:style-name="Table1.A2" office:value-type="string">
            <text:p text:style-name="P34">Se vos m’en creez per amor</text:p>
          </table:table-cell>
          <table:table-cell table:style-name="Table1.C119" office:value-type="string">
            <text:p text:style-name="P428">W] ---</text:p>
            <text:p text:style-name="P237">A<text:span text:style-name="T123">BEKLMT</text:span>] ...<text:span text:style-name="T23">honor <text:s/>D] ...me creez por honor <text:s/>H2IG] ...me...</text:span></text:p>
          </table:table-cell>
        </table:table-row>
        <table:table-row table:style-name="Table1.133">
          <table:table-cell table:style-name="Table1.A2" office:value-type="string">
            <text:p text:style-name="P29">7040</text:p>
          </table:table-cell>
          <table:table-cell table:style-name="Table1.A2" office:value-type="string">
            <text:p text:style-name="P34">Le rendrez a roi mon signor</text:p>
          </table:table-cell>
          <table:table-cell table:style-name="Table1.C119" office:value-type="string">
            <text:p text:style-name="P428">W] ---</text:p>
            <text:p text:style-name="P199"><text:span text:style-name="T235">M] Jel...</text:span></text:p>
          </table:table-cell>
        </table:table-row>
        <table:table-row table:style-name="Table1.133">
          <table:table-cell table:style-name="Table1.A2" office:value-type="string">
            <text:p text:style-name="P29">7041</text:p>
          </table:table-cell>
          <table:table-cell table:style-name="Table1.A2" office:value-type="string">
            <text:p text:style-name="P34">S’en ravrait sa gent qu’il a prisse</text:p>
          </table:table-cell>
          <table:table-cell table:style-name="Table1.C119" office:value-type="string">
            <text:p text:style-name="P428">W] ---</text:p>
            <text:p text:style-name="P41">A<text:span text:style-name="T224">ILT</text:span>] <text:span text:style-name="T23">Sen aura… <text:s/></text:span><text:span text:style-name="T38">B] </text:span><text:span text:style-name="T41">Si raura dou tout a sa guise <text:s/></text:span><text:span text:style-name="T43">D] </text:span><text:span text:style-name="T46">Sen raura… <text:s/></text:span><text:span text:style-name="T49">E] </text:span><text:span text:style-name="T52">Sen raura...qui est… <text:s/></text:span><text:span text:style-name="T55">G</text:span><text:span text:style-name="T63">H2</text:span><text:span text:style-name="T95">K</text:span><text:span text:style-name="T55">] </text:span><text:span text:style-name="T56">Si aura...</text:span></text:p>
          </table:table-cell>
        </table:table-row>
        <table:table-row table:style-name="Table1.133">
          <table:table-cell table:style-name="Table1.A2" office:value-type="string">
            <text:p text:style-name="P29">7042</text:p>
          </table:table-cell>
          <table:table-cell table:style-name="Table1.A2" office:value-type="string">
            <text:p text:style-name="P34">Il le fait del tot a sa guisse</text:p>
          </table:table-cell>
          <table:table-cell table:style-name="Table1.C119" office:value-type="string">
            <text:p text:style-name="P428">W] ---</text:p>
            <text:p text:style-name="P229"><text:span text:style-name="T101">B] Sa gent defors que il a prise <text:s/>T] Hostes fait il a uostre… <text:s/>KG] ...len fait tot...</text:span></text:p>
          </table:table-cell>
        </table:table-row>
        <table:table-row table:style-name="Table1.133">
          <table:table-cell table:style-name="Table1.A2" office:value-type="string">
            <text:p text:style-name="P29">7043</text:p>
          </table:table-cell>
          <table:table-cell table:style-name="Table1.A2" office:value-type="string">
            <text:p text:style-name="P34">Ostes fet il je vos otrois</text:p>
          </table:table-cell>
          <table:table-cell table:style-name="Table1.C119" office:value-type="string">
            <text:p text:style-name="P428">W] ---</text:p>
            <text:p text:style-name="P398">G] ...<text:span text:style-name="T195">et ie lotroi <text:s/>T] Ferai del tot uostre uoloir</text:span></text:p>
          </table:table-cell>
        </table:table-row>
        <table:table-row table:style-name="Table1.133">
          <table:table-cell table:style-name="Table1.A2" office:value-type="string">
            <text:p text:style-name="P29">7044</text:p>
          </table:table-cell>
          <table:table-cell table:style-name="Table1.A2" office:value-type="string">
            <text:p text:style-name="P34">Les VII cheveliers et l’ernois</text:p>
          </table:table-cell>
          <table:table-cell table:style-name="Table1.C119" office:value-type="string">
            <text:p text:style-name="P428">W] ---</text:p>
            <text:p text:style-name="P199"><text:soft-page-break/><text:span text:style-name="T101">B] Les chlrs… <text:s/>D] Trestoz les vii… <text:s/>E] Et les seignors… <text:s/>H2] viii chrs… <text:s/>M] vii chlrs et leur hernoy</text:span></text:p>
          </table:table-cell>
        </table:table-row>
        <table:table-row table:style-name="Table1.133">
          <table:table-cell table:style-name="Table1.A2" office:value-type="string">
            <text:p text:style-name="P29">7045</text:p>
          </table:table-cell>
          <table:table-cell table:style-name="Table1.A2" office:value-type="string">
            <text:p text:style-name="P34">Vos ferai del tot delivrer</text:p>
          </table:table-cell>
          <table:table-cell table:style-name="Table1.C119" office:value-type="string">
            <text:p text:style-name="P382">D<text:span text:style-name="T256">W</text:span>] ---</text:p>
            <text:p text:style-name="P248">A<text:span text:style-name="T123">BH2IGLMT</text:span>] ...<text:span text:style-name="T24">ferai ge toz… <text:s/>E] ...ferai tous iours… <text:s/>K] ...ferai ie dou tot...</text:span></text:p>
          </table:table-cell>
        </table:table-row>
        <table:table-row table:style-name="Table1.133">
          <table:table-cell table:style-name="Table1.A2" office:value-type="string">
            <text:p text:style-name="P29">7046</text:p>
          </table:table-cell>
          <table:table-cell table:style-name="Table1.A2" office:value-type="string">
            <text:p text:style-name="P34">Sol (H Ou) que on le puisse trover</text:p>
          </table:table-cell>
          <table:table-cell table:style-name="Table1.C119" office:value-type="string">
            <text:p text:style-name="P382">D<text:span text:style-name="T256">W</text:span>] ---</text:p>
            <text:p text:style-name="P193"><text:span text:style-name="T101">BH2] Mais que… <text:s/>L] Se que om les...</text:span></text:p>
          </table:table-cell>
        </table:table-row>
        <table:table-row table:style-name="Table1.133">
          <table:table-cell table:style-name="Table1.A2" office:value-type="string">
            <text:p text:style-name="P29">7047</text:p>
          </table:table-cell>
          <table:table-cell table:style-name="Table1.A2" office:value-type="string">
            <text:p text:style-name="P34">Delfis a signor merci rent</text:p>
          </table:table-cell>
          <table:table-cell table:style-name="Table1.C119" office:value-type="string">
            <text:p text:style-name="P428">W] ---</text:p>
            <text:p text:style-name="P199"><text:span text:style-name="T101">BK] ...son… <text:s/>H2] Dulphis son hoste… <text:s/>M] ...tost a son seigneur...</text:span></text:p>
          </table:table-cell>
        </table:table-row>
        <table:table-row table:style-name="Table1.133">
          <table:table-cell table:style-name="Table1.A2" office:value-type="string">
            <text:p text:style-name="P29">7048</text:p>
          </table:table-cell>
          <table:table-cell table:style-name="Table1.A2" office:value-type="string">
            <text:p text:style-name="P34">Que son signor fet tel present</text:p>
          </table:table-cell>
          <table:table-cell table:style-name="Table1.C119" office:value-type="string">
            <text:p text:style-name="P428">W] ---</text:p>
            <text:p text:style-name="P242"><text:span text:style-name="T24">B] Quant il li a fait… <text:s/>D] Qui a son hoste fait present <text:s/>E] Cui ses hostes fait… <text:s/>G] Que a son hostel fist… <text:s/>H2IKL] Qui son hoste fait... <text:s/>M] ...hoste...</text:span></text:p>
          </table:table-cell>
        </table:table-row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4"/>
          </table:table-cell>
          <table:table-cell table:style-name="Table1.C119" office:value-type="string">
            <text:p text:style-name="P281"><text:span text:style-name="T132">D] Jtel il doit estre mlt lie</text:span></text:p>
            <text:p text:style-name="P408">L] <text:span text:style-name="T230">Fouz est que de lez celui soste</text:span></text:p>
          </table:table-cell>
        </table:table-row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4"/>
          </table:table-cell>
          <table:table-cell table:style-name="Table1.C119" office:value-type="string">
            <text:p text:style-name="P281"><text:span text:style-name="T132">D] Tantost a pris de lui congie</text:span></text:p>
            <text:p text:style-name="P408">L] <text:span text:style-name="T230">Que mlt sa bien paier son oste</text:span></text:p>
          </table:table-cell>
        </table:table-row>
        <table:table-row table:style-name="Table1.133">
          <table:table-cell table:style-name="Table1.A2" office:value-type="string">
            <text:p text:style-name="P29">7049</text:p>
          </table:table-cell>
          <table:table-cell table:style-name="Table1.A2" office:value-type="string">
            <text:p text:style-name="P34">Il c’est pertis ses cheveliers</text:p>
          </table:table-cell>
          <table:table-cell table:style-name="Table1.C119" office:value-type="string">
            <text:p text:style-name="P428">W] ---</text:p>
            <text:p text:style-name="P248">A<text:span text:style-name="T196">GIK</text:span>] ...des…<text:span text:style-name="T24"> <text:s/>B] ...prisonniers <text:s/>D] De lui se part ses chrs <text:s/>EM] Partis sen est… <text:s/>H2] Les vii pars a des chrs <text:s/>L] Jl sen uait a… <text:s/>T</text:span>] <text:span text:style-name="T242">Jl a parti…</text:span></text:p>
          </table:table-cell>
        </table:table-row>
        <table:table-row table:style-name="Table1.133">
          <table:table-cell table:style-name="Table1.A2" office:value-type="string">
            <text:p text:style-name="P29">7050</text:p>
          </table:table-cell>
          <table:table-cell table:style-name="Table1.A2" office:value-type="string">
            <text:p text:style-name="P34">En menait et les (H ses) prisoniers</text:p>
          </table:table-cell>
          <table:table-cell table:style-name="Table1.C119" office:value-type="string">
            <text:p text:style-name="P428">W] ---</text:p>
            <text:p text:style-name="P59">A<text:span text:style-name="T196">GIL</text:span>] <text:span text:style-name="T24">Et sen mena ses (G li)… <text:s/></text:span><text:span text:style-name="T38">B</text:span><text:span text:style-name="T52">E</text:span><text:span text:style-name="T79">M</text:span><text:span text:style-name="T38">] ...ses…</text:span><text:span text:style-name="T41"> <text:s/></text:span><text:span text:style-name="T43">D</text:span><text:span text:style-name="T64">H2</text:span><text:span text:style-name="T43">] </text:span><text:span text:style-name="T46">En mena et ses… <text:s/></text:span><text:span text:style-name="T83">T</text:span><text:span text:style-name="T36">] </text:span><text:span text:style-name="T84">A delfis a les suens balliez <text:s/></text:span><text:span text:style-name="T91">K] </text:span><text:span text:style-name="T96">Si sen meina les...</text:span></text:p>
          </table:table-cell>
        </table:table-row>
        <table:table-row table:style-name="Table1.133">
          <table:table-cell table:style-name="Table1.A2" office:value-type="string">
            <text:p text:style-name="P29">7051</text:p>
          </table:table-cell>
          <table:table-cell table:style-name="Table1.A2" office:value-type="string">
            <text:p text:style-name="P34">Et grant pertie del hernois</text:p>
          </table:table-cell>
          <table:table-cell table:style-name="Table1.C119" office:value-type="string">
            <text:p text:style-name="P428">W] ---</text:p>
          </table:table-cell>
        </table:table-row>
        <table:table-row table:style-name="Table1.624">
          <table:table-cell table:style-name="Table1.A2" office:value-type="string">
            <text:p text:style-name="P29">7052</text:p>
          </table:table-cell>
          <table:table-cell table:style-name="Table1.A2" office:value-type="string">
            <text:p text:style-name="P34">Hyvidiain tramist a roi</text:p>
          </table:table-cell>
          <table:table-cell table:style-name="Table1.C119" office:value-type="string">
            <text:p text:style-name="P428">W] ---</text:p>
            <text:p text:style-name="P52">A<text:span text:style-name="T196">G</text:span>] <text:span text:style-name="T24">Juedian… <text:s/></text:span><text:span text:style-name="T49">E] ...</text:span><text:span text:style-name="T52">remest au… <text:s/></text:span><text:span text:style-name="T78">M] </text:span><text:span text:style-name="T79">Jnydien...</text:span></text:p>
          </table:table-cell>
        </table:table-row>
        <table:table-row table:style-name="Table1.133">
          <table:table-cell table:style-name="Table1.A2" office:value-type="string">
            <text:p text:style-name="P29">7053</text:p>
          </table:table-cell>
          <table:table-cell table:style-name="Table1.A2" office:value-type="string">
            <text:p text:style-name="P34">Li Povres Perdus car le prist</text:p>
          </table:table-cell>
          <table:table-cell table:style-name="Table1.C119" office:value-type="string">
            <text:p text:style-name="P230"><text:span text:style-name="T101">BDEH2MW] ...qui… <text:s/>K] ...qe...</text:span></text:p>
          </table:table-cell>
        </table:table-row>
        <table:table-row table:style-name="Table1.133">
          <table:table-cell table:style-name="Table1.A2" office:value-type="string">
            <text:p text:style-name="P29">7054</text:p>
          </table:table-cell>
          <table:table-cell table:style-name="Table1.A2" office:value-type="string">
            <text:p text:style-name="P34">Si manda qu’il ne l’oseist</text:p>
          </table:table-cell>
          <table:table-cell table:style-name="Table1.C119" office:value-type="string">
            <text:p text:style-name="P45">A<text:span text:style-name="T123">BEGIKLMTW</text:span>] <text:span text:style-name="T24">Li...que (BGM quil) ne… <text:s/></text:span><text:span text:style-name="T43">D] </text:span><text:span text:style-name="T46">Jl manda con ne… <text:s/></text:span><text:span text:style-name="T58">H2</text:span><text:span text:style-name="T37">] </text:span><text:span text:style-name="T64">Manda...</text:span></text:p>
          </table:table-cell>
        </table:table-row>
        <table:table-row table:style-name="Table1.133">
          <table:table-cell table:style-name="Table1.A2" office:value-type="string">
            <text:p text:style-name="P29">7055</text:p>
          </table:table-cell>
          <table:table-cell table:style-name="Table1.A2" office:value-type="string">
            <text:p text:style-name="P34">Ne lait nel tenist por avoir</text:p>
          </table:table-cell>
          <table:table-cell table:style-name="Table1.C119" office:value-type="string">
            <text:p text:style-name="P244"><text:span text:style-name="T240">T</text:span>] --- </text:p>
            <text:p text:style-name="P59">A] <text:span text:style-name="T24">Ne le uoil tenir por… <text:s/></text:span><text:span text:style-name="T38">B</text:span><text:span text:style-name="T64">H2</text:span><text:span text:style-name="T38">] </text:span><text:span text:style-name="T41">Ne quil </text:span><text:span text:style-name="T64">(H2 quil ne) </text:span><text:span text:style-name="T41">tenist… <text:s/></text:span><text:span text:style-name="T43">D] </text:span><text:span text:style-name="T47">Ne uil nou… <text:s/></text:span><text:span text:style-name="T49">E] </text:span><text:span text:style-name="T53">Ne le tenist pas por… <text:s/></text:span><text:span text:style-name="T78">M] </text:span><text:span text:style-name="T79">Ne le tenist pour nul… <text:s/></text:span><text:span text:style-name="T88">W] </text:span><text:span text:style-name="T89">Ne mal le… <text:s/>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9">7056</text:p>
          </table:table-cell>
          <table:table-cell table:style-name="Table1.A2" office:value-type="string">
            <text:p text:style-name="P34">Li rois en fist tot son voloir</text:p>
          </table:table-cell>
          <table:table-cell table:style-name="Table1.C119" office:value-type="string">
            <text:p text:style-name="P244"><text:span text:style-name="T240">T</text:span>] ---</text:p>
            <text:p text:style-name="P190"><text:span text:style-name="T101">B] ...en fesist son… <text:s/>I</text:span>] ...<text:span text:style-name="T224">sum pooir</text:span></text:p>
          </table:table-cell>
        </table:table-row>
        <table:table-row table:style-name="Table1.133">
          <table:table-cell table:style-name="Table1.A2" office:value-type="string">
            <text:p text:style-name="P29">7057</text:p>
          </table:table-cell>
          <table:table-cell table:style-name="Table1.A2" office:value-type="string">
            <text:p text:style-name="P34">Quant li borjois orent veu</text:p>
          </table:table-cell>
          <table:table-cell table:style-name="Table1.C119" office:value-type="string">
            <text:p text:style-name="P2"/>
          </table:table-cell>
        </table:table-row>
        <table:table-row table:style-name="Table1.133">
          <table:table-cell table:style-name="Table1.A2" office:value-type="string">
            <text:p text:style-name="P29">7058</text:p>
          </table:table-cell>
          <table:table-cell table:style-name="Table1.A2" office:value-type="string">
            <text:p text:style-name="P34">Delfin et le Povre Perdu</text:p>
          </table:table-cell>
          <table:table-cell table:style-name="Table1.C119" office:value-type="string">
            <text:p text:style-name="P230"><text:span text:style-name="T262">K] ...si eli...</text:span></text:p>
          </table:table-cell>
        </table:table-row>
        <table:table-row table:style-name="Table1.133">
          <table:table-cell table:style-name="Table1.A2" office:value-type="string">
            <text:p text:style-name="P29">7059</text:p>
          </table:table-cell>
          <table:table-cell table:style-name="Table1.A2" office:value-type="string">
            <text:p text:style-name="P34">Que del tot faissoit a sa guisse</text:p>
          </table:table-cell>
          <table:table-cell table:style-name="Table1.C119" office:value-type="string">
            <text:p text:style-name="P470"><text:span text:style-name="T201">H2] ---</text:span></text:p>
            <text:p text:style-name="P47">A] <text:span text:style-name="T24">Qui de tout…</text:span><text:span text:style-name="T64"> <text:s/></text:span><text:span text:style-name="T68">I</text:span><text:span text:style-name="T67">] </text:span><text:span text:style-name="T69">Qui tot...</text:span></text:p>
          </table:table-cell>
        </table:table-row>
        <table:table-row table:style-name="Table1.133">
          <table:table-cell table:style-name="Table1.A2" office:value-type="string">
            <text:p text:style-name="P29">7060</text:p>
          </table:table-cell>
          <table:table-cell table:style-name="Table1.A2" office:value-type="string">
            <text:p text:style-name="P34">Chascuns dist Bien met son servisse</text:p>
          </table:table-cell>
          <table:table-cell table:style-name="Table1.C119" office:value-type="string">
            <text:p text:style-name="P40">A<text:span text:style-name="T145">EGILMTW</text:span>] <text:span text:style-name="T24">Fait chascuns bien… <text:s/></text:span><text:span text:style-name="T38">B] </text:span><text:span text:style-name="T41">Si dient bien… <text:s/></text:span><text:span text:style-name="T100">H2] … son seruir</text:span></text:p>
          </table:table-cell>
        </table:table-row>
        <table:table-row table:style-name="Table1.133">
          <table:table-cell table:style-name="Table1.A2" office:value-type="string">
            <text:p text:style-name="P29">7061</text:p>
          </table:table-cell>
          <table:table-cell table:style-name="Table1.A2" office:value-type="string">
            <text:p text:style-name="P34">Qui puet a tel home servir</text:p>
          </table:table-cell>
          <table:table-cell table:style-name="Table1.C119" office:value-type="string">
            <text:p text:style-name="P184"><text:span text:style-name="T201">H2] ...puet itel...</text:span></text:p>
          </table:table-cell>
        </table:table-row>
        <table:table-row table:style-name="Table1.133">
          <table:table-cell table:style-name="Table1.A2" office:value-type="string">
            <text:p text:style-name="P29">7062</text:p>
          </table:table-cell>
          <table:table-cell table:style-name="Table1.A2" office:value-type="string">
            <text:p text:style-name="P34">Mout fet bien del tot son plaissir</text:p>
          </table:table-cell>
          <table:table-cell table:style-name="Table1.C119" office:value-type="string">
            <text:p text:style-name="P45">A] ...<text:span text:style-name="T24">bien tout… <text:s/></text:span><text:span text:style-name="T43">D] </text:span><text:span text:style-name="T47">Bien fait dou tot a… <text:s/></text:span><text:span text:style-name="T55">G</text:span><text:span text:style-name="T96">K</text:span><text:span text:style-name="T55">] ...</text:span><text:span text:style-name="T57">bien fait del tot… <text:s/></text:span><text:span text:style-name="T58">H2</text:span><text:span text:style-name="T37">] </text:span><text:span text:style-name="T64">Qui dou tout fait a son...</text:span></text:p>
          </table:table-cell>
        </table:table-row>
        <table:table-row table:style-name="Table1.133">
          <table:table-cell table:style-name="Table1.A2" office:value-type="string">
            <text:p text:style-name="P29">7063</text:p>
          </table:table-cell>
          <table:table-cell table:style-name="Table1.A2" office:value-type="string">
            <text:p text:style-name="P34">L<text:span text:style-name="T145">i</text:span> Povres Perdus ot rendu</text:p>
          </table:table-cell>
          <table:table-cell table:style-name="Table1.C119" office:value-type="string">
            <text:p text:style-name="P184"><text:span text:style-name="T201">H2] ...ont...</text:span></text:p>
          </table:table-cell>
        </table:table-row>
        <table:table-row table:style-name="Table1.133">
          <table:table-cell table:style-name="Table1.A2" office:value-type="string">
            <text:p text:style-name="P29">7064</text:p>
          </table:table-cell>
          <table:table-cell table:style-name="Table1.A2" office:value-type="string">
            <text:p text:style-name="P34">A l’oste seu qu’il ot volu</text:p>
          </table:table-cell>
          <table:table-cell table:style-name="Table1.C119" office:value-type="string">
            <text:p text:style-name="P56">A] ...lostel…<text:span text:style-name="T24"> <text:s/></text:span><text:span text:style-name="T38">B</text:span><text:span text:style-name="T47">D</text:span><text:span text:style-name="T38">] ...</text:span><text:span text:style-name="T41">ot eu <text:s text:c="2"/></text:span><text:span text:style-name="T49">E] </text:span><text:span text:style-name="T53">A son hoste ce quot… <text:s/></text:span><text:span text:style-name="T58">H2</text:span><text:span text:style-name="T37">] </text:span><text:span text:style-name="T64">Son oste ce...on… <text:s/></text:span><text:span text:style-name="T78">M] </text:span><text:span text:style-name="T79">Son hoste quanquil… <text:s/></text:span><text:span text:style-name="T88">W] ...</text:span><text:span text:style-name="T89">qui leut...</text:span></text:p>
          </table:table-cell>
        </table:table-row>
        <table:table-row table:style-name="Table1.133">
          <table:table-cell table:style-name="Table1.A2" office:value-type="string">
            <text:p text:style-name="P29">7065</text:p>
          </table:table-cell>
          <table:table-cell table:style-name="Table1.A2" office:value-type="string">
            <text:p text:style-name="P34">Seu que remeist veloit doner</text:p>
          </table:table-cell>
          <table:table-cell table:style-name="Table1.C119" office:value-type="string">
            <text:p text:style-name="P230"><text:span text:style-name="T101">B] Ce quen… <text:s/>H2] ...quil… <text:s/>K] ...partir</text:span></text:p>
          </table:table-cell>
        </table:table-row>
        <table:table-row table:style-name="Table1.133">
          <table:table-cell table:style-name="Table1.A2" office:value-type="string">
            <text:p text:style-name="P29">7066</text:p>
          </table:table-cell>
          <table:table-cell table:style-name="Table1.A2" office:value-type="string">
            <text:p text:style-name="P34">Mai a prince en alait parler</text:p>
          </table:table-cell>
          <table:table-cell table:style-name="Table1.C119" office:value-type="string">
            <text:p text:style-name="P248">A<text:span text:style-name="T123">BGILMTW</text:span>] ...nala…<text:span text:style-name="T24"> <text:s/>DH2] Au prince en ala… <text:s text:c="2"/>K] ...prince ala adir</text:span></text:p>
          </table:table-cell>
        </table:table-row>
        <table:table-row table:style-name="Table1.133">
          <table:table-cell table:style-name="Table1.A2" office:value-type="string">
            <text:p text:style-name="P29">7067</text:p>
          </table:table-cell>
          <table:table-cell table:style-name="Table1.A2" office:value-type="string">
            <text:p text:style-name="P34">Et a toz les siens compaignons</text:p>
          </table:table-cell>
          <table:table-cell table:style-name="Table1.C119" office:value-type="string">
            <text:p text:style-name="P383">D] ---</text:p>
            <text:p text:style-name="P238">A<text:span text:style-name="T123">BGIKLMTW</text:span>] <text:span text:style-name="T24">Et (W A) touz les (K Toz les) autres… <text:s/>E] ...trestous les conpaignons <text:s/>H2] Et a ses autrez...</text:span></text:p>
          </table:table-cell>
        </table:table-row>
        <table:table-row table:style-name="Table1.133">
          <table:table-cell table:style-name="Table1.A2" office:value-type="string">
            <text:p text:style-name="P29">7068</text:p>
          </table:table-cell>
          <table:table-cell table:style-name="Table1.A2" office:value-type="string">
            <text:p text:style-name="P34">Lor a demandeit per lor nons</text:p>
          </table:table-cell>
          <table:table-cell table:style-name="Table1.C119" office:value-type="string">
            <text:p text:style-name="P383">D] ---</text:p>
            <text:p text:style-name="P52">A<text:span text:style-name="T123">BGIK</text:span>] <text:span text:style-name="T24">Ja (B Y a) demande… <text:s/></text:span><text:span text:style-name="T49">E] </text:span><text:span text:style-name="T53">Tous les y a mandez per nons <text:s/></text:span><text:span text:style-name="T58">H2</text:span><text:span text:style-name="T37">] </text:span><text:span text:style-name="T64">Jl les apela per… <text:s/></text:span><text:span text:style-name="T72">L</text:span><text:span text:style-name="T89">W</text:span><text:span text:style-name="T72">] </text:span><text:span text:style-name="T75">A il mande </text:span><text:span text:style-name="T89">(W demende)</text:span><text:span text:style-name="T75"> per lor nons <text:s/></text:span><text:span text:style-name="T78">M] </text:span><text:span text:style-name="T79">A il appele per leurs nons</text:span></text:p>
          </table:table-cell>
        </table:table-row>
        <table:table-row table:style-name="Table1.133">
          <table:table-cell table:style-name="Table1.A2" office:value-type="string">
            <text:p text:style-name="P29">7069</text:p>
          </table:table-cell>
          <table:table-cell table:style-name="Table1.A2" office:value-type="string">
            <text:p text:style-name="P34">Quant i furent tuit si lor dist</text:p>
          </table:table-cell>
          <table:table-cell table:style-name="Table1.C119" office:value-type="string">
            <text:p text:style-name="P383">D] ---</text:p>
            <text:p text:style-name="P45">A<text:span text:style-name="T230">LMTW</text:span>] ...il <text:span text:style-name="T256">(W ilz)</text:span>…<text:span text:style-name="T24"> <text:s/></text:span><text:span text:style-name="T38">B] </text:span><text:span text:style-name="T41">Quant furent venut si… <text:s/></text:span><text:span text:style-name="T49">E] </text:span><text:span text:style-name="T53">Quant tuit durent venu si dist <text:s/></text:span><text:span text:style-name="T58">H2</text:span><text:span text:style-name="T37">] ...</text:span><text:span text:style-name="T64">tuit il furent si...</text:span></text:p>
          </table:table-cell>
        </table:table-row>
        <table:table-row table:style-name="Table1.133">
          <table:table-cell table:style-name="Table1.A2" office:value-type="string">
            <text:p text:style-name="P29">7070</text:p>
          </table:table-cell>
          <table:table-cell table:style-name="Table1.A2" office:value-type="string">
            <text:p text:style-name="P34">L’afaire ensi come il l’emprist</text:p>
          </table:table-cell>
          <table:table-cell table:style-name="Table1.C119" office:value-type="string">
            <text:p text:style-name="P383">D] ---</text:p>
            <text:p text:style-name="P238">A<text:span text:style-name="T145">EKLM</text:span>] <text:span text:style-name="T24">La faire si come il… <text:s/>H2] Ja fera ci com il le print</text:span></text:p>
          </table:table-cell>
        </table:table-row>
        <table:table-row table:style-name="Table1.133">
          <table:table-cell table:style-name="Table1.A2" office:value-type="string">
            <text:p text:style-name="P29">7071</text:p>
          </table:table-cell>
          <table:table-cell table:style-name="Table1.A2" office:value-type="string">
            <text:p text:style-name="P34">Signor fet il les prisoniers</text:p>
          </table:table-cell>
          <table:table-cell table:style-name="Table1.C119" office:value-type="string">
            <text:p text:style-name="P245">A] ...ses…<text:span text:style-name="T24"> <text:s/>B] Les soumers et les… <text:s/>D] Sire… <text:s/>M] Sire dit il… <text:s/>T</text:span>] ...<text:span text:style-name="T243">chrs</text:span></text:p>
          </table:table-cell>
        </table:table-row>
        <table:table-row table:style-name="Table1.133">
          <table:table-cell table:style-name="Table1.A2" office:value-type="string">
            <text:p text:style-name="P29">7072</text:p>
          </table:table-cell>
          <table:table-cell table:style-name="Table1.A2" office:value-type="string">
            <text:p text:style-name="P34">Qui sont remeis as cheveliers</text:p>
          </table:table-cell>
          <table:table-cell table:style-name="Table1.C119" office:value-type="string">
            <text:p text:style-name="P245"><text:span text:style-name="T240">T</text:span>] <text:span text:style-name="T243">Qi nos sont remes prisonier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29">7073</text:p>
          </table:table-cell>
          <table:table-cell table:style-name="Table1.A2" office:value-type="string">
            <text:p text:style-name="P34">Estrainges doner les vodroie</text:p>
          </table:table-cell>
          <table:table-cell table:style-name="Table1.C119" office:value-type="string">
            <text:p text:style-name="P206"><text:span text:style-name="T101">BEG] ...voloie… <text:s/>M] ...leur… <text:s/>T] As autres doner...</text:span></text:p>
          </table:table-cell>
        </table:table-row>
        <table:table-row table:style-name="Table1.133">
          <table:table-cell table:style-name="Table1.A2" office:value-type="string">
            <text:p text:style-name="P29">7074</text:p>
          </table:table-cell>
          <table:table-cell table:style-name="Table1.A2" office:value-type="string">
            <text:p text:style-name="P34">Se de vos congié en avoie</text:p>
          </table:table-cell>
          <table:table-cell table:style-name="Table1.C119" office:value-type="string">
            <text:p text:style-name="P162"><text:span text:style-name="T101">B] ...auoie le gre</text:span></text:p>
          </table:table-cell>
        </table:table-row>
        <table:table-row table:style-name="Table1.133">
          <table:table-cell table:style-name="Table1.A2" office:value-type="string">
            <text:p text:style-name="P29">7075</text:p>
          </table:table-cell>
          <table:table-cell table:style-name="Table1.A2" office:value-type="string">
            <text:p text:style-name="P34">Jeu wel fere vostre plaissir</text:p>
          </table:table-cell>
          <table:table-cell table:style-name="Table1.C119" office:value-type="string">
            <text:p text:style-name="P245"><text:span text:style-name="T240">T</text:span>] ---</text:p>
            <text:p text:style-name="P169"><text:span text:style-name="T101">BEL] Gen… <text:s/>D] ...a ure...</text:span></text:p>
          </table:table-cell>
        </table:table-row>
        <table:table-row table:style-name="Table1.133">
          <table:table-cell table:style-name="Table1.A2" office:value-type="string">
            <text:p text:style-name="P29">7076</text:p>
          </table:table-cell>
          <table:table-cell table:style-name="Table1.A2" office:value-type="string">
            <text:p text:style-name="P34">Del doner ou del retenir</text:p>
          </table:table-cell>
          <table:table-cell table:style-name="Table1.C119" office:value-type="string">
            <text:p text:style-name="P245"><text:span text:style-name="T240">T</text:span>] ---</text:p>
            <text:p text:style-name="P45">A<text:span text:style-name="T196">GIKLW</text:span>] <text:span text:style-name="T24">Ou del…(GL tenir) <text:s/></text:span><text:span text:style-name="T38">B] ...</text:span><text:span text:style-name="T41">et dou departir <text:s/></text:span><text:span text:style-name="T58">H2</text:span><text:span text:style-name="T37">] ...</text:span><text:span text:style-name="T64">et..</text:span></text:p>
          </table:table-cell>
        </table:table-row>
        <table:table-row table:style-name="Table1.133">
          <table:table-cell table:style-name="Table1.A2" office:value-type="string">
            <text:p text:style-name="P29">7077</text:p>
          </table:table-cell>
          <table:table-cell table:style-name="Table1.A2" office:value-type="string">
            <text:p text:style-name="P34">Mai hons qui vient d’atre pais</text:p>
          </table:table-cell>
          <table:table-cell table:style-name="Table1.C119" office:value-type="string">
            <text:p text:style-name="P162"><text:span text:style-name="T101">BMT] Car...</text:span></text:p>
          </table:table-cell>
        </table:table-row>
        <table:table-row table:style-name="Table1.133">
          <table:table-cell table:style-name="Table1.A2" office:value-type="string">
            <text:p text:style-name="P29">7078</text:p>
          </table:table-cell>
          <table:table-cell table:style-name="Table1.A2" office:value-type="string">
            <text:p text:style-name="P34">Ne puet avoir en cort amis</text:p>
          </table:table-cell>
          <table:table-cell table:style-name="Table1.C119" office:value-type="string">
            <text:p text:style-name="P46">A<text:span text:style-name="T196">GK</text:span>] ...<text:span text:style-name="T24">a cort auoir… <text:s/></text:span><text:span text:style-name="T38">B] ...</text:span><text:span text:style-name="T41">gnt pris <text:s/></text:span><text:span text:style-name="T43">D] </text:span><text:span text:style-name="T47">A cort ne puet auoir… <text:s/></text:span><text:span text:style-name="T58">H2</text:span><text:span text:style-name="T69">I</text:span><text:span text:style-name="T75">L</text:span><text:span text:style-name="T79">M</text:span><text:span text:style-name="T85">T</text:span><text:span text:style-name="T89">W</text:span><text:span text:style-name="T37">] ...</text:span><text:span text:style-name="T65">a court...</text:span></text:p>
          </table:table-cell>
        </table:table-row>
        <table:table-row table:style-name="Table1.133">
          <table:table-cell table:style-name="Table1.A2" office:value-type="string">
            <text:p text:style-name="P29">7079</text:p>
          </table:table-cell>
          <table:table-cell table:style-name="Table1.A2" office:value-type="string">
            <text:p text:style-name="P34">Se il ne donet ou despent</text:p>
          </table:table-cell>
          <table:table-cell table:style-name="Table1.C119" office:value-type="string">
            <text:p text:style-name="P234">A<text:span text:style-name="T123">BDEGH2ILMTW</text:span>] ...<text:span text:style-name="T24">et...</text:span></text:p>
          </table:table-cell>
        </table:table-row>
        <table:table-row table:style-name="Table1.133">
          <table:table-cell table:style-name="Table1.A2" office:value-type="string">
            <text:p text:style-name="P29">7080</text:p>
          </table:table-cell>
          <table:table-cell table:style-name="Table1.A2" office:value-type="string">
            <text:p text:style-name="P34">En don ait bel acoentement</text:p>
          </table:table-cell>
          <table:table-cell table:style-name="Table1.C119" office:value-type="string">
            <text:p text:style-name="P337"><text:span text:style-name="T132">D] ...bel afaitement <text:s/>L] Et non a… <text:s/>M] Et soit de… <text:s/>W] Et si na...</text:span></text:p>
          </table:table-cell>
        </table:table-row>
        <table:table-row table:style-name="Table1.133">
          <table:table-cell table:style-name="Table1.A2" office:value-type="string">
            <text:p text:style-name="P29">7081</text:p>
          </table:table-cell>
          <table:table-cell table:style-name="Table1.A2" office:value-type="string">
            <text:p text:style-name="P34">Grant honor done largetez</text:p>
          </table:table-cell>
          <table:table-cell table:style-name="Table1.C119" office:value-type="string">
            <text:p text:style-name="P162"><text:span text:style-name="T101">B] Par les gns dons est on amez</text:span></text:p>
          </table:table-cell>
        </table:table-row>
        <table:table-row table:style-name="Table1.133">
          <table:table-cell table:style-name="Table1.A2" office:value-type="string">
            <text:p text:style-name="P29">7082</text:p>
          </table:table-cell>
          <table:table-cell table:style-name="Table1.A2" office:value-type="string">
            <text:p text:style-name="P34">Or m’en dites seu que volez</text:p>
          </table:table-cell>
          <table:table-cell table:style-name="Table1.C119" office:value-type="string">
            <text:p text:style-name="P240">A] ...me…<text:span text:style-name="T24"> <text:s/>BM] Or en… <text:s/>H2] ...moi...cen que… <text:s/>I] ...me dites que que… <text:s/>LKT] ...ce quen...</text:span></text:p>
          </table:table-cell>
        </table:table-row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4"/>
          </table:table-cell>
          <table:table-cell table:style-name="Table1.C119" office:value-type="string">
            <text:p text:style-name="P185"><text:span text:style-name="T201">H2] Quar ie veul faire otreement</text:span></text:p>
          </table:table-cell>
        </table:table-row>
        <table:table-row table:style-name="Table1.133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4"/>
          </table:table-cell>
          <table:table-cell table:style-name="Table1.C119" office:value-type="string">
            <text:p text:style-name="P185"><text:span text:style-name="T201">H2] Dou tout vostre commendement</text:span></text:p>
          </table:table-cell>
        </table:table-row>
        <table:table-row table:style-name="Table1.133">
          <table:table-cell table:style-name="Table1.A2" office:value-type="string">
            <text:p text:style-name="P29">7083</text:p>
          </table:table-cell>
          <table:table-cell table:style-name="Table1.A2" office:value-type="string">
            <text:p text:style-name="P34">Se li dient sui compaignon</text:p>
          </table:table-cell>
          <table:table-cell table:style-name="Table1.C119" office:value-type="string">
            <text:p text:style-name="P245"><text:span text:style-name="T240">T</text:span>] ---</text:p>
            <text:p text:style-name="P200"><text:span text:style-name="T235">M] Ceus li responnent tuit ensamble</text:span></text:p>
            <text:p text:style-name="P322"><text:span text:style-name="T132">DH2] Quant li chr lentendirent </text:span></text:p>
            <text:p text:style-name="P322"><text:span text:style-name="T219">I] Ce dient tuit li… <text:s/>KLW] ...li...</text:span></text:p>
          </table:table-cell>
        </table:table-row>
        <table:table-row table:style-name="Table1.133">
          <table:table-cell table:style-name="Table1.A2" office:value-type="string">
            <text:p text:style-name="P29">7084</text:p>
          </table:table-cell>
          <table:table-cell table:style-name="Table1.A2" office:value-type="string">
            <text:p text:style-name="P34">Per foi sire selonc raison</text:p>
          </table:table-cell>
          <table:table-cell table:style-name="Table1.C119" office:value-type="string">
            <text:p text:style-name="P245"><text:span text:style-name="T240">T</text:span>] ---</text:p>
            <text:p text:style-name="P200"><text:span text:style-name="T235">M] Bien le volons et bien nous samble</text:span></text:p>
            <text:p text:style-name="P282"><text:span text:style-name="T132">DH2] Mout bonement (H2 doucement) li respondirent</text:span></text:p>
            <text:p text:style-name="P50">A<text:span text:style-name="T145">EGIKW</text:span>] <text:span text:style-name="T24">Sire per foi segont… <text:s/></text:span><text:span text:style-name="T38">B] </text:span><text:span text:style-name="T41">Par foit… <text:s/></text:span><text:span text:style-name="T72">L] </text:span><text:span text:style-name="T76">Seignor par foi segont...</text:span></text:p>
          </table:table-cell>
        </table:table-row>
        <table:table-row table:style-name="Table1.133">
          <table:table-cell table:style-name="Table1.A2" office:value-type="string">
            <text:p text:style-name="P29">7085</text:p>
          </table:table-cell>
          <table:table-cell table:style-name="Table1.A2" office:value-type="string">
            <text:p text:style-name="P34">Devez fere vostre voloir</text:p>
          </table:table-cell>
          <table:table-cell table:style-name="Table1.C119" office:value-type="string">
            <text:p text:style-name="P245"><text:span text:style-name="T240">T</text:span>] ---</text:p>
            <text:p text:style-name="P200"><text:span text:style-name="T235">M] Qui cest afaire est crocoisie</text:span></text:p>
            <text:p text:style-name="P291"><text:span text:style-name="T132">DH2] Sire faites… <text:s/>E] Deuons...</text:span></text:p>
          </table:table-cell>
        </table:table-row>
        <table:table-row table:style-name="Table1.133">
          <table:table-cell table:style-name="Table1.A2" office:value-type="string">
            <text:p text:style-name="P29">7086</text:p>
          </table:table-cell>
          <table:table-cell table:style-name="Table1.A2" office:value-type="string">
            <text:p text:style-name="P34">Et des prisons et de l’avoir</text:p>
          </table:table-cell>
          <table:table-cell table:style-name="Table1.C119" office:value-type="string">
            <text:p text:style-name="P245"><text:span text:style-name="T240">T</text:span>] ---</text:p>
            <text:p text:style-name="P200"><text:span text:style-name="T235">M] Et vostre en soit la seignorie</text:span></text:p>
            <text:p text:style-name="P169"><text:soft-page-break/><text:span text:style-name="T101">B] ...dou prince… <text:s/>DH2] Des prisoniers...</text:span></text:p>
          </table:table-cell>
        </table:table-row>
        <table:table-row table:style-name="Table1.133">
          <table:table-cell table:style-name="Table1.A2" office:value-type="string">
            <text:p text:style-name="P29">7087</text:p>
          </table:table-cell>
          <table:table-cell table:style-name="Table1.A2" office:value-type="string">
            <text:p text:style-name="P34">Sire fet li princes per foi</text:p>
          </table:table-cell>
          <table:table-cell table:style-name="Table1.C119" office:value-type="string">
            <text:p text:style-name="P200"><text:span text:style-name="T235">M] De donner auostre plesir</text:span></text:p>
            <text:p text:style-name="P383">D<text:span text:style-name="T214">H2T</text:span>] ---</text:p>
          </table:table-cell>
        </table:table-row>
        <table:table-row table:style-name="Table1.133">
          <table:table-cell table:style-name="Table1.A2" office:value-type="string">
            <text:p text:style-name="P29">7088</text:p>
          </table:table-cell>
          <table:table-cell table:style-name="Table1.A2" office:value-type="string">
            <text:p text:style-name="P34">Si com vos plaist et je l’otroi</text:p>
          </table:table-cell>
          <table:table-cell table:style-name="Table1.C119" office:value-type="string">
            <text:p text:style-name="P200"><text:span text:style-name="T235">M] Ains vos vouloir et seruir</text:span></text:p>
            <text:p text:style-name="P282"><text:span text:style-name="T132">DH2T] ---</text:span></text:p>
            <text:p text:style-name="P218"><text:span text:style-name="T253">W] Ce quil vous pleist...</text:span></text:p>
          </table:table-cell>
        </table:table-row>
        <table:table-row table:style-name="Table1.133">
          <table:table-cell table:style-name="Table1.A2" office:value-type="string">
            <text:p text:style-name="P29">7089</text:p>
          </table:table-cell>
          <table:table-cell table:style-name="Table1.A2" office:value-type="string">
            <text:p text:style-name="P34">Jai congié ne m’en demandez</text:p>
          </table:table-cell>
          <table:table-cell table:style-name="Table1.C119" office:value-type="string">
            <text:p text:style-name="P245"><text:span text:style-name="T240">T</text:span>] ---</text:p>
            <text:p text:style-name="P322"><text:span text:style-name="T132">DH2] A ure plaisir tot donez <text:s/></text:span></text:p>
            <text:p text:style-name="P322"><text:span text:style-name="T235">M] Mes tout vre craaing donnez</text:span></text:p>
            <text:p text:style-name="P37">A] ...<text:span text:style-name="T24">nen demandez</text:span></text:p>
          </table:table-cell>
        </table:table-row>
        <table:table-row table:style-name="Table1.133">
          <table:table-cell table:style-name="Table1.A2" office:value-type="string">
            <text:p text:style-name="P29">7090</text:p>
          </table:table-cell>
          <table:table-cell table:style-name="Table1.A2" office:value-type="string">
            <text:p text:style-name="P34">Que (H Quar) nos avons avoir assez</text:p>
          </table:table-cell>
          <table:table-cell table:style-name="Table1.C119" office:value-type="string">
            <text:p text:style-name="P55"><text:span text:style-name="T83">T</text:span><text:span text:style-name="T36">] ---</text:span></text:p>
            <text:p text:style-name="P55">A] ...tauoir…<text:span text:style-name="T24"> <text:s/></text:span><text:span text:style-name="T38">B] </text:span><text:span text:style-name="T42">Car… <text:s/></text:span><text:span text:style-name="T55">G</text:span><text:span text:style-name="T69">I</text:span><text:span text:style-name="T97">K</text:span><text:span text:style-name="T76">L</text:span><text:span text:style-name="T55">] ...</text:span><text:span text:style-name="T57">dauoir...</text:span></text:p>
          </table:table-cell>
        </table:table-row>
        <table:table-row table:style-name="Table1.133">
          <table:table-cell table:style-name="Table1.A2" office:value-type="string">
            <text:p text:style-name="P29">7091</text:p>
          </table:table-cell>
          <table:table-cell table:style-name="Table1.A2" office:value-type="string">
            <text:p text:style-name="P34">Sire fet il vostre merci</text:p>
          </table:table-cell>
          <table:table-cell table:style-name="Table1.C119" office:value-type="string">
            <text:p text:style-name="P163"><text:span text:style-name="T101">BDGH2IKMW] Signor...</text:span></text:p>
          </table:table-cell>
        </table:table-row>
        <table:table-row table:style-name="Table1.133">
          <table:table-cell table:style-name="Table1.A2" office:value-type="string">
            <text:p text:style-name="P29">7092</text:p>
          </table:table-cell>
          <table:table-cell table:style-name="Table1.A2" office:value-type="string">
            <text:p text:style-name="P34">Li Povres Perdus deperti</text:p>
          </table:table-cell>
          <table:table-cell table:style-name="Table1.C119" office:value-type="string">
            <text:p text:style-name="P231"><text:span text:style-name="T262">K] ...si departi</text:span></text:p>
          </table:table-cell>
        </table:table-row>
        <table:table-row table:style-name="Table1.133">
          <table:table-cell table:style-name="Table1.A2" office:value-type="string">
            <text:p text:style-name="P29">7093</text:p>
          </table:table-cell>
          <table:table-cell table:style-name="Table1.A2" office:value-type="string">
            <text:p text:style-name="P34">Et l’ernois (H Les hernois) et les prisoniers</text:p>
          </table:table-cell>
          <table:table-cell table:style-name="Table1.C119" office:value-type="string">
            <text:p text:style-name="P163"><text:span text:style-name="T101">BDEH2I] Le harnois...</text:span></text:p>
          </table:table-cell>
        </table:table-row>
        <table:table-row table:style-name="Table1.133">
          <table:table-cell table:style-name="Table1.A2" office:value-type="string">
            <text:p text:style-name="P29">7094</text:p>
          </table:table-cell>
          <table:table-cell table:style-name="Table1.A2" office:value-type="string">
            <text:p text:style-name="P34">Entre les atres cheveliers</text:p>
          </table:table-cell>
          <table:table-cell table:style-name="Table1.C119" office:value-type="string">
            <text:p text:style-name="P200"><text:span text:style-name="T219">IKW</text:span>] ...ses…<text:span text:style-name="T224"> <text:s/>L] ...ces… <text:s/>M] A tos ces autres soudoiers </text:span></text:p>
          </table:table-cell>
        </table:table-row>
      </table:table>
      <text:p text:style-name="P46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20:02:08.547521349</meta:creation-date>
    <dc:date>2023-12-27T18:09:19.486927889</dc:date>
    <meta:editing-duration>P2DT8H8M23S</meta:editing-duration>
    <meta:editing-cycles>321</meta:editing-cycles>
    <meta:generator>LibreOffice/6.3.2.2$MacOSX_X86_64 LibreOffice_project/98b30e735bda24bc04ab42594c85f7fd8be07b9c</meta:generator>
    <meta:print-date>2021-05-01T16:30:31.632411435</meta:print-date>
    <meta:document-statistic meta:table-count="1" meta:image-count="0" meta:object-count="0" meta:page-count="37" meta:paragraph-count="2037" meta:word-count="11322" meta:character-count="58490" meta:non-whitespace-character-count="48170"/>
  </office:meta>
</office:document-meta>
</file>